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bonacci" table:style-name="ta1">
        <table:shapes>
          <draw:frame draw:z-index="0" draw:style-name="gr1" draw:text-style-name="P1" svg:width="12.521cm" svg:height="7.043cm" svg:x="4.617cm" svg:y="0.1cm">
            <draw:object draw:notify-on-update-of-ranges="Fibonacci.A1:Fibonacci.A1 Fibonacci.A2:Fibonacci.A1000 Fibonacci.B1:Fibonacci.B1 Fibonacci.B2:Fibonacci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</text:p>
          </table:table-cell>
          <table:table-cell table:number-columns-repeated="7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9" calcext:value-type="float">
            <text:p>619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19" calcext:value-type="float">
            <text:p>819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19" calcext:value-type="float">
            <text:p>1019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19" calcext:value-type="float">
            <text:p>1419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19" calcext:value-type="float">
            <text:p>1619</text:p>
          </table:table-cell>
          <table:table-cell table:number-columns-repeated="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19" calcext:value-type="float">
            <text:p>1819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019" calcext:value-type="float">
            <text:p>2019</text:p>
          </table:table-cell>
          <table:table-cell table:number-columns-repeated="9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219" calcext:value-type="float">
            <text:p>2219</text:p>
          </table:table-cell>
          <table:table-cell table:number-columns-repeated="9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419" calcext:value-type="float">
            <text:p>2419</text:p>
          </table:table-cell>
          <table:table-cell table:number-columns-repeated="9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619" calcext:value-type="float">
            <text:p>2619</text:p>
          </table:table-cell>
          <table:table-cell table:number-columns-repeated="9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819" calcext:value-type="float">
            <text:p>2819</text:p>
          </table:table-cell>
          <table:table-cell table:number-columns-repeated="9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019" calcext:value-type="float">
            <text:p>3019</text:p>
          </table:table-cell>
          <table:table-cell table:number-columns-repeated="9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219" calcext:value-type="float">
            <text:p>3219</text:p>
          </table:table-cell>
          <table:table-cell table:number-columns-repeated="9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419" calcext:value-type="float">
            <text:p>3419</text:p>
          </table:table-cell>
          <table:table-cell table:number-columns-repeated="9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619" calcext:value-type="float">
            <text:p>3619</text:p>
          </table:table-cell>
          <table:table-cell table:number-columns-repeated="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219" calcext:value-type="float">
            <text:p>4219</text:p>
          </table:table-cell>
          <table:table-cell table:number-columns-repeated="9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419" calcext:value-type="float">
            <text:p>4419</text:p>
          </table:table-cell>
          <table:table-cell table:number-columns-repeated="9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4619" calcext:value-type="float">
            <text:p>4619</text:p>
          </table:table-cell>
          <table:table-cell table:number-columns-repeated="9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4819" calcext:value-type="float">
            <text:p>4819</text:p>
          </table:table-cell>
          <table:table-cell table:number-columns-repeated="9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5019" calcext:value-type="float">
            <text:p>5019</text:p>
          </table:table-cell>
          <table:table-cell table:number-columns-repeated="9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5219" calcext:value-type="float">
            <text:p>5219</text:p>
          </table:table-cell>
          <table:table-cell table:number-columns-repeated="9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5419" calcext:value-type="float">
            <text:p>5419</text:p>
          </table:table-cell>
          <table:table-cell table:number-columns-repeated="9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5619" calcext:value-type="float">
            <text:p>5619</text:p>
          </table:table-cell>
          <table:table-cell table:number-columns-repeated="9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5819" calcext:value-type="float">
            <text:p>5819</text:p>
          </table:table-cell>
          <table:table-cell table:number-columns-repeated="9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6019" calcext:value-type="float">
            <text:p>6019</text:p>
          </table:table-cell>
          <table:table-cell table:number-columns-repeated="9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219" calcext:value-type="float">
            <text:p>6219</text:p>
          </table:table-cell>
          <table:table-cell table:number-columns-repeated="9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419" calcext:value-type="float">
            <text:p>6419</text:p>
          </table:table-cell>
          <table:table-cell table:number-columns-repeated="9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619" calcext:value-type="float">
            <text:p>6619</text:p>
          </table:table-cell>
          <table:table-cell table:number-columns-repeated="9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6819" calcext:value-type="float">
            <text:p>6819</text:p>
          </table:table-cell>
          <table:table-cell table:number-columns-repeated="9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7019" calcext:value-type="float">
            <text:p>7019</text:p>
          </table:table-cell>
          <table:table-cell table:number-columns-repeated="9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7219" calcext:value-type="float">
            <text:p>7219</text:p>
          </table:table-cell>
          <table:table-cell table:number-columns-repeated="9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7419" calcext:value-type="float">
            <text:p>7419</text:p>
          </table:table-cell>
          <table:table-cell table:number-columns-repeated="9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7619" calcext:value-type="float">
            <text:p>7619</text:p>
          </table:table-cell>
          <table:table-cell table:number-columns-repeated="9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7819" calcext:value-type="float">
            <text:p>7819</text:p>
          </table:table-cell>
          <table:table-cell table:number-columns-repeated="9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8019" calcext:value-type="float">
            <text:p>8019</text:p>
          </table:table-cell>
          <table:table-cell table:number-columns-repeated="9"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8219" calcext:value-type="float">
            <text:p>8219</text:p>
          </table:table-cell>
          <table:table-cell table:number-columns-repeated="9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8419" calcext:value-type="float">
            <text:p>8419</text:p>
          </table:table-cell>
          <table:table-cell table:number-columns-repeated="9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8619" calcext:value-type="float">
            <text:p>8619</text:p>
          </table:table-cell>
          <table:table-cell table:number-columns-repeated="9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8819" calcext:value-type="float">
            <text:p>8819</text:p>
          </table:table-cell>
          <table:table-cell table:number-columns-repeated="9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9019" calcext:value-type="float">
            <text:p>9019</text:p>
          </table:table-cell>
          <table:table-cell table:number-columns-repeated="9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9219" calcext:value-type="float">
            <text:p>9219</text:p>
          </table:table-cell>
          <table:table-cell table:number-columns-repeated="9"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9419" calcext:value-type="float">
            <text:p>9419</text:p>
          </table:table-cell>
          <table:table-cell table:number-columns-repeated="9"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9619" calcext:value-type="float">
            <text:p>9619</text:p>
          </table:table-cell>
          <table:table-cell table:number-columns-repeated="9"/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9819" calcext:value-type="float">
            <text:p>9819</text:p>
          </table:table-cell>
          <table:table-cell table:number-columns-repeated="9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10019" calcext:value-type="float">
            <text:p>10019</text:p>
          </table:table-cell>
          <table:table-cell table:number-columns-repeated="9"/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10219" calcext:value-type="float">
            <text:p>10219</text:p>
          </table:table-cell>
          <table:table-cell table:number-columns-repeated="9"/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10419" calcext:value-type="float">
            <text:p>10419</text:p>
          </table:table-cell>
          <table:table-cell table:number-columns-repeated="9"/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0619" calcext:value-type="float">
            <text:p>10619</text:p>
          </table:table-cell>
          <table:table-cell table:number-columns-repeated="9"/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10819" calcext:value-type="float">
            <text:p>10819</text:p>
          </table:table-cell>
          <table:table-cell table:number-columns-repeated="9"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11019" calcext:value-type="float">
            <text:p>11019</text:p>
          </table:table-cell>
          <table:table-cell table:number-columns-repeated="9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11219" calcext:value-type="float">
            <text:p>11219</text:p>
          </table:table-cell>
          <table:table-cell table:number-columns-repeated="9"/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11419" calcext:value-type="float">
            <text:p>11419</text:p>
          </table:table-cell>
          <table:table-cell table:number-columns-repeated="9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11619" calcext:value-type="float">
            <text:p>11619</text:p>
          </table:table-cell>
          <table:table-cell table:number-columns-repeated="9"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11819" calcext:value-type="float">
            <text:p>11819</text:p>
          </table:table-cell>
          <table:table-cell table:number-columns-repeated="9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12019" calcext:value-type="float">
            <text:p>12019</text:p>
          </table:table-cell>
          <table:table-cell table:number-columns-repeated="9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2219" calcext:value-type="float">
            <text:p>12219</text:p>
          </table:table-cell>
          <table:table-cell table:number-columns-repeated="9"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2419" calcext:value-type="float">
            <text:p>12419</text:p>
          </table:table-cell>
          <table:table-cell table:number-columns-repeated="9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2619" calcext:value-type="float">
            <text:p>12619</text:p>
          </table:table-cell>
          <table:table-cell table:number-columns-repeated="9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12819" calcext:value-type="float">
            <text:p>12819</text:p>
          </table:table-cell>
          <table:table-cell table:number-columns-repeated="9"/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13019" calcext:value-type="float">
            <text:p>13019</text:p>
          </table:table-cell>
          <table:table-cell table:number-columns-repeated="9"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3219" calcext:value-type="float">
            <text:p>13219</text:p>
          </table:table-cell>
          <table:table-cell table:number-columns-repeated="9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13419" calcext:value-type="float">
            <text:p>13419</text:p>
          </table:table-cell>
          <table:table-cell table:number-columns-repeated="9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3619" calcext:value-type="float">
            <text:p>13619</text:p>
          </table:table-cell>
          <table:table-cell table:number-columns-repeated="9"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13819" calcext:value-type="float">
            <text:p>13819</text:p>
          </table:table-cell>
          <table:table-cell table:number-columns-repeated="9"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14019" calcext:value-type="float">
            <text:p>14019</text:p>
          </table:table-cell>
          <table:table-cell table:number-columns-repeated="9"/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14219" calcext:value-type="float">
            <text:p>14219</text:p>
          </table:table-cell>
          <table:table-cell table:number-columns-repeated="9"/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14419" calcext:value-type="float">
            <text:p>14419</text:p>
          </table:table-cell>
          <table:table-cell table:number-columns-repeated="9"/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14619" calcext:value-type="float">
            <text:p>14619</text:p>
          </table:table-cell>
          <table:table-cell table:number-columns-repeated="9"/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4819" calcext:value-type="float">
            <text:p>14819</text:p>
          </table:table-cell>
          <table:table-cell table:number-columns-repeated="9"/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15019" calcext:value-type="float">
            <text:p>15019</text:p>
          </table:table-cell>
          <table:table-cell table:number-columns-repeated="9"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5219" calcext:value-type="float">
            <text:p>15219</text:p>
          </table:table-cell>
          <table:table-cell table:number-columns-repeated="9"/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15419" calcext:value-type="float">
            <text:p>15419</text:p>
          </table:table-cell>
          <table:table-cell table:number-columns-repeated="9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15619" calcext:value-type="float">
            <text:p>15619</text:p>
          </table:table-cell>
          <table:table-cell table:number-columns-repeated="9"/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5819" calcext:value-type="float">
            <text:p>15819</text:p>
          </table:table-cell>
          <table:table-cell table:number-columns-repeated="9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6019" calcext:value-type="float">
            <text:p>16019</text:p>
          </table:table-cell>
          <table:table-cell table:number-columns-repeated="9"/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16219" calcext:value-type="float">
            <text:p>16219</text:p>
          </table:table-cell>
          <table:table-cell table:number-columns-repeated="9"/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16419" calcext:value-type="float">
            <text:p>16419</text:p>
          </table:table-cell>
          <table:table-cell table:number-columns-repeated="9"/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16619" calcext:value-type="float">
            <text:p>16619</text:p>
          </table:table-cell>
          <table:table-cell table:number-columns-repeated="9"/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16819" calcext:value-type="float">
            <text:p>16819</text:p>
          </table:table-cell>
          <table:table-cell table:number-columns-repeated="9"/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17019" calcext:value-type="float">
            <text:p>17019</text:p>
          </table:table-cell>
          <table:table-cell table:number-columns-repeated="9"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17219" calcext:value-type="float">
            <text:p>17219</text:p>
          </table:table-cell>
          <table:table-cell table:number-columns-repeated="9"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17419" calcext:value-type="float">
            <text:p>17419</text:p>
          </table:table-cell>
          <table:table-cell table:number-columns-repeated="9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17619" calcext:value-type="float">
            <text:p>17619</text:p>
          </table:table-cell>
          <table:table-cell table:number-columns-repeated="9"/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17819" calcext:value-type="float">
            <text:p>17819</text:p>
          </table:table-cell>
          <table:table-cell table:number-columns-repeated="9"/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18019" calcext:value-type="float">
            <text:p>18019</text:p>
          </table:table-cell>
          <table:table-cell table:number-columns-repeated="9"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18219" calcext:value-type="float">
            <text:p>18219</text:p>
          </table:table-cell>
          <table:table-cell table:number-columns-repeated="9"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18419" calcext:value-type="float">
            <text:p>18419</text:p>
          </table:table-cell>
          <table:table-cell table:number-columns-repeated="9"/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18619" calcext:value-type="float">
            <text:p>18619</text:p>
          </table:table-cell>
          <table:table-cell table:number-columns-repeated="9"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18819" calcext:value-type="float">
            <text:p>18819</text:p>
          </table:table-cell>
          <table:table-cell table:number-columns-repeated="9"/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19019" calcext:value-type="float">
            <text:p>19019</text:p>
          </table:table-cell>
          <table:table-cell table:number-columns-repeated="9"/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19219" calcext:value-type="float">
            <text:p>19219</text:p>
          </table:table-cell>
          <table:table-cell table:number-columns-repeated="9"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19419" calcext:value-type="float">
            <text:p>19419</text:p>
          </table:table-cell>
          <table:table-cell table:number-columns-repeated="9"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19619" calcext:value-type="float">
            <text:p>19619</text:p>
          </table:table-cell>
          <table:table-cell table:number-columns-repeated="9"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19819" calcext:value-type="float">
            <text:p>19819</text:p>
          </table:table-cell>
          <table:table-cell table:number-columns-repeated="9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20019" calcext:value-type="float">
            <text:p>20019</text:p>
          </table:table-cell>
          <table:table-cell table:number-columns-repeated="9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0219" calcext:value-type="float">
            <text:p>20219</text:p>
          </table:table-cell>
          <table:table-cell table:number-columns-repeated="9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20419" calcext:value-type="float">
            <text:p>20419</text:p>
          </table:table-cell>
          <table:table-cell table:number-columns-repeated="9"/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float" office:value="20619" calcext:value-type="float">
            <text:p>20619</text:p>
          </table:table-cell>
          <table:table-cell table:number-columns-repeated="9"/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float" office:value="20819" calcext:value-type="float">
            <text:p>20819</text:p>
          </table:table-cell>
          <table:table-cell table:number-columns-repeated="9"/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float" office:value="21019" calcext:value-type="float">
            <text:p>21019</text:p>
          </table:table-cell>
          <table:table-cell table:number-columns-repeated="9"/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float" office:value="21219" calcext:value-type="float">
            <text:p>21219</text:p>
          </table:table-cell>
          <table:table-cell table:number-columns-repeated="9"/>
        </table:table-row>
        <table:table-row table:style-name="ro1">
          <table:table-cell office:value-type="float" office:value="10710" calcext:value-type="float">
            <text:p>10710</text:p>
          </table:table-cell>
          <table:table-cell office:value-type="float" office:value="21419" calcext:value-type="float">
            <text:p>21419</text:p>
          </table:table-cell>
          <table:table-cell table:number-columns-repeated="9"/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float" office:value="21619" calcext:value-type="float">
            <text:p>21619</text:p>
          </table:table-cell>
          <table:table-cell table:number-columns-repeated="9"/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21819" calcext:value-type="float">
            <text:p>21819</text:p>
          </table:table-cell>
          <table:table-cell table:number-columns-repeated="9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22019" calcext:value-type="float">
            <text:p>22019</text:p>
          </table:table-cell>
          <table:table-cell table:number-columns-repeated="9"/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22219" calcext:value-type="float">
            <text:p>22219</text:p>
          </table:table-cell>
          <table:table-cell table:number-columns-repeated="9"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22419" calcext:value-type="float">
            <text:p>22419</text:p>
          </table:table-cell>
          <table:table-cell table:number-columns-repeated="9"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22619" calcext:value-type="float">
            <text:p>22619</text:p>
          </table:table-cell>
          <table:table-cell table:number-columns-repeated="9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22819" calcext:value-type="float">
            <text:p>22819</text:p>
          </table:table-cell>
          <table:table-cell table:number-columns-repeated="9"/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float" office:value="23019" calcext:value-type="float">
            <text:p>23019</text:p>
          </table:table-cell>
          <table:table-cell table:number-columns-repeated="9"/>
        </table:table-row>
        <table:table-row table:style-name="ro1">
          <table:table-cell office:value-type="float" office:value="11610" calcext:value-type="float">
            <text:p>11610</text:p>
          </table:table-cell>
          <table:table-cell office:value-type="float" office:value="23219" calcext:value-type="float">
            <text:p>23219</text:p>
          </table:table-cell>
          <table:table-cell table:number-columns-repeated="9"/>
        </table:table-row>
        <table:table-row table:style-name="ro1">
          <table:table-cell office:value-type="float" office:value="11710" calcext:value-type="float">
            <text:p>11710</text:p>
          </table:table-cell>
          <table:table-cell office:value-type="float" office:value="23419" calcext:value-type="float">
            <text:p>23419</text:p>
          </table:table-cell>
          <table:table-cell table:number-columns-repeated="9"/>
        </table:table-row>
        <table:table-row table:style-name="ro1">
          <table:table-cell office:value-type="float" office:value="11810" calcext:value-type="float">
            <text:p>11810</text:p>
          </table:table-cell>
          <table:table-cell office:value-type="float" office:value="23619" calcext:value-type="float">
            <text:p>23619</text:p>
          </table:table-cell>
          <table:table-cell table:number-columns-repeated="9"/>
        </table:table-row>
        <table:table-row table:style-name="ro1">
          <table:table-cell office:value-type="float" office:value="11910" calcext:value-type="float">
            <text:p>11910</text:p>
          </table:table-cell>
          <table:table-cell office:value-type="float" office:value="23819" calcext:value-type="float">
            <text:p>23819</text:p>
          </table:table-cell>
          <table:table-cell table:number-columns-repeated="9"/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24019" calcext:value-type="float">
            <text:p>24019</text:p>
          </table:table-cell>
          <table:table-cell table:number-columns-repeated="9"/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float" office:value="24219" calcext:value-type="float">
            <text:p>24219</text:p>
          </table:table-cell>
          <table:table-cell table:number-columns-repeated="9"/>
        </table:table-row>
        <table:table-row table:style-name="ro1">
          <table:table-cell office:value-type="float" office:value="12210" calcext:value-type="float">
            <text:p>12210</text:p>
          </table:table-cell>
          <table:table-cell office:value-type="float" office:value="24419" calcext:value-type="float">
            <text:p>24419</text:p>
          </table:table-cell>
          <table:table-cell table:number-columns-repeated="9"/>
        </table:table-row>
        <table:table-row table:style-name="ro1">
          <table:table-cell office:value-type="float" office:value="12310" calcext:value-type="float">
            <text:p>12310</text:p>
          </table:table-cell>
          <table:table-cell office:value-type="float" office:value="24619" calcext:value-type="float">
            <text:p>24619</text:p>
          </table:table-cell>
          <table:table-cell table:number-columns-repeated="9"/>
        </table:table-row>
        <table:table-row table:style-name="ro1">
          <table:table-cell office:value-type="float" office:value="12410" calcext:value-type="float">
            <text:p>12410</text:p>
          </table:table-cell>
          <table:table-cell office:value-type="float" office:value="24819" calcext:value-type="float">
            <text:p>24819</text:p>
          </table:table-cell>
          <table:table-cell table:number-columns-repeated="9"/>
        </table:table-row>
        <table:table-row table:style-name="ro1">
          <table:table-cell office:value-type="float" office:value="12510" calcext:value-type="float">
            <text:p>12510</text:p>
          </table:table-cell>
          <table:table-cell office:value-type="float" office:value="25019" calcext:value-type="float">
            <text:p>25019</text:p>
          </table:table-cell>
          <table:table-cell table:number-columns-repeated="9"/>
        </table:table-row>
        <table:table-row table:style-name="ro1">
          <table:table-cell office:value-type="float" office:value="12610" calcext:value-type="float">
            <text:p>12610</text:p>
          </table:table-cell>
          <table:table-cell office:value-type="float" office:value="25219" calcext:value-type="float">
            <text:p>25219</text:p>
          </table:table-cell>
          <table:table-cell table:number-columns-repeated="9"/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float" office:value="25419" calcext:value-type="float">
            <text:p>25419</text:p>
          </table:table-cell>
          <table:table-cell table:number-columns-repeated="9"/>
        </table:table-row>
        <table:table-row table:style-name="ro1">
          <table:table-cell office:value-type="float" office:value="12810" calcext:value-type="float">
            <text:p>12810</text:p>
          </table:table-cell>
          <table:table-cell office:value-type="float" office:value="25619" calcext:value-type="float">
            <text:p>25619</text:p>
          </table:table-cell>
          <table:table-cell table:number-columns-repeated="9"/>
        </table:table-row>
        <table:table-row table:style-name="ro1">
          <table:table-cell office:value-type="float" office:value="12910" calcext:value-type="float">
            <text:p>12910</text:p>
          </table:table-cell>
          <table:table-cell office:value-type="float" office:value="25819" calcext:value-type="float">
            <text:p>25819</text:p>
          </table:table-cell>
          <table:table-cell table:number-columns-repeated="9"/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26019" calcext:value-type="float">
            <text:p>26019</text:p>
          </table:table-cell>
          <table:table-cell table:number-columns-repeated="9"/>
        </table:table-row>
        <table:table-row table:style-name="ro1">
          <table:table-cell office:value-type="float" office:value="13110" calcext:value-type="float">
            <text:p>13110</text:p>
          </table:table-cell>
          <table:table-cell office:value-type="float" office:value="26219" calcext:value-type="float">
            <text:p>26219</text:p>
          </table:table-cell>
          <table:table-cell table:number-columns-repeated="9"/>
        </table:table-row>
        <table:table-row table:style-name="ro1">
          <table:table-cell office:value-type="float" office:value="13210" calcext:value-type="float">
            <text:p>13210</text:p>
          </table:table-cell>
          <table:table-cell office:value-type="float" office:value="26419" calcext:value-type="float">
            <text:p>26419</text:p>
          </table:table-cell>
          <table:table-cell table:number-columns-repeated="9"/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26619" calcext:value-type="float">
            <text:p>26619</text:p>
          </table:table-cell>
          <table:table-cell table:number-columns-repeated="9"/>
        </table:table-row>
        <table:table-row table:style-name="ro1">
          <table:table-cell office:value-type="float" office:value="13410" calcext:value-type="float">
            <text:p>13410</text:p>
          </table:table-cell>
          <table:table-cell office:value-type="float" office:value="26819" calcext:value-type="float">
            <text:p>26819</text:p>
          </table:table-cell>
          <table:table-cell table:number-columns-repeated="9"/>
        </table:table-row>
        <table:table-row table:style-name="ro1">
          <table:table-cell office:value-type="float" office:value="13510" calcext:value-type="float">
            <text:p>13510</text:p>
          </table:table-cell>
          <table:table-cell office:value-type="float" office:value="27019" calcext:value-type="float">
            <text:p>27019</text:p>
          </table:table-cell>
          <table:table-cell table:number-columns-repeated="9"/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27219" calcext:value-type="float">
            <text:p>27219</text:p>
          </table:table-cell>
          <table:table-cell table:number-columns-repeated="9"/>
        </table:table-row>
        <table:table-row table:style-name="ro1">
          <table:table-cell office:value-type="float" office:value="13710" calcext:value-type="float">
            <text:p>13710</text:p>
          </table:table-cell>
          <table:table-cell office:value-type="float" office:value="27419" calcext:value-type="float">
            <text:p>27419</text:p>
          </table:table-cell>
          <table:table-cell table:number-columns-repeated="9"/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27619" calcext:value-type="float">
            <text:p>27619</text:p>
          </table:table-cell>
          <table:table-cell table:number-columns-repeated="9"/>
        </table:table-row>
        <table:table-row table:style-name="ro1">
          <table:table-cell office:value-type="float" office:value="13910" calcext:value-type="float">
            <text:p>13910</text:p>
          </table:table-cell>
          <table:table-cell office:value-type="float" office:value="27819" calcext:value-type="float">
            <text:p>27819</text:p>
          </table:table-cell>
          <table:table-cell table:number-columns-repeated="9"/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float" office:value="28019" calcext:value-type="float">
            <text:p>28019</text:p>
          </table:table-cell>
          <table:table-cell table:number-columns-repeated="9"/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float" office:value="28219" calcext:value-type="float">
            <text:p>28219</text:p>
          </table:table-cell>
          <table:table-cell table:number-columns-repeated="9"/>
        </table:table-row>
        <table:table-row table:style-name="ro1">
          <table:table-cell office:value-type="float" office:value="14210" calcext:value-type="float">
            <text:p>14210</text:p>
          </table:table-cell>
          <table:table-cell office:value-type="float" office:value="28419" calcext:value-type="float">
            <text:p>28419</text:p>
          </table:table-cell>
          <table:table-cell table:number-columns-repeated="9"/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float" office:value="28619" calcext:value-type="float">
            <text:p>28619</text:p>
          </table:table-cell>
          <table:table-cell table:number-columns-repeated="9"/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float" office:value="28819" calcext:value-type="float">
            <text:p>28819</text:p>
          </table:table-cell>
          <table:table-cell table:number-columns-repeated="9"/>
        </table:table-row>
        <table:table-row table:style-name="ro1">
          <table:table-cell office:value-type="float" office:value="14510" calcext:value-type="float">
            <text:p>14510</text:p>
          </table:table-cell>
          <table:table-cell office:value-type="float" office:value="29019" calcext:value-type="float">
            <text:p>29019</text:p>
          </table:table-cell>
          <table:table-cell table:number-columns-repeated="9"/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float" office:value="29219" calcext:value-type="float">
            <text:p>29219</text:p>
          </table:table-cell>
          <table:table-cell table:number-columns-repeated="9"/>
        </table:table-row>
        <table:table-row table:style-name="ro1">
          <table:table-cell office:value-type="float" office:value="14710" calcext:value-type="float">
            <text:p>14710</text:p>
          </table:table-cell>
          <table:table-cell office:value-type="float" office:value="29419" calcext:value-type="float">
            <text:p>29419</text:p>
          </table:table-cell>
          <table:table-cell table:number-columns-repeated="9"/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float" office:value="29619" calcext:value-type="float">
            <text:p>29619</text:p>
          </table:table-cell>
          <table:table-cell table:number-columns-repeated="9"/>
        </table:table-row>
        <table:table-row table:style-name="ro1">
          <table:table-cell office:value-type="float" office:value="14910" calcext:value-type="float">
            <text:p>14910</text:p>
          </table:table-cell>
          <table:table-cell office:value-type="float" office:value="29819" calcext:value-type="float">
            <text:p>29819</text:p>
          </table:table-cell>
          <table:table-cell table:number-columns-repeated="9"/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float" office:value="30019" calcext:value-type="float">
            <text:p>30019</text:p>
          </table:table-cell>
          <table:table-cell table:number-columns-repeated="9"/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30219" calcext:value-type="float">
            <text:p>30219</text:p>
          </table:table-cell>
          <table:table-cell table:number-columns-repeated="9"/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float" office:value="30419" calcext:value-type="float">
            <text:p>30419</text:p>
          </table:table-cell>
          <table:table-cell table:number-columns-repeated="9"/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float" office:value="30619" calcext:value-type="float">
            <text:p>30619</text:p>
          </table:table-cell>
          <table:table-cell table:number-columns-repeated="9"/>
        </table:table-row>
        <table:table-row table:style-name="ro1">
          <table:table-cell office:value-type="float" office:value="15410" calcext:value-type="float">
            <text:p>15410</text:p>
          </table:table-cell>
          <table:table-cell office:value-type="float" office:value="30819" calcext:value-type="float">
            <text:p>30819</text:p>
          </table:table-cell>
          <table:table-cell table:number-columns-repeated="9"/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float" office:value="31019" calcext:value-type="float">
            <text:p>31019</text:p>
          </table:table-cell>
          <table:table-cell table:number-columns-repeated="9"/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float" office:value="31219" calcext:value-type="float">
            <text:p>31219</text:p>
          </table:table-cell>
          <table:table-cell table:number-columns-repeated="9"/>
        </table:table-row>
        <table:table-row table:style-name="ro1">
          <table:table-cell office:value-type="float" office:value="15710" calcext:value-type="float">
            <text:p>15710</text:p>
          </table:table-cell>
          <table:table-cell office:value-type="float" office:value="31419" calcext:value-type="float">
            <text:p>31419</text:p>
          </table:table-cell>
          <table:table-cell table:number-columns-repeated="9"/>
        </table:table-row>
        <table:table-row table:style-name="ro1">
          <table:table-cell office:value-type="float" office:value="15810" calcext:value-type="float">
            <text:p>15810</text:p>
          </table:table-cell>
          <table:table-cell office:value-type="float" office:value="31619" calcext:value-type="float">
            <text:p>31619</text:p>
          </table:table-cell>
          <table:table-cell table:number-columns-repeated="9"/>
        </table:table-row>
        <table:table-row table:style-name="ro1">
          <table:table-cell office:value-type="float" office:value="15910" calcext:value-type="float">
            <text:p>15910</text:p>
          </table:table-cell>
          <table:table-cell office:value-type="float" office:value="31819" calcext:value-type="float">
            <text:p>31819</text:p>
          </table:table-cell>
          <table:table-cell table:number-columns-repeated="9"/>
        </table:table-row>
        <table:table-row table:style-name="ro1">
          <table:table-cell office:value-type="float" office:value="16010" calcext:value-type="float">
            <text:p>16010</text:p>
          </table:table-cell>
          <table:table-cell office:value-type="float" office:value="32019" calcext:value-type="float">
            <text:p>32019</text:p>
          </table:table-cell>
          <table:table-cell table:number-columns-repeated="9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32219" calcext:value-type="float">
            <text:p>32219</text:p>
          </table:table-cell>
          <table:table-cell table:number-columns-repeated="9"/>
        </table:table-row>
        <table:table-row table:style-name="ro1">
          <table:table-cell office:value-type="float" office:value="16210" calcext:value-type="float">
            <text:p>16210</text:p>
          </table:table-cell>
          <table:table-cell office:value-type="float" office:value="32419" calcext:value-type="float">
            <text:p>32419</text:p>
          </table:table-cell>
          <table:table-cell table:number-columns-repeated="9"/>
        </table:table-row>
        <table:table-row table:style-name="ro1">
          <table:table-cell office:value-type="float" office:value="16310" calcext:value-type="float">
            <text:p>16310</text:p>
          </table:table-cell>
          <table:table-cell office:value-type="float" office:value="32619" calcext:value-type="float">
            <text:p>32619</text:p>
          </table:table-cell>
          <table:table-cell table:number-columns-repeated="9"/>
        </table:table-row>
        <table:table-row table:style-name="ro1">
          <table:table-cell office:value-type="float" office:value="16410" calcext:value-type="float">
            <text:p>16410</text:p>
          </table:table-cell>
          <table:table-cell office:value-type="float" office:value="32819" calcext:value-type="float">
            <text:p>32819</text:p>
          </table:table-cell>
          <table:table-cell table:number-columns-repeated="9"/>
        </table:table-row>
        <table:table-row table:style-name="ro1">
          <table:table-cell office:value-type="float" office:value="16510" calcext:value-type="float">
            <text:p>16510</text:p>
          </table:table-cell>
          <table:table-cell office:value-type="float" office:value="33019" calcext:value-type="float">
            <text:p>33019</text:p>
          </table:table-cell>
          <table:table-cell table:number-columns-repeated="9"/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33219" calcext:value-type="float">
            <text:p>33219</text:p>
          </table:table-cell>
          <table:table-cell table:number-columns-repeated="9"/>
        </table:table-row>
        <table:table-row table:style-name="ro1">
          <table:table-cell office:value-type="float" office:value="16710" calcext:value-type="float">
            <text:p>16710</text:p>
          </table:table-cell>
          <table:table-cell office:value-type="float" office:value="33419" calcext:value-type="float">
            <text:p>33419</text:p>
          </table:table-cell>
          <table:table-cell table:number-columns-repeated="9"/>
        </table:table-row>
        <table:table-row table:style-name="ro1">
          <table:table-cell office:value-type="float" office:value="16810" calcext:value-type="float">
            <text:p>16810</text:p>
          </table:table-cell>
          <table:table-cell office:value-type="float" office:value="33619" calcext:value-type="float">
            <text:p>33619</text:p>
          </table:table-cell>
          <table:table-cell table:number-columns-repeated="9"/>
        </table:table-row>
        <table:table-row table:style-name="ro1">
          <table:table-cell office:value-type="float" office:value="16910" calcext:value-type="float">
            <text:p>16910</text:p>
          </table:table-cell>
          <table:table-cell office:value-type="float" office:value="33819" calcext:value-type="float">
            <text:p>33819</text:p>
          </table:table-cell>
          <table:table-cell table:number-columns-repeated="9"/>
        </table:table-row>
        <table:table-row table:style-name="ro1">
          <table:table-cell office:value-type="float" office:value="17010" calcext:value-type="float">
            <text:p>17010</text:p>
          </table:table-cell>
          <table:table-cell office:value-type="float" office:value="34019" calcext:value-type="float">
            <text:p>34019</text:p>
          </table:table-cell>
          <table:table-cell table:number-columns-repeated="9"/>
        </table:table-row>
        <table:table-row table:style-name="ro1">
          <table:table-cell office:value-type="float" office:value="17110" calcext:value-type="float">
            <text:p>17110</text:p>
          </table:table-cell>
          <table:table-cell office:value-type="float" office:value="34219" calcext:value-type="float">
            <text:p>34219</text:p>
          </table:table-cell>
          <table:table-cell table:number-columns-repeated="9"/>
        </table:table-row>
        <table:table-row table:style-name="ro1">
          <table:table-cell office:value-type="float" office:value="17210" calcext:value-type="float">
            <text:p>17210</text:p>
          </table:table-cell>
          <table:table-cell office:value-type="float" office:value="34419" calcext:value-type="float">
            <text:p>34419</text:p>
          </table:table-cell>
          <table:table-cell table:number-columns-repeated="9"/>
        </table:table-row>
        <table:table-row table:style-name="ro1">
          <table:table-cell office:value-type="float" office:value="17310" calcext:value-type="float">
            <text:p>17310</text:p>
          </table:table-cell>
          <table:table-cell office:value-type="float" office:value="34619" calcext:value-type="float">
            <text:p>34619</text:p>
          </table:table-cell>
          <table:table-cell table:number-columns-repeated="9"/>
        </table:table-row>
        <table:table-row table:style-name="ro1">
          <table:table-cell office:value-type="float" office:value="17410" calcext:value-type="float">
            <text:p>17410</text:p>
          </table:table-cell>
          <table:table-cell office:value-type="float" office:value="34819" calcext:value-type="float">
            <text:p>34819</text:p>
          </table:table-cell>
          <table:table-cell table:number-columns-repeated="9"/>
        </table:table-row>
        <table:table-row table:style-name="ro1">
          <table:table-cell office:value-type="float" office:value="17510" calcext:value-type="float">
            <text:p>17510</text:p>
          </table:table-cell>
          <table:table-cell office:value-type="float" office:value="35019" calcext:value-type="float">
            <text:p>35019</text:p>
          </table:table-cell>
          <table:table-cell table:number-columns-repeated="9"/>
        </table:table-row>
        <table:table-row table:style-name="ro1">
          <table:table-cell office:value-type="float" office:value="17610" calcext:value-type="float">
            <text:p>17610</text:p>
          </table:table-cell>
          <table:table-cell office:value-type="float" office:value="35219" calcext:value-type="float">
            <text:p>35219</text:p>
          </table:table-cell>
          <table:table-cell table:number-columns-repeated="9"/>
        </table:table-row>
        <table:table-row table:style-name="ro1">
          <table:table-cell office:value-type="float" office:value="17710" calcext:value-type="float">
            <text:p>17710</text:p>
          </table:table-cell>
          <table:table-cell office:value-type="float" office:value="35419" calcext:value-type="float">
            <text:p>35419</text:p>
          </table:table-cell>
          <table:table-cell table:number-columns-repeated="9"/>
        </table:table-row>
        <table:table-row table:style-name="ro1">
          <table:table-cell office:value-type="float" office:value="17810" calcext:value-type="float">
            <text:p>17810</text:p>
          </table:table-cell>
          <table:table-cell office:value-type="float" office:value="35619" calcext:value-type="float">
            <text:p>35619</text:p>
          </table:table-cell>
          <table:table-cell table:number-columns-repeated="9"/>
        </table:table-row>
        <table:table-row table:style-name="ro1">
          <table:table-cell office:value-type="float" office:value="17910" calcext:value-type="float">
            <text:p>17910</text:p>
          </table:table-cell>
          <table:table-cell office:value-type="float" office:value="35819" calcext:value-type="float">
            <text:p>35819</text:p>
          </table:table-cell>
          <table:table-cell table:number-columns-repeated="9"/>
        </table:table-row>
        <table:table-row table:style-name="ro1">
          <table:table-cell office:value-type="float" office:value="18010" calcext:value-type="float">
            <text:p>18010</text:p>
          </table:table-cell>
          <table:table-cell office:value-type="float" office:value="36019" calcext:value-type="float">
            <text:p>36019</text:p>
          </table:table-cell>
          <table:table-cell table:number-columns-repeated="9"/>
        </table:table-row>
        <table:table-row table:style-name="ro1">
          <table:table-cell office:value-type="float" office:value="18110" calcext:value-type="float">
            <text:p>18110</text:p>
          </table:table-cell>
          <table:table-cell office:value-type="float" office:value="36219" calcext:value-type="float">
            <text:p>36219</text:p>
          </table:table-cell>
          <table:table-cell table:number-columns-repeated="9"/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36419" calcext:value-type="float">
            <text:p>36419</text:p>
          </table:table-cell>
          <table:table-cell table:number-columns-repeated="9"/>
        </table:table-row>
        <table:table-row table:style-name="ro1">
          <table:table-cell office:value-type="float" office:value="18310" calcext:value-type="float">
            <text:p>18310</text:p>
          </table:table-cell>
          <table:table-cell office:value-type="float" office:value="36619" calcext:value-type="float">
            <text:p>36619</text:p>
          </table:table-cell>
          <table:table-cell table:number-columns-repeated="9"/>
        </table:table-row>
        <table:table-row table:style-name="ro1">
          <table:table-cell office:value-type="float" office:value="18410" calcext:value-type="float">
            <text:p>18410</text:p>
          </table:table-cell>
          <table:table-cell office:value-type="float" office:value="36819" calcext:value-type="float">
            <text:p>36819</text:p>
          </table:table-cell>
          <table:table-cell table:number-columns-repeated="9"/>
        </table:table-row>
        <table:table-row table:style-name="ro1">
          <table:table-cell office:value-type="float" office:value="18510" calcext:value-type="float">
            <text:p>18510</text:p>
          </table:table-cell>
          <table:table-cell office:value-type="float" office:value="37019" calcext:value-type="float">
            <text:p>37019</text:p>
          </table:table-cell>
          <table:table-cell table:number-columns-repeated="9"/>
        </table:table-row>
        <table:table-row table:style-name="ro1">
          <table:table-cell office:value-type="float" office:value="18610" calcext:value-type="float">
            <text:p>18610</text:p>
          </table:table-cell>
          <table:table-cell office:value-type="float" office:value="37219" calcext:value-type="float">
            <text:p>37219</text:p>
          </table:table-cell>
          <table:table-cell table:number-columns-repeated="9"/>
        </table:table-row>
        <table:table-row table:style-name="ro1">
          <table:table-cell office:value-type="float" office:value="18710" calcext:value-type="float">
            <text:p>18710</text:p>
          </table:table-cell>
          <table:table-cell office:value-type="float" office:value="37419" calcext:value-type="float">
            <text:p>37419</text:p>
          </table:table-cell>
          <table:table-cell table:number-columns-repeated="9"/>
        </table:table-row>
        <table:table-row table:style-name="ro1">
          <table:table-cell office:value-type="float" office:value="18810" calcext:value-type="float">
            <text:p>18810</text:p>
          </table:table-cell>
          <table:table-cell office:value-type="float" office:value="37619" calcext:value-type="float">
            <text:p>37619</text:p>
          </table:table-cell>
          <table:table-cell table:number-columns-repeated="9"/>
        </table:table-row>
        <table:table-row table:style-name="ro1">
          <table:table-cell office:value-type="float" office:value="18910" calcext:value-type="float">
            <text:p>18910</text:p>
          </table:table-cell>
          <table:table-cell office:value-type="float" office:value="37819" calcext:value-type="float">
            <text:p>37819</text:p>
          </table:table-cell>
          <table:table-cell table:number-columns-repeated="9"/>
        </table:table-row>
        <table:table-row table:style-name="ro1">
          <table:table-cell office:value-type="float" office:value="19010" calcext:value-type="float">
            <text:p>19010</text:p>
          </table:table-cell>
          <table:table-cell office:value-type="float" office:value="38019" calcext:value-type="float">
            <text:p>38019</text:p>
          </table:table-cell>
          <table:table-cell table:number-columns-repeated="9"/>
        </table:table-row>
        <table:table-row table:style-name="ro1">
          <table:table-cell office:value-type="float" office:value="19110" calcext:value-type="float">
            <text:p>19110</text:p>
          </table:table-cell>
          <table:table-cell office:value-type="float" office:value="38219" calcext:value-type="float">
            <text:p>38219</text:p>
          </table:table-cell>
          <table:table-cell table:number-columns-repeated="9"/>
        </table:table-row>
        <table:table-row table:style-name="ro1">
          <table:table-cell office:value-type="float" office:value="19210" calcext:value-type="float">
            <text:p>19210</text:p>
          </table:table-cell>
          <table:table-cell office:value-type="float" office:value="38419" calcext:value-type="float">
            <text:p>38419</text:p>
          </table:table-cell>
          <table:table-cell table:number-columns-repeated="9"/>
        </table:table-row>
        <table:table-row table:style-name="ro1">
          <table:table-cell office:value-type="float" office:value="19310" calcext:value-type="float">
            <text:p>19310</text:p>
          </table:table-cell>
          <table:table-cell office:value-type="float" office:value="38619" calcext:value-type="float">
            <text:p>38619</text:p>
          </table:table-cell>
          <table:table-cell table:number-columns-repeated="9"/>
        </table:table-row>
        <table:table-row table:style-name="ro1">
          <table:table-cell office:value-type="float" office:value="19410" calcext:value-type="float">
            <text:p>19410</text:p>
          </table:table-cell>
          <table:table-cell office:value-type="float" office:value="38819" calcext:value-type="float">
            <text:p>38819</text:p>
          </table:table-cell>
          <table:table-cell table:number-columns-repeated="9"/>
        </table:table-row>
        <table:table-row table:style-name="ro1">
          <table:table-cell office:value-type="float" office:value="19510" calcext:value-type="float">
            <text:p>19510</text:p>
          </table:table-cell>
          <table:table-cell office:value-type="float" office:value="39019" calcext:value-type="float">
            <text:p>39019</text:p>
          </table:table-cell>
          <table:table-cell table:number-columns-repeated="9"/>
        </table:table-row>
        <table:table-row table:style-name="ro1">
          <table:table-cell office:value-type="float" office:value="19610" calcext:value-type="float">
            <text:p>19610</text:p>
          </table:table-cell>
          <table:table-cell office:value-type="float" office:value="39219" calcext:value-type="float">
            <text:p>39219</text:p>
          </table:table-cell>
          <table:table-cell table:number-columns-repeated="9"/>
        </table:table-row>
        <table:table-row table:style-name="ro1">
          <table:table-cell office:value-type="float" office:value="19710" calcext:value-type="float">
            <text:p>19710</text:p>
          </table:table-cell>
          <table:table-cell office:value-type="float" office:value="39419" calcext:value-type="float">
            <text:p>39419</text:p>
          </table:table-cell>
          <table:table-cell table:number-columns-repeated="9"/>
        </table:table-row>
        <table:table-row table:style-name="ro1">
          <table:table-cell office:value-type="float" office:value="19810" calcext:value-type="float">
            <text:p>19810</text:p>
          </table:table-cell>
          <table:table-cell office:value-type="float" office:value="39619" calcext:value-type="float">
            <text:p>39619</text:p>
          </table:table-cell>
          <table:table-cell table:number-columns-repeated="9"/>
        </table:table-row>
        <table:table-row table:style-name="ro1">
          <table:table-cell office:value-type="float" office:value="19910" calcext:value-type="float">
            <text:p>19910</text:p>
          </table:table-cell>
          <table:table-cell office:value-type="float" office:value="39819" calcext:value-type="float">
            <text:p>39819</text:p>
          </table:table-cell>
          <table:table-cell table:number-columns-repeated="9"/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40019" calcext:value-type="float">
            <text:p>40019</text:p>
          </table:table-cell>
          <table:table-cell table:number-columns-repeated="9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40219" calcext:value-type="float">
            <text:p>40219</text:p>
          </table:table-cell>
          <table:table-cell table:number-columns-repeated="9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40419" calcext:value-type="float">
            <text:p>40419</text:p>
          </table:table-cell>
          <table:table-cell table:number-columns-repeated="9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float" office:value="40619" calcext:value-type="float">
            <text:p>40619</text:p>
          </table:table-cell>
          <table:table-cell table:number-columns-repeated="9"/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float" office:value="40819" calcext:value-type="float">
            <text:p>40819</text:p>
          </table:table-cell>
          <table:table-cell table:number-columns-repeated="9"/>
        </table:table-row>
        <table:table-row table:style-name="ro1">
          <table:table-cell office:value-type="float" office:value="20510" calcext:value-type="float">
            <text:p>20510</text:p>
          </table:table-cell>
          <table:table-cell office:value-type="float" office:value="41019" calcext:value-type="float">
            <text:p>41019</text:p>
          </table:table-cell>
          <table:table-cell table:number-columns-repeated="9"/>
        </table:table-row>
        <table:table-row table:style-name="ro1">
          <table:table-cell office:value-type="float" office:value="20610" calcext:value-type="float">
            <text:p>20610</text:p>
          </table:table-cell>
          <table:table-cell office:value-type="float" office:value="41219" calcext:value-type="float">
            <text:p>41219</text:p>
          </table:table-cell>
          <table:table-cell table:number-columns-repeated="9"/>
        </table:table-row>
        <table:table-row table:style-name="ro1">
          <table:table-cell office:value-type="float" office:value="20710" calcext:value-type="float">
            <text:p>20710</text:p>
          </table:table-cell>
          <table:table-cell office:value-type="float" office:value="41419" calcext:value-type="float">
            <text:p>41419</text:p>
          </table:table-cell>
          <table:table-cell table:number-columns-repeated="9"/>
        </table:table-row>
        <table:table-row table:style-name="ro1">
          <table:table-cell office:value-type="float" office:value="20810" calcext:value-type="float">
            <text:p>20810</text:p>
          </table:table-cell>
          <table:table-cell office:value-type="float" office:value="41619" calcext:value-type="float">
            <text:p>41619</text:p>
          </table:table-cell>
          <table:table-cell table:number-columns-repeated="9"/>
        </table:table-row>
        <table:table-row table:style-name="ro1">
          <table:table-cell office:value-type="float" office:value="20910" calcext:value-type="float">
            <text:p>20910</text:p>
          </table:table-cell>
          <table:table-cell office:value-type="float" office:value="41819" calcext:value-type="float">
            <text:p>41819</text:p>
          </table:table-cell>
          <table:table-cell table:number-columns-repeated="9"/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42019" calcext:value-type="float">
            <text:p>42019</text:p>
          </table:table-cell>
          <table:table-cell table:number-columns-repeated="9"/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float" office:value="42219" calcext:value-type="float">
            <text:p>42219</text:p>
          </table:table-cell>
          <table:table-cell table:number-columns-repeated="9"/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float" office:value="42419" calcext:value-type="float">
            <text:p>42419</text:p>
          </table:table-cell>
          <table:table-cell table:number-columns-repeated="9"/>
        </table:table-row>
        <table:table-row table:style-name="ro1">
          <table:table-cell office:value-type="float" office:value="21310" calcext:value-type="float">
            <text:p>21310</text:p>
          </table:table-cell>
          <table:table-cell office:value-type="float" office:value="42619" calcext:value-type="float">
            <text:p>42619</text:p>
          </table:table-cell>
          <table:table-cell table:number-columns-repeated="9"/>
        </table:table-row>
        <table:table-row table:style-name="ro1">
          <table:table-cell office:value-type="float" office:value="21410" calcext:value-type="float">
            <text:p>21410</text:p>
          </table:table-cell>
          <table:table-cell office:value-type="float" office:value="42819" calcext:value-type="float">
            <text:p>42819</text:p>
          </table:table-cell>
          <table:table-cell table:number-columns-repeated="9"/>
        </table:table-row>
        <table:table-row table:style-name="ro1">
          <table:table-cell office:value-type="float" office:value="21510" calcext:value-type="float">
            <text:p>21510</text:p>
          </table:table-cell>
          <table:table-cell office:value-type="float" office:value="43019" calcext:value-type="float">
            <text:p>43019</text:p>
          </table:table-cell>
          <table:table-cell table:number-columns-repeated="9"/>
        </table:table-row>
        <table:table-row table:style-name="ro1">
          <table:table-cell office:value-type="float" office:value="21610" calcext:value-type="float">
            <text:p>21610</text:p>
          </table:table-cell>
          <table:table-cell office:value-type="float" office:value="43219" calcext:value-type="float">
            <text:p>43219</text:p>
          </table:table-cell>
          <table:table-cell table:number-columns-repeated="9"/>
        </table:table-row>
        <table:table-row table:style-name="ro1">
          <table:table-cell office:value-type="float" office:value="21710" calcext:value-type="float">
            <text:p>21710</text:p>
          </table:table-cell>
          <table:table-cell office:value-type="float" office:value="43419" calcext:value-type="float">
            <text:p>43419</text:p>
          </table:table-cell>
          <table:table-cell table:number-columns-repeated="9"/>
        </table:table-row>
        <table:table-row table:style-name="ro1">
          <table:table-cell office:value-type="float" office:value="21810" calcext:value-type="float">
            <text:p>21810</text:p>
          </table:table-cell>
          <table:table-cell office:value-type="float" office:value="43619" calcext:value-type="float">
            <text:p>43619</text:p>
          </table:table-cell>
          <table:table-cell table:number-columns-repeated="9"/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43819" calcext:value-type="float">
            <text:p>43819</text:p>
          </table:table-cell>
          <table:table-cell table:number-columns-repeated="9"/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float" office:value="44019" calcext:value-type="float">
            <text:p>44019</text:p>
          </table:table-cell>
          <table:table-cell table:number-columns-repeated="9"/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float" office:value="44219" calcext:value-type="float">
            <text:p>44219</text:p>
          </table:table-cell>
          <table:table-cell table:number-columns-repeated="9"/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44419" calcext:value-type="float">
            <text:p>44419</text:p>
          </table:table-cell>
          <table:table-cell table:number-columns-repeated="9"/>
        </table:table-row>
        <table:table-row table:style-name="ro1">
          <table:table-cell office:value-type="float" office:value="22310" calcext:value-type="float">
            <text:p>22310</text:p>
          </table:table-cell>
          <table:table-cell office:value-type="float" office:value="44619" calcext:value-type="float">
            <text:p>44619</text:p>
          </table:table-cell>
          <table:table-cell table:number-columns-repeated="9"/>
        </table:table-row>
        <table:table-row table:style-name="ro1">
          <table:table-cell office:value-type="float" office:value="22410" calcext:value-type="float">
            <text:p>22410</text:p>
          </table:table-cell>
          <table:table-cell office:value-type="float" office:value="44819" calcext:value-type="float">
            <text:p>44819</text:p>
          </table:table-cell>
          <table:table-cell table:number-columns-repeated="9"/>
        </table:table-row>
        <table:table-row table:style-name="ro1">
          <table:table-cell office:value-type="float" office:value="22510" calcext:value-type="float">
            <text:p>22510</text:p>
          </table:table-cell>
          <table:table-cell office:value-type="float" office:value="45019" calcext:value-type="float">
            <text:p>45019</text:p>
          </table:table-cell>
          <table:table-cell table:number-columns-repeated="9"/>
        </table:table-row>
        <table:table-row table:style-name="ro1">
          <table:table-cell office:value-type="float" office:value="22610" calcext:value-type="float">
            <text:p>22610</text:p>
          </table:table-cell>
          <table:table-cell office:value-type="float" office:value="45219" calcext:value-type="float">
            <text:p>45219</text:p>
          </table:table-cell>
          <table:table-cell table:number-columns-repeated="9"/>
        </table:table-row>
        <table:table-row table:style-name="ro1">
          <table:table-cell office:value-type="float" office:value="22710" calcext:value-type="float">
            <text:p>22710</text:p>
          </table:table-cell>
          <table:table-cell office:value-type="float" office:value="45419" calcext:value-type="float">
            <text:p>45419</text:p>
          </table:table-cell>
          <table:table-cell table:number-columns-repeated="9"/>
        </table:table-row>
        <table:table-row table:style-name="ro1">
          <table:table-cell office:value-type="float" office:value="22810" calcext:value-type="float">
            <text:p>22810</text:p>
          </table:table-cell>
          <table:table-cell office:value-type="float" office:value="45619" calcext:value-type="float">
            <text:p>45619</text:p>
          </table:table-cell>
          <table:table-cell table:number-columns-repeated="9"/>
        </table:table-row>
        <table:table-row table:style-name="ro1">
          <table:table-cell office:value-type="float" office:value="22910" calcext:value-type="float">
            <text:p>22910</text:p>
          </table:table-cell>
          <table:table-cell office:value-type="float" office:value="45819" calcext:value-type="float">
            <text:p>45819</text:p>
          </table:table-cell>
          <table:table-cell table:number-columns-repeated="9"/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float" office:value="46019" calcext:value-type="float">
            <text:p>46019</text:p>
          </table:table-cell>
          <table:table-cell table:number-columns-repeated="9"/>
        </table:table-row>
        <table:table-row table:style-name="ro1">
          <table:table-cell office:value-type="float" office:value="23110" calcext:value-type="float">
            <text:p>23110</text:p>
          </table:table-cell>
          <table:table-cell office:value-type="float" office:value="46219" calcext:value-type="float">
            <text:p>46219</text:p>
          </table:table-cell>
          <table:table-cell table:number-columns-repeated="9"/>
        </table:table-row>
        <table:table-row table:style-name="ro1">
          <table:table-cell office:value-type="float" office:value="23210" calcext:value-type="float">
            <text:p>23210</text:p>
          </table:table-cell>
          <table:table-cell office:value-type="float" office:value="46419" calcext:value-type="float">
            <text:p>46419</text:p>
          </table:table-cell>
          <table:table-cell table:number-columns-repeated="9"/>
        </table:table-row>
        <table:table-row table:style-name="ro1">
          <table:table-cell office:value-type="float" office:value="23310" calcext:value-type="float">
            <text:p>23310</text:p>
          </table:table-cell>
          <table:table-cell office:value-type="float" office:value="46619" calcext:value-type="float">
            <text:p>46619</text:p>
          </table:table-cell>
          <table:table-cell table:number-columns-repeated="9"/>
        </table:table-row>
        <table:table-row table:style-name="ro1">
          <table:table-cell office:value-type="float" office:value="23410" calcext:value-type="float">
            <text:p>23410</text:p>
          </table:table-cell>
          <table:table-cell office:value-type="float" office:value="46819" calcext:value-type="float">
            <text:p>46819</text:p>
          </table:table-cell>
          <table:table-cell table:number-columns-repeated="9"/>
        </table:table-row>
        <table:table-row table:style-name="ro1">
          <table:table-cell office:value-type="float" office:value="23510" calcext:value-type="float">
            <text:p>23510</text:p>
          </table:table-cell>
          <table:table-cell office:value-type="float" office:value="47019" calcext:value-type="float">
            <text:p>47019</text:p>
          </table:table-cell>
          <table:table-cell table:number-columns-repeated="9"/>
        </table:table-row>
        <table:table-row table:style-name="ro1">
          <table:table-cell office:value-type="float" office:value="23610" calcext:value-type="float">
            <text:p>23610</text:p>
          </table:table-cell>
          <table:table-cell office:value-type="float" office:value="47219" calcext:value-type="float">
            <text:p>47219</text:p>
          </table:table-cell>
          <table:table-cell table:number-columns-repeated="9"/>
        </table:table-row>
        <table:table-row table:style-name="ro1">
          <table:table-cell office:value-type="float" office:value="23710" calcext:value-type="float">
            <text:p>23710</text:p>
          </table:table-cell>
          <table:table-cell office:value-type="float" office:value="47419" calcext:value-type="float">
            <text:p>47419</text:p>
          </table:table-cell>
          <table:table-cell table:number-columns-repeated="9"/>
        </table:table-row>
        <table:table-row table:style-name="ro1">
          <table:table-cell office:value-type="float" office:value="23810" calcext:value-type="float">
            <text:p>23810</text:p>
          </table:table-cell>
          <table:table-cell office:value-type="float" office:value="47619" calcext:value-type="float">
            <text:p>47619</text:p>
          </table:table-cell>
          <table:table-cell table:number-columns-repeated="9"/>
        </table:table-row>
        <table:table-row table:style-name="ro1">
          <table:table-cell office:value-type="float" office:value="23910" calcext:value-type="float">
            <text:p>23910</text:p>
          </table:table-cell>
          <table:table-cell office:value-type="float" office:value="47819" calcext:value-type="float">
            <text:p>47819</text:p>
          </table:table-cell>
          <table:table-cell table:number-columns-repeated="9"/>
        </table:table-row>
        <table:table-row table:style-name="ro1">
          <table:table-cell office:value-type="float" office:value="24010" calcext:value-type="float">
            <text:p>24010</text:p>
          </table:table-cell>
          <table:table-cell office:value-type="float" office:value="48019" calcext:value-type="float">
            <text:p>48019</text:p>
          </table:table-cell>
          <table:table-cell table:number-columns-repeated="9"/>
        </table:table-row>
        <table:table-row table:style-name="ro1">
          <table:table-cell office:value-type="float" office:value="24110" calcext:value-type="float">
            <text:p>24110</text:p>
          </table:table-cell>
          <table:table-cell office:value-type="float" office:value="48219" calcext:value-type="float">
            <text:p>48219</text:p>
          </table:table-cell>
          <table:table-cell table:number-columns-repeated="9"/>
        </table:table-row>
        <table:table-row table:style-name="ro1">
          <table:table-cell office:value-type="float" office:value="24210" calcext:value-type="float">
            <text:p>24210</text:p>
          </table:table-cell>
          <table:table-cell office:value-type="float" office:value="48419" calcext:value-type="float">
            <text:p>48419</text:p>
          </table:table-cell>
          <table:table-cell table:number-columns-repeated="9"/>
        </table:table-row>
        <table:table-row table:style-name="ro1">
          <table:table-cell office:value-type="float" office:value="24310" calcext:value-type="float">
            <text:p>24310</text:p>
          </table:table-cell>
          <table:table-cell office:value-type="float" office:value="48619" calcext:value-type="float">
            <text:p>48619</text:p>
          </table:table-cell>
          <table:table-cell table:number-columns-repeated="9"/>
        </table:table-row>
        <table:table-row table:style-name="ro1">
          <table:table-cell office:value-type="float" office:value="24410" calcext:value-type="float">
            <text:p>24410</text:p>
          </table:table-cell>
          <table:table-cell office:value-type="float" office:value="48819" calcext:value-type="float">
            <text:p>48819</text:p>
          </table:table-cell>
          <table:table-cell table:number-columns-repeated="9"/>
        </table:table-row>
        <table:table-row table:style-name="ro1">
          <table:table-cell office:value-type="float" office:value="24510" calcext:value-type="float">
            <text:p>24510</text:p>
          </table:table-cell>
          <table:table-cell office:value-type="float" office:value="49019" calcext:value-type="float">
            <text:p>49019</text:p>
          </table:table-cell>
          <table:table-cell table:number-columns-repeated="9"/>
        </table:table-row>
        <table:table-row table:style-name="ro1">
          <table:table-cell office:value-type="float" office:value="24610" calcext:value-type="float">
            <text:p>24610</text:p>
          </table:table-cell>
          <table:table-cell office:value-type="float" office:value="49219" calcext:value-type="float">
            <text:p>49219</text:p>
          </table:table-cell>
          <table:table-cell table:number-columns-repeated="9"/>
        </table:table-row>
        <table:table-row table:style-name="ro1">
          <table:table-cell office:value-type="float" office:value="24710" calcext:value-type="float">
            <text:p>24710</text:p>
          </table:table-cell>
          <table:table-cell office:value-type="float" office:value="49419" calcext:value-type="float">
            <text:p>49419</text:p>
          </table:table-cell>
          <table:table-cell table:number-columns-repeated="9"/>
        </table:table-row>
        <table:table-row table:style-name="ro1">
          <table:table-cell office:value-type="float" office:value="24810" calcext:value-type="float">
            <text:p>24810</text:p>
          </table:table-cell>
          <table:table-cell office:value-type="float" office:value="49619" calcext:value-type="float">
            <text:p>49619</text:p>
          </table:table-cell>
          <table:table-cell table:number-columns-repeated="9"/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float" office:value="49819" calcext:value-type="float">
            <text:p>49819</text:p>
          </table:table-cell>
          <table:table-cell table:number-columns-repeated="9"/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float" office:value="50019" calcext:value-type="float">
            <text:p>50019</text:p>
          </table:table-cell>
          <table:table-cell table:number-columns-repeated="9"/>
        </table:table-row>
        <table:table-row table:style-name="ro1">
          <table:table-cell office:value-type="float" office:value="25110" calcext:value-type="float">
            <text:p>25110</text:p>
          </table:table-cell>
          <table:table-cell office:value-type="float" office:value="50219" calcext:value-type="float">
            <text:p>50219</text:p>
          </table:table-cell>
          <table:table-cell table:number-columns-repeated="9"/>
        </table:table-row>
        <table:table-row table:style-name="ro1">
          <table:table-cell office:value-type="float" office:value="25210" calcext:value-type="float">
            <text:p>25210</text:p>
          </table:table-cell>
          <table:table-cell office:value-type="float" office:value="50419" calcext:value-type="float">
            <text:p>50419</text:p>
          </table:table-cell>
          <table:table-cell table:number-columns-repeated="9"/>
        </table:table-row>
        <table:table-row table:style-name="ro1">
          <table:table-cell office:value-type="float" office:value="25310" calcext:value-type="float">
            <text:p>25310</text:p>
          </table:table-cell>
          <table:table-cell office:value-type="float" office:value="50619" calcext:value-type="float">
            <text:p>50619</text:p>
          </table:table-cell>
          <table:table-cell table:number-columns-repeated="9"/>
        </table:table-row>
        <table:table-row table:style-name="ro1">
          <table:table-cell office:value-type="float" office:value="25410" calcext:value-type="float">
            <text:p>25410</text:p>
          </table:table-cell>
          <table:table-cell office:value-type="float" office:value="50819" calcext:value-type="float">
            <text:p>50819</text:p>
          </table:table-cell>
          <table:table-cell table:number-columns-repeated="9"/>
        </table:table-row>
        <table:table-row table:style-name="ro1">
          <table:table-cell office:value-type="float" office:value="25510" calcext:value-type="float">
            <text:p>25510</text:p>
          </table:table-cell>
          <table:table-cell office:value-type="float" office:value="51019" calcext:value-type="float">
            <text:p>51019</text:p>
          </table:table-cell>
          <table:table-cell table:number-columns-repeated="9"/>
        </table:table-row>
        <table:table-row table:style-name="ro1">
          <table:table-cell office:value-type="float" office:value="25610" calcext:value-type="float">
            <text:p>25610</text:p>
          </table:table-cell>
          <table:table-cell office:value-type="float" office:value="51219" calcext:value-type="float">
            <text:p>51219</text:p>
          </table:table-cell>
          <table:table-cell table:number-columns-repeated="9"/>
        </table:table-row>
        <table:table-row table:style-name="ro1">
          <table:table-cell office:value-type="float" office:value="25710" calcext:value-type="float">
            <text:p>25710</text:p>
          </table:table-cell>
          <table:table-cell office:value-type="float" office:value="51419" calcext:value-type="float">
            <text:p>51419</text:p>
          </table:table-cell>
          <table:table-cell table:number-columns-repeated="9"/>
        </table:table-row>
        <table:table-row table:style-name="ro1">
          <table:table-cell office:value-type="float" office:value="25810" calcext:value-type="float">
            <text:p>25810</text:p>
          </table:table-cell>
          <table:table-cell office:value-type="float" office:value="51619" calcext:value-type="float">
            <text:p>51619</text:p>
          </table:table-cell>
          <table:table-cell table:number-columns-repeated="9"/>
        </table:table-row>
        <table:table-row table:style-name="ro1">
          <table:table-cell office:value-type="float" office:value="25910" calcext:value-type="float">
            <text:p>25910</text:p>
          </table:table-cell>
          <table:table-cell office:value-type="float" office:value="51819" calcext:value-type="float">
            <text:p>51819</text:p>
          </table:table-cell>
          <table:table-cell table:number-columns-repeated="9"/>
        </table:table-row>
        <table:table-row table:style-name="ro1">
          <table:table-cell office:value-type="float" office:value="26010" calcext:value-type="float">
            <text:p>26010</text:p>
          </table:table-cell>
          <table:table-cell office:value-type="float" office:value="52019" calcext:value-type="float">
            <text:p>52019</text:p>
          </table:table-cell>
          <table:table-cell table:number-columns-repeated="9"/>
        </table:table-row>
        <table:table-row table:style-name="ro1">
          <table:table-cell office:value-type="float" office:value="26110" calcext:value-type="float">
            <text:p>26110</text:p>
          </table:table-cell>
          <table:table-cell office:value-type="float" office:value="52219" calcext:value-type="float">
            <text:p>52219</text:p>
          </table:table-cell>
          <table:table-cell table:number-columns-repeated="9"/>
        </table:table-row>
        <table:table-row table:style-name="ro1">
          <table:table-cell office:value-type="float" office:value="26210" calcext:value-type="float">
            <text:p>26210</text:p>
          </table:table-cell>
          <table:table-cell office:value-type="float" office:value="52419" calcext:value-type="float">
            <text:p>52419</text:p>
          </table:table-cell>
          <table:table-cell table:number-columns-repeated="9"/>
        </table:table-row>
        <table:table-row table:style-name="ro1">
          <table:table-cell office:value-type="float" office:value="26310" calcext:value-type="float">
            <text:p>26310</text:p>
          </table:table-cell>
          <table:table-cell office:value-type="float" office:value="52619" calcext:value-type="float">
            <text:p>52619</text:p>
          </table:table-cell>
          <table:table-cell table:number-columns-repeated="9"/>
        </table:table-row>
        <table:table-row table:style-name="ro1">
          <table:table-cell office:value-type="float" office:value="26410" calcext:value-type="float">
            <text:p>26410</text:p>
          </table:table-cell>
          <table:table-cell office:value-type="float" office:value="52819" calcext:value-type="float">
            <text:p>52819</text:p>
          </table:table-cell>
          <table:table-cell table:number-columns-repeated="9"/>
        </table:table-row>
        <table:table-row table:style-name="ro1">
          <table:table-cell office:value-type="float" office:value="26510" calcext:value-type="float">
            <text:p>26510</text:p>
          </table:table-cell>
          <table:table-cell office:value-type="float" office:value="53019" calcext:value-type="float">
            <text:p>53019</text:p>
          </table:table-cell>
          <table:table-cell table:number-columns-repeated="9"/>
        </table:table-row>
        <table:table-row table:style-name="ro1">
          <table:table-cell office:value-type="float" office:value="26610" calcext:value-type="float">
            <text:p>26610</text:p>
          </table:table-cell>
          <table:table-cell office:value-type="float" office:value="53219" calcext:value-type="float">
            <text:p>53219</text:p>
          </table:table-cell>
          <table:table-cell table:number-columns-repeated="9"/>
        </table:table-row>
        <table:table-row table:style-name="ro1">
          <table:table-cell office:value-type="float" office:value="26710" calcext:value-type="float">
            <text:p>26710</text:p>
          </table:table-cell>
          <table:table-cell office:value-type="float" office:value="53419" calcext:value-type="float">
            <text:p>53419</text:p>
          </table:table-cell>
          <table:table-cell table:number-columns-repeated="9"/>
        </table:table-row>
        <table:table-row table:style-name="ro1">
          <table:table-cell office:value-type="float" office:value="26810" calcext:value-type="float">
            <text:p>26810</text:p>
          </table:table-cell>
          <table:table-cell office:value-type="float" office:value="53619" calcext:value-type="float">
            <text:p>53619</text:p>
          </table:table-cell>
          <table:table-cell table:number-columns-repeated="9"/>
        </table:table-row>
        <table:table-row table:style-name="ro1">
          <table:table-cell office:value-type="float" office:value="26910" calcext:value-type="float">
            <text:p>26910</text:p>
          </table:table-cell>
          <table:table-cell office:value-type="float" office:value="53819" calcext:value-type="float">
            <text:p>53819</text:p>
          </table:table-cell>
          <table:table-cell table:number-columns-repeated="9"/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54019" calcext:value-type="float">
            <text:p>54019</text:p>
          </table:table-cell>
          <table:table-cell table:number-columns-repeated="9"/>
        </table:table-row>
        <table:table-row table:style-name="ro1">
          <table:table-cell office:value-type="float" office:value="27110" calcext:value-type="float">
            <text:p>27110</text:p>
          </table:table-cell>
          <table:table-cell office:value-type="float" office:value="54219" calcext:value-type="float">
            <text:p>54219</text:p>
          </table:table-cell>
          <table:table-cell table:number-columns-repeated="9"/>
        </table:table-row>
        <table:table-row table:style-name="ro1">
          <table:table-cell office:value-type="float" office:value="27210" calcext:value-type="float">
            <text:p>27210</text:p>
          </table:table-cell>
          <table:table-cell office:value-type="float" office:value="54419" calcext:value-type="float">
            <text:p>54419</text:p>
          </table:table-cell>
          <table:table-cell table:number-columns-repeated="9"/>
        </table:table-row>
        <table:table-row table:style-name="ro1">
          <table:table-cell office:value-type="float" office:value="27310" calcext:value-type="float">
            <text:p>27310</text:p>
          </table:table-cell>
          <table:table-cell office:value-type="float" office:value="54619" calcext:value-type="float">
            <text:p>54619</text:p>
          </table:table-cell>
          <table:table-cell table:number-columns-repeated="9"/>
        </table:table-row>
        <table:table-row table:style-name="ro1">
          <table:table-cell office:value-type="float" office:value="27410" calcext:value-type="float">
            <text:p>27410</text:p>
          </table:table-cell>
          <table:table-cell office:value-type="float" office:value="54819" calcext:value-type="float">
            <text:p>54819</text:p>
          </table:table-cell>
          <table:table-cell table:number-columns-repeated="9"/>
        </table:table-row>
        <table:table-row table:style-name="ro1">
          <table:table-cell office:value-type="float" office:value="27510" calcext:value-type="float">
            <text:p>27510</text:p>
          </table:table-cell>
          <table:table-cell office:value-type="float" office:value="55019" calcext:value-type="float">
            <text:p>55019</text:p>
          </table:table-cell>
          <table:table-cell table:number-columns-repeated="9"/>
        </table:table-row>
        <table:table-row table:style-name="ro1">
          <table:table-cell office:value-type="float" office:value="27610" calcext:value-type="float">
            <text:p>27610</text:p>
          </table:table-cell>
          <table:table-cell office:value-type="float" office:value="55219" calcext:value-type="float">
            <text:p>55219</text:p>
          </table:table-cell>
          <table:table-cell table:number-columns-repeated="9"/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float" office:value="55419" calcext:value-type="float">
            <text:p>55419</text:p>
          </table:table-cell>
          <table:table-cell table:number-columns-repeated="9"/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float" office:value="55619" calcext:value-type="float">
            <text:p>55619</text:p>
          </table:table-cell>
          <table:table-cell table:number-columns-repeated="9"/>
        </table:table-row>
        <table:table-row table:style-name="ro1">
          <table:table-cell office:value-type="float" office:value="27910" calcext:value-type="float">
            <text:p>27910</text:p>
          </table:table-cell>
          <table:table-cell office:value-type="float" office:value="55819" calcext:value-type="float">
            <text:p>55819</text:p>
          </table:table-cell>
          <table:table-cell table:number-columns-repeated="9"/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float" office:value="56019" calcext:value-type="float">
            <text:p>56019</text:p>
          </table:table-cell>
          <table:table-cell table:number-columns-repeated="9"/>
        </table:table-row>
        <table:table-row table:style-name="ro1">
          <table:table-cell office:value-type="float" office:value="28110" calcext:value-type="float">
            <text:p>28110</text:p>
          </table:table-cell>
          <table:table-cell office:value-type="float" office:value="56219" calcext:value-type="float">
            <text:p>56219</text:p>
          </table:table-cell>
          <table:table-cell table:number-columns-repeated="9"/>
        </table:table-row>
        <table:table-row table:style-name="ro1">
          <table:table-cell office:value-type="float" office:value="28210" calcext:value-type="float">
            <text:p>28210</text:p>
          </table:table-cell>
          <table:table-cell office:value-type="float" office:value="56419" calcext:value-type="float">
            <text:p>56419</text:p>
          </table:table-cell>
          <table:table-cell table:number-columns-repeated="9"/>
        </table:table-row>
        <table:table-row table:style-name="ro1">
          <table:table-cell office:value-type="float" office:value="28310" calcext:value-type="float">
            <text:p>28310</text:p>
          </table:table-cell>
          <table:table-cell office:value-type="float" office:value="56619" calcext:value-type="float">
            <text:p>56619</text:p>
          </table:table-cell>
          <table:table-cell table:number-columns-repeated="9"/>
        </table:table-row>
        <table:table-row table:style-name="ro1">
          <table:table-cell office:value-type="float" office:value="28410" calcext:value-type="float">
            <text:p>28410</text:p>
          </table:table-cell>
          <table:table-cell office:value-type="float" office:value="56819" calcext:value-type="float">
            <text:p>56819</text:p>
          </table:table-cell>
          <table:table-cell table:number-columns-repeated="9"/>
        </table:table-row>
        <table:table-row table:style-name="ro1">
          <table:table-cell office:value-type="float" office:value="28510" calcext:value-type="float">
            <text:p>28510</text:p>
          </table:table-cell>
          <table:table-cell office:value-type="float" office:value="57019" calcext:value-type="float">
            <text:p>57019</text:p>
          </table:table-cell>
          <table:table-cell table:number-columns-repeated="9"/>
        </table:table-row>
        <table:table-row table:style-name="ro1">
          <table:table-cell office:value-type="float" office:value="28610" calcext:value-type="float">
            <text:p>28610</text:p>
          </table:table-cell>
          <table:table-cell office:value-type="float" office:value="57219" calcext:value-type="float">
            <text:p>57219</text:p>
          </table:table-cell>
          <table:table-cell table:number-columns-repeated="9"/>
        </table:table-row>
        <table:table-row table:style-name="ro1">
          <table:table-cell office:value-type="float" office:value="28710" calcext:value-type="float">
            <text:p>28710</text:p>
          </table:table-cell>
          <table:table-cell office:value-type="float" office:value="57419" calcext:value-type="float">
            <text:p>57419</text:p>
          </table:table-cell>
          <table:table-cell table:number-columns-repeated="9"/>
        </table:table-row>
        <table:table-row table:style-name="ro1">
          <table:table-cell office:value-type="float" office:value="28810" calcext:value-type="float">
            <text:p>28810</text:p>
          </table:table-cell>
          <table:table-cell office:value-type="float" office:value="57619" calcext:value-type="float">
            <text:p>57619</text:p>
          </table:table-cell>
          <table:table-cell table:number-columns-repeated="9"/>
        </table:table-row>
        <table:table-row table:style-name="ro1">
          <table:table-cell office:value-type="float" office:value="28910" calcext:value-type="float">
            <text:p>28910</text:p>
          </table:table-cell>
          <table:table-cell office:value-type="float" office:value="57819" calcext:value-type="float">
            <text:p>57819</text:p>
          </table:table-cell>
          <table:table-cell table:number-columns-repeated="9"/>
        </table:table-row>
        <table:table-row table:style-name="ro1">
          <table:table-cell office:value-type="float" office:value="29010" calcext:value-type="float">
            <text:p>29010</text:p>
          </table:table-cell>
          <table:table-cell office:value-type="float" office:value="58019" calcext:value-type="float">
            <text:p>58019</text:p>
          </table:table-cell>
          <table:table-cell table:number-columns-repeated="9"/>
        </table:table-row>
        <table:table-row table:style-name="ro1">
          <table:table-cell office:value-type="float" office:value="29110" calcext:value-type="float">
            <text:p>29110</text:p>
          </table:table-cell>
          <table:table-cell office:value-type="float" office:value="58219" calcext:value-type="float">
            <text:p>58219</text:p>
          </table:table-cell>
          <table:table-cell table:number-columns-repeated="9"/>
        </table:table-row>
        <table:table-row table:style-name="ro1">
          <table:table-cell office:value-type="float" office:value="29210" calcext:value-type="float">
            <text:p>29210</text:p>
          </table:table-cell>
          <table:table-cell office:value-type="float" office:value="58419" calcext:value-type="float">
            <text:p>58419</text:p>
          </table:table-cell>
          <table:table-cell table:number-columns-repeated="9"/>
        </table:table-row>
        <table:table-row table:style-name="ro1">
          <table:table-cell office:value-type="float" office:value="29310" calcext:value-type="float">
            <text:p>29310</text:p>
          </table:table-cell>
          <table:table-cell office:value-type="float" office:value="58619" calcext:value-type="float">
            <text:p>58619</text:p>
          </table:table-cell>
          <table:table-cell table:number-columns-repeated="9"/>
        </table:table-row>
        <table:table-row table:style-name="ro1">
          <table:table-cell office:value-type="float" office:value="29410" calcext:value-type="float">
            <text:p>29410</text:p>
          </table:table-cell>
          <table:table-cell office:value-type="float" office:value="58819" calcext:value-type="float">
            <text:p>58819</text:p>
          </table:table-cell>
          <table:table-cell table:number-columns-repeated="9"/>
        </table:table-row>
        <table:table-row table:style-name="ro1">
          <table:table-cell office:value-type="float" office:value="29510" calcext:value-type="float">
            <text:p>29510</text:p>
          </table:table-cell>
          <table:table-cell office:value-type="float" office:value="59019" calcext:value-type="float">
            <text:p>59019</text:p>
          </table:table-cell>
          <table:table-cell table:number-columns-repeated="9"/>
        </table:table-row>
        <table:table-row table:style-name="ro1">
          <table:table-cell office:value-type="float" office:value="29610" calcext:value-type="float">
            <text:p>29610</text:p>
          </table:table-cell>
          <table:table-cell office:value-type="float" office:value="59219" calcext:value-type="float">
            <text:p>59219</text:p>
          </table:table-cell>
          <table:table-cell table:number-columns-repeated="9"/>
        </table:table-row>
        <table:table-row table:style-name="ro1">
          <table:table-cell office:value-type="float" office:value="29710" calcext:value-type="float">
            <text:p>29710</text:p>
          </table:table-cell>
          <table:table-cell office:value-type="float" office:value="59419" calcext:value-type="float">
            <text:p>59419</text:p>
          </table:table-cell>
          <table:table-cell table:number-columns-repeated="9"/>
        </table:table-row>
        <table:table-row table:style-name="ro1">
          <table:table-cell office:value-type="float" office:value="29810" calcext:value-type="float">
            <text:p>29810</text:p>
          </table:table-cell>
          <table:table-cell office:value-type="float" office:value="59619" calcext:value-type="float">
            <text:p>59619</text:p>
          </table:table-cell>
          <table:table-cell table:number-columns-repeated="9"/>
        </table:table-row>
        <table:table-row table:style-name="ro1">
          <table:table-cell office:value-type="float" office:value="29910" calcext:value-type="float">
            <text:p>29910</text:p>
          </table:table-cell>
          <table:table-cell office:value-type="float" office:value="59819" calcext:value-type="float">
            <text:p>59819</text:p>
          </table:table-cell>
          <table:table-cell table:number-columns-repeated="9"/>
        </table:table-row>
        <table:table-row table:style-name="ro1">
          <table:table-cell office:value-type="float" office:value="30010" calcext:value-type="float">
            <text:p>30010</text:p>
          </table:table-cell>
          <table:table-cell office:value-type="float" office:value="60019" calcext:value-type="float">
            <text:p>60019</text:p>
          </table:table-cell>
          <table:table-cell table:number-columns-repeated="9"/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float" office:value="60219" calcext:value-type="float">
            <text:p>60219</text:p>
          </table:table-cell>
          <table:table-cell table:number-columns-repeated="9"/>
        </table:table-row>
        <table:table-row table:style-name="ro1">
          <table:table-cell office:value-type="float" office:value="30210" calcext:value-type="float">
            <text:p>30210</text:p>
          </table:table-cell>
          <table:table-cell office:value-type="float" office:value="60419" calcext:value-type="float">
            <text:p>60419</text:p>
          </table:table-cell>
          <table:table-cell table:number-columns-repeated="9"/>
        </table:table-row>
        <table:table-row table:style-name="ro1">
          <table:table-cell office:value-type="float" office:value="30310" calcext:value-type="float">
            <text:p>30310</text:p>
          </table:table-cell>
          <table:table-cell office:value-type="float" office:value="60619" calcext:value-type="float">
            <text:p>60619</text:p>
          </table:table-cell>
          <table:table-cell table:number-columns-repeated="9"/>
        </table:table-row>
        <table:table-row table:style-name="ro1">
          <table:table-cell office:value-type="float" office:value="30410" calcext:value-type="float">
            <text:p>30410</text:p>
          </table:table-cell>
          <table:table-cell office:value-type="float" office:value="60819" calcext:value-type="float">
            <text:p>60819</text:p>
          </table:table-cell>
          <table:table-cell table:number-columns-repeated="9"/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float" office:value="61019" calcext:value-type="float">
            <text:p>61019</text:p>
          </table:table-cell>
          <table:table-cell table:number-columns-repeated="9"/>
        </table:table-row>
        <table:table-row table:style-name="ro1">
          <table:table-cell office:value-type="float" office:value="30610" calcext:value-type="float">
            <text:p>30610</text:p>
          </table:table-cell>
          <table:table-cell office:value-type="float" office:value="61219" calcext:value-type="float">
            <text:p>61219</text:p>
          </table:table-cell>
          <table:table-cell table:number-columns-repeated="9"/>
        </table:table-row>
        <table:table-row table:style-name="ro1">
          <table:table-cell office:value-type="float" office:value="30710" calcext:value-type="float">
            <text:p>30710</text:p>
          </table:table-cell>
          <table:table-cell office:value-type="float" office:value="61419" calcext:value-type="float">
            <text:p>61419</text:p>
          </table:table-cell>
          <table:table-cell table:number-columns-repeated="9"/>
        </table:table-row>
        <table:table-row table:style-name="ro1">
          <table:table-cell office:value-type="float" office:value="30810" calcext:value-type="float">
            <text:p>30810</text:p>
          </table:table-cell>
          <table:table-cell office:value-type="float" office:value="61619" calcext:value-type="float">
            <text:p>61619</text:p>
          </table:table-cell>
          <table:table-cell table:number-columns-repeated="9"/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float" office:value="61819" calcext:value-type="float">
            <text:p>61819</text:p>
          </table:table-cell>
          <table:table-cell table:number-columns-repeated="9"/>
        </table:table-row>
        <table:table-row table:style-name="ro1">
          <table:table-cell office:value-type="float" office:value="31010" calcext:value-type="float">
            <text:p>31010</text:p>
          </table:table-cell>
          <table:table-cell office:value-type="float" office:value="62019" calcext:value-type="float">
            <text:p>62019</text:p>
          </table:table-cell>
          <table:table-cell table:number-columns-repeated="9"/>
        </table:table-row>
        <table:table-row table:style-name="ro1">
          <table:table-cell office:value-type="float" office:value="31110" calcext:value-type="float">
            <text:p>31110</text:p>
          </table:table-cell>
          <table:table-cell office:value-type="float" office:value="62219" calcext:value-type="float">
            <text:p>62219</text:p>
          </table:table-cell>
          <table:table-cell table:number-columns-repeated="9"/>
        </table:table-row>
        <table:table-row table:style-name="ro1">
          <table:table-cell office:value-type="float" office:value="31210" calcext:value-type="float">
            <text:p>31210</text:p>
          </table:table-cell>
          <table:table-cell office:value-type="float" office:value="62419" calcext:value-type="float">
            <text:p>62419</text:p>
          </table:table-cell>
          <table:table-cell table:number-columns-repeated="9"/>
        </table:table-row>
        <table:table-row table:style-name="ro1">
          <table:table-cell office:value-type="float" office:value="31310" calcext:value-type="float">
            <text:p>31310</text:p>
          </table:table-cell>
          <table:table-cell office:value-type="float" office:value="62619" calcext:value-type="float">
            <text:p>62619</text:p>
          </table:table-cell>
          <table:table-cell table:number-columns-repeated="9"/>
        </table:table-row>
        <table:table-row table:style-name="ro1">
          <table:table-cell office:value-type="float" office:value="31410" calcext:value-type="float">
            <text:p>31410</text:p>
          </table:table-cell>
          <table:table-cell office:value-type="float" office:value="62819" calcext:value-type="float">
            <text:p>62819</text:p>
          </table:table-cell>
          <table:table-cell table:number-columns-repeated="9"/>
        </table:table-row>
        <table:table-row table:style-name="ro1">
          <table:table-cell office:value-type="float" office:value="31510" calcext:value-type="float">
            <text:p>31510</text:p>
          </table:table-cell>
          <table:table-cell office:value-type="float" office:value="63019" calcext:value-type="float">
            <text:p>63019</text:p>
          </table:table-cell>
          <table:table-cell table:number-columns-repeated="9"/>
        </table:table-row>
        <table:table-row table:style-name="ro1">
          <table:table-cell office:value-type="float" office:value="31610" calcext:value-type="float">
            <text:p>31610</text:p>
          </table:table-cell>
          <table:table-cell office:value-type="float" office:value="63219" calcext:value-type="float">
            <text:p>63219</text:p>
          </table:table-cell>
          <table:table-cell table:number-columns-repeated="9"/>
        </table:table-row>
        <table:table-row table:style-name="ro1">
          <table:table-cell office:value-type="float" office:value="31710" calcext:value-type="float">
            <text:p>31710</text:p>
          </table:table-cell>
          <table:table-cell office:value-type="float" office:value="63419" calcext:value-type="float">
            <text:p>63419</text:p>
          </table:table-cell>
          <table:table-cell table:number-columns-repeated="9"/>
        </table:table-row>
        <table:table-row table:style-name="ro1">
          <table:table-cell office:value-type="float" office:value="31810" calcext:value-type="float">
            <text:p>31810</text:p>
          </table:table-cell>
          <table:table-cell office:value-type="float" office:value="63619" calcext:value-type="float">
            <text:p>63619</text:p>
          </table:table-cell>
          <table:table-cell table:number-columns-repeated="9"/>
        </table:table-row>
        <table:table-row table:style-name="ro1">
          <table:table-cell office:value-type="float" office:value="31910" calcext:value-type="float">
            <text:p>31910</text:p>
          </table:table-cell>
          <table:table-cell office:value-type="float" office:value="63819" calcext:value-type="float">
            <text:p>63819</text:p>
          </table:table-cell>
          <table:table-cell table:number-columns-repeated="9"/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64019" calcext:value-type="float">
            <text:p>64019</text:p>
          </table:table-cell>
          <table:table-cell table:number-columns-repeated="9"/>
        </table:table-row>
        <table:table-row table:style-name="ro1">
          <table:table-cell office:value-type="float" office:value="32110" calcext:value-type="float">
            <text:p>32110</text:p>
          </table:table-cell>
          <table:table-cell office:value-type="float" office:value="64219" calcext:value-type="float">
            <text:p>64219</text:p>
          </table:table-cell>
          <table:table-cell table:number-columns-repeated="9"/>
        </table:table-row>
        <table:table-row table:style-name="ro1">
          <table:table-cell office:value-type="float" office:value="32210" calcext:value-type="float">
            <text:p>32210</text:p>
          </table:table-cell>
          <table:table-cell office:value-type="float" office:value="64419" calcext:value-type="float">
            <text:p>64419</text:p>
          </table:table-cell>
          <table:table-cell table:number-columns-repeated="9"/>
        </table:table-row>
        <table:table-row table:style-name="ro1">
          <table:table-cell office:value-type="float" office:value="32310" calcext:value-type="float">
            <text:p>32310</text:p>
          </table:table-cell>
          <table:table-cell office:value-type="float" office:value="64619" calcext:value-type="float">
            <text:p>64619</text:p>
          </table:table-cell>
          <table:table-cell table:number-columns-repeated="9"/>
        </table:table-row>
        <table:table-row table:style-name="ro1">
          <table:table-cell office:value-type="float" office:value="32410" calcext:value-type="float">
            <text:p>32410</text:p>
          </table:table-cell>
          <table:table-cell office:value-type="float" office:value="64819" calcext:value-type="float">
            <text:p>64819</text:p>
          </table:table-cell>
          <table:table-cell table:number-columns-repeated="9"/>
        </table:table-row>
        <table:table-row table:style-name="ro1">
          <table:table-cell office:value-type="float" office:value="32510" calcext:value-type="float">
            <text:p>32510</text:p>
          </table:table-cell>
          <table:table-cell office:value-type="float" office:value="65019" calcext:value-type="float">
            <text:p>65019</text:p>
          </table:table-cell>
          <table:table-cell table:number-columns-repeated="9"/>
        </table:table-row>
        <table:table-row table:style-name="ro1">
          <table:table-cell office:value-type="float" office:value="32610" calcext:value-type="float">
            <text:p>32610</text:p>
          </table:table-cell>
          <table:table-cell office:value-type="float" office:value="65219" calcext:value-type="float">
            <text:p>65219</text:p>
          </table:table-cell>
          <table:table-cell table:number-columns-repeated="9"/>
        </table:table-row>
        <table:table-row table:style-name="ro1">
          <table:table-cell office:value-type="float" office:value="32710" calcext:value-type="float">
            <text:p>32710</text:p>
          </table:table-cell>
          <table:table-cell office:value-type="float" office:value="65419" calcext:value-type="float">
            <text:p>65419</text:p>
          </table:table-cell>
          <table:table-cell table:number-columns-repeated="9"/>
        </table:table-row>
        <table:table-row table:style-name="ro1">
          <table:table-cell office:value-type="float" office:value="32810" calcext:value-type="float">
            <text:p>32810</text:p>
          </table:table-cell>
          <table:table-cell office:value-type="float" office:value="65619" calcext:value-type="float">
            <text:p>65619</text:p>
          </table:table-cell>
          <table:table-cell table:number-columns-repeated="9"/>
        </table:table-row>
        <table:table-row table:style-name="ro1">
          <table:table-cell office:value-type="float" office:value="32910" calcext:value-type="float">
            <text:p>32910</text:p>
          </table:table-cell>
          <table:table-cell office:value-type="float" office:value="65819" calcext:value-type="float">
            <text:p>65819</text:p>
          </table:table-cell>
          <table:table-cell table:number-columns-repeated="9"/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float" office:value="66019" calcext:value-type="float">
            <text:p>66019</text:p>
          </table:table-cell>
          <table:table-cell table:number-columns-repeated="9"/>
        </table:table-row>
        <table:table-row table:style-name="ro1">
          <table:table-cell office:value-type="float" office:value="33110" calcext:value-type="float">
            <text:p>33110</text:p>
          </table:table-cell>
          <table:table-cell office:value-type="float" office:value="66219" calcext:value-type="float">
            <text:p>66219</text:p>
          </table:table-cell>
          <table:table-cell table:number-columns-repeated="9"/>
        </table:table-row>
        <table:table-row table:style-name="ro1">
          <table:table-cell office:value-type="float" office:value="33210" calcext:value-type="float">
            <text:p>33210</text:p>
          </table:table-cell>
          <table:table-cell office:value-type="float" office:value="66419" calcext:value-type="float">
            <text:p>66419</text:p>
          </table:table-cell>
          <table:table-cell table:number-columns-repeated="9"/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66619" calcext:value-type="float">
            <text:p>66619</text:p>
          </table:table-cell>
          <table:table-cell table:number-columns-repeated="9"/>
        </table:table-row>
        <table:table-row table:style-name="ro1">
          <table:table-cell office:value-type="float" office:value="33410" calcext:value-type="float">
            <text:p>33410</text:p>
          </table:table-cell>
          <table:table-cell office:value-type="float" office:value="66819" calcext:value-type="float">
            <text:p>66819</text:p>
          </table:table-cell>
          <table:table-cell table:number-columns-repeated="9"/>
        </table:table-row>
        <table:table-row table:style-name="ro1">
          <table:table-cell office:value-type="float" office:value="33510" calcext:value-type="float">
            <text:p>33510</text:p>
          </table:table-cell>
          <table:table-cell office:value-type="float" office:value="67019" calcext:value-type="float">
            <text:p>67019</text:p>
          </table:table-cell>
          <table:table-cell table:number-columns-repeated="9"/>
        </table:table-row>
        <table:table-row table:style-name="ro1">
          <table:table-cell office:value-type="float" office:value="33610" calcext:value-type="float">
            <text:p>33610</text:p>
          </table:table-cell>
          <table:table-cell office:value-type="float" office:value="67219" calcext:value-type="float">
            <text:p>67219</text:p>
          </table:table-cell>
          <table:table-cell table:number-columns-repeated="9"/>
        </table:table-row>
        <table:table-row table:style-name="ro1">
          <table:table-cell office:value-type="float" office:value="33710" calcext:value-type="float">
            <text:p>33710</text:p>
          </table:table-cell>
          <table:table-cell office:value-type="float" office:value="67419" calcext:value-type="float">
            <text:p>67419</text:p>
          </table:table-cell>
          <table:table-cell table:number-columns-repeated="9"/>
        </table:table-row>
        <table:table-row table:style-name="ro1">
          <table:table-cell office:value-type="float" office:value="33810" calcext:value-type="float">
            <text:p>33810</text:p>
          </table:table-cell>
          <table:table-cell office:value-type="float" office:value="67619" calcext:value-type="float">
            <text:p>67619</text:p>
          </table:table-cell>
          <table:table-cell table:number-columns-repeated="9"/>
        </table:table-row>
        <table:table-row table:style-name="ro1">
          <table:table-cell office:value-type="float" office:value="33910" calcext:value-type="float">
            <text:p>33910</text:p>
          </table:table-cell>
          <table:table-cell office:value-type="float" office:value="67819" calcext:value-type="float">
            <text:p>67819</text:p>
          </table:table-cell>
          <table:table-cell table:number-columns-repeated="9"/>
        </table:table-row>
        <table:table-row table:style-name="ro1">
          <table:table-cell office:value-type="float" office:value="34010" calcext:value-type="float">
            <text:p>34010</text:p>
          </table:table-cell>
          <table:table-cell office:value-type="float" office:value="68019" calcext:value-type="float">
            <text:p>68019</text:p>
          </table:table-cell>
          <table:table-cell table:number-columns-repeated="9"/>
        </table:table-row>
        <table:table-row table:style-name="ro1">
          <table:table-cell office:value-type="float" office:value="34110" calcext:value-type="float">
            <text:p>34110</text:p>
          </table:table-cell>
          <table:table-cell office:value-type="float" office:value="68219" calcext:value-type="float">
            <text:p>68219</text:p>
          </table:table-cell>
          <table:table-cell table:number-columns-repeated="9"/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68419" calcext:value-type="float">
            <text:p>68419</text:p>
          </table:table-cell>
          <table:table-cell table:number-columns-repeated="9"/>
        </table:table-row>
        <table:table-row table:style-name="ro1">
          <table:table-cell office:value-type="float" office:value="34310" calcext:value-type="float">
            <text:p>34310</text:p>
          </table:table-cell>
          <table:table-cell office:value-type="float" office:value="68619" calcext:value-type="float">
            <text:p>68619</text:p>
          </table:table-cell>
          <table:table-cell table:number-columns-repeated="9"/>
        </table:table-row>
        <table:table-row table:style-name="ro1">
          <table:table-cell office:value-type="float" office:value="34410" calcext:value-type="float">
            <text:p>34410</text:p>
          </table:table-cell>
          <table:table-cell office:value-type="float" office:value="68819" calcext:value-type="float">
            <text:p>68819</text:p>
          </table:table-cell>
          <table:table-cell table:number-columns-repeated="9"/>
        </table:table-row>
        <table:table-row table:style-name="ro1">
          <table:table-cell office:value-type="float" office:value="34510" calcext:value-type="float">
            <text:p>34510</text:p>
          </table:table-cell>
          <table:table-cell office:value-type="float" office:value="69019" calcext:value-type="float">
            <text:p>69019</text:p>
          </table:table-cell>
          <table:table-cell table:number-columns-repeated="9"/>
        </table:table-row>
        <table:table-row table:style-name="ro1">
          <table:table-cell office:value-type="float" office:value="34610" calcext:value-type="float">
            <text:p>34610</text:p>
          </table:table-cell>
          <table:table-cell office:value-type="float" office:value="69219" calcext:value-type="float">
            <text:p>69219</text:p>
          </table:table-cell>
          <table:table-cell table:number-columns-repeated="9"/>
        </table:table-row>
        <table:table-row table:style-name="ro1">
          <table:table-cell office:value-type="float" office:value="34710" calcext:value-type="float">
            <text:p>34710</text:p>
          </table:table-cell>
          <table:table-cell office:value-type="float" office:value="69419" calcext:value-type="float">
            <text:p>69419</text:p>
          </table:table-cell>
          <table:table-cell table:number-columns-repeated="9"/>
        </table:table-row>
        <table:table-row table:style-name="ro1">
          <table:table-cell office:value-type="float" office:value="34810" calcext:value-type="float">
            <text:p>34810</text:p>
          </table:table-cell>
          <table:table-cell office:value-type="float" office:value="69619" calcext:value-type="float">
            <text:p>69619</text:p>
          </table:table-cell>
          <table:table-cell table:number-columns-repeated="9"/>
        </table:table-row>
        <table:table-row table:style-name="ro1">
          <table:table-cell office:value-type="float" office:value="34910" calcext:value-type="float">
            <text:p>34910</text:p>
          </table:table-cell>
          <table:table-cell office:value-type="float" office:value="69819" calcext:value-type="float">
            <text:p>69819</text:p>
          </table:table-cell>
          <table:table-cell table:number-columns-repeated="9"/>
        </table:table-row>
        <table:table-row table:style-name="ro1">
          <table:table-cell office:value-type="float" office:value="35010" calcext:value-type="float">
            <text:p>35010</text:p>
          </table:table-cell>
          <table:table-cell office:value-type="float" office:value="70019" calcext:value-type="float">
            <text:p>70019</text:p>
          </table:table-cell>
          <table:table-cell table:number-columns-repeated="9"/>
        </table:table-row>
        <table:table-row table:style-name="ro1">
          <table:table-cell office:value-type="float" office:value="35110" calcext:value-type="float">
            <text:p>35110</text:p>
          </table:table-cell>
          <table:table-cell office:value-type="float" office:value="70219" calcext:value-type="float">
            <text:p>70219</text:p>
          </table:table-cell>
          <table:table-cell table:number-columns-repeated="9"/>
        </table:table-row>
        <table:table-row table:style-name="ro1">
          <table:table-cell office:value-type="float" office:value="35210" calcext:value-type="float">
            <text:p>35210</text:p>
          </table:table-cell>
          <table:table-cell office:value-type="float" office:value="70419" calcext:value-type="float">
            <text:p>70419</text:p>
          </table:table-cell>
          <table:table-cell table:number-columns-repeated="9"/>
        </table:table-row>
        <table:table-row table:style-name="ro1">
          <table:table-cell office:value-type="float" office:value="35310" calcext:value-type="float">
            <text:p>35310</text:p>
          </table:table-cell>
          <table:table-cell office:value-type="float" office:value="70619" calcext:value-type="float">
            <text:p>70619</text:p>
          </table:table-cell>
          <table:table-cell table:number-columns-repeated="9"/>
        </table:table-row>
        <table:table-row table:style-name="ro1">
          <table:table-cell office:value-type="float" office:value="35410" calcext:value-type="float">
            <text:p>35410</text:p>
          </table:table-cell>
          <table:table-cell office:value-type="float" office:value="70819" calcext:value-type="float">
            <text:p>70819</text:p>
          </table:table-cell>
          <table:table-cell table:number-columns-repeated="9"/>
        </table:table-row>
        <table:table-row table:style-name="ro1">
          <table:table-cell office:value-type="float" office:value="35510" calcext:value-type="float">
            <text:p>35510</text:p>
          </table:table-cell>
          <table:table-cell office:value-type="float" office:value="71019" calcext:value-type="float">
            <text:p>71019</text:p>
          </table:table-cell>
          <table:table-cell table:number-columns-repeated="9"/>
        </table:table-row>
        <table:table-row table:style-name="ro1">
          <table:table-cell office:value-type="float" office:value="35610" calcext:value-type="float">
            <text:p>35610</text:p>
          </table:table-cell>
          <table:table-cell office:value-type="float" office:value="71219" calcext:value-type="float">
            <text:p>71219</text:p>
          </table:table-cell>
          <table:table-cell table:number-columns-repeated="9"/>
        </table:table-row>
        <table:table-row table:style-name="ro1">
          <table:table-cell office:value-type="float" office:value="35710" calcext:value-type="float">
            <text:p>35710</text:p>
          </table:table-cell>
          <table:table-cell office:value-type="float" office:value="71419" calcext:value-type="float">
            <text:p>71419</text:p>
          </table:table-cell>
          <table:table-cell table:number-columns-repeated="9"/>
        </table:table-row>
        <table:table-row table:style-name="ro1">
          <table:table-cell office:value-type="float" office:value="35810" calcext:value-type="float">
            <text:p>35810</text:p>
          </table:table-cell>
          <table:table-cell office:value-type="float" office:value="71619" calcext:value-type="float">
            <text:p>71619</text:p>
          </table:table-cell>
          <table:table-cell table:number-columns-repeated="9"/>
        </table:table-row>
        <table:table-row table:style-name="ro1">
          <table:table-cell office:value-type="float" office:value="35910" calcext:value-type="float">
            <text:p>35910</text:p>
          </table:table-cell>
          <table:table-cell office:value-type="float" office:value="71819" calcext:value-type="float">
            <text:p>71819</text:p>
          </table:table-cell>
          <table:table-cell table:number-columns-repeated="9"/>
        </table:table-row>
        <table:table-row table:style-name="ro1">
          <table:table-cell office:value-type="float" office:value="36010" calcext:value-type="float">
            <text:p>36010</text:p>
          </table:table-cell>
          <table:table-cell office:value-type="float" office:value="72019" calcext:value-type="float">
            <text:p>72019</text:p>
          </table:table-cell>
          <table:table-cell table:number-columns-repeated="9"/>
        </table:table-row>
        <table:table-row table:style-name="ro1">
          <table:table-cell office:value-type="float" office:value="36110" calcext:value-type="float">
            <text:p>36110</text:p>
          </table:table-cell>
          <table:table-cell office:value-type="float" office:value="72219" calcext:value-type="float">
            <text:p>72219</text:p>
          </table:table-cell>
          <table:table-cell table:number-columns-repeated="9"/>
        </table:table-row>
        <table:table-row table:style-name="ro1">
          <table:table-cell office:value-type="float" office:value="36210" calcext:value-type="float">
            <text:p>36210</text:p>
          </table:table-cell>
          <table:table-cell office:value-type="float" office:value="72419" calcext:value-type="float">
            <text:p>72419</text:p>
          </table:table-cell>
          <table:table-cell table:number-columns-repeated="9"/>
        </table:table-row>
        <table:table-row table:style-name="ro1">
          <table:table-cell office:value-type="float" office:value="36310" calcext:value-type="float">
            <text:p>36310</text:p>
          </table:table-cell>
          <table:table-cell office:value-type="float" office:value="72619" calcext:value-type="float">
            <text:p>72619</text:p>
          </table:table-cell>
          <table:table-cell table:number-columns-repeated="9"/>
        </table:table-row>
        <table:table-row table:style-name="ro1">
          <table:table-cell office:value-type="float" office:value="36410" calcext:value-type="float">
            <text:p>36410</text:p>
          </table:table-cell>
          <table:table-cell office:value-type="float" office:value="72819" calcext:value-type="float">
            <text:p>72819</text:p>
          </table:table-cell>
          <table:table-cell table:number-columns-repeated="9"/>
        </table:table-row>
        <table:table-row table:style-name="ro1">
          <table:table-cell office:value-type="float" office:value="36510" calcext:value-type="float">
            <text:p>36510</text:p>
          </table:table-cell>
          <table:table-cell office:value-type="float" office:value="73019" calcext:value-type="float">
            <text:p>73019</text:p>
          </table:table-cell>
          <table:table-cell table:number-columns-repeated="9"/>
        </table:table-row>
        <table:table-row table:style-name="ro1">
          <table:table-cell office:value-type="float" office:value="36610" calcext:value-type="float">
            <text:p>36610</text:p>
          </table:table-cell>
          <table:table-cell office:value-type="float" office:value="73219" calcext:value-type="float">
            <text:p>73219</text:p>
          </table:table-cell>
          <table:table-cell table:number-columns-repeated="9"/>
        </table:table-row>
        <table:table-row table:style-name="ro1">
          <table:table-cell office:value-type="float" office:value="36710" calcext:value-type="float">
            <text:p>36710</text:p>
          </table:table-cell>
          <table:table-cell office:value-type="float" office:value="73419" calcext:value-type="float">
            <text:p>73419</text:p>
          </table:table-cell>
          <table:table-cell table:number-columns-repeated="9"/>
        </table:table-row>
        <table:table-row table:style-name="ro1">
          <table:table-cell office:value-type="float" office:value="36810" calcext:value-type="float">
            <text:p>36810</text:p>
          </table:table-cell>
          <table:table-cell office:value-type="float" office:value="73619" calcext:value-type="float">
            <text:p>73619</text:p>
          </table:table-cell>
          <table:table-cell table:number-columns-repeated="9"/>
        </table:table-row>
        <table:table-row table:style-name="ro1">
          <table:table-cell office:value-type="float" office:value="36910" calcext:value-type="float">
            <text:p>36910</text:p>
          </table:table-cell>
          <table:table-cell office:value-type="float" office:value="73819" calcext:value-type="float">
            <text:p>73819</text:p>
          </table:table-cell>
          <table:table-cell table:number-columns-repeated="9"/>
        </table:table-row>
        <table:table-row table:style-name="ro1">
          <table:table-cell office:value-type="float" office:value="37010" calcext:value-type="float">
            <text:p>37010</text:p>
          </table:table-cell>
          <table:table-cell office:value-type="float" office:value="74019" calcext:value-type="float">
            <text:p>74019</text:p>
          </table:table-cell>
          <table:table-cell table:number-columns-repeated="9"/>
        </table:table-row>
        <table:table-row table:style-name="ro1">
          <table:table-cell office:value-type="float" office:value="37110" calcext:value-type="float">
            <text:p>37110</text:p>
          </table:table-cell>
          <table:table-cell office:value-type="float" office:value="74219" calcext:value-type="float">
            <text:p>74219</text:p>
          </table:table-cell>
          <table:table-cell table:number-columns-repeated="9"/>
        </table:table-row>
        <table:table-row table:style-name="ro1">
          <table:table-cell office:value-type="float" office:value="37210" calcext:value-type="float">
            <text:p>37210</text:p>
          </table:table-cell>
          <table:table-cell office:value-type="float" office:value="74419" calcext:value-type="float">
            <text:p>74419</text:p>
          </table:table-cell>
          <table:table-cell table:number-columns-repeated="9"/>
        </table:table-row>
        <table:table-row table:style-name="ro1">
          <table:table-cell office:value-type="float" office:value="37310" calcext:value-type="float">
            <text:p>37310</text:p>
          </table:table-cell>
          <table:table-cell office:value-type="float" office:value="74619" calcext:value-type="float">
            <text:p>74619</text:p>
          </table:table-cell>
          <table:table-cell table:number-columns-repeated="9"/>
        </table:table-row>
        <table:table-row table:style-name="ro1">
          <table:table-cell office:value-type="float" office:value="37410" calcext:value-type="float">
            <text:p>37410</text:p>
          </table:table-cell>
          <table:table-cell office:value-type="float" office:value="74819" calcext:value-type="float">
            <text:p>74819</text:p>
          </table:table-cell>
          <table:table-cell table:number-columns-repeated="9"/>
        </table:table-row>
        <table:table-row table:style-name="ro1">
          <table:table-cell office:value-type="float" office:value="37510" calcext:value-type="float">
            <text:p>37510</text:p>
          </table:table-cell>
          <table:table-cell office:value-type="float" office:value="75019" calcext:value-type="float">
            <text:p>75019</text:p>
          </table:table-cell>
          <table:table-cell table:number-columns-repeated="9"/>
        </table:table-row>
        <table:table-row table:style-name="ro1">
          <table:table-cell office:value-type="float" office:value="37610" calcext:value-type="float">
            <text:p>37610</text:p>
          </table:table-cell>
          <table:table-cell office:value-type="float" office:value="75219" calcext:value-type="float">
            <text:p>75219</text:p>
          </table:table-cell>
          <table:table-cell table:number-columns-repeated="9"/>
        </table:table-row>
        <table:table-row table:style-name="ro1">
          <table:table-cell office:value-type="float" office:value="37710" calcext:value-type="float">
            <text:p>37710</text:p>
          </table:table-cell>
          <table:table-cell office:value-type="float" office:value="75419" calcext:value-type="float">
            <text:p>75419</text:p>
          </table:table-cell>
          <table:table-cell table:number-columns-repeated="9"/>
        </table:table-row>
        <table:table-row table:style-name="ro1">
          <table:table-cell office:value-type="float" office:value="37810" calcext:value-type="float">
            <text:p>37810</text:p>
          </table:table-cell>
          <table:table-cell office:value-type="float" office:value="75619" calcext:value-type="float">
            <text:p>75619</text:p>
          </table:table-cell>
          <table:table-cell table:number-columns-repeated="9"/>
        </table:table-row>
        <table:table-row table:style-name="ro1">
          <table:table-cell office:value-type="float" office:value="37910" calcext:value-type="float">
            <text:p>37910</text:p>
          </table:table-cell>
          <table:table-cell office:value-type="float" office:value="75819" calcext:value-type="float">
            <text:p>75819</text:p>
          </table:table-cell>
          <table:table-cell table:number-columns-repeated="9"/>
        </table:table-row>
        <table:table-row table:style-name="ro1">
          <table:table-cell office:value-type="float" office:value="38010" calcext:value-type="float">
            <text:p>38010</text:p>
          </table:table-cell>
          <table:table-cell office:value-type="float" office:value="76019" calcext:value-type="float">
            <text:p>76019</text:p>
          </table:table-cell>
          <table:table-cell table:number-columns-repeated="9"/>
        </table:table-row>
        <table:table-row table:style-name="ro1">
          <table:table-cell office:value-type="float" office:value="38110" calcext:value-type="float">
            <text:p>38110</text:p>
          </table:table-cell>
          <table:table-cell office:value-type="float" office:value="76219" calcext:value-type="float">
            <text:p>76219</text:p>
          </table:table-cell>
          <table:table-cell table:number-columns-repeated="9"/>
        </table:table-row>
        <table:table-row table:style-name="ro1">
          <table:table-cell office:value-type="float" office:value="38210" calcext:value-type="float">
            <text:p>38210</text:p>
          </table:table-cell>
          <table:table-cell office:value-type="float" office:value="76419" calcext:value-type="float">
            <text:p>76419</text:p>
          </table:table-cell>
          <table:table-cell table:number-columns-repeated="9"/>
        </table:table-row>
        <table:table-row table:style-name="ro1">
          <table:table-cell office:value-type="float" office:value="38310" calcext:value-type="float">
            <text:p>38310</text:p>
          </table:table-cell>
          <table:table-cell office:value-type="float" office:value="76619" calcext:value-type="float">
            <text:p>76619</text:p>
          </table:table-cell>
          <table:table-cell table:number-columns-repeated="9"/>
        </table:table-row>
        <table:table-row table:style-name="ro1">
          <table:table-cell office:value-type="float" office:value="38410" calcext:value-type="float">
            <text:p>38410</text:p>
          </table:table-cell>
          <table:table-cell office:value-type="float" office:value="76819" calcext:value-type="float">
            <text:p>76819</text:p>
          </table:table-cell>
          <table:table-cell table:number-columns-repeated="9"/>
        </table:table-row>
        <table:table-row table:style-name="ro1">
          <table:table-cell office:value-type="float" office:value="38510" calcext:value-type="float">
            <text:p>38510</text:p>
          </table:table-cell>
          <table:table-cell office:value-type="float" office:value="77019" calcext:value-type="float">
            <text:p>77019</text:p>
          </table:table-cell>
          <table:table-cell table:number-columns-repeated="9"/>
        </table:table-row>
        <table:table-row table:style-name="ro1">
          <table:table-cell office:value-type="float" office:value="38610" calcext:value-type="float">
            <text:p>38610</text:p>
          </table:table-cell>
          <table:table-cell office:value-type="float" office:value="77219" calcext:value-type="float">
            <text:p>77219</text:p>
          </table:table-cell>
          <table:table-cell table:number-columns-repeated="9"/>
        </table:table-row>
        <table:table-row table:style-name="ro1">
          <table:table-cell office:value-type="float" office:value="38710" calcext:value-type="float">
            <text:p>38710</text:p>
          </table:table-cell>
          <table:table-cell office:value-type="float" office:value="77419" calcext:value-type="float">
            <text:p>77419</text:p>
          </table:table-cell>
          <table:table-cell table:number-columns-repeated="9"/>
        </table:table-row>
        <table:table-row table:style-name="ro1">
          <table:table-cell office:value-type="float" office:value="38810" calcext:value-type="float">
            <text:p>38810</text:p>
          </table:table-cell>
          <table:table-cell office:value-type="float" office:value="77619" calcext:value-type="float">
            <text:p>77619</text:p>
          </table:table-cell>
          <table:table-cell table:number-columns-repeated="9"/>
        </table:table-row>
        <table:table-row table:style-name="ro1">
          <table:table-cell office:value-type="float" office:value="38910" calcext:value-type="float">
            <text:p>38910</text:p>
          </table:table-cell>
          <table:table-cell office:value-type="float" office:value="77819" calcext:value-type="float">
            <text:p>77819</text:p>
          </table:table-cell>
          <table:table-cell table:number-columns-repeated="9"/>
        </table:table-row>
        <table:table-row table:style-name="ro1">
          <table:table-cell office:value-type="float" office:value="39010" calcext:value-type="float">
            <text:p>39010</text:p>
          </table:table-cell>
          <table:table-cell office:value-type="float" office:value="78019" calcext:value-type="float">
            <text:p>78019</text:p>
          </table:table-cell>
          <table:table-cell table:number-columns-repeated="9"/>
        </table:table-row>
        <table:table-row table:style-name="ro1">
          <table:table-cell office:value-type="float" office:value="39110" calcext:value-type="float">
            <text:p>39110</text:p>
          </table:table-cell>
          <table:table-cell office:value-type="float" office:value="78219" calcext:value-type="float">
            <text:p>78219</text:p>
          </table:table-cell>
          <table:table-cell table:number-columns-repeated="9"/>
        </table:table-row>
        <table:table-row table:style-name="ro1">
          <table:table-cell office:value-type="float" office:value="39210" calcext:value-type="float">
            <text:p>39210</text:p>
          </table:table-cell>
          <table:table-cell office:value-type="float" office:value="78419" calcext:value-type="float">
            <text:p>78419</text:p>
          </table:table-cell>
          <table:table-cell table:number-columns-repeated="9"/>
        </table:table-row>
        <table:table-row table:style-name="ro1">
          <table:table-cell office:value-type="float" office:value="39310" calcext:value-type="float">
            <text:p>39310</text:p>
          </table:table-cell>
          <table:table-cell office:value-type="float" office:value="78619" calcext:value-type="float">
            <text:p>78619</text:p>
          </table:table-cell>
          <table:table-cell table:number-columns-repeated="9"/>
        </table:table-row>
        <table:table-row table:style-name="ro1">
          <table:table-cell office:value-type="float" office:value="39410" calcext:value-type="float">
            <text:p>39410</text:p>
          </table:table-cell>
          <table:table-cell office:value-type="float" office:value="78819" calcext:value-type="float">
            <text:p>78819</text:p>
          </table:table-cell>
          <table:table-cell table:number-columns-repeated="9"/>
        </table:table-row>
        <table:table-row table:style-name="ro1">
          <table:table-cell office:value-type="float" office:value="39510" calcext:value-type="float">
            <text:p>39510</text:p>
          </table:table-cell>
          <table:table-cell office:value-type="float" office:value="79019" calcext:value-type="float">
            <text:p>79019</text:p>
          </table:table-cell>
          <table:table-cell table:number-columns-repeated="9"/>
        </table:table-row>
        <table:table-row table:style-name="ro1">
          <table:table-cell office:value-type="float" office:value="39610" calcext:value-type="float">
            <text:p>39610</text:p>
          </table:table-cell>
          <table:table-cell office:value-type="float" office:value="79219" calcext:value-type="float">
            <text:p>79219</text:p>
          </table:table-cell>
          <table:table-cell table:number-columns-repeated="9"/>
        </table:table-row>
        <table:table-row table:style-name="ro1">
          <table:table-cell office:value-type="float" office:value="39710" calcext:value-type="float">
            <text:p>39710</text:p>
          </table:table-cell>
          <table:table-cell office:value-type="float" office:value="79419" calcext:value-type="float">
            <text:p>79419</text:p>
          </table:table-cell>
          <table:table-cell table:number-columns-repeated="9"/>
        </table:table-row>
        <table:table-row table:style-name="ro1">
          <table:table-cell office:value-type="float" office:value="39810" calcext:value-type="float">
            <text:p>39810</text:p>
          </table:table-cell>
          <table:table-cell office:value-type="float" office:value="79619" calcext:value-type="float">
            <text:p>79619</text:p>
          </table:table-cell>
          <table:table-cell table:number-columns-repeated="9"/>
        </table:table-row>
        <table:table-row table:style-name="ro1">
          <table:table-cell office:value-type="float" office:value="39910" calcext:value-type="float">
            <text:p>39910</text:p>
          </table:table-cell>
          <table:table-cell office:value-type="float" office:value="79819" calcext:value-type="float">
            <text:p>79819</text:p>
          </table:table-cell>
          <table:table-cell table:number-columns-repeated="9"/>
        </table:table-row>
        <table:table-row table:style-name="ro1">
          <table:table-cell office:value-type="float" office:value="40010" calcext:value-type="float">
            <text:p>40010</text:p>
          </table:table-cell>
          <table:table-cell office:value-type="float" office:value="80019" calcext:value-type="float">
            <text:p>80019</text:p>
          </table:table-cell>
          <table:table-cell table:number-columns-repeated="9"/>
        </table:table-row>
        <table:table-row table:style-name="ro1">
          <table:table-cell office:value-type="float" office:value="40110" calcext:value-type="float">
            <text:p>40110</text:p>
          </table:table-cell>
          <table:table-cell office:value-type="float" office:value="80219" calcext:value-type="float">
            <text:p>80219</text:p>
          </table:table-cell>
          <table:table-cell table:number-columns-repeated="9"/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float" office:value="80419" calcext:value-type="float">
            <text:p>80419</text:p>
          </table:table-cell>
          <table:table-cell table:number-columns-repeated="9"/>
        </table:table-row>
        <table:table-row table:style-name="ro1">
          <table:table-cell office:value-type="float" office:value="40310" calcext:value-type="float">
            <text:p>40310</text:p>
          </table:table-cell>
          <table:table-cell office:value-type="float" office:value="80619" calcext:value-type="float">
            <text:p>80619</text:p>
          </table:table-cell>
          <table:table-cell table:number-columns-repeated="9"/>
        </table:table-row>
        <table:table-row table:style-name="ro1">
          <table:table-cell office:value-type="float" office:value="40410" calcext:value-type="float">
            <text:p>40410</text:p>
          </table:table-cell>
          <table:table-cell office:value-type="float" office:value="80819" calcext:value-type="float">
            <text:p>80819</text:p>
          </table:table-cell>
          <table:table-cell table:number-columns-repeated="9"/>
        </table:table-row>
        <table:table-row table:style-name="ro1">
          <table:table-cell office:value-type="float" office:value="40510" calcext:value-type="float">
            <text:p>40510</text:p>
          </table:table-cell>
          <table:table-cell office:value-type="float" office:value="81019" calcext:value-type="float">
            <text:p>81019</text:p>
          </table:table-cell>
          <table:table-cell table:number-columns-repeated="9"/>
        </table:table-row>
        <table:table-row table:style-name="ro1">
          <table:table-cell office:value-type="float" office:value="40610" calcext:value-type="float">
            <text:p>40610</text:p>
          </table:table-cell>
          <table:table-cell office:value-type="float" office:value="81219" calcext:value-type="float">
            <text:p>81219</text:p>
          </table:table-cell>
          <table:table-cell table:number-columns-repeated="9"/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float" office:value="81419" calcext:value-type="float">
            <text:p>81419</text:p>
          </table:table-cell>
          <table:table-cell table:number-columns-repeated="9"/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float" office:value="81619" calcext:value-type="float">
            <text:p>81619</text:p>
          </table:table-cell>
          <table:table-cell table:number-columns-repeated="9"/>
        </table:table-row>
        <table:table-row table:style-name="ro1">
          <table:table-cell office:value-type="float" office:value="40910" calcext:value-type="float">
            <text:p>40910</text:p>
          </table:table-cell>
          <table:table-cell office:value-type="float" office:value="81819" calcext:value-type="float">
            <text:p>81819</text:p>
          </table:table-cell>
          <table:table-cell table:number-columns-repeated="9"/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float" office:value="82019" calcext:value-type="float">
            <text:p>82019</text:p>
          </table:table-cell>
          <table:table-cell table:number-columns-repeated="9"/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float" office:value="82219" calcext:value-type="float">
            <text:p>82219</text:p>
          </table:table-cell>
          <table:table-cell table:number-columns-repeated="9"/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float" office:value="82419" calcext:value-type="float">
            <text:p>82419</text:p>
          </table:table-cell>
          <table:table-cell table:number-columns-repeated="9"/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float" office:value="82619" calcext:value-type="float">
            <text:p>82619</text:p>
          </table:table-cell>
          <table:table-cell table:number-columns-repeated="9"/>
        </table:table-row>
        <table:table-row table:style-name="ro1">
          <table:table-cell office:value-type="float" office:value="41410" calcext:value-type="float">
            <text:p>41410</text:p>
          </table:table-cell>
          <table:table-cell office:value-type="float" office:value="82819" calcext:value-type="float">
            <text:p>82819</text:p>
          </table:table-cell>
          <table:table-cell table:number-columns-repeated="9"/>
        </table:table-row>
        <table:table-row table:style-name="ro1">
          <table:table-cell office:value-type="float" office:value="41510" calcext:value-type="float">
            <text:p>41510</text:p>
          </table:table-cell>
          <table:table-cell office:value-type="float" office:value="83019" calcext:value-type="float">
            <text:p>83019</text:p>
          </table:table-cell>
          <table:table-cell table:number-columns-repeated="9"/>
        </table:table-row>
        <table:table-row table:style-name="ro1">
          <table:table-cell office:value-type="float" office:value="41610" calcext:value-type="float">
            <text:p>41610</text:p>
          </table:table-cell>
          <table:table-cell office:value-type="float" office:value="83219" calcext:value-type="float">
            <text:p>83219</text:p>
          </table:table-cell>
          <table:table-cell table:number-columns-repeated="9"/>
        </table:table-row>
        <table:table-row table:style-name="ro1">
          <table:table-cell office:value-type="float" office:value="41710" calcext:value-type="float">
            <text:p>41710</text:p>
          </table:table-cell>
          <table:table-cell office:value-type="float" office:value="83419" calcext:value-type="float">
            <text:p>83419</text:p>
          </table:table-cell>
          <table:table-cell table:number-columns-repeated="9"/>
        </table:table-row>
        <table:table-row table:style-name="ro1">
          <table:table-cell office:value-type="float" office:value="41810" calcext:value-type="float">
            <text:p>41810</text:p>
          </table:table-cell>
          <table:table-cell office:value-type="float" office:value="83619" calcext:value-type="float">
            <text:p>83619</text:p>
          </table:table-cell>
          <table:table-cell table:number-columns-repeated="9"/>
        </table:table-row>
        <table:table-row table:style-name="ro1">
          <table:table-cell office:value-type="float" office:value="41910" calcext:value-type="float">
            <text:p>41910</text:p>
          </table:table-cell>
          <table:table-cell office:value-type="float" office:value="83819" calcext:value-type="float">
            <text:p>83819</text:p>
          </table:table-cell>
          <table:table-cell table:number-columns-repeated="9"/>
        </table:table-row>
        <table:table-row table:style-name="ro1">
          <table:table-cell office:value-type="float" office:value="42010" calcext:value-type="float">
            <text:p>42010</text:p>
          </table:table-cell>
          <table:table-cell office:value-type="float" office:value="84019" calcext:value-type="float">
            <text:p>84019</text:p>
          </table:table-cell>
          <table:table-cell table:number-columns-repeated="9"/>
        </table:table-row>
        <table:table-row table:style-name="ro1">
          <table:table-cell office:value-type="float" office:value="42110" calcext:value-type="float">
            <text:p>42110</text:p>
          </table:table-cell>
          <table:table-cell office:value-type="float" office:value="84219" calcext:value-type="float">
            <text:p>84219</text:p>
          </table:table-cell>
          <table:table-cell table:number-columns-repeated="9"/>
        </table:table-row>
        <table:table-row table:style-name="ro1">
          <table:table-cell office:value-type="float" office:value="42210" calcext:value-type="float">
            <text:p>42210</text:p>
          </table:table-cell>
          <table:table-cell office:value-type="float" office:value="84419" calcext:value-type="float">
            <text:p>84419</text:p>
          </table:table-cell>
          <table:table-cell table:number-columns-repeated="9"/>
        </table:table-row>
        <table:table-row table:style-name="ro1">
          <table:table-cell office:value-type="float" office:value="42310" calcext:value-type="float">
            <text:p>42310</text:p>
          </table:table-cell>
          <table:table-cell office:value-type="float" office:value="84619" calcext:value-type="float">
            <text:p>84619</text:p>
          </table:table-cell>
          <table:table-cell table:number-columns-repeated="9"/>
        </table:table-row>
        <table:table-row table:style-name="ro1">
          <table:table-cell office:value-type="float" office:value="42410" calcext:value-type="float">
            <text:p>42410</text:p>
          </table:table-cell>
          <table:table-cell office:value-type="float" office:value="84819" calcext:value-type="float">
            <text:p>84819</text:p>
          </table:table-cell>
          <table:table-cell table:number-columns-repeated="9"/>
        </table:table-row>
        <table:table-row table:style-name="ro1">
          <table:table-cell office:value-type="float" office:value="42510" calcext:value-type="float">
            <text:p>42510</text:p>
          </table:table-cell>
          <table:table-cell office:value-type="float" office:value="85019" calcext:value-type="float">
            <text:p>85019</text:p>
          </table:table-cell>
          <table:table-cell table:number-columns-repeated="9"/>
        </table:table-row>
        <table:table-row table:style-name="ro1">
          <table:table-cell office:value-type="float" office:value="42610" calcext:value-type="float">
            <text:p>42610</text:p>
          </table:table-cell>
          <table:table-cell office:value-type="float" office:value="85219" calcext:value-type="float">
            <text:p>85219</text:p>
          </table:table-cell>
          <table:table-cell table:number-columns-repeated="9"/>
        </table:table-row>
        <table:table-row table:style-name="ro1">
          <table:table-cell office:value-type="float" office:value="42710" calcext:value-type="float">
            <text:p>42710</text:p>
          </table:table-cell>
          <table:table-cell office:value-type="float" office:value="85419" calcext:value-type="float">
            <text:p>85419</text:p>
          </table:table-cell>
          <table:table-cell table:number-columns-repeated="9"/>
        </table:table-row>
        <table:table-row table:style-name="ro1">
          <table:table-cell office:value-type="float" office:value="42810" calcext:value-type="float">
            <text:p>42810</text:p>
          </table:table-cell>
          <table:table-cell office:value-type="float" office:value="85619" calcext:value-type="float">
            <text:p>85619</text:p>
          </table:table-cell>
          <table:table-cell table:number-columns-repeated="9"/>
        </table:table-row>
        <table:table-row table:style-name="ro1">
          <table:table-cell office:value-type="float" office:value="42910" calcext:value-type="float">
            <text:p>42910</text:p>
          </table:table-cell>
          <table:table-cell office:value-type="float" office:value="85819" calcext:value-type="float">
            <text:p>85819</text:p>
          </table:table-cell>
          <table:table-cell table:number-columns-repeated="9"/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float" office:value="86019" calcext:value-type="float">
            <text:p>86019</text:p>
          </table:table-cell>
          <table:table-cell table:number-columns-repeated="9"/>
        </table:table-row>
        <table:table-row table:style-name="ro1">
          <table:table-cell office:value-type="float" office:value="43110" calcext:value-type="float">
            <text:p>43110</text:p>
          </table:table-cell>
          <table:table-cell office:value-type="float" office:value="86219" calcext:value-type="float">
            <text:p>86219</text:p>
          </table:table-cell>
          <table:table-cell table:number-columns-repeated="9"/>
        </table:table-row>
        <table:table-row table:style-name="ro1">
          <table:table-cell office:value-type="float" office:value="43210" calcext:value-type="float">
            <text:p>43210</text:p>
          </table:table-cell>
          <table:table-cell office:value-type="float" office:value="86419" calcext:value-type="float">
            <text:p>86419</text:p>
          </table:table-cell>
          <table:table-cell table:number-columns-repeated="9"/>
        </table:table-row>
        <table:table-row table:style-name="ro1">
          <table:table-cell office:value-type="float" office:value="43310" calcext:value-type="float">
            <text:p>43310</text:p>
          </table:table-cell>
          <table:table-cell office:value-type="float" office:value="86619" calcext:value-type="float">
            <text:p>86619</text:p>
          </table:table-cell>
          <table:table-cell table:number-columns-repeated="9"/>
        </table:table-row>
        <table:table-row table:style-name="ro1">
          <table:table-cell office:value-type="float" office:value="43410" calcext:value-type="float">
            <text:p>43410</text:p>
          </table:table-cell>
          <table:table-cell office:value-type="float" office:value="86819" calcext:value-type="float">
            <text:p>86819</text:p>
          </table:table-cell>
          <table:table-cell table:number-columns-repeated="9"/>
        </table:table-row>
        <table:table-row table:style-name="ro1">
          <table:table-cell office:value-type="float" office:value="43510" calcext:value-type="float">
            <text:p>43510</text:p>
          </table:table-cell>
          <table:table-cell office:value-type="float" office:value="87019" calcext:value-type="float">
            <text:p>87019</text:p>
          </table:table-cell>
          <table:table-cell table:number-columns-repeated="9"/>
        </table:table-row>
        <table:table-row table:style-name="ro1">
          <table:table-cell office:value-type="float" office:value="43610" calcext:value-type="float">
            <text:p>43610</text:p>
          </table:table-cell>
          <table:table-cell office:value-type="float" office:value="87219" calcext:value-type="float">
            <text:p>87219</text:p>
          </table:table-cell>
          <table:table-cell table:number-columns-repeated="9"/>
        </table:table-row>
        <table:table-row table:style-name="ro1">
          <table:table-cell office:value-type="float" office:value="43710" calcext:value-type="float">
            <text:p>43710</text:p>
          </table:table-cell>
          <table:table-cell office:value-type="float" office:value="87419" calcext:value-type="float">
            <text:p>87419</text:p>
          </table:table-cell>
          <table:table-cell table:number-columns-repeated="9"/>
        </table:table-row>
        <table:table-row table:style-name="ro1">
          <table:table-cell office:value-type="float" office:value="43810" calcext:value-type="float">
            <text:p>43810</text:p>
          </table:table-cell>
          <table:table-cell office:value-type="float" office:value="87619" calcext:value-type="float">
            <text:p>87619</text:p>
          </table:table-cell>
          <table:table-cell table:number-columns-repeated="9"/>
        </table:table-row>
        <table:table-row table:style-name="ro1">
          <table:table-cell office:value-type="float" office:value="43910" calcext:value-type="float">
            <text:p>43910</text:p>
          </table:table-cell>
          <table:table-cell office:value-type="float" office:value="87819" calcext:value-type="float">
            <text:p>87819</text:p>
          </table:table-cell>
          <table:table-cell table:number-columns-repeated="9"/>
        </table:table-row>
        <table:table-row table:style-name="ro1">
          <table:table-cell office:value-type="float" office:value="44010" calcext:value-type="float">
            <text:p>44010</text:p>
          </table:table-cell>
          <table:table-cell office:value-type="float" office:value="88019" calcext:value-type="float">
            <text:p>88019</text:p>
          </table:table-cell>
          <table:table-cell table:number-columns-repeated="9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float" office:value="88219" calcext:value-type="float">
            <text:p>88219</text:p>
          </table:table-cell>
          <table:table-cell table:number-columns-repeated="9"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float" office:value="88419" calcext:value-type="float">
            <text:p>88419</text:p>
          </table:table-cell>
          <table:table-cell table:number-columns-repeated="9"/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float" office:value="88619" calcext:value-type="float">
            <text:p>88619</text:p>
          </table:table-cell>
          <table:table-cell table:number-columns-repeated="9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float" office:value="88819" calcext:value-type="float">
            <text:p>88819</text:p>
          </table:table-cell>
          <table:table-cell table:number-columns-repeated="9"/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float" office:value="89019" calcext:value-type="float">
            <text:p>89019</text:p>
          </table:table-cell>
          <table:table-cell table:number-columns-repeated="9"/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float" office:value="89219" calcext:value-type="float">
            <text:p>89219</text:p>
          </table:table-cell>
          <table:table-cell table:number-columns-repeated="9"/>
        </table:table-row>
        <table:table-row table:style-name="ro1">
          <table:table-cell office:value-type="float" office:value="44710" calcext:value-type="float">
            <text:p>44710</text:p>
          </table:table-cell>
          <table:table-cell office:value-type="float" office:value="89419" calcext:value-type="float">
            <text:p>89419</text:p>
          </table:table-cell>
          <table:table-cell table:number-columns-repeated="9"/>
        </table:table-row>
        <table:table-row table:style-name="ro1">
          <table:table-cell office:value-type="float" office:value="44810" calcext:value-type="float">
            <text:p>44810</text:p>
          </table:table-cell>
          <table:table-cell office:value-type="float" office:value="89619" calcext:value-type="float">
            <text:p>89619</text:p>
          </table:table-cell>
          <table:table-cell table:number-columns-repeated="9"/>
        </table:table-row>
        <table:table-row table:style-name="ro1">
          <table:table-cell office:value-type="float" office:value="44910" calcext:value-type="float">
            <text:p>44910</text:p>
          </table:table-cell>
          <table:table-cell office:value-type="float" office:value="89819" calcext:value-type="float">
            <text:p>89819</text:p>
          </table:table-cell>
          <table:table-cell table:number-columns-repeated="9"/>
        </table:table-row>
        <table:table-row table:style-name="ro1">
          <table:table-cell office:value-type="float" office:value="45010" calcext:value-type="float">
            <text:p>45010</text:p>
          </table:table-cell>
          <table:table-cell office:value-type="float" office:value="90019" calcext:value-type="float">
            <text:p>90019</text:p>
          </table:table-cell>
          <table:table-cell table:number-columns-repeated="9"/>
        </table:table-row>
        <table:table-row table:style-name="ro1">
          <table:table-cell office:value-type="float" office:value="45110" calcext:value-type="float">
            <text:p>45110</text:p>
          </table:table-cell>
          <table:table-cell office:value-type="float" office:value="90219" calcext:value-type="float">
            <text:p>90219</text:p>
          </table:table-cell>
          <table:table-cell table:number-columns-repeated="9"/>
        </table:table-row>
        <table:table-row table:style-name="ro1">
          <table:table-cell office:value-type="float" office:value="45210" calcext:value-type="float">
            <text:p>45210</text:p>
          </table:table-cell>
          <table:table-cell office:value-type="float" office:value="90419" calcext:value-type="float">
            <text:p>90419</text:p>
          </table:table-cell>
          <table:table-cell table:number-columns-repeated="9"/>
        </table:table-row>
        <table:table-row table:style-name="ro1">
          <table:table-cell office:value-type="float" office:value="45310" calcext:value-type="float">
            <text:p>45310</text:p>
          </table:table-cell>
          <table:table-cell office:value-type="float" office:value="90619" calcext:value-type="float">
            <text:p>90619</text:p>
          </table:table-cell>
          <table:table-cell table:number-columns-repeated="9"/>
        </table:table-row>
        <table:table-row table:style-name="ro1">
          <table:table-cell office:value-type="float" office:value="45410" calcext:value-type="float">
            <text:p>45410</text:p>
          </table:table-cell>
          <table:table-cell office:value-type="float" office:value="90819" calcext:value-type="float">
            <text:p>90819</text:p>
          </table:table-cell>
          <table:table-cell table:number-columns-repeated="9"/>
        </table:table-row>
        <table:table-row table:style-name="ro1">
          <table:table-cell office:value-type="float" office:value="45510" calcext:value-type="float">
            <text:p>45510</text:p>
          </table:table-cell>
          <table:table-cell office:value-type="float" office:value="91019" calcext:value-type="float">
            <text:p>91019</text:p>
          </table:table-cell>
          <table:table-cell table:number-columns-repeated="9"/>
        </table:table-row>
        <table:table-row table:style-name="ro1">
          <table:table-cell office:value-type="float" office:value="45610" calcext:value-type="float">
            <text:p>45610</text:p>
          </table:table-cell>
          <table:table-cell office:value-type="float" office:value="91219" calcext:value-type="float">
            <text:p>91219</text:p>
          </table:table-cell>
          <table:table-cell table:number-columns-repeated="9"/>
        </table:table-row>
        <table:table-row table:style-name="ro1">
          <table:table-cell office:value-type="float" office:value="45710" calcext:value-type="float">
            <text:p>45710</text:p>
          </table:table-cell>
          <table:table-cell office:value-type="float" office:value="91419" calcext:value-type="float">
            <text:p>91419</text:p>
          </table:table-cell>
          <table:table-cell table:number-columns-repeated="9"/>
        </table:table-row>
        <table:table-row table:style-name="ro1">
          <table:table-cell office:value-type="float" office:value="45810" calcext:value-type="float">
            <text:p>45810</text:p>
          </table:table-cell>
          <table:table-cell office:value-type="float" office:value="91619" calcext:value-type="float">
            <text:p>91619</text:p>
          </table:table-cell>
          <table:table-cell table:number-columns-repeated="9"/>
        </table:table-row>
        <table:table-row table:style-name="ro1">
          <table:table-cell office:value-type="float" office:value="45910" calcext:value-type="float">
            <text:p>45910</text:p>
          </table:table-cell>
          <table:table-cell office:value-type="float" office:value="91819" calcext:value-type="float">
            <text:p>91819</text:p>
          </table:table-cell>
          <table:table-cell table:number-columns-repeated="9"/>
        </table:table-row>
        <table:table-row table:style-name="ro1">
          <table:table-cell office:value-type="float" office:value="46010" calcext:value-type="float">
            <text:p>46010</text:p>
          </table:table-cell>
          <table:table-cell office:value-type="float" office:value="92019" calcext:value-type="float">
            <text:p>92019</text:p>
          </table:table-cell>
          <table:table-cell table:number-columns-repeated="9"/>
        </table:table-row>
        <table:table-row table:style-name="ro1">
          <table:table-cell office:value-type="float" office:value="46110" calcext:value-type="float">
            <text:p>46110</text:p>
          </table:table-cell>
          <table:table-cell office:value-type="float" office:value="92219" calcext:value-type="float">
            <text:p>92219</text:p>
          </table:table-cell>
          <table:table-cell table:number-columns-repeated="9"/>
        </table:table-row>
        <table:table-row table:style-name="ro1">
          <table:table-cell office:value-type="float" office:value="46210" calcext:value-type="float">
            <text:p>46210</text:p>
          </table:table-cell>
          <table:table-cell office:value-type="float" office:value="92419" calcext:value-type="float">
            <text:p>92419</text:p>
          </table:table-cell>
          <table:table-cell table:number-columns-repeated="9"/>
        </table:table-row>
        <table:table-row table:style-name="ro1">
          <table:table-cell office:value-type="float" office:value="46310" calcext:value-type="float">
            <text:p>46310</text:p>
          </table:table-cell>
          <table:table-cell office:value-type="float" office:value="92619" calcext:value-type="float">
            <text:p>92619</text:p>
          </table:table-cell>
          <table:table-cell table:number-columns-repeated="9"/>
        </table:table-row>
        <table:table-row table:style-name="ro1">
          <table:table-cell office:value-type="float" office:value="46410" calcext:value-type="float">
            <text:p>46410</text:p>
          </table:table-cell>
          <table:table-cell office:value-type="float" office:value="92819" calcext:value-type="float">
            <text:p>92819</text:p>
          </table:table-cell>
          <table:table-cell table:number-columns-repeated="9"/>
        </table:table-row>
        <table:table-row table:style-name="ro1">
          <table:table-cell office:value-type="float" office:value="46510" calcext:value-type="float">
            <text:p>46510</text:p>
          </table:table-cell>
          <table:table-cell office:value-type="float" office:value="93019" calcext:value-type="float">
            <text:p>93019</text:p>
          </table:table-cell>
          <table:table-cell table:number-columns-repeated="9"/>
        </table:table-row>
        <table:table-row table:style-name="ro1">
          <table:table-cell office:value-type="float" office:value="46610" calcext:value-type="float">
            <text:p>46610</text:p>
          </table:table-cell>
          <table:table-cell office:value-type="float" office:value="93219" calcext:value-type="float">
            <text:p>93219</text:p>
          </table:table-cell>
          <table:table-cell table:number-columns-repeated="9"/>
        </table:table-row>
        <table:table-row table:style-name="ro1">
          <table:table-cell office:value-type="float" office:value="46710" calcext:value-type="float">
            <text:p>46710</text:p>
          </table:table-cell>
          <table:table-cell office:value-type="float" office:value="93419" calcext:value-type="float">
            <text:p>93419</text:p>
          </table:table-cell>
          <table:table-cell table:number-columns-repeated="9"/>
        </table:table-row>
        <table:table-row table:style-name="ro1">
          <table:table-cell office:value-type="float" office:value="46810" calcext:value-type="float">
            <text:p>46810</text:p>
          </table:table-cell>
          <table:table-cell office:value-type="float" office:value="93619" calcext:value-type="float">
            <text:p>93619</text:p>
          </table:table-cell>
          <table:table-cell table:number-columns-repeated="9"/>
        </table:table-row>
        <table:table-row table:style-name="ro1">
          <table:table-cell office:value-type="float" office:value="46910" calcext:value-type="float">
            <text:p>46910</text:p>
          </table:table-cell>
          <table:table-cell office:value-type="float" office:value="93819" calcext:value-type="float">
            <text:p>93819</text:p>
          </table:table-cell>
          <table:table-cell table:number-columns-repeated="9"/>
        </table:table-row>
        <table:table-row table:style-name="ro1">
          <table:table-cell office:value-type="float" office:value="47010" calcext:value-type="float">
            <text:p>47010</text:p>
          </table:table-cell>
          <table:table-cell office:value-type="float" office:value="94019" calcext:value-type="float">
            <text:p>94019</text:p>
          </table:table-cell>
          <table:table-cell table:number-columns-repeated="9"/>
        </table:table-row>
        <table:table-row table:style-name="ro1">
          <table:table-cell office:value-type="float" office:value="47110" calcext:value-type="float">
            <text:p>47110</text:p>
          </table:table-cell>
          <table:table-cell office:value-type="float" office:value="94219" calcext:value-type="float">
            <text:p>94219</text:p>
          </table:table-cell>
          <table:table-cell table:number-columns-repeated="9"/>
        </table:table-row>
        <table:table-row table:style-name="ro1">
          <table:table-cell office:value-type="float" office:value="47210" calcext:value-type="float">
            <text:p>47210</text:p>
          </table:table-cell>
          <table:table-cell office:value-type="float" office:value="94419" calcext:value-type="float">
            <text:p>94419</text:p>
          </table:table-cell>
          <table:table-cell table:number-columns-repeated="9"/>
        </table:table-row>
        <table:table-row table:style-name="ro1">
          <table:table-cell office:value-type="float" office:value="47310" calcext:value-type="float">
            <text:p>47310</text:p>
          </table:table-cell>
          <table:table-cell office:value-type="float" office:value="94619" calcext:value-type="float">
            <text:p>94619</text:p>
          </table:table-cell>
          <table:table-cell table:number-columns-repeated="9"/>
        </table:table-row>
        <table:table-row table:style-name="ro1">
          <table:table-cell office:value-type="float" office:value="47410" calcext:value-type="float">
            <text:p>47410</text:p>
          </table:table-cell>
          <table:table-cell office:value-type="float" office:value="94819" calcext:value-type="float">
            <text:p>94819</text:p>
          </table:table-cell>
          <table:table-cell table:number-columns-repeated="9"/>
        </table:table-row>
        <table:table-row table:style-name="ro1">
          <table:table-cell office:value-type="float" office:value="47510" calcext:value-type="float">
            <text:p>47510</text:p>
          </table:table-cell>
          <table:table-cell office:value-type="float" office:value="95019" calcext:value-type="float">
            <text:p>95019</text:p>
          </table:table-cell>
          <table:table-cell table:number-columns-repeated="9"/>
        </table:table-row>
        <table:table-row table:style-name="ro1">
          <table:table-cell office:value-type="float" office:value="47610" calcext:value-type="float">
            <text:p>47610</text:p>
          </table:table-cell>
          <table:table-cell office:value-type="float" office:value="95219" calcext:value-type="float">
            <text:p>95219</text:p>
          </table:table-cell>
          <table:table-cell table:number-columns-repeated="9"/>
        </table:table-row>
        <table:table-row table:style-name="ro1">
          <table:table-cell office:value-type="float" office:value="47710" calcext:value-type="float">
            <text:p>47710</text:p>
          </table:table-cell>
          <table:table-cell office:value-type="float" office:value="95419" calcext:value-type="float">
            <text:p>95419</text:p>
          </table:table-cell>
          <table:table-cell table:number-columns-repeated="9"/>
        </table:table-row>
        <table:table-row table:style-name="ro1">
          <table:table-cell office:value-type="float" office:value="47810" calcext:value-type="float">
            <text:p>47810</text:p>
          </table:table-cell>
          <table:table-cell office:value-type="float" office:value="95619" calcext:value-type="float">
            <text:p>95619</text:p>
          </table:table-cell>
          <table:table-cell table:number-columns-repeated="9"/>
        </table:table-row>
        <table:table-row table:style-name="ro1">
          <table:table-cell office:value-type="float" office:value="47910" calcext:value-type="float">
            <text:p>47910</text:p>
          </table:table-cell>
          <table:table-cell office:value-type="float" office:value="95819" calcext:value-type="float">
            <text:p>95819</text:p>
          </table:table-cell>
          <table:table-cell table:number-columns-repeated="9"/>
        </table:table-row>
        <table:table-row table:style-name="ro1">
          <table:table-cell office:value-type="float" office:value="48010" calcext:value-type="float">
            <text:p>48010</text:p>
          </table:table-cell>
          <table:table-cell office:value-type="float" office:value="96019" calcext:value-type="float">
            <text:p>96019</text:p>
          </table:table-cell>
          <table:table-cell table:number-columns-repeated="9"/>
        </table:table-row>
        <table:table-row table:style-name="ro1">
          <table:table-cell office:value-type="float" office:value="48110" calcext:value-type="float">
            <text:p>48110</text:p>
          </table:table-cell>
          <table:table-cell office:value-type="float" office:value="96219" calcext:value-type="float">
            <text:p>96219</text:p>
          </table:table-cell>
          <table:table-cell table:number-columns-repeated="9"/>
        </table:table-row>
        <table:table-row table:style-name="ro1">
          <table:table-cell office:value-type="float" office:value="48210" calcext:value-type="float">
            <text:p>48210</text:p>
          </table:table-cell>
          <table:table-cell office:value-type="float" office:value="96419" calcext:value-type="float">
            <text:p>96419</text:p>
          </table:table-cell>
          <table:table-cell table:number-columns-repeated="9"/>
        </table:table-row>
        <table:table-row table:style-name="ro1">
          <table:table-cell office:value-type="float" office:value="48310" calcext:value-type="float">
            <text:p>48310</text:p>
          </table:table-cell>
          <table:table-cell office:value-type="float" office:value="96619" calcext:value-type="float">
            <text:p>96619</text:p>
          </table:table-cell>
          <table:table-cell table:number-columns-repeated="9"/>
        </table:table-row>
        <table:table-row table:style-name="ro1">
          <table:table-cell office:value-type="float" office:value="48410" calcext:value-type="float">
            <text:p>48410</text:p>
          </table:table-cell>
          <table:table-cell office:value-type="float" office:value="96819" calcext:value-type="float">
            <text:p>96819</text:p>
          </table:table-cell>
          <table:table-cell table:number-columns-repeated="9"/>
        </table:table-row>
        <table:table-row table:style-name="ro1">
          <table:table-cell office:value-type="float" office:value="48510" calcext:value-type="float">
            <text:p>48510</text:p>
          </table:table-cell>
          <table:table-cell office:value-type="float" office:value="97019" calcext:value-type="float">
            <text:p>97019</text:p>
          </table:table-cell>
          <table:table-cell table:number-columns-repeated="9"/>
        </table:table-row>
        <table:table-row table:style-name="ro1">
          <table:table-cell office:value-type="float" office:value="48610" calcext:value-type="float">
            <text:p>48610</text:p>
          </table:table-cell>
          <table:table-cell office:value-type="float" office:value="97219" calcext:value-type="float">
            <text:p>97219</text:p>
          </table:table-cell>
          <table:table-cell table:number-columns-repeated="9"/>
        </table:table-row>
        <table:table-row table:style-name="ro1">
          <table:table-cell office:value-type="float" office:value="48710" calcext:value-type="float">
            <text:p>48710</text:p>
          </table:table-cell>
          <table:table-cell office:value-type="float" office:value="97419" calcext:value-type="float">
            <text:p>97419</text:p>
          </table:table-cell>
          <table:table-cell table:number-columns-repeated="9"/>
        </table:table-row>
        <table:table-row table:style-name="ro1">
          <table:table-cell office:value-type="float" office:value="48810" calcext:value-type="float">
            <text:p>48810</text:p>
          </table:table-cell>
          <table:table-cell office:value-type="float" office:value="97619" calcext:value-type="float">
            <text:p>97619</text:p>
          </table:table-cell>
          <table:table-cell table:number-columns-repeated="9"/>
        </table:table-row>
        <table:table-row table:style-name="ro1">
          <table:table-cell office:value-type="float" office:value="48910" calcext:value-type="float">
            <text:p>48910</text:p>
          </table:table-cell>
          <table:table-cell office:value-type="float" office:value="97819" calcext:value-type="float">
            <text:p>97819</text:p>
          </table:table-cell>
          <table:table-cell table:number-columns-repeated="9"/>
        </table:table-row>
        <table:table-row table:style-name="ro1">
          <table:table-cell office:value-type="float" office:value="49010" calcext:value-type="float">
            <text:p>49010</text:p>
          </table:table-cell>
          <table:table-cell office:value-type="float" office:value="98019" calcext:value-type="float">
            <text:p>98019</text:p>
          </table:table-cell>
          <table:table-cell table:number-columns-repeated="9"/>
        </table:table-row>
        <table:table-row table:style-name="ro1">
          <table:table-cell office:value-type="float" office:value="49110" calcext:value-type="float">
            <text:p>49110</text:p>
          </table:table-cell>
          <table:table-cell office:value-type="float" office:value="98219" calcext:value-type="float">
            <text:p>98219</text:p>
          </table:table-cell>
          <table:table-cell table:number-columns-repeated="9"/>
        </table:table-row>
        <table:table-row table:style-name="ro1">
          <table:table-cell office:value-type="float" office:value="49210" calcext:value-type="float">
            <text:p>49210</text:p>
          </table:table-cell>
          <table:table-cell office:value-type="float" office:value="98419" calcext:value-type="float">
            <text:p>98419</text:p>
          </table:table-cell>
          <table:table-cell table:number-columns-repeated="9"/>
        </table:table-row>
        <table:table-row table:style-name="ro1">
          <table:table-cell office:value-type="float" office:value="49310" calcext:value-type="float">
            <text:p>49310</text:p>
          </table:table-cell>
          <table:table-cell office:value-type="float" office:value="98619" calcext:value-type="float">
            <text:p>98619</text:p>
          </table:table-cell>
          <table:table-cell table:number-columns-repeated="9"/>
        </table:table-row>
        <table:table-row table:style-name="ro1">
          <table:table-cell office:value-type="float" office:value="49410" calcext:value-type="float">
            <text:p>49410</text:p>
          </table:table-cell>
          <table:table-cell office:value-type="float" office:value="98819" calcext:value-type="float">
            <text:p>98819</text:p>
          </table:table-cell>
          <table:table-cell table:number-columns-repeated="9"/>
        </table:table-row>
        <table:table-row table:style-name="ro1">
          <table:table-cell office:value-type="float" office:value="49510" calcext:value-type="float">
            <text:p>49510</text:p>
          </table:table-cell>
          <table:table-cell office:value-type="float" office:value="99019" calcext:value-type="float">
            <text:p>99019</text:p>
          </table:table-cell>
          <table:table-cell table:number-columns-repeated="9"/>
        </table:table-row>
        <table:table-row table:style-name="ro1">
          <table:table-cell office:value-type="float" office:value="49610" calcext:value-type="float">
            <text:p>49610</text:p>
          </table:table-cell>
          <table:table-cell office:value-type="float" office:value="99219" calcext:value-type="float">
            <text:p>99219</text:p>
          </table:table-cell>
          <table:table-cell table:number-columns-repeated="9"/>
        </table:table-row>
        <table:table-row table:style-name="ro1">
          <table:table-cell office:value-type="float" office:value="49710" calcext:value-type="float">
            <text:p>49710</text:p>
          </table:table-cell>
          <table:table-cell office:value-type="float" office:value="99419" calcext:value-type="float">
            <text:p>99419</text:p>
          </table:table-cell>
          <table:table-cell table:number-columns-repeated="9"/>
        </table:table-row>
        <table:table-row table:style-name="ro1">
          <table:table-cell office:value-type="float" office:value="49810" calcext:value-type="float">
            <text:p>49810</text:p>
          </table:table-cell>
          <table:table-cell office:value-type="float" office:value="99619" calcext:value-type="float">
            <text:p>99619</text:p>
          </table:table-cell>
          <table:table-cell table:number-columns-repeated="9"/>
        </table:table-row>
        <table:table-row table:style-name="ro1">
          <table:table-cell office:value-type="float" office:value="49910" calcext:value-type="float">
            <text:p>49910</text:p>
          </table:table-cell>
          <table:table-cell office:value-type="float" office:value="99819" calcext:value-type="float">
            <text:p>99819</text:p>
          </table:table-cell>
          <table:table-cell table:number-columns-repeated="9"/>
        </table:table-row>
        <table:table-row table:style-name="ro1">
          <table:table-cell office:value-type="float" office:value="50010" calcext:value-type="float">
            <text:p>50010</text:p>
          </table:table-cell>
          <table:table-cell office:value-type="float" office:value="100019" calcext:value-type="float">
            <text:p>100019</text:p>
          </table:table-cell>
          <table:table-cell table:number-columns-repeated="9"/>
        </table:table-row>
        <table:table-row table:style-name="ro1">
          <table:table-cell office:value-type="float" office:value="50110" calcext:value-type="float">
            <text:p>50110</text:p>
          </table:table-cell>
          <table:table-cell office:value-type="float" office:value="100219" calcext:value-type="float">
            <text:p>100219</text:p>
          </table:table-cell>
          <table:table-cell table:number-columns-repeated="9"/>
        </table:table-row>
        <table:table-row table:style-name="ro1">
          <table:table-cell office:value-type="float" office:value="50210" calcext:value-type="float">
            <text:p>50210</text:p>
          </table:table-cell>
          <table:table-cell office:value-type="float" office:value="100419" calcext:value-type="float">
            <text:p>100419</text:p>
          </table:table-cell>
          <table:table-cell table:number-columns-repeated="9"/>
        </table:table-row>
        <table:table-row table:style-name="ro1">
          <table:table-cell office:value-type="float" office:value="50310" calcext:value-type="float">
            <text:p>50310</text:p>
          </table:table-cell>
          <table:table-cell office:value-type="float" office:value="100619" calcext:value-type="float">
            <text:p>100619</text:p>
          </table:table-cell>
          <table:table-cell table:number-columns-repeated="9"/>
        </table:table-row>
        <table:table-row table:style-name="ro1">
          <table:table-cell office:value-type="float" office:value="50410" calcext:value-type="float">
            <text:p>50410</text:p>
          </table:table-cell>
          <table:table-cell office:value-type="float" office:value="100819" calcext:value-type="float">
            <text:p>100819</text:p>
          </table:table-cell>
          <table:table-cell table:number-columns-repeated="9"/>
        </table:table-row>
        <table:table-row table:style-name="ro1">
          <table:table-cell office:value-type="float" office:value="50510" calcext:value-type="float">
            <text:p>50510</text:p>
          </table:table-cell>
          <table:table-cell office:value-type="float" office:value="101019" calcext:value-type="float">
            <text:p>101019</text:p>
          </table:table-cell>
          <table:table-cell table:number-columns-repeated="9"/>
        </table:table-row>
        <table:table-row table:style-name="ro1">
          <table:table-cell office:value-type="float" office:value="50610" calcext:value-type="float">
            <text:p>50610</text:p>
          </table:table-cell>
          <table:table-cell office:value-type="float" office:value="101219" calcext:value-type="float">
            <text:p>101219</text:p>
          </table:table-cell>
          <table:table-cell table:number-columns-repeated="9"/>
        </table:table-row>
        <table:table-row table:style-name="ro1">
          <table:table-cell office:value-type="float" office:value="50710" calcext:value-type="float">
            <text:p>50710</text:p>
          </table:table-cell>
          <table:table-cell office:value-type="float" office:value="101419" calcext:value-type="float">
            <text:p>101419</text:p>
          </table:table-cell>
          <table:table-cell table:number-columns-repeated="9"/>
        </table:table-row>
        <table:table-row table:style-name="ro1">
          <table:table-cell office:value-type="float" office:value="50810" calcext:value-type="float">
            <text:p>50810</text:p>
          </table:table-cell>
          <table:table-cell office:value-type="float" office:value="101619" calcext:value-type="float">
            <text:p>101619</text:p>
          </table:table-cell>
          <table:table-cell table:number-columns-repeated="9"/>
        </table:table-row>
        <table:table-row table:style-name="ro1">
          <table:table-cell office:value-type="float" office:value="50910" calcext:value-type="float">
            <text:p>50910</text:p>
          </table:table-cell>
          <table:table-cell office:value-type="float" office:value="101819" calcext:value-type="float">
            <text:p>101819</text:p>
          </table:table-cell>
          <table:table-cell table:number-columns-repeated="9"/>
        </table:table-row>
        <table:table-row table:style-name="ro1">
          <table:table-cell office:value-type="float" office:value="51010" calcext:value-type="float">
            <text:p>51010</text:p>
          </table:table-cell>
          <table:table-cell office:value-type="float" office:value="102019" calcext:value-type="float">
            <text:p>102019</text:p>
          </table:table-cell>
          <table:table-cell table:number-columns-repeated="9"/>
        </table:table-row>
        <table:table-row table:style-name="ro1">
          <table:table-cell office:value-type="float" office:value="51110" calcext:value-type="float">
            <text:p>51110</text:p>
          </table:table-cell>
          <table:table-cell office:value-type="float" office:value="102219" calcext:value-type="float">
            <text:p>102219</text:p>
          </table:table-cell>
          <table:table-cell table:number-columns-repeated="9"/>
        </table:table-row>
        <table:table-row table:style-name="ro1">
          <table:table-cell office:value-type="float" office:value="51210" calcext:value-type="float">
            <text:p>51210</text:p>
          </table:table-cell>
          <table:table-cell office:value-type="float" office:value="102419" calcext:value-type="float">
            <text:p>102419</text:p>
          </table:table-cell>
          <table:table-cell table:number-columns-repeated="9"/>
        </table:table-row>
        <table:table-row table:style-name="ro1">
          <table:table-cell office:value-type="float" office:value="51310" calcext:value-type="float">
            <text:p>51310</text:p>
          </table:table-cell>
          <table:table-cell office:value-type="float" office:value="102619" calcext:value-type="float">
            <text:p>102619</text:p>
          </table:table-cell>
          <table:table-cell table:number-columns-repeated="9"/>
        </table:table-row>
        <table:table-row table:style-name="ro1">
          <table:table-cell office:value-type="float" office:value="51410" calcext:value-type="float">
            <text:p>51410</text:p>
          </table:table-cell>
          <table:table-cell office:value-type="float" office:value="102819" calcext:value-type="float">
            <text:p>102819</text:p>
          </table:table-cell>
          <table:table-cell table:number-columns-repeated="9"/>
        </table:table-row>
        <table:table-row table:style-name="ro1">
          <table:table-cell office:value-type="float" office:value="51510" calcext:value-type="float">
            <text:p>51510</text:p>
          </table:table-cell>
          <table:table-cell office:value-type="float" office:value="103019" calcext:value-type="float">
            <text:p>103019</text:p>
          </table:table-cell>
          <table:table-cell table:number-columns-repeated="9"/>
        </table:table-row>
        <table:table-row table:style-name="ro1">
          <table:table-cell office:value-type="float" office:value="51610" calcext:value-type="float">
            <text:p>51610</text:p>
          </table:table-cell>
          <table:table-cell office:value-type="float" office:value="103219" calcext:value-type="float">
            <text:p>103219</text:p>
          </table:table-cell>
          <table:table-cell table:number-columns-repeated="9"/>
        </table:table-row>
        <table:table-row table:style-name="ro1">
          <table:table-cell office:value-type="float" office:value="51710" calcext:value-type="float">
            <text:p>51710</text:p>
          </table:table-cell>
          <table:table-cell office:value-type="float" office:value="103419" calcext:value-type="float">
            <text:p>103419</text:p>
          </table:table-cell>
          <table:table-cell table:number-columns-repeated="9"/>
        </table:table-row>
        <table:table-row table:style-name="ro1">
          <table:table-cell office:value-type="float" office:value="51810" calcext:value-type="float">
            <text:p>51810</text:p>
          </table:table-cell>
          <table:table-cell office:value-type="float" office:value="103619" calcext:value-type="float">
            <text:p>103619</text:p>
          </table:table-cell>
          <table:table-cell table:number-columns-repeated="9"/>
        </table:table-row>
        <table:table-row table:style-name="ro1">
          <table:table-cell office:value-type="float" office:value="51910" calcext:value-type="float">
            <text:p>51910</text:p>
          </table:table-cell>
          <table:table-cell office:value-type="float" office:value="103819" calcext:value-type="float">
            <text:p>103819</text:p>
          </table:table-cell>
          <table:table-cell table:number-columns-repeated="9"/>
        </table:table-row>
        <table:table-row table:style-name="ro1">
          <table:table-cell office:value-type="float" office:value="52010" calcext:value-type="float">
            <text:p>52010</text:p>
          </table:table-cell>
          <table:table-cell office:value-type="float" office:value="104019" calcext:value-type="float">
            <text:p>104019</text:p>
          </table:table-cell>
          <table:table-cell table:number-columns-repeated="9"/>
        </table:table-row>
        <table:table-row table:style-name="ro1">
          <table:table-cell office:value-type="float" office:value="52110" calcext:value-type="float">
            <text:p>52110</text:p>
          </table:table-cell>
          <table:table-cell office:value-type="float" office:value="104219" calcext:value-type="float">
            <text:p>104219</text:p>
          </table:table-cell>
          <table:table-cell table:number-columns-repeated="9"/>
        </table:table-row>
        <table:table-row table:style-name="ro1">
          <table:table-cell office:value-type="float" office:value="52210" calcext:value-type="float">
            <text:p>52210</text:p>
          </table:table-cell>
          <table:table-cell office:value-type="float" office:value="104419" calcext:value-type="float">
            <text:p>104419</text:p>
          </table:table-cell>
          <table:table-cell table:number-columns-repeated="9"/>
        </table:table-row>
        <table:table-row table:style-name="ro1">
          <table:table-cell office:value-type="float" office:value="52310" calcext:value-type="float">
            <text:p>52310</text:p>
          </table:table-cell>
          <table:table-cell office:value-type="float" office:value="104619" calcext:value-type="float">
            <text:p>104619</text:p>
          </table:table-cell>
          <table:table-cell table:number-columns-repeated="9"/>
        </table:table-row>
        <table:table-row table:style-name="ro1">
          <table:table-cell office:value-type="float" office:value="52410" calcext:value-type="float">
            <text:p>52410</text:p>
          </table:table-cell>
          <table:table-cell office:value-type="float" office:value="104819" calcext:value-type="float">
            <text:p>104819</text:p>
          </table:table-cell>
          <table:table-cell table:number-columns-repeated="9"/>
        </table:table-row>
        <table:table-row table:style-name="ro1">
          <table:table-cell office:value-type="float" office:value="52510" calcext:value-type="float">
            <text:p>52510</text:p>
          </table:table-cell>
          <table:table-cell office:value-type="float" office:value="105019" calcext:value-type="float">
            <text:p>105019</text:p>
          </table:table-cell>
          <table:table-cell table:number-columns-repeated="9"/>
        </table:table-row>
        <table:table-row table:style-name="ro1">
          <table:table-cell office:value-type="float" office:value="52610" calcext:value-type="float">
            <text:p>52610</text:p>
          </table:table-cell>
          <table:table-cell office:value-type="float" office:value="105219" calcext:value-type="float">
            <text:p>105219</text:p>
          </table:table-cell>
          <table:table-cell table:number-columns-repeated="9"/>
        </table:table-row>
        <table:table-row table:style-name="ro1">
          <table:table-cell office:value-type="float" office:value="52710" calcext:value-type="float">
            <text:p>52710</text:p>
          </table:table-cell>
          <table:table-cell office:value-type="float" office:value="105419" calcext:value-type="float">
            <text:p>105419</text:p>
          </table:table-cell>
          <table:table-cell table:number-columns-repeated="9"/>
        </table:table-row>
        <table:table-row table:style-name="ro1">
          <table:table-cell office:value-type="float" office:value="52810" calcext:value-type="float">
            <text:p>52810</text:p>
          </table:table-cell>
          <table:table-cell office:value-type="float" office:value="105619" calcext:value-type="float">
            <text:p>105619</text:p>
          </table:table-cell>
          <table:table-cell table:number-columns-repeated="9"/>
        </table:table-row>
        <table:table-row table:style-name="ro1">
          <table:table-cell office:value-type="float" office:value="52910" calcext:value-type="float">
            <text:p>52910</text:p>
          </table:table-cell>
          <table:table-cell office:value-type="float" office:value="105819" calcext:value-type="float">
            <text:p>105819</text:p>
          </table:table-cell>
          <table:table-cell table:number-columns-repeated="9"/>
        </table:table-row>
        <table:table-row table:style-name="ro1">
          <table:table-cell office:value-type="float" office:value="53010" calcext:value-type="float">
            <text:p>53010</text:p>
          </table:table-cell>
          <table:table-cell office:value-type="float" office:value="106019" calcext:value-type="float">
            <text:p>106019</text:p>
          </table:table-cell>
          <table:table-cell table:number-columns-repeated="9"/>
        </table:table-row>
        <table:table-row table:style-name="ro1">
          <table:table-cell office:value-type="float" office:value="53110" calcext:value-type="float">
            <text:p>53110</text:p>
          </table:table-cell>
          <table:table-cell office:value-type="float" office:value="106219" calcext:value-type="float">
            <text:p>106219</text:p>
          </table:table-cell>
          <table:table-cell table:number-columns-repeated="9"/>
        </table:table-row>
        <table:table-row table:style-name="ro1">
          <table:table-cell office:value-type="float" office:value="53210" calcext:value-type="float">
            <text:p>53210</text:p>
          </table:table-cell>
          <table:table-cell office:value-type="float" office:value="106419" calcext:value-type="float">
            <text:p>106419</text:p>
          </table:table-cell>
          <table:table-cell table:number-columns-repeated="9"/>
        </table:table-row>
        <table:table-row table:style-name="ro1">
          <table:table-cell office:value-type="float" office:value="53310" calcext:value-type="float">
            <text:p>53310</text:p>
          </table:table-cell>
          <table:table-cell office:value-type="float" office:value="106619" calcext:value-type="float">
            <text:p>106619</text:p>
          </table:table-cell>
          <table:table-cell table:number-columns-repeated="9"/>
        </table:table-row>
        <table:table-row table:style-name="ro1">
          <table:table-cell office:value-type="float" office:value="53410" calcext:value-type="float">
            <text:p>53410</text:p>
          </table:table-cell>
          <table:table-cell office:value-type="float" office:value="106819" calcext:value-type="float">
            <text:p>106819</text:p>
          </table:table-cell>
          <table:table-cell table:number-columns-repeated="9"/>
        </table:table-row>
        <table:table-row table:style-name="ro1">
          <table:table-cell office:value-type="float" office:value="53510" calcext:value-type="float">
            <text:p>53510</text:p>
          </table:table-cell>
          <table:table-cell office:value-type="float" office:value="107019" calcext:value-type="float">
            <text:p>107019</text:p>
          </table:table-cell>
          <table:table-cell table:number-columns-repeated="9"/>
        </table:table-row>
        <table:table-row table:style-name="ro1">
          <table:table-cell office:value-type="float" office:value="53610" calcext:value-type="float">
            <text:p>53610</text:p>
          </table:table-cell>
          <table:table-cell office:value-type="float" office:value="107219" calcext:value-type="float">
            <text:p>107219</text:p>
          </table:table-cell>
          <table:table-cell table:number-columns-repeated="9"/>
        </table:table-row>
        <table:table-row table:style-name="ro1">
          <table:table-cell office:value-type="float" office:value="53710" calcext:value-type="float">
            <text:p>53710</text:p>
          </table:table-cell>
          <table:table-cell office:value-type="float" office:value="107419" calcext:value-type="float">
            <text:p>107419</text:p>
          </table:table-cell>
          <table:table-cell table:number-columns-repeated="9"/>
        </table:table-row>
        <table:table-row table:style-name="ro1">
          <table:table-cell office:value-type="float" office:value="53810" calcext:value-type="float">
            <text:p>53810</text:p>
          </table:table-cell>
          <table:table-cell office:value-type="float" office:value="107619" calcext:value-type="float">
            <text:p>107619</text:p>
          </table:table-cell>
          <table:table-cell table:number-columns-repeated="9"/>
        </table:table-row>
        <table:table-row table:style-name="ro1">
          <table:table-cell office:value-type="float" office:value="53910" calcext:value-type="float">
            <text:p>53910</text:p>
          </table:table-cell>
          <table:table-cell office:value-type="float" office:value="107819" calcext:value-type="float">
            <text:p>107819</text:p>
          </table:table-cell>
          <table:table-cell table:number-columns-repeated="9"/>
        </table:table-row>
        <table:table-row table:style-name="ro1">
          <table:table-cell office:value-type="float" office:value="54010" calcext:value-type="float">
            <text:p>54010</text:p>
          </table:table-cell>
          <table:table-cell office:value-type="float" office:value="108019" calcext:value-type="float">
            <text:p>108019</text:p>
          </table:table-cell>
          <table:table-cell table:number-columns-repeated="9"/>
        </table:table-row>
        <table:table-row table:style-name="ro1">
          <table:table-cell office:value-type="float" office:value="54110" calcext:value-type="float">
            <text:p>54110</text:p>
          </table:table-cell>
          <table:table-cell office:value-type="float" office:value="108219" calcext:value-type="float">
            <text:p>108219</text:p>
          </table:table-cell>
          <table:table-cell table:number-columns-repeated="9"/>
        </table:table-row>
        <table:table-row table:style-name="ro1">
          <table:table-cell office:value-type="float" office:value="54210" calcext:value-type="float">
            <text:p>54210</text:p>
          </table:table-cell>
          <table:table-cell office:value-type="float" office:value="108419" calcext:value-type="float">
            <text:p>108419</text:p>
          </table:table-cell>
          <table:table-cell table:number-columns-repeated="9"/>
        </table:table-row>
        <table:table-row table:style-name="ro1">
          <table:table-cell office:value-type="float" office:value="54310" calcext:value-type="float">
            <text:p>54310</text:p>
          </table:table-cell>
          <table:table-cell office:value-type="float" office:value="108619" calcext:value-type="float">
            <text:p>108619</text:p>
          </table:table-cell>
          <table:table-cell table:number-columns-repeated="9"/>
        </table:table-row>
        <table:table-row table:style-name="ro1">
          <table:table-cell office:value-type="float" office:value="54410" calcext:value-type="float">
            <text:p>54410</text:p>
          </table:table-cell>
          <table:table-cell office:value-type="float" office:value="108819" calcext:value-type="float">
            <text:p>108819</text:p>
          </table:table-cell>
          <table:table-cell table:number-columns-repeated="9"/>
        </table:table-row>
        <table:table-row table:style-name="ro1">
          <table:table-cell office:value-type="float" office:value="54510" calcext:value-type="float">
            <text:p>54510</text:p>
          </table:table-cell>
          <table:table-cell office:value-type="float" office:value="109019" calcext:value-type="float">
            <text:p>109019</text:p>
          </table:table-cell>
          <table:table-cell table:number-columns-repeated="9"/>
        </table:table-row>
        <table:table-row table:style-name="ro1">
          <table:table-cell office:value-type="float" office:value="54610" calcext:value-type="float">
            <text:p>54610</text:p>
          </table:table-cell>
          <table:table-cell office:value-type="float" office:value="109219" calcext:value-type="float">
            <text:p>109219</text:p>
          </table:table-cell>
          <table:table-cell table:number-columns-repeated="9"/>
        </table:table-row>
        <table:table-row table:style-name="ro1">
          <table:table-cell office:value-type="float" office:value="54710" calcext:value-type="float">
            <text:p>54710</text:p>
          </table:table-cell>
          <table:table-cell office:value-type="float" office:value="109419" calcext:value-type="float">
            <text:p>109419</text:p>
          </table:table-cell>
          <table:table-cell table:number-columns-repeated="9"/>
        </table:table-row>
        <table:table-row table:style-name="ro1">
          <table:table-cell office:value-type="float" office:value="54810" calcext:value-type="float">
            <text:p>54810</text:p>
          </table:table-cell>
          <table:table-cell office:value-type="float" office:value="109619" calcext:value-type="float">
            <text:p>109619</text:p>
          </table:table-cell>
          <table:table-cell table:number-columns-repeated="9"/>
        </table:table-row>
        <table:table-row table:style-name="ro1">
          <table:table-cell office:value-type="float" office:value="54910" calcext:value-type="float">
            <text:p>54910</text:p>
          </table:table-cell>
          <table:table-cell office:value-type="float" office:value="109819" calcext:value-type="float">
            <text:p>109819</text:p>
          </table:table-cell>
          <table:table-cell table:number-columns-repeated="9"/>
        </table:table-row>
        <table:table-row table:style-name="ro1">
          <table:table-cell office:value-type="float" office:value="55010" calcext:value-type="float">
            <text:p>55010</text:p>
          </table:table-cell>
          <table:table-cell office:value-type="float" office:value="110019" calcext:value-type="float">
            <text:p>110019</text:p>
          </table:table-cell>
          <table:table-cell table:number-columns-repeated="9"/>
        </table:table-row>
        <table:table-row table:style-name="ro1">
          <table:table-cell office:value-type="float" office:value="55110" calcext:value-type="float">
            <text:p>55110</text:p>
          </table:table-cell>
          <table:table-cell office:value-type="float" office:value="110219" calcext:value-type="float">
            <text:p>110219</text:p>
          </table:table-cell>
          <table:table-cell table:number-columns-repeated="9"/>
        </table:table-row>
        <table:table-row table:style-name="ro1">
          <table:table-cell office:value-type="float" office:value="55210" calcext:value-type="float">
            <text:p>55210</text:p>
          </table:table-cell>
          <table:table-cell office:value-type="float" office:value="110419" calcext:value-type="float">
            <text:p>110419</text:p>
          </table:table-cell>
          <table:table-cell table:number-columns-repeated="9"/>
        </table:table-row>
        <table:table-row table:style-name="ro1">
          <table:table-cell office:value-type="float" office:value="55310" calcext:value-type="float">
            <text:p>55310</text:p>
          </table:table-cell>
          <table:table-cell office:value-type="float" office:value="110619" calcext:value-type="float">
            <text:p>110619</text:p>
          </table:table-cell>
          <table:table-cell table:number-columns-repeated="9"/>
        </table:table-row>
        <table:table-row table:style-name="ro1">
          <table:table-cell office:value-type="float" office:value="55410" calcext:value-type="float">
            <text:p>55410</text:p>
          </table:table-cell>
          <table:table-cell office:value-type="float" office:value="110819" calcext:value-type="float">
            <text:p>110819</text:p>
          </table:table-cell>
          <table:table-cell table:number-columns-repeated="9"/>
        </table:table-row>
        <table:table-row table:style-name="ro1">
          <table:table-cell office:value-type="float" office:value="55510" calcext:value-type="float">
            <text:p>55510</text:p>
          </table:table-cell>
          <table:table-cell office:value-type="float" office:value="111019" calcext:value-type="float">
            <text:p>111019</text:p>
          </table:table-cell>
          <table:table-cell table:number-columns-repeated="9"/>
        </table:table-row>
        <table:table-row table:style-name="ro1">
          <table:table-cell office:value-type="float" office:value="55610" calcext:value-type="float">
            <text:p>55610</text:p>
          </table:table-cell>
          <table:table-cell office:value-type="float" office:value="111219" calcext:value-type="float">
            <text:p>111219</text:p>
          </table:table-cell>
          <table:table-cell table:number-columns-repeated="9"/>
        </table:table-row>
        <table:table-row table:style-name="ro1">
          <table:table-cell office:value-type="float" office:value="55710" calcext:value-type="float">
            <text:p>55710</text:p>
          </table:table-cell>
          <table:table-cell office:value-type="float" office:value="111419" calcext:value-type="float">
            <text:p>111419</text:p>
          </table:table-cell>
          <table:table-cell table:number-columns-repeated="9"/>
        </table:table-row>
        <table:table-row table:style-name="ro1">
          <table:table-cell office:value-type="float" office:value="55810" calcext:value-type="float">
            <text:p>55810</text:p>
          </table:table-cell>
          <table:table-cell office:value-type="float" office:value="111619" calcext:value-type="float">
            <text:p>111619</text:p>
          </table:table-cell>
          <table:table-cell table:number-columns-repeated="9"/>
        </table:table-row>
        <table:table-row table:style-name="ro1">
          <table:table-cell office:value-type="float" office:value="55910" calcext:value-type="float">
            <text:p>55910</text:p>
          </table:table-cell>
          <table:table-cell office:value-type="float" office:value="111819" calcext:value-type="float">
            <text:p>111819</text:p>
          </table:table-cell>
          <table:table-cell table:number-columns-repeated="9"/>
        </table:table-row>
        <table:table-row table:style-name="ro1">
          <table:table-cell office:value-type="float" office:value="56010" calcext:value-type="float">
            <text:p>56010</text:p>
          </table:table-cell>
          <table:table-cell office:value-type="float" office:value="112019" calcext:value-type="float">
            <text:p>112019</text:p>
          </table:table-cell>
          <table:table-cell table:number-columns-repeated="9"/>
        </table:table-row>
        <table:table-row table:style-name="ro1">
          <table:table-cell office:value-type="float" office:value="56110" calcext:value-type="float">
            <text:p>56110</text:p>
          </table:table-cell>
          <table:table-cell office:value-type="float" office:value="112219" calcext:value-type="float">
            <text:p>112219</text:p>
          </table:table-cell>
          <table:table-cell table:number-columns-repeated="9"/>
        </table:table-row>
        <table:table-row table:style-name="ro1">
          <table:table-cell office:value-type="float" office:value="56210" calcext:value-type="float">
            <text:p>56210</text:p>
          </table:table-cell>
          <table:table-cell office:value-type="float" office:value="112419" calcext:value-type="float">
            <text:p>112419</text:p>
          </table:table-cell>
          <table:table-cell table:number-columns-repeated="9"/>
        </table:table-row>
        <table:table-row table:style-name="ro1">
          <table:table-cell office:value-type="float" office:value="56310" calcext:value-type="float">
            <text:p>56310</text:p>
          </table:table-cell>
          <table:table-cell office:value-type="float" office:value="112619" calcext:value-type="float">
            <text:p>112619</text:p>
          </table:table-cell>
          <table:table-cell table:number-columns-repeated="9"/>
        </table:table-row>
        <table:table-row table:style-name="ro1">
          <table:table-cell office:value-type="float" office:value="56410" calcext:value-type="float">
            <text:p>56410</text:p>
          </table:table-cell>
          <table:table-cell office:value-type="float" office:value="112819" calcext:value-type="float">
            <text:p>112819</text:p>
          </table:table-cell>
          <table:table-cell table:number-columns-repeated="9"/>
        </table:table-row>
        <table:table-row table:style-name="ro1">
          <table:table-cell office:value-type="float" office:value="56510" calcext:value-type="float">
            <text:p>56510</text:p>
          </table:table-cell>
          <table:table-cell office:value-type="float" office:value="113019" calcext:value-type="float">
            <text:p>113019</text:p>
          </table:table-cell>
          <table:table-cell table:number-columns-repeated="9"/>
        </table:table-row>
        <table:table-row table:style-name="ro1">
          <table:table-cell office:value-type="float" office:value="56610" calcext:value-type="float">
            <text:p>56610</text:p>
          </table:table-cell>
          <table:table-cell office:value-type="float" office:value="113219" calcext:value-type="float">
            <text:p>113219</text:p>
          </table:table-cell>
          <table:table-cell table:number-columns-repeated="9"/>
        </table:table-row>
        <table:table-row table:style-name="ro1">
          <table:table-cell office:value-type="float" office:value="56710" calcext:value-type="float">
            <text:p>56710</text:p>
          </table:table-cell>
          <table:table-cell office:value-type="float" office:value="113419" calcext:value-type="float">
            <text:p>113419</text:p>
          </table:table-cell>
          <table:table-cell table:number-columns-repeated="9"/>
        </table:table-row>
        <table:table-row table:style-name="ro1">
          <table:table-cell office:value-type="float" office:value="56810" calcext:value-type="float">
            <text:p>56810</text:p>
          </table:table-cell>
          <table:table-cell office:value-type="float" office:value="113619" calcext:value-type="float">
            <text:p>113619</text:p>
          </table:table-cell>
          <table:table-cell table:number-columns-repeated="9"/>
        </table:table-row>
        <table:table-row table:style-name="ro1">
          <table:table-cell office:value-type="float" office:value="56910" calcext:value-type="float">
            <text:p>56910</text:p>
          </table:table-cell>
          <table:table-cell office:value-type="float" office:value="113819" calcext:value-type="float">
            <text:p>113819</text:p>
          </table:table-cell>
          <table:table-cell table:number-columns-repeated="9"/>
        </table:table-row>
        <table:table-row table:style-name="ro1">
          <table:table-cell office:value-type="float" office:value="57010" calcext:value-type="float">
            <text:p>57010</text:p>
          </table:table-cell>
          <table:table-cell office:value-type="float" office:value="114019" calcext:value-type="float">
            <text:p>114019</text:p>
          </table:table-cell>
          <table:table-cell table:number-columns-repeated="9"/>
        </table:table-row>
        <table:table-row table:style-name="ro1">
          <table:table-cell office:value-type="float" office:value="57110" calcext:value-type="float">
            <text:p>57110</text:p>
          </table:table-cell>
          <table:table-cell office:value-type="float" office:value="114219" calcext:value-type="float">
            <text:p>114219</text:p>
          </table:table-cell>
          <table:table-cell table:number-columns-repeated="9"/>
        </table:table-row>
        <table:table-row table:style-name="ro1">
          <table:table-cell office:value-type="float" office:value="57210" calcext:value-type="float">
            <text:p>57210</text:p>
          </table:table-cell>
          <table:table-cell office:value-type="float" office:value="114419" calcext:value-type="float">
            <text:p>114419</text:p>
          </table:table-cell>
          <table:table-cell table:number-columns-repeated="9"/>
        </table:table-row>
        <table:table-row table:style-name="ro1">
          <table:table-cell office:value-type="float" office:value="57310" calcext:value-type="float">
            <text:p>57310</text:p>
          </table:table-cell>
          <table:table-cell office:value-type="float" office:value="114619" calcext:value-type="float">
            <text:p>114619</text:p>
          </table:table-cell>
          <table:table-cell table:number-columns-repeated="9"/>
        </table:table-row>
        <table:table-row table:style-name="ro1">
          <table:table-cell office:value-type="float" office:value="57410" calcext:value-type="float">
            <text:p>57410</text:p>
          </table:table-cell>
          <table:table-cell office:value-type="float" office:value="114819" calcext:value-type="float">
            <text:p>114819</text:p>
          </table:table-cell>
          <table:table-cell table:number-columns-repeated="9"/>
        </table:table-row>
        <table:table-row table:style-name="ro1">
          <table:table-cell office:value-type="float" office:value="57510" calcext:value-type="float">
            <text:p>57510</text:p>
          </table:table-cell>
          <table:table-cell office:value-type="float" office:value="115019" calcext:value-type="float">
            <text:p>115019</text:p>
          </table:table-cell>
          <table:table-cell table:number-columns-repeated="9"/>
        </table:table-row>
        <table:table-row table:style-name="ro1">
          <table:table-cell office:value-type="float" office:value="57610" calcext:value-type="float">
            <text:p>57610</text:p>
          </table:table-cell>
          <table:table-cell office:value-type="float" office:value="115219" calcext:value-type="float">
            <text:p>115219</text:p>
          </table:table-cell>
          <table:table-cell table:number-columns-repeated="9"/>
        </table:table-row>
        <table:table-row table:style-name="ro1">
          <table:table-cell office:value-type="float" office:value="57710" calcext:value-type="float">
            <text:p>57710</text:p>
          </table:table-cell>
          <table:table-cell office:value-type="float" office:value="115419" calcext:value-type="float">
            <text:p>115419</text:p>
          </table:table-cell>
          <table:table-cell table:number-columns-repeated="9"/>
        </table:table-row>
        <table:table-row table:style-name="ro1">
          <table:table-cell office:value-type="float" office:value="57810" calcext:value-type="float">
            <text:p>57810</text:p>
          </table:table-cell>
          <table:table-cell office:value-type="float" office:value="115619" calcext:value-type="float">
            <text:p>115619</text:p>
          </table:table-cell>
          <table:table-cell table:number-columns-repeated="9"/>
        </table:table-row>
        <table:table-row table:style-name="ro1">
          <table:table-cell office:value-type="float" office:value="57910" calcext:value-type="float">
            <text:p>57910</text:p>
          </table:table-cell>
          <table:table-cell office:value-type="float" office:value="115819" calcext:value-type="float">
            <text:p>115819</text:p>
          </table:table-cell>
          <table:table-cell table:number-columns-repeated="9"/>
        </table:table-row>
        <table:table-row table:style-name="ro1">
          <table:table-cell office:value-type="float" office:value="58010" calcext:value-type="float">
            <text:p>58010</text:p>
          </table:table-cell>
          <table:table-cell office:value-type="float" office:value="116019" calcext:value-type="float">
            <text:p>116019</text:p>
          </table:table-cell>
          <table:table-cell table:number-columns-repeated="9"/>
        </table:table-row>
        <table:table-row table:style-name="ro1">
          <table:table-cell office:value-type="float" office:value="58110" calcext:value-type="float">
            <text:p>58110</text:p>
          </table:table-cell>
          <table:table-cell office:value-type="float" office:value="116219" calcext:value-type="float">
            <text:p>116219</text:p>
          </table:table-cell>
          <table:table-cell table:number-columns-repeated="9"/>
        </table:table-row>
        <table:table-row table:style-name="ro1">
          <table:table-cell office:value-type="float" office:value="58210" calcext:value-type="float">
            <text:p>58210</text:p>
          </table:table-cell>
          <table:table-cell office:value-type="float" office:value="116419" calcext:value-type="float">
            <text:p>116419</text:p>
          </table:table-cell>
          <table:table-cell table:number-columns-repeated="9"/>
        </table:table-row>
        <table:table-row table:style-name="ro1">
          <table:table-cell office:value-type="float" office:value="58310" calcext:value-type="float">
            <text:p>58310</text:p>
          </table:table-cell>
          <table:table-cell office:value-type="float" office:value="116619" calcext:value-type="float">
            <text:p>116619</text:p>
          </table:table-cell>
          <table:table-cell table:number-columns-repeated="9"/>
        </table:table-row>
        <table:table-row table:style-name="ro1">
          <table:table-cell office:value-type="float" office:value="58410" calcext:value-type="float">
            <text:p>58410</text:p>
          </table:table-cell>
          <table:table-cell office:value-type="float" office:value="116819" calcext:value-type="float">
            <text:p>116819</text:p>
          </table:table-cell>
          <table:table-cell table:number-columns-repeated="9"/>
        </table:table-row>
        <table:table-row table:style-name="ro1">
          <table:table-cell office:value-type="float" office:value="58510" calcext:value-type="float">
            <text:p>58510</text:p>
          </table:table-cell>
          <table:table-cell office:value-type="float" office:value="117019" calcext:value-type="float">
            <text:p>117019</text:p>
          </table:table-cell>
          <table:table-cell table:number-columns-repeated="9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float" office:value="117219" calcext:value-type="float">
            <text:p>117219</text:p>
          </table:table-cell>
          <table:table-cell table:number-columns-repeated="9"/>
        </table:table-row>
        <table:table-row table:style-name="ro1">
          <table:table-cell office:value-type="float" office:value="58710" calcext:value-type="float">
            <text:p>58710</text:p>
          </table:table-cell>
          <table:table-cell office:value-type="float" office:value="117419" calcext:value-type="float">
            <text:p>117419</text:p>
          </table:table-cell>
          <table:table-cell table:number-columns-repeated="9"/>
        </table:table-row>
        <table:table-row table:style-name="ro1">
          <table:table-cell office:value-type="float" office:value="58810" calcext:value-type="float">
            <text:p>58810</text:p>
          </table:table-cell>
          <table:table-cell office:value-type="float" office:value="117619" calcext:value-type="float">
            <text:p>117619</text:p>
          </table:table-cell>
          <table:table-cell table:number-columns-repeated="9"/>
        </table:table-row>
        <table:table-row table:style-name="ro1">
          <table:table-cell office:value-type="float" office:value="58910" calcext:value-type="float">
            <text:p>58910</text:p>
          </table:table-cell>
          <table:table-cell office:value-type="float" office:value="117819" calcext:value-type="float">
            <text:p>117819</text:p>
          </table:table-cell>
          <table:table-cell table:number-columns-repeated="9"/>
        </table:table-row>
        <table:table-row table:style-name="ro1">
          <table:table-cell office:value-type="float" office:value="59010" calcext:value-type="float">
            <text:p>59010</text:p>
          </table:table-cell>
          <table:table-cell office:value-type="float" office:value="118019" calcext:value-type="float">
            <text:p>118019</text:p>
          </table:table-cell>
          <table:table-cell table:number-columns-repeated="9"/>
        </table:table-row>
        <table:table-row table:style-name="ro1">
          <table:table-cell office:value-type="float" office:value="59110" calcext:value-type="float">
            <text:p>59110</text:p>
          </table:table-cell>
          <table:table-cell office:value-type="float" office:value="118219" calcext:value-type="float">
            <text:p>118219</text:p>
          </table:table-cell>
          <table:table-cell table:number-columns-repeated="9"/>
        </table:table-row>
        <table:table-row table:style-name="ro1">
          <table:table-cell office:value-type="float" office:value="59210" calcext:value-type="float">
            <text:p>59210</text:p>
          </table:table-cell>
          <table:table-cell office:value-type="float" office:value="118419" calcext:value-type="float">
            <text:p>118419</text:p>
          </table:table-cell>
          <table:table-cell table:number-columns-repeated="9"/>
        </table:table-row>
        <table:table-row table:style-name="ro1">
          <table:table-cell office:value-type="float" office:value="59310" calcext:value-type="float">
            <text:p>59310</text:p>
          </table:table-cell>
          <table:table-cell office:value-type="float" office:value="118619" calcext:value-type="float">
            <text:p>118619</text:p>
          </table:table-cell>
          <table:table-cell table:number-columns-repeated="9"/>
        </table:table-row>
        <table:table-row table:style-name="ro1">
          <table:table-cell office:value-type="float" office:value="59410" calcext:value-type="float">
            <text:p>59410</text:p>
          </table:table-cell>
          <table:table-cell office:value-type="float" office:value="118819" calcext:value-type="float">
            <text:p>118819</text:p>
          </table:table-cell>
          <table:table-cell table:number-columns-repeated="9"/>
        </table:table-row>
        <table:table-row table:style-name="ro1">
          <table:table-cell office:value-type="float" office:value="59510" calcext:value-type="float">
            <text:p>59510</text:p>
          </table:table-cell>
          <table:table-cell office:value-type="float" office:value="119019" calcext:value-type="float">
            <text:p>119019</text:p>
          </table:table-cell>
          <table:table-cell table:number-columns-repeated="9"/>
        </table:table-row>
        <table:table-row table:style-name="ro1">
          <table:table-cell office:value-type="float" office:value="59610" calcext:value-type="float">
            <text:p>59610</text:p>
          </table:table-cell>
          <table:table-cell office:value-type="float" office:value="119219" calcext:value-type="float">
            <text:p>119219</text:p>
          </table:table-cell>
          <table:table-cell table:number-columns-repeated="9"/>
        </table:table-row>
        <table:table-row table:style-name="ro1">
          <table:table-cell office:value-type="float" office:value="59710" calcext:value-type="float">
            <text:p>59710</text:p>
          </table:table-cell>
          <table:table-cell office:value-type="float" office:value="119419" calcext:value-type="float">
            <text:p>119419</text:p>
          </table:table-cell>
          <table:table-cell table:number-columns-repeated="9"/>
        </table:table-row>
        <table:table-row table:style-name="ro1">
          <table:table-cell office:value-type="float" office:value="59810" calcext:value-type="float">
            <text:p>59810</text:p>
          </table:table-cell>
          <table:table-cell office:value-type="float" office:value="119619" calcext:value-type="float">
            <text:p>119619</text:p>
          </table:table-cell>
          <table:table-cell table:number-columns-repeated="9"/>
        </table:table-row>
        <table:table-row table:style-name="ro1">
          <table:table-cell office:value-type="float" office:value="59910" calcext:value-type="float">
            <text:p>59910</text:p>
          </table:table-cell>
          <table:table-cell office:value-type="float" office:value="119819" calcext:value-type="float">
            <text:p>119819</text:p>
          </table:table-cell>
          <table:table-cell table:number-columns-repeated="9"/>
        </table:table-row>
        <table:table-row table:style-name="ro1">
          <table:table-cell office:value-type="float" office:value="60010" calcext:value-type="float">
            <text:p>60010</text:p>
          </table:table-cell>
          <table:table-cell office:value-type="float" office:value="120019" calcext:value-type="float">
            <text:p>120019</text:p>
          </table:table-cell>
          <table:table-cell table:number-columns-repeated="9"/>
        </table:table-row>
        <table:table-row table:style-name="ro1">
          <table:table-cell office:value-type="float" office:value="60110" calcext:value-type="float">
            <text:p>60110</text:p>
          </table:table-cell>
          <table:table-cell office:value-type="float" office:value="120219" calcext:value-type="float">
            <text:p>120219</text:p>
          </table:table-cell>
          <table:table-cell table:number-columns-repeated="9"/>
        </table:table-row>
        <table:table-row table:style-name="ro1">
          <table:table-cell office:value-type="float" office:value="60210" calcext:value-type="float">
            <text:p>60210</text:p>
          </table:table-cell>
          <table:table-cell office:value-type="float" office:value="120419" calcext:value-type="float">
            <text:p>120419</text:p>
          </table:table-cell>
          <table:table-cell table:number-columns-repeated="9"/>
        </table:table-row>
        <table:table-row table:style-name="ro1">
          <table:table-cell office:value-type="float" office:value="60310" calcext:value-type="float">
            <text:p>60310</text:p>
          </table:table-cell>
          <table:table-cell office:value-type="float" office:value="120619" calcext:value-type="float">
            <text:p>120619</text:p>
          </table:table-cell>
          <table:table-cell table:number-columns-repeated="9"/>
        </table:table-row>
        <table:table-row table:style-name="ro1">
          <table:table-cell office:value-type="float" office:value="60410" calcext:value-type="float">
            <text:p>60410</text:p>
          </table:table-cell>
          <table:table-cell office:value-type="float" office:value="120819" calcext:value-type="float">
            <text:p>120819</text:p>
          </table:table-cell>
          <table:table-cell table:number-columns-repeated="9"/>
        </table:table-row>
        <table:table-row table:style-name="ro1">
          <table:table-cell office:value-type="float" office:value="60510" calcext:value-type="float">
            <text:p>60510</text:p>
          </table:table-cell>
          <table:table-cell office:value-type="float" office:value="121019" calcext:value-type="float">
            <text:p>121019</text:p>
          </table:table-cell>
          <table:table-cell table:number-columns-repeated="9"/>
        </table:table-row>
        <table:table-row table:style-name="ro1">
          <table:table-cell office:value-type="float" office:value="60610" calcext:value-type="float">
            <text:p>60610</text:p>
          </table:table-cell>
          <table:table-cell office:value-type="float" office:value="121219" calcext:value-type="float">
            <text:p>121219</text:p>
          </table:table-cell>
          <table:table-cell table:number-columns-repeated="9"/>
        </table:table-row>
        <table:table-row table:style-name="ro1">
          <table:table-cell office:value-type="float" office:value="60710" calcext:value-type="float">
            <text:p>60710</text:p>
          </table:table-cell>
          <table:table-cell office:value-type="float" office:value="121419" calcext:value-type="float">
            <text:p>121419</text:p>
          </table:table-cell>
          <table:table-cell table:number-columns-repeated="9"/>
        </table:table-row>
        <table:table-row table:style-name="ro1">
          <table:table-cell office:value-type="float" office:value="60810" calcext:value-type="float">
            <text:p>60810</text:p>
          </table:table-cell>
          <table:table-cell office:value-type="float" office:value="121619" calcext:value-type="float">
            <text:p>121619</text:p>
          </table:table-cell>
          <table:table-cell table:number-columns-repeated="9"/>
        </table:table-row>
        <table:table-row table:style-name="ro1">
          <table:table-cell office:value-type="float" office:value="60910" calcext:value-type="float">
            <text:p>60910</text:p>
          </table:table-cell>
          <table:table-cell office:value-type="float" office:value="121819" calcext:value-type="float">
            <text:p>121819</text:p>
          </table:table-cell>
          <table:table-cell table:number-columns-repeated="9"/>
        </table:table-row>
        <table:table-row table:style-name="ro1">
          <table:table-cell office:value-type="float" office:value="61010" calcext:value-type="float">
            <text:p>61010</text:p>
          </table:table-cell>
          <table:table-cell office:value-type="float" office:value="122019" calcext:value-type="float">
            <text:p>122019</text:p>
          </table:table-cell>
          <table:table-cell table:number-columns-repeated="9"/>
        </table:table-row>
        <table:table-row table:style-name="ro1">
          <table:table-cell office:value-type="float" office:value="61110" calcext:value-type="float">
            <text:p>61110</text:p>
          </table:table-cell>
          <table:table-cell office:value-type="float" office:value="122219" calcext:value-type="float">
            <text:p>122219</text:p>
          </table:table-cell>
          <table:table-cell table:number-columns-repeated="9"/>
        </table:table-row>
        <table:table-row table:style-name="ro1">
          <table:table-cell office:value-type="float" office:value="61210" calcext:value-type="float">
            <text:p>61210</text:p>
          </table:table-cell>
          <table:table-cell office:value-type="float" office:value="122419" calcext:value-type="float">
            <text:p>122419</text:p>
          </table:table-cell>
          <table:table-cell table:number-columns-repeated="9"/>
        </table:table-row>
        <table:table-row table:style-name="ro1">
          <table:table-cell office:value-type="float" office:value="61310" calcext:value-type="float">
            <text:p>61310</text:p>
          </table:table-cell>
          <table:table-cell office:value-type="float" office:value="122619" calcext:value-type="float">
            <text:p>122619</text:p>
          </table:table-cell>
          <table:table-cell table:number-columns-repeated="9"/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float" office:value="122819" calcext:value-type="float">
            <text:p>122819</text:p>
          </table:table-cell>
          <table:table-cell table:number-columns-repeated="9"/>
        </table:table-row>
        <table:table-row table:style-name="ro1">
          <table:table-cell office:value-type="float" office:value="61510" calcext:value-type="float">
            <text:p>61510</text:p>
          </table:table-cell>
          <table:table-cell office:value-type="float" office:value="123019" calcext:value-type="float">
            <text:p>123019</text:p>
          </table:table-cell>
          <table:table-cell table:number-columns-repeated="9"/>
        </table:table-row>
        <table:table-row table:style-name="ro1">
          <table:table-cell office:value-type="float" office:value="61610" calcext:value-type="float">
            <text:p>61610</text:p>
          </table:table-cell>
          <table:table-cell office:value-type="float" office:value="123219" calcext:value-type="float">
            <text:p>123219</text:p>
          </table:table-cell>
          <table:table-cell table:number-columns-repeated="9"/>
        </table:table-row>
        <table:table-row table:style-name="ro1">
          <table:table-cell office:value-type="float" office:value="61710" calcext:value-type="float">
            <text:p>61710</text:p>
          </table:table-cell>
          <table:table-cell office:value-type="float" office:value="123419" calcext:value-type="float">
            <text:p>123419</text:p>
          </table:table-cell>
          <table:table-cell table:number-columns-repeated="9"/>
        </table:table-row>
        <table:table-row table:style-name="ro1">
          <table:table-cell office:value-type="float" office:value="61810" calcext:value-type="float">
            <text:p>61810</text:p>
          </table:table-cell>
          <table:table-cell office:value-type="float" office:value="123619" calcext:value-type="float">
            <text:p>123619</text:p>
          </table:table-cell>
          <table:table-cell table:number-columns-repeated="9"/>
        </table:table-row>
        <table:table-row table:style-name="ro1">
          <table:table-cell office:value-type="float" office:value="61910" calcext:value-type="float">
            <text:p>61910</text:p>
          </table:table-cell>
          <table:table-cell office:value-type="float" office:value="123819" calcext:value-type="float">
            <text:p>123819</text:p>
          </table:table-cell>
          <table:table-cell table:number-columns-repeated="9"/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float" office:value="124019" calcext:value-type="float">
            <text:p>124019</text:p>
          </table:table-cell>
          <table:table-cell table:number-columns-repeated="9"/>
        </table:table-row>
        <table:table-row table:style-name="ro1">
          <table:table-cell office:value-type="float" office:value="62110" calcext:value-type="float">
            <text:p>62110</text:p>
          </table:table-cell>
          <table:table-cell office:value-type="float" office:value="124219" calcext:value-type="float">
            <text:p>124219</text:p>
          </table:table-cell>
          <table:table-cell table:number-columns-repeated="9"/>
        </table:table-row>
        <table:table-row table:style-name="ro1">
          <table:table-cell office:value-type="float" office:value="62210" calcext:value-type="float">
            <text:p>62210</text:p>
          </table:table-cell>
          <table:table-cell office:value-type="float" office:value="124419" calcext:value-type="float">
            <text:p>124419</text:p>
          </table:table-cell>
          <table:table-cell table:number-columns-repeated="9"/>
        </table:table-row>
        <table:table-row table:style-name="ro1">
          <table:table-cell office:value-type="float" office:value="62310" calcext:value-type="float">
            <text:p>62310</text:p>
          </table:table-cell>
          <table:table-cell office:value-type="float" office:value="124619" calcext:value-type="float">
            <text:p>124619</text:p>
          </table:table-cell>
          <table:table-cell table:number-columns-repeated="9"/>
        </table:table-row>
        <table:table-row table:style-name="ro1">
          <table:table-cell office:value-type="float" office:value="62410" calcext:value-type="float">
            <text:p>62410</text:p>
          </table:table-cell>
          <table:table-cell office:value-type="float" office:value="124819" calcext:value-type="float">
            <text:p>124819</text:p>
          </table:table-cell>
          <table:table-cell table:number-columns-repeated="9"/>
        </table:table-row>
        <table:table-row table:style-name="ro1">
          <table:table-cell office:value-type="float" office:value="62510" calcext:value-type="float">
            <text:p>62510</text:p>
          </table:table-cell>
          <table:table-cell office:value-type="float" office:value="125019" calcext:value-type="float">
            <text:p>125019</text:p>
          </table:table-cell>
          <table:table-cell table:number-columns-repeated="9"/>
        </table:table-row>
        <table:table-row table:style-name="ro1">
          <table:table-cell office:value-type="float" office:value="62610" calcext:value-type="float">
            <text:p>62610</text:p>
          </table:table-cell>
          <table:table-cell office:value-type="float" office:value="125219" calcext:value-type="float">
            <text:p>125219</text:p>
          </table:table-cell>
          <table:table-cell table:number-columns-repeated="9"/>
        </table:table-row>
        <table:table-row table:style-name="ro1">
          <table:table-cell office:value-type="float" office:value="62710" calcext:value-type="float">
            <text:p>62710</text:p>
          </table:table-cell>
          <table:table-cell office:value-type="float" office:value="125419" calcext:value-type="float">
            <text:p>125419</text:p>
          </table:table-cell>
          <table:table-cell table:number-columns-repeated="9"/>
        </table:table-row>
        <table:table-row table:style-name="ro1">
          <table:table-cell office:value-type="float" office:value="62810" calcext:value-type="float">
            <text:p>62810</text:p>
          </table:table-cell>
          <table:table-cell office:value-type="float" office:value="125619" calcext:value-type="float">
            <text:p>125619</text:p>
          </table:table-cell>
          <table:table-cell table:number-columns-repeated="9"/>
        </table:table-row>
        <table:table-row table:style-name="ro1">
          <table:table-cell office:value-type="float" office:value="62910" calcext:value-type="float">
            <text:p>62910</text:p>
          </table:table-cell>
          <table:table-cell office:value-type="float" office:value="125819" calcext:value-type="float">
            <text:p>125819</text:p>
          </table:table-cell>
          <table:table-cell table:number-columns-repeated="9"/>
        </table:table-row>
        <table:table-row table:style-name="ro1">
          <table:table-cell office:value-type="float" office:value="63010" calcext:value-type="float">
            <text:p>63010</text:p>
          </table:table-cell>
          <table:table-cell office:value-type="float" office:value="126019" calcext:value-type="float">
            <text:p>126019</text:p>
          </table:table-cell>
          <table:table-cell table:number-columns-repeated="9"/>
        </table:table-row>
        <table:table-row table:style-name="ro1">
          <table:table-cell office:value-type="float" office:value="63110" calcext:value-type="float">
            <text:p>63110</text:p>
          </table:table-cell>
          <table:table-cell office:value-type="float" office:value="126219" calcext:value-type="float">
            <text:p>126219</text:p>
          </table:table-cell>
          <table:table-cell table:number-columns-repeated="9"/>
        </table:table-row>
        <table:table-row table:style-name="ro1">
          <table:table-cell office:value-type="float" office:value="63210" calcext:value-type="float">
            <text:p>63210</text:p>
          </table:table-cell>
          <table:table-cell office:value-type="float" office:value="126419" calcext:value-type="float">
            <text:p>126419</text:p>
          </table:table-cell>
          <table:table-cell table:number-columns-repeated="9"/>
        </table:table-row>
        <table:table-row table:style-name="ro1">
          <table:table-cell office:value-type="float" office:value="63310" calcext:value-type="float">
            <text:p>63310</text:p>
          </table:table-cell>
          <table:table-cell office:value-type="float" office:value="126619" calcext:value-type="float">
            <text:p>126619</text:p>
          </table:table-cell>
          <table:table-cell table:number-columns-repeated="9"/>
        </table:table-row>
        <table:table-row table:style-name="ro1">
          <table:table-cell office:value-type="float" office:value="63410" calcext:value-type="float">
            <text:p>63410</text:p>
          </table:table-cell>
          <table:table-cell office:value-type="float" office:value="126819" calcext:value-type="float">
            <text:p>126819</text:p>
          </table:table-cell>
          <table:table-cell table:number-columns-repeated="9"/>
        </table:table-row>
        <table:table-row table:style-name="ro1">
          <table:table-cell office:value-type="float" office:value="63510" calcext:value-type="float">
            <text:p>63510</text:p>
          </table:table-cell>
          <table:table-cell office:value-type="float" office:value="127019" calcext:value-type="float">
            <text:p>127019</text:p>
          </table:table-cell>
          <table:table-cell table:number-columns-repeated="9"/>
        </table:table-row>
        <table:table-row table:style-name="ro1">
          <table:table-cell office:value-type="float" office:value="63610" calcext:value-type="float">
            <text:p>63610</text:p>
          </table:table-cell>
          <table:table-cell office:value-type="float" office:value="127219" calcext:value-type="float">
            <text:p>127219</text:p>
          </table:table-cell>
          <table:table-cell table:number-columns-repeated="9"/>
        </table:table-row>
        <table:table-row table:style-name="ro1">
          <table:table-cell office:value-type="float" office:value="63710" calcext:value-type="float">
            <text:p>63710</text:p>
          </table:table-cell>
          <table:table-cell office:value-type="float" office:value="127419" calcext:value-type="float">
            <text:p>127419</text:p>
          </table:table-cell>
          <table:table-cell table:number-columns-repeated="9"/>
        </table:table-row>
        <table:table-row table:style-name="ro1">
          <table:table-cell office:value-type="float" office:value="63810" calcext:value-type="float">
            <text:p>63810</text:p>
          </table:table-cell>
          <table:table-cell office:value-type="float" office:value="127619" calcext:value-type="float">
            <text:p>127619</text:p>
          </table:table-cell>
          <table:table-cell table:number-columns-repeated="9"/>
        </table:table-row>
        <table:table-row table:style-name="ro1">
          <table:table-cell office:value-type="float" office:value="63910" calcext:value-type="float">
            <text:p>63910</text:p>
          </table:table-cell>
          <table:table-cell office:value-type="float" office:value="127819" calcext:value-type="float">
            <text:p>127819</text:p>
          </table:table-cell>
          <table:table-cell table:number-columns-repeated="9"/>
        </table:table-row>
        <table:table-row table:style-name="ro1">
          <table:table-cell office:value-type="float" office:value="64010" calcext:value-type="float">
            <text:p>64010</text:p>
          </table:table-cell>
          <table:table-cell office:value-type="float" office:value="128019" calcext:value-type="float">
            <text:p>128019</text:p>
          </table:table-cell>
          <table:table-cell table:number-columns-repeated="9"/>
        </table:table-row>
        <table:table-row table:style-name="ro1">
          <table:table-cell office:value-type="float" office:value="64110" calcext:value-type="float">
            <text:p>64110</text:p>
          </table:table-cell>
          <table:table-cell office:value-type="float" office:value="128219" calcext:value-type="float">
            <text:p>128219</text:p>
          </table:table-cell>
          <table:table-cell table:number-columns-repeated="9"/>
        </table:table-row>
        <table:table-row table:style-name="ro1">
          <table:table-cell office:value-type="float" office:value="64210" calcext:value-type="float">
            <text:p>64210</text:p>
          </table:table-cell>
          <table:table-cell office:value-type="float" office:value="128419" calcext:value-type="float">
            <text:p>128419</text:p>
          </table:table-cell>
          <table:table-cell table:number-columns-repeated="9"/>
        </table:table-row>
        <table:table-row table:style-name="ro1">
          <table:table-cell office:value-type="float" office:value="64310" calcext:value-type="float">
            <text:p>64310</text:p>
          </table:table-cell>
          <table:table-cell office:value-type="float" office:value="128619" calcext:value-type="float">
            <text:p>128619</text:p>
          </table:table-cell>
          <table:table-cell table:number-columns-repeated="9"/>
        </table:table-row>
        <table:table-row table:style-name="ro1">
          <table:table-cell office:value-type="float" office:value="64410" calcext:value-type="float">
            <text:p>64410</text:p>
          </table:table-cell>
          <table:table-cell office:value-type="float" office:value="128819" calcext:value-type="float">
            <text:p>128819</text:p>
          </table:table-cell>
          <table:table-cell table:number-columns-repeated="9"/>
        </table:table-row>
        <table:table-row table:style-name="ro1">
          <table:table-cell office:value-type="float" office:value="64510" calcext:value-type="float">
            <text:p>64510</text:p>
          </table:table-cell>
          <table:table-cell office:value-type="float" office:value="129019" calcext:value-type="float">
            <text:p>129019</text:p>
          </table:table-cell>
          <table:table-cell table:number-columns-repeated="9"/>
        </table:table-row>
        <table:table-row table:style-name="ro1">
          <table:table-cell office:value-type="float" office:value="64610" calcext:value-type="float">
            <text:p>64610</text:p>
          </table:table-cell>
          <table:table-cell office:value-type="float" office:value="129219" calcext:value-type="float">
            <text:p>129219</text:p>
          </table:table-cell>
          <table:table-cell table:number-columns-repeated="9"/>
        </table:table-row>
        <table:table-row table:style-name="ro1">
          <table:table-cell office:value-type="float" office:value="64710" calcext:value-type="float">
            <text:p>64710</text:p>
          </table:table-cell>
          <table:table-cell office:value-type="float" office:value="129419" calcext:value-type="float">
            <text:p>129419</text:p>
          </table:table-cell>
          <table:table-cell table:number-columns-repeated="9"/>
        </table:table-row>
        <table:table-row table:style-name="ro1">
          <table:table-cell office:value-type="float" office:value="64810" calcext:value-type="float">
            <text:p>64810</text:p>
          </table:table-cell>
          <table:table-cell office:value-type="float" office:value="129619" calcext:value-type="float">
            <text:p>129619</text:p>
          </table:table-cell>
          <table:table-cell table:number-columns-repeated="9"/>
        </table:table-row>
        <table:table-row table:style-name="ro1">
          <table:table-cell office:value-type="float" office:value="64910" calcext:value-type="float">
            <text:p>64910</text:p>
          </table:table-cell>
          <table:table-cell office:value-type="float" office:value="129819" calcext:value-type="float">
            <text:p>129819</text:p>
          </table:table-cell>
          <table:table-cell table:number-columns-repeated="9"/>
        </table:table-row>
        <table:table-row table:style-name="ro1">
          <table:table-cell office:value-type="float" office:value="65010" calcext:value-type="float">
            <text:p>65010</text:p>
          </table:table-cell>
          <table:table-cell office:value-type="float" office:value="130019" calcext:value-type="float">
            <text:p>130019</text:p>
          </table:table-cell>
          <table:table-cell table:number-columns-repeated="9"/>
        </table:table-row>
        <table:table-row table:style-name="ro1">
          <table:table-cell office:value-type="float" office:value="65110" calcext:value-type="float">
            <text:p>65110</text:p>
          </table:table-cell>
          <table:table-cell office:value-type="float" office:value="130219" calcext:value-type="float">
            <text:p>130219</text:p>
          </table:table-cell>
          <table:table-cell table:number-columns-repeated="9"/>
        </table:table-row>
        <table:table-row table:style-name="ro1">
          <table:table-cell office:value-type="float" office:value="65210" calcext:value-type="float">
            <text:p>65210</text:p>
          </table:table-cell>
          <table:table-cell office:value-type="float" office:value="130419" calcext:value-type="float">
            <text:p>130419</text:p>
          </table:table-cell>
          <table:table-cell table:number-columns-repeated="9"/>
        </table:table-row>
        <table:table-row table:style-name="ro1">
          <table:table-cell office:value-type="float" office:value="65310" calcext:value-type="float">
            <text:p>65310</text:p>
          </table:table-cell>
          <table:table-cell office:value-type="float" office:value="130619" calcext:value-type="float">
            <text:p>130619</text:p>
          </table:table-cell>
          <table:table-cell table:number-columns-repeated="9"/>
        </table:table-row>
        <table:table-row table:style-name="ro1">
          <table:table-cell office:value-type="float" office:value="65410" calcext:value-type="float">
            <text:p>65410</text:p>
          </table:table-cell>
          <table:table-cell office:value-type="float" office:value="130819" calcext:value-type="float">
            <text:p>130819</text:p>
          </table:table-cell>
          <table:table-cell table:number-columns-repeated="9"/>
        </table:table-row>
        <table:table-row table:style-name="ro1">
          <table:table-cell office:value-type="float" office:value="65510" calcext:value-type="float">
            <text:p>65510</text:p>
          </table:table-cell>
          <table:table-cell office:value-type="float" office:value="131019" calcext:value-type="float">
            <text:p>131019</text:p>
          </table:table-cell>
          <table:table-cell table:number-columns-repeated="9"/>
        </table:table-row>
        <table:table-row table:style-name="ro1">
          <table:table-cell office:value-type="float" office:value="65610" calcext:value-type="float">
            <text:p>65610</text:p>
          </table:table-cell>
          <table:table-cell office:value-type="float" office:value="131219" calcext:value-type="float">
            <text:p>131219</text:p>
          </table:table-cell>
          <table:table-cell table:number-columns-repeated="9"/>
        </table:table-row>
        <table:table-row table:style-name="ro1">
          <table:table-cell office:value-type="float" office:value="65710" calcext:value-type="float">
            <text:p>65710</text:p>
          </table:table-cell>
          <table:table-cell office:value-type="float" office:value="131419" calcext:value-type="float">
            <text:p>131419</text:p>
          </table:table-cell>
          <table:table-cell table:number-columns-repeated="9"/>
        </table:table-row>
        <table:table-row table:style-name="ro1">
          <table:table-cell office:value-type="float" office:value="65810" calcext:value-type="float">
            <text:p>65810</text:p>
          </table:table-cell>
          <table:table-cell office:value-type="float" office:value="131619" calcext:value-type="float">
            <text:p>131619</text:p>
          </table:table-cell>
          <table:table-cell table:number-columns-repeated="9"/>
        </table:table-row>
        <table:table-row table:style-name="ro1">
          <table:table-cell office:value-type="float" office:value="65910" calcext:value-type="float">
            <text:p>65910</text:p>
          </table:table-cell>
          <table:table-cell office:value-type="float" office:value="131819" calcext:value-type="float">
            <text:p>131819</text:p>
          </table:table-cell>
          <table:table-cell table:number-columns-repeated="9"/>
        </table:table-row>
        <table:table-row table:style-name="ro1">
          <table:table-cell office:value-type="float" office:value="66010" calcext:value-type="float">
            <text:p>66010</text:p>
          </table:table-cell>
          <table:table-cell office:value-type="float" office:value="132019" calcext:value-type="float">
            <text:p>132019</text:p>
          </table:table-cell>
          <table:table-cell table:number-columns-repeated="9"/>
        </table:table-row>
        <table:table-row table:style-name="ro1">
          <table:table-cell office:value-type="float" office:value="66110" calcext:value-type="float">
            <text:p>66110</text:p>
          </table:table-cell>
          <table:table-cell office:value-type="float" office:value="132219" calcext:value-type="float">
            <text:p>132219</text:p>
          </table:table-cell>
          <table:table-cell table:number-columns-repeated="9"/>
        </table:table-row>
        <table:table-row table:style-name="ro1">
          <table:table-cell office:value-type="float" office:value="66210" calcext:value-type="float">
            <text:p>66210</text:p>
          </table:table-cell>
          <table:table-cell office:value-type="float" office:value="132419" calcext:value-type="float">
            <text:p>132419</text:p>
          </table:table-cell>
          <table:table-cell table:number-columns-repeated="9"/>
        </table:table-row>
        <table:table-row table:style-name="ro1">
          <table:table-cell office:value-type="float" office:value="66310" calcext:value-type="float">
            <text:p>66310</text:p>
          </table:table-cell>
          <table:table-cell office:value-type="float" office:value="132619" calcext:value-type="float">
            <text:p>132619</text:p>
          </table:table-cell>
          <table:table-cell table:number-columns-repeated="9"/>
        </table:table-row>
        <table:table-row table:style-name="ro1">
          <table:table-cell office:value-type="float" office:value="66410" calcext:value-type="float">
            <text:p>66410</text:p>
          </table:table-cell>
          <table:table-cell office:value-type="float" office:value="132819" calcext:value-type="float">
            <text:p>132819</text:p>
          </table:table-cell>
          <table:table-cell table:number-columns-repeated="9"/>
        </table:table-row>
        <table:table-row table:style-name="ro1">
          <table:table-cell office:value-type="float" office:value="66510" calcext:value-type="float">
            <text:p>66510</text:p>
          </table:table-cell>
          <table:table-cell office:value-type="float" office:value="133019" calcext:value-type="float">
            <text:p>133019</text:p>
          </table:table-cell>
          <table:table-cell table:number-columns-repeated="9"/>
        </table:table-row>
        <table:table-row table:style-name="ro1">
          <table:table-cell office:value-type="float" office:value="66610" calcext:value-type="float">
            <text:p>66610</text:p>
          </table:table-cell>
          <table:table-cell office:value-type="float" office:value="133219" calcext:value-type="float">
            <text:p>133219</text:p>
          </table:table-cell>
          <table:table-cell table:number-columns-repeated="9"/>
        </table:table-row>
        <table:table-row table:style-name="ro1">
          <table:table-cell office:value-type="float" office:value="66710" calcext:value-type="float">
            <text:p>66710</text:p>
          </table:table-cell>
          <table:table-cell office:value-type="float" office:value="133419" calcext:value-type="float">
            <text:p>133419</text:p>
          </table:table-cell>
          <table:table-cell table:number-columns-repeated="9"/>
        </table:table-row>
        <table:table-row table:style-name="ro1">
          <table:table-cell office:value-type="float" office:value="66810" calcext:value-type="float">
            <text:p>66810</text:p>
          </table:table-cell>
          <table:table-cell office:value-type="float" office:value="133619" calcext:value-type="float">
            <text:p>133619</text:p>
          </table:table-cell>
          <table:table-cell table:number-columns-repeated="9"/>
        </table:table-row>
        <table:table-row table:style-name="ro1">
          <table:table-cell office:value-type="float" office:value="66910" calcext:value-type="float">
            <text:p>66910</text:p>
          </table:table-cell>
          <table:table-cell office:value-type="float" office:value="133819" calcext:value-type="float">
            <text:p>133819</text:p>
          </table:table-cell>
          <table:table-cell table:number-columns-repeated="9"/>
        </table:table-row>
        <table:table-row table:style-name="ro1">
          <table:table-cell office:value-type="float" office:value="67010" calcext:value-type="float">
            <text:p>67010</text:p>
          </table:table-cell>
          <table:table-cell office:value-type="float" office:value="134019" calcext:value-type="float">
            <text:p>134019</text:p>
          </table:table-cell>
          <table:table-cell table:number-columns-repeated="9"/>
        </table:table-row>
        <table:table-row table:style-name="ro1">
          <table:table-cell office:value-type="float" office:value="67110" calcext:value-type="float">
            <text:p>67110</text:p>
          </table:table-cell>
          <table:table-cell office:value-type="float" office:value="134219" calcext:value-type="float">
            <text:p>134219</text:p>
          </table:table-cell>
          <table:table-cell table:number-columns-repeated="9"/>
        </table:table-row>
        <table:table-row table:style-name="ro1">
          <table:table-cell office:value-type="float" office:value="67210" calcext:value-type="float">
            <text:p>67210</text:p>
          </table:table-cell>
          <table:table-cell office:value-type="float" office:value="134419" calcext:value-type="float">
            <text:p>134419</text:p>
          </table:table-cell>
          <table:table-cell table:number-columns-repeated="9"/>
        </table:table-row>
        <table:table-row table:style-name="ro1">
          <table:table-cell office:value-type="float" office:value="67310" calcext:value-type="float">
            <text:p>67310</text:p>
          </table:table-cell>
          <table:table-cell office:value-type="float" office:value="134619" calcext:value-type="float">
            <text:p>134619</text:p>
          </table:table-cell>
          <table:table-cell table:number-columns-repeated="9"/>
        </table:table-row>
        <table:table-row table:style-name="ro1">
          <table:table-cell office:value-type="float" office:value="67410" calcext:value-type="float">
            <text:p>67410</text:p>
          </table:table-cell>
          <table:table-cell office:value-type="float" office:value="134819" calcext:value-type="float">
            <text:p>134819</text:p>
          </table:table-cell>
          <table:table-cell table:number-columns-repeated="9"/>
        </table:table-row>
        <table:table-row table:style-name="ro1">
          <table:table-cell office:value-type="float" office:value="67510" calcext:value-type="float">
            <text:p>67510</text:p>
          </table:table-cell>
          <table:table-cell office:value-type="float" office:value="135019" calcext:value-type="float">
            <text:p>135019</text:p>
          </table:table-cell>
          <table:table-cell table:number-columns-repeated="9"/>
        </table:table-row>
        <table:table-row table:style-name="ro1">
          <table:table-cell office:value-type="float" office:value="67610" calcext:value-type="float">
            <text:p>67610</text:p>
          </table:table-cell>
          <table:table-cell office:value-type="float" office:value="135219" calcext:value-type="float">
            <text:p>135219</text:p>
          </table:table-cell>
          <table:table-cell table:number-columns-repeated="9"/>
        </table:table-row>
        <table:table-row table:style-name="ro1">
          <table:table-cell office:value-type="float" office:value="67710" calcext:value-type="float">
            <text:p>67710</text:p>
          </table:table-cell>
          <table:table-cell office:value-type="float" office:value="135419" calcext:value-type="float">
            <text:p>135419</text:p>
          </table:table-cell>
          <table:table-cell table:number-columns-repeated="9"/>
        </table:table-row>
        <table:table-row table:style-name="ro1">
          <table:table-cell office:value-type="float" office:value="67810" calcext:value-type="float">
            <text:p>67810</text:p>
          </table:table-cell>
          <table:table-cell office:value-type="float" office:value="135619" calcext:value-type="float">
            <text:p>135619</text:p>
          </table:table-cell>
          <table:table-cell table:number-columns-repeated="9"/>
        </table:table-row>
        <table:table-row table:style-name="ro1">
          <table:table-cell office:value-type="float" office:value="67910" calcext:value-type="float">
            <text:p>67910</text:p>
          </table:table-cell>
          <table:table-cell office:value-type="float" office:value="135819" calcext:value-type="float">
            <text:p>135819</text:p>
          </table:table-cell>
          <table:table-cell table:number-columns-repeated="9"/>
        </table:table-row>
        <table:table-row table:style-name="ro1">
          <table:table-cell office:value-type="float" office:value="68010" calcext:value-type="float">
            <text:p>68010</text:p>
          </table:table-cell>
          <table:table-cell office:value-type="float" office:value="136019" calcext:value-type="float">
            <text:p>136019</text:p>
          </table:table-cell>
          <table:table-cell table:number-columns-repeated="9"/>
        </table:table-row>
        <table:table-row table:style-name="ro1">
          <table:table-cell office:value-type="float" office:value="68110" calcext:value-type="float">
            <text:p>68110</text:p>
          </table:table-cell>
          <table:table-cell office:value-type="float" office:value="136219" calcext:value-type="float">
            <text:p>136219</text:p>
          </table:table-cell>
          <table:table-cell table:number-columns-repeated="9"/>
        </table:table-row>
        <table:table-row table:style-name="ro1">
          <table:table-cell office:value-type="float" office:value="68210" calcext:value-type="float">
            <text:p>68210</text:p>
          </table:table-cell>
          <table:table-cell office:value-type="float" office:value="136419" calcext:value-type="float">
            <text:p>136419</text:p>
          </table:table-cell>
          <table:table-cell table:number-columns-repeated="9"/>
        </table:table-row>
        <table:table-row table:style-name="ro1">
          <table:table-cell office:value-type="float" office:value="68310" calcext:value-type="float">
            <text:p>68310</text:p>
          </table:table-cell>
          <table:table-cell office:value-type="float" office:value="136619" calcext:value-type="float">
            <text:p>136619</text:p>
          </table:table-cell>
          <table:table-cell table:number-columns-repeated="9"/>
        </table:table-row>
        <table:table-row table:style-name="ro1">
          <table:table-cell office:value-type="float" office:value="68410" calcext:value-type="float">
            <text:p>68410</text:p>
          </table:table-cell>
          <table:table-cell office:value-type="float" office:value="136819" calcext:value-type="float">
            <text:p>136819</text:p>
          </table:table-cell>
          <table:table-cell table:number-columns-repeated="9"/>
        </table:table-row>
        <table:table-row table:style-name="ro1">
          <table:table-cell office:value-type="float" office:value="68510" calcext:value-type="float">
            <text:p>68510</text:p>
          </table:table-cell>
          <table:table-cell office:value-type="float" office:value="137019" calcext:value-type="float">
            <text:p>137019</text:p>
          </table:table-cell>
          <table:table-cell table:number-columns-repeated="9"/>
        </table:table-row>
        <table:table-row table:style-name="ro1">
          <table:table-cell office:value-type="float" office:value="68610" calcext:value-type="float">
            <text:p>68610</text:p>
          </table:table-cell>
          <table:table-cell office:value-type="float" office:value="137219" calcext:value-type="float">
            <text:p>137219</text:p>
          </table:table-cell>
          <table:table-cell table:number-columns-repeated="9"/>
        </table:table-row>
        <table:table-row table:style-name="ro1">
          <table:table-cell office:value-type="float" office:value="68710" calcext:value-type="float">
            <text:p>68710</text:p>
          </table:table-cell>
          <table:table-cell office:value-type="float" office:value="137419" calcext:value-type="float">
            <text:p>137419</text:p>
          </table:table-cell>
          <table:table-cell table:number-columns-repeated="9"/>
        </table:table-row>
        <table:table-row table:style-name="ro1">
          <table:table-cell office:value-type="float" office:value="68810" calcext:value-type="float">
            <text:p>68810</text:p>
          </table:table-cell>
          <table:table-cell office:value-type="float" office:value="137619" calcext:value-type="float">
            <text:p>137619</text:p>
          </table:table-cell>
          <table:table-cell table:number-columns-repeated="9"/>
        </table:table-row>
        <table:table-row table:style-name="ro1">
          <table:table-cell office:value-type="float" office:value="68910" calcext:value-type="float">
            <text:p>68910</text:p>
          </table:table-cell>
          <table:table-cell office:value-type="float" office:value="137819" calcext:value-type="float">
            <text:p>137819</text:p>
          </table:table-cell>
          <table:table-cell table:number-columns-repeated="9"/>
        </table:table-row>
        <table:table-row table:style-name="ro1">
          <table:table-cell office:value-type="float" office:value="69010" calcext:value-type="float">
            <text:p>69010</text:p>
          </table:table-cell>
          <table:table-cell office:value-type="float" office:value="138019" calcext:value-type="float">
            <text:p>138019</text:p>
          </table:table-cell>
          <table:table-cell table:number-columns-repeated="9"/>
        </table:table-row>
        <table:table-row table:style-name="ro1">
          <table:table-cell office:value-type="float" office:value="69110" calcext:value-type="float">
            <text:p>69110</text:p>
          </table:table-cell>
          <table:table-cell office:value-type="float" office:value="138219" calcext:value-type="float">
            <text:p>138219</text:p>
          </table:table-cell>
          <table:table-cell table:number-columns-repeated="9"/>
        </table:table-row>
        <table:table-row table:style-name="ro1">
          <table:table-cell office:value-type="float" office:value="69210" calcext:value-type="float">
            <text:p>69210</text:p>
          </table:table-cell>
          <table:table-cell office:value-type="float" office:value="138419" calcext:value-type="float">
            <text:p>138419</text:p>
          </table:table-cell>
          <table:table-cell table:number-columns-repeated="9"/>
        </table:table-row>
        <table:table-row table:style-name="ro1">
          <table:table-cell office:value-type="float" office:value="69310" calcext:value-type="float">
            <text:p>69310</text:p>
          </table:table-cell>
          <table:table-cell office:value-type="float" office:value="138619" calcext:value-type="float">
            <text:p>138619</text:p>
          </table:table-cell>
          <table:table-cell table:number-columns-repeated="9"/>
        </table:table-row>
        <table:table-row table:style-name="ro1">
          <table:table-cell office:value-type="float" office:value="69410" calcext:value-type="float">
            <text:p>69410</text:p>
          </table:table-cell>
          <table:table-cell office:value-type="float" office:value="138819" calcext:value-type="float">
            <text:p>138819</text:p>
          </table:table-cell>
          <table:table-cell table:number-columns-repeated="9"/>
        </table:table-row>
        <table:table-row table:style-name="ro1">
          <table:table-cell office:value-type="float" office:value="69510" calcext:value-type="float">
            <text:p>69510</text:p>
          </table:table-cell>
          <table:table-cell office:value-type="float" office:value="139019" calcext:value-type="float">
            <text:p>139019</text:p>
          </table:table-cell>
          <table:table-cell table:number-columns-repeated="9"/>
        </table:table-row>
        <table:table-row table:style-name="ro1">
          <table:table-cell office:value-type="float" office:value="69610" calcext:value-type="float">
            <text:p>69610</text:p>
          </table:table-cell>
          <table:table-cell office:value-type="float" office:value="139219" calcext:value-type="float">
            <text:p>139219</text:p>
          </table:table-cell>
          <table:table-cell table:number-columns-repeated="9"/>
        </table:table-row>
        <table:table-row table:style-name="ro1">
          <table:table-cell office:value-type="float" office:value="69710" calcext:value-type="float">
            <text:p>69710</text:p>
          </table:table-cell>
          <table:table-cell office:value-type="float" office:value="139419" calcext:value-type="float">
            <text:p>139419</text:p>
          </table:table-cell>
          <table:table-cell table:number-columns-repeated="9"/>
        </table:table-row>
        <table:table-row table:style-name="ro1">
          <table:table-cell office:value-type="float" office:value="69810" calcext:value-type="float">
            <text:p>69810</text:p>
          </table:table-cell>
          <table:table-cell office:value-type="float" office:value="139619" calcext:value-type="float">
            <text:p>139619</text:p>
          </table:table-cell>
          <table:table-cell table:number-columns-repeated="9"/>
        </table:table-row>
        <table:table-row table:style-name="ro1">
          <table:table-cell office:value-type="float" office:value="69910" calcext:value-type="float">
            <text:p>69910</text:p>
          </table:table-cell>
          <table:table-cell office:value-type="float" office:value="139819" calcext:value-type="float">
            <text:p>139819</text:p>
          </table:table-cell>
          <table:table-cell table:number-columns-repeated="9"/>
        </table:table-row>
        <table:table-row table:style-name="ro1">
          <table:table-cell office:value-type="float" office:value="70010" calcext:value-type="float">
            <text:p>70010</text:p>
          </table:table-cell>
          <table:table-cell office:value-type="float" office:value="140019" calcext:value-type="float">
            <text:p>140019</text:p>
          </table:table-cell>
          <table:table-cell table:number-columns-repeated="9"/>
        </table:table-row>
        <table:table-row table:style-name="ro1">
          <table:table-cell office:value-type="float" office:value="70110" calcext:value-type="float">
            <text:p>70110</text:p>
          </table:table-cell>
          <table:table-cell office:value-type="float" office:value="140219" calcext:value-type="float">
            <text:p>140219</text:p>
          </table:table-cell>
          <table:table-cell table:number-columns-repeated="9"/>
        </table:table-row>
        <table:table-row table:style-name="ro1">
          <table:table-cell office:value-type="float" office:value="70210" calcext:value-type="float">
            <text:p>70210</text:p>
          </table:table-cell>
          <table:table-cell office:value-type="float" office:value="140419" calcext:value-type="float">
            <text:p>140419</text:p>
          </table:table-cell>
          <table:table-cell table:number-columns-repeated="9"/>
        </table:table-row>
        <table:table-row table:style-name="ro1">
          <table:table-cell office:value-type="float" office:value="70310" calcext:value-type="float">
            <text:p>70310</text:p>
          </table:table-cell>
          <table:table-cell office:value-type="float" office:value="140619" calcext:value-type="float">
            <text:p>140619</text:p>
          </table:table-cell>
          <table:table-cell table:number-columns-repeated="9"/>
        </table:table-row>
        <table:table-row table:style-name="ro1">
          <table:table-cell office:value-type="float" office:value="70410" calcext:value-type="float">
            <text:p>70410</text:p>
          </table:table-cell>
          <table:table-cell office:value-type="float" office:value="140819" calcext:value-type="float">
            <text:p>140819</text:p>
          </table:table-cell>
          <table:table-cell table:number-columns-repeated="9"/>
        </table:table-row>
        <table:table-row table:style-name="ro1">
          <table:table-cell office:value-type="float" office:value="70510" calcext:value-type="float">
            <text:p>70510</text:p>
          </table:table-cell>
          <table:table-cell office:value-type="float" office:value="141019" calcext:value-type="float">
            <text:p>141019</text:p>
          </table:table-cell>
          <table:table-cell table:number-columns-repeated="9"/>
        </table:table-row>
        <table:table-row table:style-name="ro1">
          <table:table-cell office:value-type="float" office:value="70610" calcext:value-type="float">
            <text:p>70610</text:p>
          </table:table-cell>
          <table:table-cell office:value-type="float" office:value="141219" calcext:value-type="float">
            <text:p>141219</text:p>
          </table:table-cell>
          <table:table-cell table:number-columns-repeated="9"/>
        </table:table-row>
        <table:table-row table:style-name="ro1">
          <table:table-cell office:value-type="float" office:value="70710" calcext:value-type="float">
            <text:p>70710</text:p>
          </table:table-cell>
          <table:table-cell office:value-type="float" office:value="141419" calcext:value-type="float">
            <text:p>141419</text:p>
          </table:table-cell>
          <table:table-cell table:number-columns-repeated="9"/>
        </table:table-row>
        <table:table-row table:style-name="ro1">
          <table:table-cell office:value-type="float" office:value="70810" calcext:value-type="float">
            <text:p>70810</text:p>
          </table:table-cell>
          <table:table-cell office:value-type="float" office:value="141619" calcext:value-type="float">
            <text:p>141619</text:p>
          </table:table-cell>
          <table:table-cell table:number-columns-repeated="9"/>
        </table:table-row>
        <table:table-row table:style-name="ro1">
          <table:table-cell office:value-type="float" office:value="70910" calcext:value-type="float">
            <text:p>70910</text:p>
          </table:table-cell>
          <table:table-cell office:value-type="float" office:value="141819" calcext:value-type="float">
            <text:p>141819</text:p>
          </table:table-cell>
          <table:table-cell table:number-columns-repeated="9"/>
        </table:table-row>
        <table:table-row table:style-name="ro1">
          <table:table-cell office:value-type="float" office:value="71010" calcext:value-type="float">
            <text:p>71010</text:p>
          </table:table-cell>
          <table:table-cell office:value-type="float" office:value="142019" calcext:value-type="float">
            <text:p>142019</text:p>
          </table:table-cell>
          <table:table-cell table:number-columns-repeated="9"/>
        </table:table-row>
        <table:table-row table:style-name="ro1">
          <table:table-cell office:value-type="float" office:value="71110" calcext:value-type="float">
            <text:p>71110</text:p>
          </table:table-cell>
          <table:table-cell office:value-type="float" office:value="142219" calcext:value-type="float">
            <text:p>142219</text:p>
          </table:table-cell>
          <table:table-cell table:number-columns-repeated="9"/>
        </table:table-row>
        <table:table-row table:style-name="ro1">
          <table:table-cell office:value-type="float" office:value="71210" calcext:value-type="float">
            <text:p>71210</text:p>
          </table:table-cell>
          <table:table-cell office:value-type="float" office:value="142419" calcext:value-type="float">
            <text:p>142419</text:p>
          </table:table-cell>
          <table:table-cell table:number-columns-repeated="9"/>
        </table:table-row>
        <table:table-row table:style-name="ro1">
          <table:table-cell office:value-type="float" office:value="71310" calcext:value-type="float">
            <text:p>71310</text:p>
          </table:table-cell>
          <table:table-cell office:value-type="float" office:value="142619" calcext:value-type="float">
            <text:p>142619</text:p>
          </table:table-cell>
          <table:table-cell table:number-columns-repeated="9"/>
        </table:table-row>
        <table:table-row table:style-name="ro1">
          <table:table-cell office:value-type="float" office:value="71410" calcext:value-type="float">
            <text:p>71410</text:p>
          </table:table-cell>
          <table:table-cell office:value-type="float" office:value="142819" calcext:value-type="float">
            <text:p>142819</text:p>
          </table:table-cell>
          <table:table-cell table:number-columns-repeated="9"/>
        </table:table-row>
        <table:table-row table:style-name="ro1">
          <table:table-cell office:value-type="float" office:value="71510" calcext:value-type="float">
            <text:p>71510</text:p>
          </table:table-cell>
          <table:table-cell office:value-type="float" office:value="143019" calcext:value-type="float">
            <text:p>143019</text:p>
          </table:table-cell>
          <table:table-cell table:number-columns-repeated="9"/>
        </table:table-row>
        <table:table-row table:style-name="ro1">
          <table:table-cell office:value-type="float" office:value="71610" calcext:value-type="float">
            <text:p>71610</text:p>
          </table:table-cell>
          <table:table-cell office:value-type="float" office:value="143219" calcext:value-type="float">
            <text:p>143219</text:p>
          </table:table-cell>
          <table:table-cell table:number-columns-repeated="9"/>
        </table:table-row>
        <table:table-row table:style-name="ro1">
          <table:table-cell office:value-type="float" office:value="71710" calcext:value-type="float">
            <text:p>71710</text:p>
          </table:table-cell>
          <table:table-cell office:value-type="float" office:value="143419" calcext:value-type="float">
            <text:p>143419</text:p>
          </table:table-cell>
          <table:table-cell table:number-columns-repeated="9"/>
        </table:table-row>
        <table:table-row table:style-name="ro1">
          <table:table-cell office:value-type="float" office:value="71810" calcext:value-type="float">
            <text:p>71810</text:p>
          </table:table-cell>
          <table:table-cell office:value-type="float" office:value="143619" calcext:value-type="float">
            <text:p>143619</text:p>
          </table:table-cell>
          <table:table-cell table:number-columns-repeated="9"/>
        </table:table-row>
        <table:table-row table:style-name="ro1">
          <table:table-cell office:value-type="float" office:value="71910" calcext:value-type="float">
            <text:p>71910</text:p>
          </table:table-cell>
          <table:table-cell office:value-type="float" office:value="143819" calcext:value-type="float">
            <text:p>143819</text:p>
          </table:table-cell>
          <table:table-cell table:number-columns-repeated="9"/>
        </table:table-row>
        <table:table-row table:style-name="ro1">
          <table:table-cell office:value-type="float" office:value="72010" calcext:value-type="float">
            <text:p>72010</text:p>
          </table:table-cell>
          <table:table-cell office:value-type="float" office:value="144019" calcext:value-type="float">
            <text:p>144019</text:p>
          </table:table-cell>
          <table:table-cell table:number-columns-repeated="9"/>
        </table:table-row>
        <table:table-row table:style-name="ro1">
          <table:table-cell office:value-type="float" office:value="72110" calcext:value-type="float">
            <text:p>72110</text:p>
          </table:table-cell>
          <table:table-cell office:value-type="float" office:value="144219" calcext:value-type="float">
            <text:p>144219</text:p>
          </table:table-cell>
          <table:table-cell table:number-columns-repeated="9"/>
        </table:table-row>
        <table:table-row table:style-name="ro1">
          <table:table-cell office:value-type="float" office:value="72210" calcext:value-type="float">
            <text:p>72210</text:p>
          </table:table-cell>
          <table:table-cell office:value-type="float" office:value="144419" calcext:value-type="float">
            <text:p>144419</text:p>
          </table:table-cell>
          <table:table-cell table:number-columns-repeated="9"/>
        </table:table-row>
        <table:table-row table:style-name="ro1">
          <table:table-cell office:value-type="float" office:value="72310" calcext:value-type="float">
            <text:p>72310</text:p>
          </table:table-cell>
          <table:table-cell office:value-type="float" office:value="144619" calcext:value-type="float">
            <text:p>144619</text:p>
          </table:table-cell>
          <table:table-cell table:number-columns-repeated="9"/>
        </table:table-row>
        <table:table-row table:style-name="ro1">
          <table:table-cell office:value-type="float" office:value="72410" calcext:value-type="float">
            <text:p>72410</text:p>
          </table:table-cell>
          <table:table-cell office:value-type="float" office:value="144819" calcext:value-type="float">
            <text:p>144819</text:p>
          </table:table-cell>
          <table:table-cell table:number-columns-repeated="9"/>
        </table:table-row>
        <table:table-row table:style-name="ro1">
          <table:table-cell office:value-type="float" office:value="72510" calcext:value-type="float">
            <text:p>72510</text:p>
          </table:table-cell>
          <table:table-cell office:value-type="float" office:value="145019" calcext:value-type="float">
            <text:p>145019</text:p>
          </table:table-cell>
          <table:table-cell table:number-columns-repeated="9"/>
        </table:table-row>
        <table:table-row table:style-name="ro1">
          <table:table-cell office:value-type="float" office:value="72610" calcext:value-type="float">
            <text:p>72610</text:p>
          </table:table-cell>
          <table:table-cell office:value-type="float" office:value="145219" calcext:value-type="float">
            <text:p>145219</text:p>
          </table:table-cell>
          <table:table-cell table:number-columns-repeated="9"/>
        </table:table-row>
        <table:table-row table:style-name="ro1">
          <table:table-cell office:value-type="float" office:value="72710" calcext:value-type="float">
            <text:p>72710</text:p>
          </table:table-cell>
          <table:table-cell office:value-type="float" office:value="145419" calcext:value-type="float">
            <text:p>145419</text:p>
          </table:table-cell>
          <table:table-cell table:number-columns-repeated="9"/>
        </table:table-row>
        <table:table-row table:style-name="ro1">
          <table:table-cell office:value-type="float" office:value="72810" calcext:value-type="float">
            <text:p>72810</text:p>
          </table:table-cell>
          <table:table-cell office:value-type="float" office:value="145619" calcext:value-type="float">
            <text:p>145619</text:p>
          </table:table-cell>
          <table:table-cell table:number-columns-repeated="9"/>
        </table:table-row>
        <table:table-row table:style-name="ro1">
          <table:table-cell office:value-type="float" office:value="72910" calcext:value-type="float">
            <text:p>72910</text:p>
          </table:table-cell>
          <table:table-cell office:value-type="float" office:value="145819" calcext:value-type="float">
            <text:p>145819</text:p>
          </table:table-cell>
          <table:table-cell table:number-columns-repeated="9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float" office:value="146019" calcext:value-type="float">
            <text:p>146019</text:p>
          </table:table-cell>
          <table:table-cell table:number-columns-repeated="9"/>
        </table:table-row>
        <table:table-row table:style-name="ro1">
          <table:table-cell office:value-type="float" office:value="73110" calcext:value-type="float">
            <text:p>73110</text:p>
          </table:table-cell>
          <table:table-cell office:value-type="float" office:value="146219" calcext:value-type="float">
            <text:p>146219</text:p>
          </table:table-cell>
          <table:table-cell table:number-columns-repeated="9"/>
        </table:table-row>
        <table:table-row table:style-name="ro1">
          <table:table-cell office:value-type="float" office:value="73210" calcext:value-type="float">
            <text:p>73210</text:p>
          </table:table-cell>
          <table:table-cell office:value-type="float" office:value="146419" calcext:value-type="float">
            <text:p>146419</text:p>
          </table:table-cell>
          <table:table-cell table:number-columns-repeated="9"/>
        </table:table-row>
        <table:table-row table:style-name="ro1">
          <table:table-cell office:value-type="float" office:value="73310" calcext:value-type="float">
            <text:p>73310</text:p>
          </table:table-cell>
          <table:table-cell office:value-type="float" office:value="146619" calcext:value-type="float">
            <text:p>146619</text:p>
          </table:table-cell>
          <table:table-cell table:number-columns-repeated="9"/>
        </table:table-row>
        <table:table-row table:style-name="ro1">
          <table:table-cell office:value-type="float" office:value="73410" calcext:value-type="float">
            <text:p>73410</text:p>
          </table:table-cell>
          <table:table-cell office:value-type="float" office:value="146819" calcext:value-type="float">
            <text:p>146819</text:p>
          </table:table-cell>
          <table:table-cell table:number-columns-repeated="9"/>
        </table:table-row>
        <table:table-row table:style-name="ro1">
          <table:table-cell office:value-type="float" office:value="73510" calcext:value-type="float">
            <text:p>73510</text:p>
          </table:table-cell>
          <table:table-cell office:value-type="float" office:value="147019" calcext:value-type="float">
            <text:p>147019</text:p>
          </table:table-cell>
          <table:table-cell table:number-columns-repeated="9"/>
        </table:table-row>
        <table:table-row table:style-name="ro1">
          <table:table-cell office:value-type="float" office:value="73610" calcext:value-type="float">
            <text:p>73610</text:p>
          </table:table-cell>
          <table:table-cell office:value-type="float" office:value="147219" calcext:value-type="float">
            <text:p>147219</text:p>
          </table:table-cell>
          <table:table-cell table:number-columns-repeated="9"/>
        </table:table-row>
        <table:table-row table:style-name="ro1">
          <table:table-cell office:value-type="float" office:value="73710" calcext:value-type="float">
            <text:p>73710</text:p>
          </table:table-cell>
          <table:table-cell office:value-type="float" office:value="147419" calcext:value-type="float">
            <text:p>147419</text:p>
          </table:table-cell>
          <table:table-cell table:number-columns-repeated="9"/>
        </table:table-row>
        <table:table-row table:style-name="ro1">
          <table:table-cell office:value-type="float" office:value="73810" calcext:value-type="float">
            <text:p>73810</text:p>
          </table:table-cell>
          <table:table-cell office:value-type="float" office:value="147619" calcext:value-type="float">
            <text:p>147619</text:p>
          </table:table-cell>
          <table:table-cell table:number-columns-repeated="9"/>
        </table:table-row>
        <table:table-row table:style-name="ro1">
          <table:table-cell office:value-type="float" office:value="73910" calcext:value-type="float">
            <text:p>73910</text:p>
          </table:table-cell>
          <table:table-cell office:value-type="float" office:value="147819" calcext:value-type="float">
            <text:p>147819</text:p>
          </table:table-cell>
          <table:table-cell table:number-columns-repeated="9"/>
        </table:table-row>
        <table:table-row table:style-name="ro1">
          <table:table-cell office:value-type="float" office:value="74010" calcext:value-type="float">
            <text:p>74010</text:p>
          </table:table-cell>
          <table:table-cell office:value-type="float" office:value="148019" calcext:value-type="float">
            <text:p>148019</text:p>
          </table:table-cell>
          <table:table-cell table:number-columns-repeated="9"/>
        </table:table-row>
        <table:table-row table:style-name="ro1">
          <table:table-cell office:value-type="float" office:value="74110" calcext:value-type="float">
            <text:p>74110</text:p>
          </table:table-cell>
          <table:table-cell office:value-type="float" office:value="148219" calcext:value-type="float">
            <text:p>148219</text:p>
          </table:table-cell>
          <table:table-cell table:number-columns-repeated="9"/>
        </table:table-row>
        <table:table-row table:style-name="ro1">
          <table:table-cell office:value-type="float" office:value="74210" calcext:value-type="float">
            <text:p>74210</text:p>
          </table:table-cell>
          <table:table-cell office:value-type="float" office:value="148419" calcext:value-type="float">
            <text:p>148419</text:p>
          </table:table-cell>
          <table:table-cell table:number-columns-repeated="9"/>
        </table:table-row>
        <table:table-row table:style-name="ro1">
          <table:table-cell office:value-type="float" office:value="74310" calcext:value-type="float">
            <text:p>74310</text:p>
          </table:table-cell>
          <table:table-cell office:value-type="float" office:value="148619" calcext:value-type="float">
            <text:p>148619</text:p>
          </table:table-cell>
          <table:table-cell table:number-columns-repeated="9"/>
        </table:table-row>
        <table:table-row table:style-name="ro1">
          <table:table-cell office:value-type="float" office:value="74410" calcext:value-type="float">
            <text:p>74410</text:p>
          </table:table-cell>
          <table:table-cell office:value-type="float" office:value="148819" calcext:value-type="float">
            <text:p>148819</text:p>
          </table:table-cell>
          <table:table-cell table:number-columns-repeated="9"/>
        </table:table-row>
        <table:table-row table:style-name="ro1">
          <table:table-cell office:value-type="float" office:value="74510" calcext:value-type="float">
            <text:p>74510</text:p>
          </table:table-cell>
          <table:table-cell office:value-type="float" office:value="149019" calcext:value-type="float">
            <text:p>149019</text:p>
          </table:table-cell>
          <table:table-cell table:number-columns-repeated="9"/>
        </table:table-row>
        <table:table-row table:style-name="ro1">
          <table:table-cell office:value-type="float" office:value="74610" calcext:value-type="float">
            <text:p>74610</text:p>
          </table:table-cell>
          <table:table-cell office:value-type="float" office:value="149219" calcext:value-type="float">
            <text:p>149219</text:p>
          </table:table-cell>
          <table:table-cell table:number-columns-repeated="9"/>
        </table:table-row>
        <table:table-row table:style-name="ro1">
          <table:table-cell office:value-type="float" office:value="74710" calcext:value-type="float">
            <text:p>74710</text:p>
          </table:table-cell>
          <table:table-cell office:value-type="float" office:value="149419" calcext:value-type="float">
            <text:p>149419</text:p>
          </table:table-cell>
          <table:table-cell table:number-columns-repeated="9"/>
        </table:table-row>
        <table:table-row table:style-name="ro1">
          <table:table-cell office:value-type="float" office:value="74810" calcext:value-type="float">
            <text:p>74810</text:p>
          </table:table-cell>
          <table:table-cell office:value-type="float" office:value="149619" calcext:value-type="float">
            <text:p>149619</text:p>
          </table:table-cell>
          <table:table-cell table:number-columns-repeated="9"/>
        </table:table-row>
        <table:table-row table:style-name="ro1">
          <table:table-cell office:value-type="float" office:value="74910" calcext:value-type="float">
            <text:p>74910</text:p>
          </table:table-cell>
          <table:table-cell office:value-type="float" office:value="149819" calcext:value-type="float">
            <text:p>149819</text:p>
          </table:table-cell>
          <table:table-cell table:number-columns-repeated="9"/>
        </table:table-row>
        <table:table-row table:style-name="ro1">
          <table:table-cell office:value-type="float" office:value="75010" calcext:value-type="float">
            <text:p>75010</text:p>
          </table:table-cell>
          <table:table-cell office:value-type="float" office:value="150019" calcext:value-type="float">
            <text:p>150019</text:p>
          </table:table-cell>
          <table:table-cell table:number-columns-repeated="9"/>
        </table:table-row>
        <table:table-row table:style-name="ro1">
          <table:table-cell office:value-type="float" office:value="75110" calcext:value-type="float">
            <text:p>75110</text:p>
          </table:table-cell>
          <table:table-cell office:value-type="float" office:value="150219" calcext:value-type="float">
            <text:p>150219</text:p>
          </table:table-cell>
          <table:table-cell table:number-columns-repeated="9"/>
        </table:table-row>
        <table:table-row table:style-name="ro1">
          <table:table-cell office:value-type="float" office:value="75210" calcext:value-type="float">
            <text:p>75210</text:p>
          </table:table-cell>
          <table:table-cell office:value-type="float" office:value="150419" calcext:value-type="float">
            <text:p>150419</text:p>
          </table:table-cell>
          <table:table-cell table:number-columns-repeated="9"/>
        </table:table-row>
        <table:table-row table:style-name="ro1">
          <table:table-cell office:value-type="float" office:value="75310" calcext:value-type="float">
            <text:p>75310</text:p>
          </table:table-cell>
          <table:table-cell office:value-type="float" office:value="150619" calcext:value-type="float">
            <text:p>150619</text:p>
          </table:table-cell>
          <table:table-cell table:number-columns-repeated="9"/>
        </table:table-row>
        <table:table-row table:style-name="ro1">
          <table:table-cell office:value-type="float" office:value="75410" calcext:value-type="float">
            <text:p>75410</text:p>
          </table:table-cell>
          <table:table-cell office:value-type="float" office:value="150819" calcext:value-type="float">
            <text:p>150819</text:p>
          </table:table-cell>
          <table:table-cell table:number-columns-repeated="9"/>
        </table:table-row>
        <table:table-row table:style-name="ro1">
          <table:table-cell office:value-type="float" office:value="75510" calcext:value-type="float">
            <text:p>75510</text:p>
          </table:table-cell>
          <table:table-cell office:value-type="float" office:value="151019" calcext:value-type="float">
            <text:p>151019</text:p>
          </table:table-cell>
          <table:table-cell table:number-columns-repeated="9"/>
        </table:table-row>
        <table:table-row table:style-name="ro1">
          <table:table-cell office:value-type="float" office:value="75610" calcext:value-type="float">
            <text:p>75610</text:p>
          </table:table-cell>
          <table:table-cell office:value-type="float" office:value="151219" calcext:value-type="float">
            <text:p>151219</text:p>
          </table:table-cell>
          <table:table-cell table:number-columns-repeated="9"/>
        </table:table-row>
        <table:table-row table:style-name="ro1">
          <table:table-cell office:value-type="float" office:value="75710" calcext:value-type="float">
            <text:p>75710</text:p>
          </table:table-cell>
          <table:table-cell office:value-type="float" office:value="151419" calcext:value-type="float">
            <text:p>151419</text:p>
          </table:table-cell>
          <table:table-cell table:number-columns-repeated="9"/>
        </table:table-row>
        <table:table-row table:style-name="ro1">
          <table:table-cell office:value-type="float" office:value="75810" calcext:value-type="float">
            <text:p>75810</text:p>
          </table:table-cell>
          <table:table-cell office:value-type="float" office:value="151619" calcext:value-type="float">
            <text:p>151619</text:p>
          </table:table-cell>
          <table:table-cell table:number-columns-repeated="9"/>
        </table:table-row>
        <table:table-row table:style-name="ro1">
          <table:table-cell office:value-type="float" office:value="75910" calcext:value-type="float">
            <text:p>75910</text:p>
          </table:table-cell>
          <table:table-cell office:value-type="float" office:value="151819" calcext:value-type="float">
            <text:p>151819</text:p>
          </table:table-cell>
          <table:table-cell table:number-columns-repeated="9"/>
        </table:table-row>
        <table:table-row table:style-name="ro1">
          <table:table-cell office:value-type="float" office:value="76010" calcext:value-type="float">
            <text:p>76010</text:p>
          </table:table-cell>
          <table:table-cell office:value-type="float" office:value="152019" calcext:value-type="float">
            <text:p>152019</text:p>
          </table:table-cell>
          <table:table-cell table:number-columns-repeated="9"/>
        </table:table-row>
        <table:table-row table:style-name="ro1">
          <table:table-cell office:value-type="float" office:value="76110" calcext:value-type="float">
            <text:p>76110</text:p>
          </table:table-cell>
          <table:table-cell office:value-type="float" office:value="152219" calcext:value-type="float">
            <text:p>152219</text:p>
          </table:table-cell>
          <table:table-cell table:number-columns-repeated="9"/>
        </table:table-row>
        <table:table-row table:style-name="ro1">
          <table:table-cell office:value-type="float" office:value="76210" calcext:value-type="float">
            <text:p>76210</text:p>
          </table:table-cell>
          <table:table-cell office:value-type="float" office:value="152419" calcext:value-type="float">
            <text:p>152419</text:p>
          </table:table-cell>
          <table:table-cell table:number-columns-repeated="9"/>
        </table:table-row>
        <table:table-row table:style-name="ro1">
          <table:table-cell office:value-type="float" office:value="76310" calcext:value-type="float">
            <text:p>76310</text:p>
          </table:table-cell>
          <table:table-cell office:value-type="float" office:value="152619" calcext:value-type="float">
            <text:p>152619</text:p>
          </table:table-cell>
          <table:table-cell table:number-columns-repeated="9"/>
        </table:table-row>
        <table:table-row table:style-name="ro1">
          <table:table-cell office:value-type="float" office:value="76410" calcext:value-type="float">
            <text:p>76410</text:p>
          </table:table-cell>
          <table:table-cell office:value-type="float" office:value="152819" calcext:value-type="float">
            <text:p>152819</text:p>
          </table:table-cell>
          <table:table-cell table:number-columns-repeated="9"/>
        </table:table-row>
        <table:table-row table:style-name="ro1">
          <table:table-cell office:value-type="float" office:value="76510" calcext:value-type="float">
            <text:p>76510</text:p>
          </table:table-cell>
          <table:table-cell office:value-type="float" office:value="153019" calcext:value-type="float">
            <text:p>153019</text:p>
          </table:table-cell>
          <table:table-cell table:number-columns-repeated="9"/>
        </table:table-row>
        <table:table-row table:style-name="ro1">
          <table:table-cell office:value-type="float" office:value="76610" calcext:value-type="float">
            <text:p>76610</text:p>
          </table:table-cell>
          <table:table-cell office:value-type="float" office:value="153219" calcext:value-type="float">
            <text:p>153219</text:p>
          </table:table-cell>
          <table:table-cell table:number-columns-repeated="9"/>
        </table:table-row>
        <table:table-row table:style-name="ro1">
          <table:table-cell office:value-type="float" office:value="76710" calcext:value-type="float">
            <text:p>76710</text:p>
          </table:table-cell>
          <table:table-cell office:value-type="float" office:value="153419" calcext:value-type="float">
            <text:p>153419</text:p>
          </table:table-cell>
          <table:table-cell table:number-columns-repeated="9"/>
        </table:table-row>
        <table:table-row table:style-name="ro1">
          <table:table-cell office:value-type="float" office:value="76810" calcext:value-type="float">
            <text:p>76810</text:p>
          </table:table-cell>
          <table:table-cell office:value-type="float" office:value="153619" calcext:value-type="float">
            <text:p>153619</text:p>
          </table:table-cell>
          <table:table-cell table:number-columns-repeated="9"/>
        </table:table-row>
        <table:table-row table:style-name="ro1">
          <table:table-cell office:value-type="float" office:value="76910" calcext:value-type="float">
            <text:p>76910</text:p>
          </table:table-cell>
          <table:table-cell office:value-type="float" office:value="153819" calcext:value-type="float">
            <text:p>153819</text:p>
          </table:table-cell>
          <table:table-cell table:number-columns-repeated="9"/>
        </table:table-row>
        <table:table-row table:style-name="ro1">
          <table:table-cell office:value-type="float" office:value="77010" calcext:value-type="float">
            <text:p>77010</text:p>
          </table:table-cell>
          <table:table-cell office:value-type="float" office:value="154019" calcext:value-type="float">
            <text:p>154019</text:p>
          </table:table-cell>
          <table:table-cell table:number-columns-repeated="9"/>
        </table:table-row>
        <table:table-row table:style-name="ro1">
          <table:table-cell office:value-type="float" office:value="77110" calcext:value-type="float">
            <text:p>77110</text:p>
          </table:table-cell>
          <table:table-cell office:value-type="float" office:value="154219" calcext:value-type="float">
            <text:p>154219</text:p>
          </table:table-cell>
          <table:table-cell table:number-columns-repeated="9"/>
        </table:table-row>
        <table:table-row table:style-name="ro1">
          <table:table-cell office:value-type="float" office:value="77210" calcext:value-type="float">
            <text:p>77210</text:p>
          </table:table-cell>
          <table:table-cell office:value-type="float" office:value="154419" calcext:value-type="float">
            <text:p>154419</text:p>
          </table:table-cell>
          <table:table-cell table:number-columns-repeated="9"/>
        </table:table-row>
        <table:table-row table:style-name="ro1">
          <table:table-cell office:value-type="float" office:value="77310" calcext:value-type="float">
            <text:p>77310</text:p>
          </table:table-cell>
          <table:table-cell office:value-type="float" office:value="154619" calcext:value-type="float">
            <text:p>154619</text:p>
          </table:table-cell>
          <table:table-cell table:number-columns-repeated="9"/>
        </table:table-row>
        <table:table-row table:style-name="ro1">
          <table:table-cell office:value-type="float" office:value="77410" calcext:value-type="float">
            <text:p>77410</text:p>
          </table:table-cell>
          <table:table-cell office:value-type="float" office:value="154819" calcext:value-type="float">
            <text:p>154819</text:p>
          </table:table-cell>
          <table:table-cell table:number-columns-repeated="9"/>
        </table:table-row>
        <table:table-row table:style-name="ro1">
          <table:table-cell office:value-type="float" office:value="77510" calcext:value-type="float">
            <text:p>77510</text:p>
          </table:table-cell>
          <table:table-cell office:value-type="float" office:value="155019" calcext:value-type="float">
            <text:p>155019</text:p>
          </table:table-cell>
          <table:table-cell table:number-columns-repeated="9"/>
        </table:table-row>
        <table:table-row table:style-name="ro1">
          <table:table-cell office:value-type="float" office:value="77610" calcext:value-type="float">
            <text:p>77610</text:p>
          </table:table-cell>
          <table:table-cell office:value-type="float" office:value="155219" calcext:value-type="float">
            <text:p>155219</text:p>
          </table:table-cell>
          <table:table-cell table:number-columns-repeated="9"/>
        </table:table-row>
        <table:table-row table:style-name="ro1">
          <table:table-cell office:value-type="float" office:value="77710" calcext:value-type="float">
            <text:p>77710</text:p>
          </table:table-cell>
          <table:table-cell office:value-type="float" office:value="155419" calcext:value-type="float">
            <text:p>155419</text:p>
          </table:table-cell>
          <table:table-cell table:number-columns-repeated="9"/>
        </table:table-row>
        <table:table-row table:style-name="ro1">
          <table:table-cell office:value-type="float" office:value="77810" calcext:value-type="float">
            <text:p>77810</text:p>
          </table:table-cell>
          <table:table-cell office:value-type="float" office:value="155619" calcext:value-type="float">
            <text:p>155619</text:p>
          </table:table-cell>
          <table:table-cell table:number-columns-repeated="9"/>
        </table:table-row>
        <table:table-row table:style-name="ro1">
          <table:table-cell office:value-type="float" office:value="77910" calcext:value-type="float">
            <text:p>77910</text:p>
          </table:table-cell>
          <table:table-cell office:value-type="float" office:value="155819" calcext:value-type="float">
            <text:p>155819</text:p>
          </table:table-cell>
          <table:table-cell table:number-columns-repeated="9"/>
        </table:table-row>
        <table:table-row table:style-name="ro1">
          <table:table-cell office:value-type="float" office:value="78010" calcext:value-type="float">
            <text:p>78010</text:p>
          </table:table-cell>
          <table:table-cell office:value-type="float" office:value="156019" calcext:value-type="float">
            <text:p>156019</text:p>
          </table:table-cell>
          <table:table-cell table:number-columns-repeated="9"/>
        </table:table-row>
        <table:table-row table:style-name="ro1">
          <table:table-cell office:value-type="float" office:value="78110" calcext:value-type="float">
            <text:p>78110</text:p>
          </table:table-cell>
          <table:table-cell office:value-type="float" office:value="156219" calcext:value-type="float">
            <text:p>156219</text:p>
          </table:table-cell>
          <table:table-cell table:number-columns-repeated="9"/>
        </table:table-row>
        <table:table-row table:style-name="ro1">
          <table:table-cell office:value-type="float" office:value="78210" calcext:value-type="float">
            <text:p>78210</text:p>
          </table:table-cell>
          <table:table-cell office:value-type="float" office:value="156419" calcext:value-type="float">
            <text:p>156419</text:p>
          </table:table-cell>
          <table:table-cell table:number-columns-repeated="9"/>
        </table:table-row>
        <table:table-row table:style-name="ro1">
          <table:table-cell office:value-type="float" office:value="78310" calcext:value-type="float">
            <text:p>78310</text:p>
          </table:table-cell>
          <table:table-cell office:value-type="float" office:value="156619" calcext:value-type="float">
            <text:p>156619</text:p>
          </table:table-cell>
          <table:table-cell table:number-columns-repeated="9"/>
        </table:table-row>
        <table:table-row table:style-name="ro1">
          <table:table-cell office:value-type="float" office:value="78410" calcext:value-type="float">
            <text:p>78410</text:p>
          </table:table-cell>
          <table:table-cell office:value-type="float" office:value="156819" calcext:value-type="float">
            <text:p>156819</text:p>
          </table:table-cell>
          <table:table-cell table:number-columns-repeated="9"/>
        </table:table-row>
        <table:table-row table:style-name="ro1">
          <table:table-cell office:value-type="float" office:value="78510" calcext:value-type="float">
            <text:p>78510</text:p>
          </table:table-cell>
          <table:table-cell office:value-type="float" office:value="157019" calcext:value-type="float">
            <text:p>157019</text:p>
          </table:table-cell>
          <table:table-cell table:number-columns-repeated="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float" office:value="157219" calcext:value-type="float">
            <text:p>157219</text:p>
          </table:table-cell>
          <table:table-cell table:number-columns-repeated="9"/>
        </table:table-row>
        <table:table-row table:style-name="ro1">
          <table:table-cell office:value-type="float" office:value="78710" calcext:value-type="float">
            <text:p>78710</text:p>
          </table:table-cell>
          <table:table-cell office:value-type="float" office:value="157419" calcext:value-type="float">
            <text:p>157419</text:p>
          </table:table-cell>
          <table:table-cell table:number-columns-repeated="9"/>
        </table:table-row>
        <table:table-row table:style-name="ro1">
          <table:table-cell office:value-type="float" office:value="78810" calcext:value-type="float">
            <text:p>78810</text:p>
          </table:table-cell>
          <table:table-cell office:value-type="float" office:value="157619" calcext:value-type="float">
            <text:p>157619</text:p>
          </table:table-cell>
          <table:table-cell table:number-columns-repeated="9"/>
        </table:table-row>
        <table:table-row table:style-name="ro1">
          <table:table-cell office:value-type="float" office:value="78910" calcext:value-type="float">
            <text:p>78910</text:p>
          </table:table-cell>
          <table:table-cell office:value-type="float" office:value="157819" calcext:value-type="float">
            <text:p>157819</text:p>
          </table:table-cell>
          <table:table-cell table:number-columns-repeated="9"/>
        </table:table-row>
        <table:table-row table:style-name="ro1">
          <table:table-cell office:value-type="float" office:value="79010" calcext:value-type="float">
            <text:p>79010</text:p>
          </table:table-cell>
          <table:table-cell office:value-type="float" office:value="158019" calcext:value-type="float">
            <text:p>158019</text:p>
          </table:table-cell>
          <table:table-cell table:number-columns-repeated="9"/>
        </table:table-row>
        <table:table-row table:style-name="ro1">
          <table:table-cell office:value-type="float" office:value="79110" calcext:value-type="float">
            <text:p>79110</text:p>
          </table:table-cell>
          <table:table-cell office:value-type="float" office:value="158219" calcext:value-type="float">
            <text:p>158219</text:p>
          </table:table-cell>
          <table:table-cell table:number-columns-repeated="9"/>
        </table:table-row>
        <table:table-row table:style-name="ro1">
          <table:table-cell office:value-type="float" office:value="79210" calcext:value-type="float">
            <text:p>79210</text:p>
          </table:table-cell>
          <table:table-cell office:value-type="float" office:value="158419" calcext:value-type="float">
            <text:p>158419</text:p>
          </table:table-cell>
          <table:table-cell table:number-columns-repeated="9"/>
        </table:table-row>
        <table:table-row table:style-name="ro1">
          <table:table-cell office:value-type="float" office:value="79310" calcext:value-type="float">
            <text:p>79310</text:p>
          </table:table-cell>
          <table:table-cell office:value-type="float" office:value="158619" calcext:value-type="float">
            <text:p>158619</text:p>
          </table:table-cell>
          <table:table-cell table:number-columns-repeated="9"/>
        </table:table-row>
        <table:table-row table:style-name="ro1">
          <table:table-cell office:value-type="float" office:value="79410" calcext:value-type="float">
            <text:p>79410</text:p>
          </table:table-cell>
          <table:table-cell office:value-type="float" office:value="158819" calcext:value-type="float">
            <text:p>158819</text:p>
          </table:table-cell>
          <table:table-cell table:number-columns-repeated="9"/>
        </table:table-row>
        <table:table-row table:style-name="ro1">
          <table:table-cell office:value-type="float" office:value="79510" calcext:value-type="float">
            <text:p>79510</text:p>
          </table:table-cell>
          <table:table-cell office:value-type="float" office:value="159019" calcext:value-type="float">
            <text:p>159019</text:p>
          </table:table-cell>
          <table:table-cell table:number-columns-repeated="9"/>
        </table:table-row>
        <table:table-row table:style-name="ro1">
          <table:table-cell office:value-type="float" office:value="79610" calcext:value-type="float">
            <text:p>79610</text:p>
          </table:table-cell>
          <table:table-cell office:value-type="float" office:value="159219" calcext:value-type="float">
            <text:p>159219</text:p>
          </table:table-cell>
          <table:table-cell table:number-columns-repeated="9"/>
        </table:table-row>
        <table:table-row table:style-name="ro1">
          <table:table-cell office:value-type="float" office:value="79710" calcext:value-type="float">
            <text:p>79710</text:p>
          </table:table-cell>
          <table:table-cell office:value-type="float" office:value="159419" calcext:value-type="float">
            <text:p>159419</text:p>
          </table:table-cell>
          <table:table-cell table:number-columns-repeated="9"/>
        </table:table-row>
        <table:table-row table:style-name="ro1">
          <table:table-cell office:value-type="float" office:value="79810" calcext:value-type="float">
            <text:p>79810</text:p>
          </table:table-cell>
          <table:table-cell office:value-type="float" office:value="159619" calcext:value-type="float">
            <text:p>159619</text:p>
          </table:table-cell>
          <table:table-cell table:number-columns-repeated="9"/>
        </table:table-row>
        <table:table-row table:style-name="ro1">
          <table:table-cell office:value-type="float" office:value="79910" calcext:value-type="float">
            <text:p>79910</text:p>
          </table:table-cell>
          <table:table-cell office:value-type="float" office:value="159819" calcext:value-type="float">
            <text:p>159819</text:p>
          </table:table-cell>
          <table:table-cell table:number-columns-repeated="9"/>
        </table:table-row>
        <table:table-row table:style-name="ro1">
          <table:table-cell office:value-type="float" office:value="80010" calcext:value-type="float">
            <text:p>80010</text:p>
          </table:table-cell>
          <table:table-cell office:value-type="float" office:value="160019" calcext:value-type="float">
            <text:p>160019</text:p>
          </table:table-cell>
          <table:table-cell table:number-columns-repeated="9"/>
        </table:table-row>
        <table:table-row table:style-name="ro1">
          <table:table-cell office:value-type="float" office:value="80110" calcext:value-type="float">
            <text:p>80110</text:p>
          </table:table-cell>
          <table:table-cell office:value-type="float" office:value="160219" calcext:value-type="float">
            <text:p>160219</text:p>
          </table:table-cell>
          <table:table-cell table:number-columns-repeated="9"/>
        </table:table-row>
        <table:table-row table:style-name="ro1">
          <table:table-cell office:value-type="float" office:value="80210" calcext:value-type="float">
            <text:p>80210</text:p>
          </table:table-cell>
          <table:table-cell office:value-type="float" office:value="160419" calcext:value-type="float">
            <text:p>160419</text:p>
          </table:table-cell>
          <table:table-cell table:number-columns-repeated="9"/>
        </table:table-row>
        <table:table-row table:style-name="ro1">
          <table:table-cell office:value-type="float" office:value="80310" calcext:value-type="float">
            <text:p>80310</text:p>
          </table:table-cell>
          <table:table-cell office:value-type="float" office:value="160619" calcext:value-type="float">
            <text:p>160619</text:p>
          </table:table-cell>
          <table:table-cell table:number-columns-repeated="9"/>
        </table:table-row>
        <table:table-row table:style-name="ro1">
          <table:table-cell office:value-type="float" office:value="80410" calcext:value-type="float">
            <text:p>80410</text:p>
          </table:table-cell>
          <table:table-cell office:value-type="float" office:value="160819" calcext:value-type="float">
            <text:p>160819</text:p>
          </table:table-cell>
          <table:table-cell table:number-columns-repeated="9"/>
        </table:table-row>
        <table:table-row table:style-name="ro1">
          <table:table-cell office:value-type="float" office:value="80510" calcext:value-type="float">
            <text:p>80510</text:p>
          </table:table-cell>
          <table:table-cell office:value-type="float" office:value="161019" calcext:value-type="float">
            <text:p>161019</text:p>
          </table:table-cell>
          <table:table-cell table:number-columns-repeated="9"/>
        </table:table-row>
        <table:table-row table:style-name="ro1">
          <table:table-cell office:value-type="float" office:value="80610" calcext:value-type="float">
            <text:p>80610</text:p>
          </table:table-cell>
          <table:table-cell office:value-type="float" office:value="161219" calcext:value-type="float">
            <text:p>161219</text:p>
          </table:table-cell>
          <table:table-cell table:number-columns-repeated="9"/>
        </table:table-row>
        <table:table-row table:style-name="ro1">
          <table:table-cell office:value-type="float" office:value="80710" calcext:value-type="float">
            <text:p>80710</text:p>
          </table:table-cell>
          <table:table-cell office:value-type="float" office:value="161419" calcext:value-type="float">
            <text:p>161419</text:p>
          </table:table-cell>
          <table:table-cell table:number-columns-repeated="9"/>
        </table:table-row>
        <table:table-row table:style-name="ro1">
          <table:table-cell office:value-type="float" office:value="80810" calcext:value-type="float">
            <text:p>80810</text:p>
          </table:table-cell>
          <table:table-cell office:value-type="float" office:value="161619" calcext:value-type="float">
            <text:p>161619</text:p>
          </table:table-cell>
          <table:table-cell table:number-columns-repeated="9"/>
        </table:table-row>
        <table:table-row table:style-name="ro1">
          <table:table-cell office:value-type="float" office:value="80910" calcext:value-type="float">
            <text:p>80910</text:p>
          </table:table-cell>
          <table:table-cell office:value-type="float" office:value="161819" calcext:value-type="float">
            <text:p>161819</text:p>
          </table:table-cell>
          <table:table-cell table:number-columns-repeated="9"/>
        </table:table-row>
        <table:table-row table:style-name="ro1">
          <table:table-cell office:value-type="float" office:value="81010" calcext:value-type="float">
            <text:p>81010</text:p>
          </table:table-cell>
          <table:table-cell office:value-type="float" office:value="162019" calcext:value-type="float">
            <text:p>162019</text:p>
          </table:table-cell>
          <table:table-cell table:number-columns-repeated="9"/>
        </table:table-row>
        <table:table-row table:style-name="ro1">
          <table:table-cell office:value-type="float" office:value="81110" calcext:value-type="float">
            <text:p>81110</text:p>
          </table:table-cell>
          <table:table-cell office:value-type="float" office:value="162219" calcext:value-type="float">
            <text:p>162219</text:p>
          </table:table-cell>
          <table:table-cell table:number-columns-repeated="9"/>
        </table:table-row>
        <table:table-row table:style-name="ro1">
          <table:table-cell office:value-type="float" office:value="81210" calcext:value-type="float">
            <text:p>81210</text:p>
          </table:table-cell>
          <table:table-cell office:value-type="float" office:value="162419" calcext:value-type="float">
            <text:p>162419</text:p>
          </table:table-cell>
          <table:table-cell table:number-columns-repeated="9"/>
        </table:table-row>
        <table:table-row table:style-name="ro1">
          <table:table-cell office:value-type="float" office:value="81310" calcext:value-type="float">
            <text:p>81310</text:p>
          </table:table-cell>
          <table:table-cell office:value-type="float" office:value="162619" calcext:value-type="float">
            <text:p>162619</text:p>
          </table:table-cell>
          <table:table-cell table:number-columns-repeated="9"/>
        </table:table-row>
        <table:table-row table:style-name="ro1">
          <table:table-cell office:value-type="float" office:value="81410" calcext:value-type="float">
            <text:p>81410</text:p>
          </table:table-cell>
          <table:table-cell office:value-type="float" office:value="162819" calcext:value-type="float">
            <text:p>162819</text:p>
          </table:table-cell>
          <table:table-cell table:number-columns-repeated="9"/>
        </table:table-row>
        <table:table-row table:style-name="ro1">
          <table:table-cell office:value-type="float" office:value="81510" calcext:value-type="float">
            <text:p>81510</text:p>
          </table:table-cell>
          <table:table-cell office:value-type="float" office:value="163019" calcext:value-type="float">
            <text:p>163019</text:p>
          </table:table-cell>
          <table:table-cell table:number-columns-repeated="9"/>
        </table:table-row>
        <table:table-row table:style-name="ro1">
          <table:table-cell office:value-type="float" office:value="81610" calcext:value-type="float">
            <text:p>81610</text:p>
          </table:table-cell>
          <table:table-cell office:value-type="float" office:value="163219" calcext:value-type="float">
            <text:p>163219</text:p>
          </table:table-cell>
          <table:table-cell table:number-columns-repeated="9"/>
        </table:table-row>
        <table:table-row table:style-name="ro1">
          <table:table-cell office:value-type="float" office:value="81710" calcext:value-type="float">
            <text:p>81710</text:p>
          </table:table-cell>
          <table:table-cell office:value-type="float" office:value="163419" calcext:value-type="float">
            <text:p>163419</text:p>
          </table:table-cell>
          <table:table-cell table:number-columns-repeated="9"/>
        </table:table-row>
        <table:table-row table:style-name="ro1">
          <table:table-cell office:value-type="float" office:value="81810" calcext:value-type="float">
            <text:p>81810</text:p>
          </table:table-cell>
          <table:table-cell office:value-type="float" office:value="163619" calcext:value-type="float">
            <text:p>163619</text:p>
          </table:table-cell>
          <table:table-cell table:number-columns-repeated="9"/>
        </table:table-row>
        <table:table-row table:style-name="ro1">
          <table:table-cell office:value-type="float" office:value="81910" calcext:value-type="float">
            <text:p>81910</text:p>
          </table:table-cell>
          <table:table-cell office:value-type="float" office:value="163819" calcext:value-type="float">
            <text:p>163819</text:p>
          </table:table-cell>
          <table:table-cell table:number-columns-repeated="9"/>
        </table:table-row>
        <table:table-row table:style-name="ro1">
          <table:table-cell office:value-type="float" office:value="82010" calcext:value-type="float">
            <text:p>82010</text:p>
          </table:table-cell>
          <table:table-cell office:value-type="float" office:value="164019" calcext:value-type="float">
            <text:p>164019</text:p>
          </table:table-cell>
          <table:table-cell table:number-columns-repeated="9"/>
        </table:table-row>
        <table:table-row table:style-name="ro1">
          <table:table-cell office:value-type="float" office:value="82110" calcext:value-type="float">
            <text:p>82110</text:p>
          </table:table-cell>
          <table:table-cell office:value-type="float" office:value="164219" calcext:value-type="float">
            <text:p>164219</text:p>
          </table:table-cell>
          <table:table-cell table:number-columns-repeated="9"/>
        </table:table-row>
        <table:table-row table:style-name="ro1">
          <table:table-cell office:value-type="float" office:value="82210" calcext:value-type="float">
            <text:p>82210</text:p>
          </table:table-cell>
          <table:table-cell office:value-type="float" office:value="164419" calcext:value-type="float">
            <text:p>164419</text:p>
          </table:table-cell>
          <table:table-cell table:number-columns-repeated="9"/>
        </table:table-row>
        <table:table-row table:style-name="ro1">
          <table:table-cell office:value-type="float" office:value="82310" calcext:value-type="float">
            <text:p>82310</text:p>
          </table:table-cell>
          <table:table-cell office:value-type="float" office:value="164619" calcext:value-type="float">
            <text:p>164619</text:p>
          </table:table-cell>
          <table:table-cell table:number-columns-repeated="9"/>
        </table:table-row>
        <table:table-row table:style-name="ro1">
          <table:table-cell office:value-type="float" office:value="82410" calcext:value-type="float">
            <text:p>82410</text:p>
          </table:table-cell>
          <table:table-cell office:value-type="float" office:value="164819" calcext:value-type="float">
            <text:p>164819</text:p>
          </table:table-cell>
          <table:table-cell table:number-columns-repeated="9"/>
        </table:table-row>
        <table:table-row table:style-name="ro1">
          <table:table-cell office:value-type="float" office:value="82510" calcext:value-type="float">
            <text:p>82510</text:p>
          </table:table-cell>
          <table:table-cell office:value-type="float" office:value="165019" calcext:value-type="float">
            <text:p>165019</text:p>
          </table:table-cell>
          <table:table-cell table:number-columns-repeated="9"/>
        </table:table-row>
        <table:table-row table:style-name="ro1">
          <table:table-cell office:value-type="float" office:value="82610" calcext:value-type="float">
            <text:p>82610</text:p>
          </table:table-cell>
          <table:table-cell office:value-type="float" office:value="165219" calcext:value-type="float">
            <text:p>165219</text:p>
          </table:table-cell>
          <table:table-cell table:number-columns-repeated="9"/>
        </table:table-row>
        <table:table-row table:style-name="ro1">
          <table:table-cell office:value-type="float" office:value="82710" calcext:value-type="float">
            <text:p>82710</text:p>
          </table:table-cell>
          <table:table-cell office:value-type="float" office:value="165419" calcext:value-type="float">
            <text:p>165419</text:p>
          </table:table-cell>
          <table:table-cell table:number-columns-repeated="9"/>
        </table:table-row>
        <table:table-row table:style-name="ro1">
          <table:table-cell office:value-type="float" office:value="82810" calcext:value-type="float">
            <text:p>82810</text:p>
          </table:table-cell>
          <table:table-cell office:value-type="float" office:value="165619" calcext:value-type="float">
            <text:p>165619</text:p>
          </table:table-cell>
          <table:table-cell table:number-columns-repeated="9"/>
        </table:table-row>
        <table:table-row table:style-name="ro1">
          <table:table-cell office:value-type="float" office:value="82910" calcext:value-type="float">
            <text:p>82910</text:p>
          </table:table-cell>
          <table:table-cell office:value-type="float" office:value="165819" calcext:value-type="float">
            <text:p>165819</text:p>
          </table:table-cell>
          <table:table-cell table:number-columns-repeated="9"/>
        </table:table-row>
        <table:table-row table:style-name="ro1">
          <table:table-cell office:value-type="float" office:value="83010" calcext:value-type="float">
            <text:p>83010</text:p>
          </table:table-cell>
          <table:table-cell office:value-type="float" office:value="166019" calcext:value-type="float">
            <text:p>166019</text:p>
          </table:table-cell>
          <table:table-cell table:number-columns-repeated="9"/>
        </table:table-row>
        <table:table-row table:style-name="ro1">
          <table:table-cell office:value-type="float" office:value="83110" calcext:value-type="float">
            <text:p>83110</text:p>
          </table:table-cell>
          <table:table-cell office:value-type="float" office:value="166219" calcext:value-type="float">
            <text:p>166219</text:p>
          </table:table-cell>
          <table:table-cell table:number-columns-repeated="9"/>
        </table:table-row>
        <table:table-row table:style-name="ro1">
          <table:table-cell office:value-type="float" office:value="83210" calcext:value-type="float">
            <text:p>83210</text:p>
          </table:table-cell>
          <table:table-cell office:value-type="float" office:value="166419" calcext:value-type="float">
            <text:p>166419</text:p>
          </table:table-cell>
          <table:table-cell table:number-columns-repeated="9"/>
        </table:table-row>
        <table:table-row table:style-name="ro1">
          <table:table-cell office:value-type="float" office:value="83310" calcext:value-type="float">
            <text:p>83310</text:p>
          </table:table-cell>
          <table:table-cell office:value-type="float" office:value="166619" calcext:value-type="float">
            <text:p>166619</text:p>
          </table:table-cell>
          <table:table-cell table:number-columns-repeated="9"/>
        </table:table-row>
        <table:table-row table:style-name="ro1">
          <table:table-cell office:value-type="float" office:value="83410" calcext:value-type="float">
            <text:p>83410</text:p>
          </table:table-cell>
          <table:table-cell office:value-type="float" office:value="166819" calcext:value-type="float">
            <text:p>166819</text:p>
          </table:table-cell>
          <table:table-cell table:number-columns-repeated="9"/>
        </table:table-row>
        <table:table-row table:style-name="ro1">
          <table:table-cell office:value-type="float" office:value="83510" calcext:value-type="float">
            <text:p>83510</text:p>
          </table:table-cell>
          <table:table-cell office:value-type="float" office:value="167019" calcext:value-type="float">
            <text:p>167019</text:p>
          </table:table-cell>
          <table:table-cell table:number-columns-repeated="9"/>
        </table:table-row>
        <table:table-row table:style-name="ro1">
          <table:table-cell office:value-type="float" office:value="83610" calcext:value-type="float">
            <text:p>83610</text:p>
          </table:table-cell>
          <table:table-cell office:value-type="float" office:value="167219" calcext:value-type="float">
            <text:p>167219</text:p>
          </table:table-cell>
          <table:table-cell table:number-columns-repeated="9"/>
        </table:table-row>
        <table:table-row table:style-name="ro1">
          <table:table-cell office:value-type="float" office:value="83710" calcext:value-type="float">
            <text:p>83710</text:p>
          </table:table-cell>
          <table:table-cell office:value-type="float" office:value="167419" calcext:value-type="float">
            <text:p>167419</text:p>
          </table:table-cell>
          <table:table-cell table:number-columns-repeated="9"/>
        </table:table-row>
        <table:table-row table:style-name="ro1">
          <table:table-cell office:value-type="float" office:value="83810" calcext:value-type="float">
            <text:p>83810</text:p>
          </table:table-cell>
          <table:table-cell office:value-type="float" office:value="167619" calcext:value-type="float">
            <text:p>167619</text:p>
          </table:table-cell>
          <table:table-cell table:number-columns-repeated="9"/>
        </table:table-row>
        <table:table-row table:style-name="ro1">
          <table:table-cell office:value-type="float" office:value="83910" calcext:value-type="float">
            <text:p>83910</text:p>
          </table:table-cell>
          <table:table-cell office:value-type="float" office:value="167819" calcext:value-type="float">
            <text:p>167819</text:p>
          </table:table-cell>
          <table:table-cell table:number-columns-repeated="9"/>
        </table:table-row>
        <table:table-row table:style-name="ro1">
          <table:table-cell office:value-type="float" office:value="84010" calcext:value-type="float">
            <text:p>84010</text:p>
          </table:table-cell>
          <table:table-cell office:value-type="float" office:value="168019" calcext:value-type="float">
            <text:p>168019</text:p>
          </table:table-cell>
          <table:table-cell table:number-columns-repeated="9"/>
        </table:table-row>
        <table:table-row table:style-name="ro1">
          <table:table-cell office:value-type="float" office:value="84110" calcext:value-type="float">
            <text:p>84110</text:p>
          </table:table-cell>
          <table:table-cell office:value-type="float" office:value="168219" calcext:value-type="float">
            <text:p>168219</text:p>
          </table:table-cell>
          <table:table-cell table:number-columns-repeated="9"/>
        </table:table-row>
        <table:table-row table:style-name="ro1">
          <table:table-cell office:value-type="float" office:value="84210" calcext:value-type="float">
            <text:p>84210</text:p>
          </table:table-cell>
          <table:table-cell office:value-type="float" office:value="168419" calcext:value-type="float">
            <text:p>168419</text:p>
          </table:table-cell>
          <table:table-cell table:number-columns-repeated="9"/>
        </table:table-row>
        <table:table-row table:style-name="ro1">
          <table:table-cell office:value-type="float" office:value="84310" calcext:value-type="float">
            <text:p>84310</text:p>
          </table:table-cell>
          <table:table-cell office:value-type="float" office:value="168619" calcext:value-type="float">
            <text:p>168619</text:p>
          </table:table-cell>
          <table:table-cell table:number-columns-repeated="9"/>
        </table:table-row>
        <table:table-row table:style-name="ro1">
          <table:table-cell office:value-type="float" office:value="84410" calcext:value-type="float">
            <text:p>84410</text:p>
          </table:table-cell>
          <table:table-cell office:value-type="float" office:value="168819" calcext:value-type="float">
            <text:p>168819</text:p>
          </table:table-cell>
          <table:table-cell table:number-columns-repeated="9"/>
        </table:table-row>
        <table:table-row table:style-name="ro1">
          <table:table-cell office:value-type="float" office:value="84510" calcext:value-type="float">
            <text:p>84510</text:p>
          </table:table-cell>
          <table:table-cell office:value-type="float" office:value="169019" calcext:value-type="float">
            <text:p>169019</text:p>
          </table:table-cell>
          <table:table-cell table:number-columns-repeated="9"/>
        </table:table-row>
        <table:table-row table:style-name="ro1">
          <table:table-cell office:value-type="float" office:value="84610" calcext:value-type="float">
            <text:p>84610</text:p>
          </table:table-cell>
          <table:table-cell office:value-type="float" office:value="169219" calcext:value-type="float">
            <text:p>169219</text:p>
          </table:table-cell>
          <table:table-cell table:number-columns-repeated="9"/>
        </table:table-row>
        <table:table-row table:style-name="ro1">
          <table:table-cell office:value-type="float" office:value="84710" calcext:value-type="float">
            <text:p>84710</text:p>
          </table:table-cell>
          <table:table-cell office:value-type="float" office:value="169419" calcext:value-type="float">
            <text:p>169419</text:p>
          </table:table-cell>
          <table:table-cell table:number-columns-repeated="9"/>
        </table:table-row>
        <table:table-row table:style-name="ro1">
          <table:table-cell office:value-type="float" office:value="84810" calcext:value-type="float">
            <text:p>84810</text:p>
          </table:table-cell>
          <table:table-cell office:value-type="float" office:value="169619" calcext:value-type="float">
            <text:p>169619</text:p>
          </table:table-cell>
          <table:table-cell table:number-columns-repeated="9"/>
        </table:table-row>
        <table:table-row table:style-name="ro1">
          <table:table-cell office:value-type="float" office:value="84910" calcext:value-type="float">
            <text:p>84910</text:p>
          </table:table-cell>
          <table:table-cell office:value-type="float" office:value="169819" calcext:value-type="float">
            <text:p>169819</text:p>
          </table:table-cell>
          <table:table-cell table:number-columns-repeated="9"/>
        </table:table-row>
        <table:table-row table:style-name="ro1">
          <table:table-cell office:value-type="float" office:value="85010" calcext:value-type="float">
            <text:p>85010</text:p>
          </table:table-cell>
          <table:table-cell office:value-type="float" office:value="170019" calcext:value-type="float">
            <text:p>170019</text:p>
          </table:table-cell>
          <table:table-cell table:number-columns-repeated="9"/>
        </table:table-row>
        <table:table-row table:style-name="ro1">
          <table:table-cell office:value-type="float" office:value="85110" calcext:value-type="float">
            <text:p>85110</text:p>
          </table:table-cell>
          <table:table-cell office:value-type="float" office:value="170219" calcext:value-type="float">
            <text:p>170219</text:p>
          </table:table-cell>
          <table:table-cell table:number-columns-repeated="9"/>
        </table:table-row>
        <table:table-row table:style-name="ro1">
          <table:table-cell office:value-type="float" office:value="85210" calcext:value-type="float">
            <text:p>85210</text:p>
          </table:table-cell>
          <table:table-cell office:value-type="float" office:value="170419" calcext:value-type="float">
            <text:p>170419</text:p>
          </table:table-cell>
          <table:table-cell table:number-columns-repeated="9"/>
        </table:table-row>
        <table:table-row table:style-name="ro1">
          <table:table-cell office:value-type="float" office:value="85310" calcext:value-type="float">
            <text:p>85310</text:p>
          </table:table-cell>
          <table:table-cell office:value-type="float" office:value="170619" calcext:value-type="float">
            <text:p>170619</text:p>
          </table:table-cell>
          <table:table-cell table:number-columns-repeated="9"/>
        </table:table-row>
        <table:table-row table:style-name="ro1">
          <table:table-cell office:value-type="float" office:value="85410" calcext:value-type="float">
            <text:p>85410</text:p>
          </table:table-cell>
          <table:table-cell office:value-type="float" office:value="170819" calcext:value-type="float">
            <text:p>170819</text:p>
          </table:table-cell>
          <table:table-cell table:number-columns-repeated="9"/>
        </table:table-row>
        <table:table-row table:style-name="ro1">
          <table:table-cell office:value-type="float" office:value="85510" calcext:value-type="float">
            <text:p>85510</text:p>
          </table:table-cell>
          <table:table-cell office:value-type="float" office:value="171019" calcext:value-type="float">
            <text:p>171019</text:p>
          </table:table-cell>
          <table:table-cell table:number-columns-repeated="9"/>
        </table:table-row>
        <table:table-row table:style-name="ro1">
          <table:table-cell office:value-type="float" office:value="85610" calcext:value-type="float">
            <text:p>85610</text:p>
          </table:table-cell>
          <table:table-cell office:value-type="float" office:value="171219" calcext:value-type="float">
            <text:p>171219</text:p>
          </table:table-cell>
          <table:table-cell table:number-columns-repeated="9"/>
        </table:table-row>
        <table:table-row table:style-name="ro1">
          <table:table-cell office:value-type="float" office:value="85710" calcext:value-type="float">
            <text:p>85710</text:p>
          </table:table-cell>
          <table:table-cell office:value-type="float" office:value="171419" calcext:value-type="float">
            <text:p>171419</text:p>
          </table:table-cell>
          <table:table-cell table:number-columns-repeated="9"/>
        </table:table-row>
        <table:table-row table:style-name="ro1">
          <table:table-cell office:value-type="float" office:value="85810" calcext:value-type="float">
            <text:p>85810</text:p>
          </table:table-cell>
          <table:table-cell office:value-type="float" office:value="171619" calcext:value-type="float">
            <text:p>171619</text:p>
          </table:table-cell>
          <table:table-cell table:number-columns-repeated="9"/>
        </table:table-row>
        <table:table-row table:style-name="ro1">
          <table:table-cell office:value-type="float" office:value="85910" calcext:value-type="float">
            <text:p>85910</text:p>
          </table:table-cell>
          <table:table-cell office:value-type="float" office:value="171819" calcext:value-type="float">
            <text:p>171819</text:p>
          </table:table-cell>
          <table:table-cell table:number-columns-repeated="9"/>
        </table:table-row>
        <table:table-row table:style-name="ro1">
          <table:table-cell office:value-type="float" office:value="86010" calcext:value-type="float">
            <text:p>86010</text:p>
          </table:table-cell>
          <table:table-cell office:value-type="float" office:value="172019" calcext:value-type="float">
            <text:p>172019</text:p>
          </table:table-cell>
          <table:table-cell table:number-columns-repeated="9"/>
        </table:table-row>
        <table:table-row table:style-name="ro1">
          <table:table-cell office:value-type="float" office:value="86110" calcext:value-type="float">
            <text:p>86110</text:p>
          </table:table-cell>
          <table:table-cell office:value-type="float" office:value="172219" calcext:value-type="float">
            <text:p>172219</text:p>
          </table:table-cell>
          <table:table-cell table:number-columns-repeated="9"/>
        </table:table-row>
        <table:table-row table:style-name="ro1">
          <table:table-cell office:value-type="float" office:value="86210" calcext:value-type="float">
            <text:p>86210</text:p>
          </table:table-cell>
          <table:table-cell office:value-type="float" office:value="172419" calcext:value-type="float">
            <text:p>172419</text:p>
          </table:table-cell>
          <table:table-cell table:number-columns-repeated="9"/>
        </table:table-row>
        <table:table-row table:style-name="ro1">
          <table:table-cell office:value-type="float" office:value="86310" calcext:value-type="float">
            <text:p>86310</text:p>
          </table:table-cell>
          <table:table-cell office:value-type="float" office:value="172619" calcext:value-type="float">
            <text:p>172619</text:p>
          </table:table-cell>
          <table:table-cell table:number-columns-repeated="9"/>
        </table:table-row>
        <table:table-row table:style-name="ro1">
          <table:table-cell office:value-type="float" office:value="86410" calcext:value-type="float">
            <text:p>86410</text:p>
          </table:table-cell>
          <table:table-cell office:value-type="float" office:value="172819" calcext:value-type="float">
            <text:p>172819</text:p>
          </table:table-cell>
          <table:table-cell table:number-columns-repeated="9"/>
        </table:table-row>
        <table:table-row table:style-name="ro1">
          <table:table-cell office:value-type="float" office:value="86510" calcext:value-type="float">
            <text:p>86510</text:p>
          </table:table-cell>
          <table:table-cell office:value-type="float" office:value="173019" calcext:value-type="float">
            <text:p>173019</text:p>
          </table:table-cell>
          <table:table-cell table:number-columns-repeated="9"/>
        </table:table-row>
        <table:table-row table:style-name="ro1">
          <table:table-cell office:value-type="float" office:value="86610" calcext:value-type="float">
            <text:p>86610</text:p>
          </table:table-cell>
          <table:table-cell office:value-type="float" office:value="173219" calcext:value-type="float">
            <text:p>173219</text:p>
          </table:table-cell>
          <table:table-cell table:number-columns-repeated="9"/>
        </table:table-row>
        <table:table-row table:style-name="ro1">
          <table:table-cell office:value-type="float" office:value="86710" calcext:value-type="float">
            <text:p>86710</text:p>
          </table:table-cell>
          <table:table-cell office:value-type="float" office:value="173419" calcext:value-type="float">
            <text:p>173419</text:p>
          </table:table-cell>
          <table:table-cell table:number-columns-repeated="9"/>
        </table:table-row>
        <table:table-row table:style-name="ro1">
          <table:table-cell office:value-type="float" office:value="86810" calcext:value-type="float">
            <text:p>86810</text:p>
          </table:table-cell>
          <table:table-cell office:value-type="float" office:value="173619" calcext:value-type="float">
            <text:p>173619</text:p>
          </table:table-cell>
          <table:table-cell table:number-columns-repeated="9"/>
        </table:table-row>
        <table:table-row table:style-name="ro1">
          <table:table-cell office:value-type="float" office:value="86910" calcext:value-type="float">
            <text:p>86910</text:p>
          </table:table-cell>
          <table:table-cell office:value-type="float" office:value="173819" calcext:value-type="float">
            <text:p>173819</text:p>
          </table:table-cell>
          <table:table-cell table:number-columns-repeated="9"/>
        </table:table-row>
        <table:table-row table:style-name="ro1">
          <table:table-cell office:value-type="float" office:value="87010" calcext:value-type="float">
            <text:p>87010</text:p>
          </table:table-cell>
          <table:table-cell office:value-type="float" office:value="174019" calcext:value-type="float">
            <text:p>174019</text:p>
          </table:table-cell>
          <table:table-cell table:number-columns-repeated="9"/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174219" calcext:value-type="float">
            <text:p>174219</text:p>
          </table:table-cell>
          <table:table-cell table:number-columns-repeated="9"/>
        </table:table-row>
        <table:table-row table:style-name="ro1">
          <table:table-cell office:value-type="float" office:value="87210" calcext:value-type="float">
            <text:p>87210</text:p>
          </table:table-cell>
          <table:table-cell office:value-type="float" office:value="174419" calcext:value-type="float">
            <text:p>174419</text:p>
          </table:table-cell>
          <table:table-cell table:number-columns-repeated="9"/>
        </table:table-row>
        <table:table-row table:style-name="ro1">
          <table:table-cell office:value-type="float" office:value="87310" calcext:value-type="float">
            <text:p>87310</text:p>
          </table:table-cell>
          <table:table-cell office:value-type="float" office:value="174619" calcext:value-type="float">
            <text:p>174619</text:p>
          </table:table-cell>
          <table:table-cell table:number-columns-repeated="9"/>
        </table:table-row>
        <table:table-row table:style-name="ro1">
          <table:table-cell office:value-type="float" office:value="87410" calcext:value-type="float">
            <text:p>87410</text:p>
          </table:table-cell>
          <table:table-cell office:value-type="float" office:value="174819" calcext:value-type="float">
            <text:p>174819</text:p>
          </table:table-cell>
          <table:table-cell table:number-columns-repeated="9"/>
        </table:table-row>
        <table:table-row table:style-name="ro1">
          <table:table-cell office:value-type="float" office:value="87510" calcext:value-type="float">
            <text:p>87510</text:p>
          </table:table-cell>
          <table:table-cell office:value-type="float" office:value="175019" calcext:value-type="float">
            <text:p>175019</text:p>
          </table:table-cell>
          <table:table-cell table:number-columns-repeated="9"/>
        </table:table-row>
        <table:table-row table:style-name="ro1">
          <table:table-cell office:value-type="float" office:value="87610" calcext:value-type="float">
            <text:p>87610</text:p>
          </table:table-cell>
          <table:table-cell office:value-type="float" office:value="175219" calcext:value-type="float">
            <text:p>175219</text:p>
          </table:table-cell>
          <table:table-cell table:number-columns-repeated="9"/>
        </table:table-row>
        <table:table-row table:style-name="ro1">
          <table:table-cell office:value-type="float" office:value="87710" calcext:value-type="float">
            <text:p>87710</text:p>
          </table:table-cell>
          <table:table-cell office:value-type="float" office:value="175419" calcext:value-type="float">
            <text:p>175419</text:p>
          </table:table-cell>
          <table:table-cell table:number-columns-repeated="9"/>
        </table:table-row>
        <table:table-row table:style-name="ro1">
          <table:table-cell office:value-type="float" office:value="87810" calcext:value-type="float">
            <text:p>87810</text:p>
          </table:table-cell>
          <table:table-cell office:value-type="float" office:value="175619" calcext:value-type="float">
            <text:p>175619</text:p>
          </table:table-cell>
          <table:table-cell table:number-columns-repeated="9"/>
        </table:table-row>
        <table:table-row table:style-name="ro1">
          <table:table-cell office:value-type="float" office:value="87910" calcext:value-type="float">
            <text:p>87910</text:p>
          </table:table-cell>
          <table:table-cell office:value-type="float" office:value="175819" calcext:value-type="float">
            <text:p>175819</text:p>
          </table:table-cell>
          <table:table-cell table:number-columns-repeated="9"/>
        </table:table-row>
        <table:table-row table:style-name="ro1">
          <table:table-cell office:value-type="float" office:value="88010" calcext:value-type="float">
            <text:p>88010</text:p>
          </table:table-cell>
          <table:table-cell office:value-type="float" office:value="176019" calcext:value-type="float">
            <text:p>176019</text:p>
          </table:table-cell>
          <table:table-cell table:number-columns-repeated="9"/>
        </table:table-row>
        <table:table-row table:style-name="ro1">
          <table:table-cell office:value-type="float" office:value="88110" calcext:value-type="float">
            <text:p>88110</text:p>
          </table:table-cell>
          <table:table-cell office:value-type="float" office:value="176219" calcext:value-type="float">
            <text:p>176219</text:p>
          </table:table-cell>
          <table:table-cell table:number-columns-repeated="9"/>
        </table:table-row>
        <table:table-row table:style-name="ro1">
          <table:table-cell office:value-type="float" office:value="88210" calcext:value-type="float">
            <text:p>88210</text:p>
          </table:table-cell>
          <table:table-cell office:value-type="float" office:value="176419" calcext:value-type="float">
            <text:p>176419</text:p>
          </table:table-cell>
          <table:table-cell table:number-columns-repeated="9"/>
        </table:table-row>
        <table:table-row table:style-name="ro1">
          <table:table-cell office:value-type="float" office:value="88310" calcext:value-type="float">
            <text:p>88310</text:p>
          </table:table-cell>
          <table:table-cell office:value-type="float" office:value="176619" calcext:value-type="float">
            <text:p>176619</text:p>
          </table:table-cell>
          <table:table-cell table:number-columns-repeated="9"/>
        </table:table-row>
        <table:table-row table:style-name="ro1">
          <table:table-cell office:value-type="float" office:value="88410" calcext:value-type="float">
            <text:p>88410</text:p>
          </table:table-cell>
          <table:table-cell office:value-type="float" office:value="176819" calcext:value-type="float">
            <text:p>176819</text:p>
          </table:table-cell>
          <table:table-cell table:number-columns-repeated="9"/>
        </table:table-row>
        <table:table-row table:style-name="ro1">
          <table:table-cell office:value-type="float" office:value="88510" calcext:value-type="float">
            <text:p>88510</text:p>
          </table:table-cell>
          <table:table-cell office:value-type="float" office:value="177019" calcext:value-type="float">
            <text:p>177019</text:p>
          </table:table-cell>
          <table:table-cell table:number-columns-repeated="9"/>
        </table:table-row>
        <table:table-row table:style-name="ro1">
          <table:table-cell office:value-type="float" office:value="88610" calcext:value-type="float">
            <text:p>88610</text:p>
          </table:table-cell>
          <table:table-cell office:value-type="float" office:value="177219" calcext:value-type="float">
            <text:p>177219</text:p>
          </table:table-cell>
          <table:table-cell table:number-columns-repeated="9"/>
        </table:table-row>
        <table:table-row table:style-name="ro1">
          <table:table-cell office:value-type="float" office:value="88710" calcext:value-type="float">
            <text:p>88710</text:p>
          </table:table-cell>
          <table:table-cell office:value-type="float" office:value="177419" calcext:value-type="float">
            <text:p>177419</text:p>
          </table:table-cell>
          <table:table-cell table:number-columns-repeated="9"/>
        </table:table-row>
        <table:table-row table:style-name="ro1">
          <table:table-cell office:value-type="float" office:value="88810" calcext:value-type="float">
            <text:p>88810</text:p>
          </table:table-cell>
          <table:table-cell office:value-type="float" office:value="177619" calcext:value-type="float">
            <text:p>177619</text:p>
          </table:table-cell>
          <table:table-cell table:number-columns-repeated="9"/>
        </table:table-row>
        <table:table-row table:style-name="ro1">
          <table:table-cell office:value-type="float" office:value="88910" calcext:value-type="float">
            <text:p>88910</text:p>
          </table:table-cell>
          <table:table-cell office:value-type="float" office:value="177819" calcext:value-type="float">
            <text:p>177819</text:p>
          </table:table-cell>
          <table:table-cell table:number-columns-repeated="9"/>
        </table:table-row>
        <table:table-row table:style-name="ro1">
          <table:table-cell office:value-type="float" office:value="89010" calcext:value-type="float">
            <text:p>89010</text:p>
          </table:table-cell>
          <table:table-cell office:value-type="float" office:value="178019" calcext:value-type="float">
            <text:p>178019</text:p>
          </table:table-cell>
          <table:table-cell table:number-columns-repeated="9"/>
        </table:table-row>
        <table:table-row table:style-name="ro1">
          <table:table-cell office:value-type="float" office:value="89110" calcext:value-type="float">
            <text:p>89110</text:p>
          </table:table-cell>
          <table:table-cell office:value-type="float" office:value="178219" calcext:value-type="float">
            <text:p>178219</text:p>
          </table:table-cell>
          <table:table-cell table:number-columns-repeated="9"/>
        </table:table-row>
        <table:table-row table:style-name="ro1">
          <table:table-cell office:value-type="float" office:value="89210" calcext:value-type="float">
            <text:p>89210</text:p>
          </table:table-cell>
          <table:table-cell office:value-type="float" office:value="178419" calcext:value-type="float">
            <text:p>178419</text:p>
          </table:table-cell>
          <table:table-cell table:number-columns-repeated="9"/>
        </table:table-row>
        <table:table-row table:style-name="ro1">
          <table:table-cell office:value-type="float" office:value="89310" calcext:value-type="float">
            <text:p>89310</text:p>
          </table:table-cell>
          <table:table-cell office:value-type="float" office:value="178619" calcext:value-type="float">
            <text:p>178619</text:p>
          </table:table-cell>
          <table:table-cell table:number-columns-repeated="9"/>
        </table:table-row>
        <table:table-row table:style-name="ro1">
          <table:table-cell office:value-type="float" office:value="89410" calcext:value-type="float">
            <text:p>89410</text:p>
          </table:table-cell>
          <table:table-cell office:value-type="float" office:value="178819" calcext:value-type="float">
            <text:p>178819</text:p>
          </table:table-cell>
          <table:table-cell table:number-columns-repeated="9"/>
        </table:table-row>
        <table:table-row table:style-name="ro1">
          <table:table-cell office:value-type="float" office:value="89510" calcext:value-type="float">
            <text:p>89510</text:p>
          </table:table-cell>
          <table:table-cell office:value-type="float" office:value="179019" calcext:value-type="float">
            <text:p>179019</text:p>
          </table:table-cell>
          <table:table-cell table:number-columns-repeated="9"/>
        </table:table-row>
        <table:table-row table:style-name="ro1">
          <table:table-cell office:value-type="float" office:value="89610" calcext:value-type="float">
            <text:p>89610</text:p>
          </table:table-cell>
          <table:table-cell office:value-type="float" office:value="179219" calcext:value-type="float">
            <text:p>179219</text:p>
          </table:table-cell>
          <table:table-cell table:number-columns-repeated="9"/>
        </table:table-row>
        <table:table-row table:style-name="ro1">
          <table:table-cell office:value-type="float" office:value="89710" calcext:value-type="float">
            <text:p>89710</text:p>
          </table:table-cell>
          <table:table-cell office:value-type="float" office:value="179419" calcext:value-type="float">
            <text:p>179419</text:p>
          </table:table-cell>
          <table:table-cell table:number-columns-repeated="9"/>
        </table:table-row>
        <table:table-row table:style-name="ro1">
          <table:table-cell office:value-type="float" office:value="89810" calcext:value-type="float">
            <text:p>89810</text:p>
          </table:table-cell>
          <table:table-cell office:value-type="float" office:value="179619" calcext:value-type="float">
            <text:p>179619</text:p>
          </table:table-cell>
          <table:table-cell table:number-columns-repeated="9"/>
        </table:table-row>
        <table:table-row table:style-name="ro1">
          <table:table-cell office:value-type="float" office:value="89910" calcext:value-type="float">
            <text:p>89910</text:p>
          </table:table-cell>
          <table:table-cell office:value-type="float" office:value="179819" calcext:value-type="float">
            <text:p>179819</text:p>
          </table:table-cell>
          <table:table-cell table:number-columns-repeated="9"/>
        </table:table-row>
        <table:table-row table:style-name="ro1">
          <table:table-cell office:value-type="float" office:value="90010" calcext:value-type="float">
            <text:p>90010</text:p>
          </table:table-cell>
          <table:table-cell office:value-type="float" office:value="180019" calcext:value-type="float">
            <text:p>180019</text:p>
          </table:table-cell>
          <table:table-cell table:number-columns-repeated="9"/>
        </table:table-row>
        <table:table-row table:style-name="ro1">
          <table:table-cell office:value-type="float" office:value="90110" calcext:value-type="float">
            <text:p>90110</text:p>
          </table:table-cell>
          <table:table-cell office:value-type="float" office:value="180219" calcext:value-type="float">
            <text:p>180219</text:p>
          </table:table-cell>
          <table:table-cell table:number-columns-repeated="9"/>
        </table:table-row>
        <table:table-row table:style-name="ro1">
          <table:table-cell office:value-type="float" office:value="90210" calcext:value-type="float">
            <text:p>90210</text:p>
          </table:table-cell>
          <table:table-cell office:value-type="float" office:value="180419" calcext:value-type="float">
            <text:p>180419</text:p>
          </table:table-cell>
          <table:table-cell table:number-columns-repeated="9"/>
        </table:table-row>
        <table:table-row table:style-name="ro1">
          <table:table-cell office:value-type="float" office:value="90310" calcext:value-type="float">
            <text:p>90310</text:p>
          </table:table-cell>
          <table:table-cell office:value-type="float" office:value="180619" calcext:value-type="float">
            <text:p>180619</text:p>
          </table:table-cell>
          <table:table-cell table:number-columns-repeated="9"/>
        </table:table-row>
        <table:table-row table:style-name="ro1">
          <table:table-cell office:value-type="float" office:value="90410" calcext:value-type="float">
            <text:p>90410</text:p>
          </table:table-cell>
          <table:table-cell office:value-type="float" office:value="180819" calcext:value-type="float">
            <text:p>180819</text:p>
          </table:table-cell>
          <table:table-cell table:number-columns-repeated="9"/>
        </table:table-row>
        <table:table-row table:style-name="ro1">
          <table:table-cell office:value-type="float" office:value="90510" calcext:value-type="float">
            <text:p>90510</text:p>
          </table:table-cell>
          <table:table-cell office:value-type="float" office:value="181019" calcext:value-type="float">
            <text:p>181019</text:p>
          </table:table-cell>
          <table:table-cell table:number-columns-repeated="9"/>
        </table:table-row>
        <table:table-row table:style-name="ro1">
          <table:table-cell office:value-type="float" office:value="90610" calcext:value-type="float">
            <text:p>90610</text:p>
          </table:table-cell>
          <table:table-cell office:value-type="float" office:value="181219" calcext:value-type="float">
            <text:p>181219</text:p>
          </table:table-cell>
          <table:table-cell table:number-columns-repeated="9"/>
        </table:table-row>
        <table:table-row table:style-name="ro1">
          <table:table-cell office:value-type="float" office:value="90710" calcext:value-type="float">
            <text:p>90710</text:p>
          </table:table-cell>
          <table:table-cell office:value-type="float" office:value="181419" calcext:value-type="float">
            <text:p>181419</text:p>
          </table:table-cell>
          <table:table-cell table:number-columns-repeated="9"/>
        </table:table-row>
        <table:table-row table:style-name="ro1">
          <table:table-cell office:value-type="float" office:value="90810" calcext:value-type="float">
            <text:p>90810</text:p>
          </table:table-cell>
          <table:table-cell office:value-type="float" office:value="181619" calcext:value-type="float">
            <text:p>181619</text:p>
          </table:table-cell>
          <table:table-cell table:number-columns-repeated="9"/>
        </table:table-row>
        <table:table-row table:style-name="ro1">
          <table:table-cell office:value-type="float" office:value="90910" calcext:value-type="float">
            <text:p>90910</text:p>
          </table:table-cell>
          <table:table-cell office:value-type="float" office:value="181819" calcext:value-type="float">
            <text:p>181819</text:p>
          </table:table-cell>
          <table:table-cell table:number-columns-repeated="9"/>
        </table:table-row>
        <table:table-row table:style-name="ro1">
          <table:table-cell office:value-type="float" office:value="91010" calcext:value-type="float">
            <text:p>91010</text:p>
          </table:table-cell>
          <table:table-cell office:value-type="float" office:value="182019" calcext:value-type="float">
            <text:p>182019</text:p>
          </table:table-cell>
          <table:table-cell table:number-columns-repeated="9"/>
        </table:table-row>
        <table:table-row table:style-name="ro1">
          <table:table-cell office:value-type="float" office:value="91110" calcext:value-type="float">
            <text:p>91110</text:p>
          </table:table-cell>
          <table:table-cell office:value-type="float" office:value="182219" calcext:value-type="float">
            <text:p>182219</text:p>
          </table:table-cell>
          <table:table-cell table:number-columns-repeated="9"/>
        </table:table-row>
        <table:table-row table:style-name="ro1">
          <table:table-cell office:value-type="float" office:value="91210" calcext:value-type="float">
            <text:p>91210</text:p>
          </table:table-cell>
          <table:table-cell office:value-type="float" office:value="182419" calcext:value-type="float">
            <text:p>182419</text:p>
          </table:table-cell>
          <table:table-cell table:number-columns-repeated="9"/>
        </table:table-row>
        <table:table-row table:style-name="ro1">
          <table:table-cell office:value-type="float" office:value="91310" calcext:value-type="float">
            <text:p>91310</text:p>
          </table:table-cell>
          <table:table-cell office:value-type="float" office:value="182619" calcext:value-type="float">
            <text:p>182619</text:p>
          </table:table-cell>
          <table:table-cell table:number-columns-repeated="9"/>
        </table:table-row>
        <table:table-row table:style-name="ro1">
          <table:table-cell office:value-type="float" office:value="91410" calcext:value-type="float">
            <text:p>91410</text:p>
          </table:table-cell>
          <table:table-cell office:value-type="float" office:value="182819" calcext:value-type="float">
            <text:p>182819</text:p>
          </table:table-cell>
          <table:table-cell table:number-columns-repeated="9"/>
        </table:table-row>
        <table:table-row table:style-name="ro1">
          <table:table-cell office:value-type="float" office:value="91510" calcext:value-type="float">
            <text:p>91510</text:p>
          </table:table-cell>
          <table:table-cell office:value-type="float" office:value="183019" calcext:value-type="float">
            <text:p>183019</text:p>
          </table:table-cell>
          <table:table-cell table:number-columns-repeated="9"/>
        </table:table-row>
        <table:table-row table:style-name="ro1">
          <table:table-cell office:value-type="float" office:value="91610" calcext:value-type="float">
            <text:p>91610</text:p>
          </table:table-cell>
          <table:table-cell office:value-type="float" office:value="183219" calcext:value-type="float">
            <text:p>183219</text:p>
          </table:table-cell>
          <table:table-cell table:number-columns-repeated="9"/>
        </table:table-row>
        <table:table-row table:style-name="ro1">
          <table:table-cell office:value-type="float" office:value="91710" calcext:value-type="float">
            <text:p>91710</text:p>
          </table:table-cell>
          <table:table-cell office:value-type="float" office:value="183419" calcext:value-type="float">
            <text:p>183419</text:p>
          </table:table-cell>
          <table:table-cell table:number-columns-repeated="9"/>
        </table:table-row>
        <table:table-row table:style-name="ro1">
          <table:table-cell office:value-type="float" office:value="91810" calcext:value-type="float">
            <text:p>91810</text:p>
          </table:table-cell>
          <table:table-cell office:value-type="float" office:value="183619" calcext:value-type="float">
            <text:p>183619</text:p>
          </table:table-cell>
          <table:table-cell table:number-columns-repeated="9"/>
        </table:table-row>
        <table:table-row table:style-name="ro1">
          <table:table-cell office:value-type="float" office:value="91910" calcext:value-type="float">
            <text:p>91910</text:p>
          </table:table-cell>
          <table:table-cell office:value-type="float" office:value="183819" calcext:value-type="float">
            <text:p>183819</text:p>
          </table:table-cell>
          <table:table-cell table:number-columns-repeated="9"/>
        </table:table-row>
        <table:table-row table:style-name="ro1">
          <table:table-cell office:value-type="float" office:value="92010" calcext:value-type="float">
            <text:p>92010</text:p>
          </table:table-cell>
          <table:table-cell office:value-type="float" office:value="184019" calcext:value-type="float">
            <text:p>184019</text:p>
          </table:table-cell>
          <table:table-cell table:number-columns-repeated="9"/>
        </table:table-row>
        <table:table-row table:style-name="ro1">
          <table:table-cell office:value-type="float" office:value="92110" calcext:value-type="float">
            <text:p>92110</text:p>
          </table:table-cell>
          <table:table-cell office:value-type="float" office:value="184219" calcext:value-type="float">
            <text:p>184219</text:p>
          </table:table-cell>
          <table:table-cell table:number-columns-repeated="9"/>
        </table:table-row>
        <table:table-row table:style-name="ro1">
          <table:table-cell office:value-type="float" office:value="92210" calcext:value-type="float">
            <text:p>92210</text:p>
          </table:table-cell>
          <table:table-cell office:value-type="float" office:value="184419" calcext:value-type="float">
            <text:p>184419</text:p>
          </table:table-cell>
          <table:table-cell table:number-columns-repeated="9"/>
        </table:table-row>
        <table:table-row table:style-name="ro1">
          <table:table-cell office:value-type="float" office:value="92310" calcext:value-type="float">
            <text:p>92310</text:p>
          </table:table-cell>
          <table:table-cell office:value-type="float" office:value="184619" calcext:value-type="float">
            <text:p>184619</text:p>
          </table:table-cell>
          <table:table-cell table:number-columns-repeated="9"/>
        </table:table-row>
        <table:table-row table:style-name="ro1">
          <table:table-cell office:value-type="float" office:value="92410" calcext:value-type="float">
            <text:p>92410</text:p>
          </table:table-cell>
          <table:table-cell office:value-type="float" office:value="184819" calcext:value-type="float">
            <text:p>184819</text:p>
          </table:table-cell>
          <table:table-cell table:number-columns-repeated="9"/>
        </table:table-row>
        <table:table-row table:style-name="ro1">
          <table:table-cell office:value-type="float" office:value="92510" calcext:value-type="float">
            <text:p>92510</text:p>
          </table:table-cell>
          <table:table-cell office:value-type="float" office:value="185019" calcext:value-type="float">
            <text:p>185019</text:p>
          </table:table-cell>
          <table:table-cell table:number-columns-repeated="9"/>
        </table:table-row>
        <table:table-row table:style-name="ro1">
          <table:table-cell office:value-type="float" office:value="92610" calcext:value-type="float">
            <text:p>92610</text:p>
          </table:table-cell>
          <table:table-cell office:value-type="float" office:value="185219" calcext:value-type="float">
            <text:p>185219</text:p>
          </table:table-cell>
          <table:table-cell table:number-columns-repeated="9"/>
        </table:table-row>
        <table:table-row table:style-name="ro1">
          <table:table-cell office:value-type="float" office:value="92710" calcext:value-type="float">
            <text:p>92710</text:p>
          </table:table-cell>
          <table:table-cell office:value-type="float" office:value="185419" calcext:value-type="float">
            <text:p>185419</text:p>
          </table:table-cell>
          <table:table-cell table:number-columns-repeated="9"/>
        </table:table-row>
        <table:table-row table:style-name="ro1">
          <table:table-cell office:value-type="float" office:value="92810" calcext:value-type="float">
            <text:p>92810</text:p>
          </table:table-cell>
          <table:table-cell office:value-type="float" office:value="185619" calcext:value-type="float">
            <text:p>185619</text:p>
          </table:table-cell>
          <table:table-cell table:number-columns-repeated="9"/>
        </table:table-row>
        <table:table-row table:style-name="ro1">
          <table:table-cell office:value-type="float" office:value="92910" calcext:value-type="float">
            <text:p>92910</text:p>
          </table:table-cell>
          <table:table-cell office:value-type="float" office:value="185819" calcext:value-type="float">
            <text:p>185819</text:p>
          </table:table-cell>
          <table:table-cell table:number-columns-repeated="9"/>
        </table:table-row>
        <table:table-row table:style-name="ro1">
          <table:table-cell office:value-type="float" office:value="93010" calcext:value-type="float">
            <text:p>93010</text:p>
          </table:table-cell>
          <table:table-cell office:value-type="float" office:value="186019" calcext:value-type="float">
            <text:p>186019</text:p>
          </table:table-cell>
          <table:table-cell table:number-columns-repeated="9"/>
        </table:table-row>
        <table:table-row table:style-name="ro1">
          <table:table-cell office:value-type="float" office:value="93110" calcext:value-type="float">
            <text:p>93110</text:p>
          </table:table-cell>
          <table:table-cell office:value-type="float" office:value="186219" calcext:value-type="float">
            <text:p>186219</text:p>
          </table:table-cell>
          <table:table-cell table:number-columns-repeated="9"/>
        </table:table-row>
        <table:table-row table:style-name="ro1">
          <table:table-cell office:value-type="float" office:value="93210" calcext:value-type="float">
            <text:p>93210</text:p>
          </table:table-cell>
          <table:table-cell office:value-type="float" office:value="186419" calcext:value-type="float">
            <text:p>186419</text:p>
          </table:table-cell>
          <table:table-cell table:number-columns-repeated="9"/>
        </table:table-row>
        <table:table-row table:style-name="ro1">
          <table:table-cell office:value-type="float" office:value="93310" calcext:value-type="float">
            <text:p>93310</text:p>
          </table:table-cell>
          <table:table-cell office:value-type="float" office:value="186619" calcext:value-type="float">
            <text:p>186619</text:p>
          </table:table-cell>
          <table:table-cell table:number-columns-repeated="9"/>
        </table:table-row>
        <table:table-row table:style-name="ro1">
          <table:table-cell office:value-type="float" office:value="93410" calcext:value-type="float">
            <text:p>93410</text:p>
          </table:table-cell>
          <table:table-cell office:value-type="float" office:value="186819" calcext:value-type="float">
            <text:p>186819</text:p>
          </table:table-cell>
          <table:table-cell table:number-columns-repeated="9"/>
        </table:table-row>
        <table:table-row table:style-name="ro1">
          <table:table-cell office:value-type="float" office:value="93510" calcext:value-type="float">
            <text:p>93510</text:p>
          </table:table-cell>
          <table:table-cell office:value-type="float" office:value="187019" calcext:value-type="float">
            <text:p>187019</text:p>
          </table:table-cell>
          <table:table-cell table:number-columns-repeated="9"/>
        </table:table-row>
        <table:table-row table:style-name="ro1">
          <table:table-cell office:value-type="float" office:value="93610" calcext:value-type="float">
            <text:p>93610</text:p>
          </table:table-cell>
          <table:table-cell office:value-type="float" office:value="187219" calcext:value-type="float">
            <text:p>187219</text:p>
          </table:table-cell>
          <table:table-cell table:number-columns-repeated="9"/>
        </table:table-row>
        <table:table-row table:style-name="ro1">
          <table:table-cell office:value-type="float" office:value="93710" calcext:value-type="float">
            <text:p>93710</text:p>
          </table:table-cell>
          <table:table-cell office:value-type="float" office:value="187419" calcext:value-type="float">
            <text:p>187419</text:p>
          </table:table-cell>
          <table:table-cell table:number-columns-repeated="9"/>
        </table:table-row>
        <table:table-row table:style-name="ro1">
          <table:table-cell office:value-type="float" office:value="93810" calcext:value-type="float">
            <text:p>93810</text:p>
          </table:table-cell>
          <table:table-cell office:value-type="float" office:value="187619" calcext:value-type="float">
            <text:p>187619</text:p>
          </table:table-cell>
          <table:table-cell table:number-columns-repeated="9"/>
        </table:table-row>
        <table:table-row table:style-name="ro1">
          <table:table-cell office:value-type="float" office:value="93910" calcext:value-type="float">
            <text:p>93910</text:p>
          </table:table-cell>
          <table:table-cell office:value-type="float" office:value="187819" calcext:value-type="float">
            <text:p>187819</text:p>
          </table:table-cell>
          <table:table-cell table:number-columns-repeated="9"/>
        </table:table-row>
        <table:table-row table:style-name="ro1">
          <table:table-cell office:value-type="float" office:value="94010" calcext:value-type="float">
            <text:p>94010</text:p>
          </table:table-cell>
          <table:table-cell office:value-type="float" office:value="188019" calcext:value-type="float">
            <text:p>188019</text:p>
          </table:table-cell>
          <table:table-cell table:number-columns-repeated="9"/>
        </table:table-row>
        <table:table-row table:style-name="ro1">
          <table:table-cell office:value-type="float" office:value="94110" calcext:value-type="float">
            <text:p>94110</text:p>
          </table:table-cell>
          <table:table-cell office:value-type="float" office:value="188219" calcext:value-type="float">
            <text:p>188219</text:p>
          </table:table-cell>
          <table:table-cell table:number-columns-repeated="9"/>
        </table:table-row>
        <table:table-row table:style-name="ro1">
          <table:table-cell office:value-type="float" office:value="94210" calcext:value-type="float">
            <text:p>94210</text:p>
          </table:table-cell>
          <table:table-cell office:value-type="float" office:value="188419" calcext:value-type="float">
            <text:p>188419</text:p>
          </table:table-cell>
          <table:table-cell table:number-columns-repeated="9"/>
        </table:table-row>
        <table:table-row table:style-name="ro1">
          <table:table-cell office:value-type="float" office:value="94310" calcext:value-type="float">
            <text:p>94310</text:p>
          </table:table-cell>
          <table:table-cell office:value-type="float" office:value="188619" calcext:value-type="float">
            <text:p>188619</text:p>
          </table:table-cell>
          <table:table-cell table:number-columns-repeated="9"/>
        </table:table-row>
        <table:table-row table:style-name="ro1">
          <table:table-cell office:value-type="float" office:value="94410" calcext:value-type="float">
            <text:p>94410</text:p>
          </table:table-cell>
          <table:table-cell office:value-type="float" office:value="188819" calcext:value-type="float">
            <text:p>188819</text:p>
          </table:table-cell>
          <table:table-cell table:number-columns-repeated="9"/>
        </table:table-row>
        <table:table-row table:style-name="ro1">
          <table:table-cell office:value-type="float" office:value="94510" calcext:value-type="float">
            <text:p>94510</text:p>
          </table:table-cell>
          <table:table-cell office:value-type="float" office:value="189019" calcext:value-type="float">
            <text:p>189019</text:p>
          </table:table-cell>
          <table:table-cell table:number-columns-repeated="9"/>
        </table:table-row>
        <table:table-row table:style-name="ro1">
          <table:table-cell office:value-type="float" office:value="94610" calcext:value-type="float">
            <text:p>94610</text:p>
          </table:table-cell>
          <table:table-cell office:value-type="float" office:value="189219" calcext:value-type="float">
            <text:p>189219</text:p>
          </table:table-cell>
          <table:table-cell table:number-columns-repeated="9"/>
        </table:table-row>
        <table:table-row table:style-name="ro1">
          <table:table-cell office:value-type="float" office:value="94710" calcext:value-type="float">
            <text:p>94710</text:p>
          </table:table-cell>
          <table:table-cell office:value-type="float" office:value="189419" calcext:value-type="float">
            <text:p>189419</text:p>
          </table:table-cell>
          <table:table-cell table:number-columns-repeated="9"/>
        </table:table-row>
        <table:table-row table:style-name="ro1">
          <table:table-cell office:value-type="float" office:value="94810" calcext:value-type="float">
            <text:p>94810</text:p>
          </table:table-cell>
          <table:table-cell office:value-type="float" office:value="189619" calcext:value-type="float">
            <text:p>189619</text:p>
          </table:table-cell>
          <table:table-cell table:number-columns-repeated="9"/>
        </table:table-row>
        <table:table-row table:style-name="ro1">
          <table:table-cell office:value-type="float" office:value="94910" calcext:value-type="float">
            <text:p>94910</text:p>
          </table:table-cell>
          <table:table-cell office:value-type="float" office:value="189819" calcext:value-type="float">
            <text:p>189819</text:p>
          </table:table-cell>
          <table:table-cell table:number-columns-repeated="9"/>
        </table:table-row>
        <table:table-row table:style-name="ro1">
          <table:table-cell office:value-type="float" office:value="95010" calcext:value-type="float">
            <text:p>95010</text:p>
          </table:table-cell>
          <table:table-cell office:value-type="float" office:value="190019" calcext:value-type="float">
            <text:p>190019</text:p>
          </table:table-cell>
          <table:table-cell table:number-columns-repeated="9"/>
        </table:table-row>
        <table:table-row table:style-name="ro1">
          <table:table-cell office:value-type="float" office:value="95110" calcext:value-type="float">
            <text:p>95110</text:p>
          </table:table-cell>
          <table:table-cell office:value-type="float" office:value="190219" calcext:value-type="float">
            <text:p>190219</text:p>
          </table:table-cell>
          <table:table-cell table:number-columns-repeated="9"/>
        </table:table-row>
        <table:table-row table:style-name="ro1">
          <table:table-cell office:value-type="float" office:value="95210" calcext:value-type="float">
            <text:p>95210</text:p>
          </table:table-cell>
          <table:table-cell office:value-type="float" office:value="190419" calcext:value-type="float">
            <text:p>190419</text:p>
          </table:table-cell>
          <table:table-cell table:number-columns-repeated="9"/>
        </table:table-row>
        <table:table-row table:style-name="ro1">
          <table:table-cell office:value-type="float" office:value="95310" calcext:value-type="float">
            <text:p>95310</text:p>
          </table:table-cell>
          <table:table-cell office:value-type="float" office:value="190619" calcext:value-type="float">
            <text:p>190619</text:p>
          </table:table-cell>
          <table:table-cell table:number-columns-repeated="9"/>
        </table:table-row>
        <table:table-row table:style-name="ro1">
          <table:table-cell office:value-type="float" office:value="95410" calcext:value-type="float">
            <text:p>95410</text:p>
          </table:table-cell>
          <table:table-cell office:value-type="float" office:value="190819" calcext:value-type="float">
            <text:p>190819</text:p>
          </table:table-cell>
          <table:table-cell table:number-columns-repeated="9"/>
        </table:table-row>
        <table:table-row table:style-name="ro1">
          <table:table-cell office:value-type="float" office:value="95510" calcext:value-type="float">
            <text:p>95510</text:p>
          </table:table-cell>
          <table:table-cell office:value-type="float" office:value="191019" calcext:value-type="float">
            <text:p>191019</text:p>
          </table:table-cell>
          <table:table-cell table:number-columns-repeated="9"/>
        </table:table-row>
        <table:table-row table:style-name="ro1">
          <table:table-cell office:value-type="float" office:value="95610" calcext:value-type="float">
            <text:p>95610</text:p>
          </table:table-cell>
          <table:table-cell office:value-type="float" office:value="191219" calcext:value-type="float">
            <text:p>191219</text:p>
          </table:table-cell>
          <table:table-cell table:number-columns-repeated="9"/>
        </table:table-row>
        <table:table-row table:style-name="ro1">
          <table:table-cell office:value-type="float" office:value="95710" calcext:value-type="float">
            <text:p>95710</text:p>
          </table:table-cell>
          <table:table-cell office:value-type="float" office:value="191419" calcext:value-type="float">
            <text:p>191419</text:p>
          </table:table-cell>
          <table:table-cell table:number-columns-repeated="9"/>
        </table:table-row>
        <table:table-row table:style-name="ro1">
          <table:table-cell office:value-type="float" office:value="95810" calcext:value-type="float">
            <text:p>95810</text:p>
          </table:table-cell>
          <table:table-cell office:value-type="float" office:value="191619" calcext:value-type="float">
            <text:p>191619</text:p>
          </table:table-cell>
          <table:table-cell table:number-columns-repeated="9"/>
        </table:table-row>
        <table:table-row table:style-name="ro1">
          <table:table-cell office:value-type="float" office:value="95910" calcext:value-type="float">
            <text:p>95910</text:p>
          </table:table-cell>
          <table:table-cell office:value-type="float" office:value="191819" calcext:value-type="float">
            <text:p>191819</text:p>
          </table:table-cell>
          <table:table-cell table:number-columns-repeated="9"/>
        </table:table-row>
        <table:table-row table:style-name="ro1">
          <table:table-cell office:value-type="float" office:value="96010" calcext:value-type="float">
            <text:p>96010</text:p>
          </table:table-cell>
          <table:table-cell office:value-type="float" office:value="192019" calcext:value-type="float">
            <text:p>192019</text:p>
          </table:table-cell>
          <table:table-cell table:number-columns-repeated="9"/>
        </table:table-row>
        <table:table-row table:style-name="ro1">
          <table:table-cell office:value-type="float" office:value="96110" calcext:value-type="float">
            <text:p>96110</text:p>
          </table:table-cell>
          <table:table-cell office:value-type="float" office:value="192219" calcext:value-type="float">
            <text:p>192219</text:p>
          </table:table-cell>
          <table:table-cell table:number-columns-repeated="9"/>
        </table:table-row>
        <table:table-row table:style-name="ro1">
          <table:table-cell office:value-type="float" office:value="96210" calcext:value-type="float">
            <text:p>96210</text:p>
          </table:table-cell>
          <table:table-cell office:value-type="float" office:value="192419" calcext:value-type="float">
            <text:p>192419</text:p>
          </table:table-cell>
          <table:table-cell table:number-columns-repeated="9"/>
        </table:table-row>
        <table:table-row table:style-name="ro1">
          <table:table-cell office:value-type="float" office:value="96310" calcext:value-type="float">
            <text:p>96310</text:p>
          </table:table-cell>
          <table:table-cell office:value-type="float" office:value="192619" calcext:value-type="float">
            <text:p>192619</text:p>
          </table:table-cell>
          <table:table-cell table:number-columns-repeated="9"/>
        </table:table-row>
        <table:table-row table:style-name="ro1">
          <table:table-cell office:value-type="float" office:value="96410" calcext:value-type="float">
            <text:p>96410</text:p>
          </table:table-cell>
          <table:table-cell office:value-type="float" office:value="192819" calcext:value-type="float">
            <text:p>192819</text:p>
          </table:table-cell>
          <table:table-cell table:number-columns-repeated="9"/>
        </table:table-row>
        <table:table-row table:style-name="ro1">
          <table:table-cell office:value-type="float" office:value="96510" calcext:value-type="float">
            <text:p>96510</text:p>
          </table:table-cell>
          <table:table-cell office:value-type="float" office:value="193019" calcext:value-type="float">
            <text:p>193019</text:p>
          </table:table-cell>
          <table:table-cell table:number-columns-repeated="9"/>
        </table:table-row>
        <table:table-row table:style-name="ro1">
          <table:table-cell office:value-type="float" office:value="96610" calcext:value-type="float">
            <text:p>96610</text:p>
          </table:table-cell>
          <table:table-cell office:value-type="float" office:value="193219" calcext:value-type="float">
            <text:p>193219</text:p>
          </table:table-cell>
          <table:table-cell table:number-columns-repeated="9"/>
        </table:table-row>
        <table:table-row table:style-name="ro1">
          <table:table-cell office:value-type="float" office:value="96710" calcext:value-type="float">
            <text:p>96710</text:p>
          </table:table-cell>
          <table:table-cell office:value-type="float" office:value="193419" calcext:value-type="float">
            <text:p>193419</text:p>
          </table:table-cell>
          <table:table-cell table:number-columns-repeated="9"/>
        </table:table-row>
        <table:table-row table:style-name="ro1">
          <table:table-cell office:value-type="float" office:value="96810" calcext:value-type="float">
            <text:p>96810</text:p>
          </table:table-cell>
          <table:table-cell office:value-type="float" office:value="193619" calcext:value-type="float">
            <text:p>193619</text:p>
          </table:table-cell>
          <table:table-cell table:number-columns-repeated="9"/>
        </table:table-row>
        <table:table-row table:style-name="ro1">
          <table:table-cell office:value-type="float" office:value="96910" calcext:value-type="float">
            <text:p>96910</text:p>
          </table:table-cell>
          <table:table-cell office:value-type="float" office:value="193819" calcext:value-type="float">
            <text:p>193819</text:p>
          </table:table-cell>
          <table:table-cell table:number-columns-repeated="9"/>
        </table:table-row>
        <table:table-row table:style-name="ro1">
          <table:table-cell office:value-type="float" office:value="97010" calcext:value-type="float">
            <text:p>97010</text:p>
          </table:table-cell>
          <table:table-cell office:value-type="float" office:value="194019" calcext:value-type="float">
            <text:p>194019</text:p>
          </table:table-cell>
          <table:table-cell table:number-columns-repeated="9"/>
        </table:table-row>
        <table:table-row table:style-name="ro1">
          <table:table-cell office:value-type="float" office:value="97110" calcext:value-type="float">
            <text:p>97110</text:p>
          </table:table-cell>
          <table:table-cell office:value-type="float" office:value="194219" calcext:value-type="float">
            <text:p>194219</text:p>
          </table:table-cell>
          <table:table-cell table:number-columns-repeated="9"/>
        </table:table-row>
        <table:table-row table:style-name="ro1">
          <table:table-cell office:value-type="float" office:value="97210" calcext:value-type="float">
            <text:p>97210</text:p>
          </table:table-cell>
          <table:table-cell office:value-type="float" office:value="194419" calcext:value-type="float">
            <text:p>194419</text:p>
          </table:table-cell>
          <table:table-cell table:number-columns-repeated="9"/>
        </table:table-row>
        <table:table-row table:style-name="ro1">
          <table:table-cell office:value-type="float" office:value="97310" calcext:value-type="float">
            <text:p>97310</text:p>
          </table:table-cell>
          <table:table-cell office:value-type="float" office:value="194619" calcext:value-type="float">
            <text:p>194619</text:p>
          </table:table-cell>
          <table:table-cell table:number-columns-repeated="9"/>
        </table:table-row>
        <table:table-row table:style-name="ro1">
          <table:table-cell office:value-type="float" office:value="97410" calcext:value-type="float">
            <text:p>97410</text:p>
          </table:table-cell>
          <table:table-cell office:value-type="float" office:value="194819" calcext:value-type="float">
            <text:p>194819</text:p>
          </table:table-cell>
          <table:table-cell table:number-columns-repeated="9"/>
        </table:table-row>
        <table:table-row table:style-name="ro1">
          <table:table-cell office:value-type="float" office:value="97510" calcext:value-type="float">
            <text:p>97510</text:p>
          </table:table-cell>
          <table:table-cell office:value-type="float" office:value="195019" calcext:value-type="float">
            <text:p>195019</text:p>
          </table:table-cell>
          <table:table-cell table:number-columns-repeated="9"/>
        </table:table-row>
        <table:table-row table:style-name="ro1">
          <table:table-cell office:value-type="float" office:value="97610" calcext:value-type="float">
            <text:p>97610</text:p>
          </table:table-cell>
          <table:table-cell office:value-type="float" office:value="195219" calcext:value-type="float">
            <text:p>195219</text:p>
          </table:table-cell>
          <table:table-cell table:number-columns-repeated="9"/>
        </table:table-row>
        <table:table-row table:style-name="ro1">
          <table:table-cell office:value-type="float" office:value="97710" calcext:value-type="float">
            <text:p>97710</text:p>
          </table:table-cell>
          <table:table-cell office:value-type="float" office:value="195419" calcext:value-type="float">
            <text:p>195419</text:p>
          </table:table-cell>
          <table:table-cell table:number-columns-repeated="9"/>
        </table:table-row>
        <table:table-row table:style-name="ro1">
          <table:table-cell office:value-type="float" office:value="97810" calcext:value-type="float">
            <text:p>97810</text:p>
          </table:table-cell>
          <table:table-cell office:value-type="float" office:value="195619" calcext:value-type="float">
            <text:p>195619</text:p>
          </table:table-cell>
          <table:table-cell table:number-columns-repeated="9"/>
        </table:table-row>
        <table:table-row table:style-name="ro1">
          <table:table-cell office:value-type="float" office:value="97910" calcext:value-type="float">
            <text:p>97910</text:p>
          </table:table-cell>
          <table:table-cell office:value-type="float" office:value="195819" calcext:value-type="float">
            <text:p>195819</text:p>
          </table:table-cell>
          <table:table-cell table:number-columns-repeated="9"/>
        </table:table-row>
        <table:table-row table:style-name="ro1">
          <table:table-cell office:value-type="float" office:value="98010" calcext:value-type="float">
            <text:p>98010</text:p>
          </table:table-cell>
          <table:table-cell office:value-type="float" office:value="196019" calcext:value-type="float">
            <text:p>196019</text:p>
          </table:table-cell>
          <table:table-cell table:number-columns-repeated="9"/>
        </table:table-row>
        <table:table-row table:style-name="ro1">
          <table:table-cell office:value-type="float" office:value="98110" calcext:value-type="float">
            <text:p>98110</text:p>
          </table:table-cell>
          <table:table-cell office:value-type="float" office:value="196219" calcext:value-type="float">
            <text:p>196219</text:p>
          </table:table-cell>
          <table:table-cell table:number-columns-repeated="9"/>
        </table:table-row>
        <table:table-row table:style-name="ro1">
          <table:table-cell office:value-type="float" office:value="98210" calcext:value-type="float">
            <text:p>98210</text:p>
          </table:table-cell>
          <table:table-cell office:value-type="float" office:value="196419" calcext:value-type="float">
            <text:p>196419</text:p>
          </table:table-cell>
          <table:table-cell table:number-columns-repeated="9"/>
        </table:table-row>
        <table:table-row table:style-name="ro1">
          <table:table-cell office:value-type="float" office:value="98310" calcext:value-type="float">
            <text:p>98310</text:p>
          </table:table-cell>
          <table:table-cell office:value-type="float" office:value="196619" calcext:value-type="float">
            <text:p>196619</text:p>
          </table:table-cell>
          <table:table-cell table:number-columns-repeated="9"/>
        </table:table-row>
        <table:table-row table:style-name="ro1">
          <table:table-cell office:value-type="float" office:value="98410" calcext:value-type="float">
            <text:p>98410</text:p>
          </table:table-cell>
          <table:table-cell office:value-type="float" office:value="196819" calcext:value-type="float">
            <text:p>196819</text:p>
          </table:table-cell>
          <table:table-cell table:number-columns-repeated="9"/>
        </table:table-row>
        <table:table-row table:style-name="ro1">
          <table:table-cell office:value-type="float" office:value="98510" calcext:value-type="float">
            <text:p>98510</text:p>
          </table:table-cell>
          <table:table-cell office:value-type="float" office:value="197019" calcext:value-type="float">
            <text:p>197019</text:p>
          </table:table-cell>
          <table:table-cell table:number-columns-repeated="9"/>
        </table:table-row>
        <table:table-row table:style-name="ro1">
          <table:table-cell office:value-type="float" office:value="98610" calcext:value-type="float">
            <text:p>98610</text:p>
          </table:table-cell>
          <table:table-cell office:value-type="float" office:value="197219" calcext:value-type="float">
            <text:p>197219</text:p>
          </table:table-cell>
          <table:table-cell table:number-columns-repeated="9"/>
        </table:table-row>
        <table:table-row table:style-name="ro1">
          <table:table-cell office:value-type="float" office:value="98710" calcext:value-type="float">
            <text:p>98710</text:p>
          </table:table-cell>
          <table:table-cell office:value-type="float" office:value="197419" calcext:value-type="float">
            <text:p>197419</text:p>
          </table:table-cell>
          <table:table-cell table:number-columns-repeated="9"/>
        </table:table-row>
        <table:table-row table:style-name="ro1">
          <table:table-cell office:value-type="float" office:value="98810" calcext:value-type="float">
            <text:p>98810</text:p>
          </table:table-cell>
          <table:table-cell office:value-type="float" office:value="197619" calcext:value-type="float">
            <text:p>197619</text:p>
          </table:table-cell>
          <table:table-cell table:number-columns-repeated="9"/>
        </table:table-row>
        <table:table-row table:style-name="ro1">
          <table:table-cell office:value-type="float" office:value="98910" calcext:value-type="float">
            <text:p>98910</text:p>
          </table:table-cell>
          <table:table-cell office:value-type="float" office:value="197819" calcext:value-type="float">
            <text:p>197819</text:p>
          </table:table-cell>
          <table:table-cell table:number-columns-repeated="9"/>
        </table:table-row>
        <table:table-row table:style-name="ro1">
          <table:table-cell office:value-type="float" office:value="99010" calcext:value-type="float">
            <text:p>99010</text:p>
          </table:table-cell>
          <table:table-cell office:value-type="float" office:value="198019" calcext:value-type="float">
            <text:p>198019</text:p>
          </table:table-cell>
          <table:table-cell table:number-columns-repeated="9"/>
        </table:table-row>
        <table:table-row table:style-name="ro1">
          <table:table-cell office:value-type="float" office:value="99110" calcext:value-type="float">
            <text:p>99110</text:p>
          </table:table-cell>
          <table:table-cell office:value-type="float" office:value="198219" calcext:value-type="float">
            <text:p>198219</text:p>
          </table:table-cell>
          <table:table-cell table:number-columns-repeated="9"/>
        </table:table-row>
        <table:table-row table:style-name="ro1">
          <table:table-cell office:value-type="float" office:value="99210" calcext:value-type="float">
            <text:p>99210</text:p>
          </table:table-cell>
          <table:table-cell office:value-type="float" office:value="198419" calcext:value-type="float">
            <text:p>198419</text:p>
          </table:table-cell>
          <table:table-cell table:number-columns-repeated="9"/>
        </table:table-row>
        <table:table-row table:style-name="ro1">
          <table:table-cell office:value-type="float" office:value="99310" calcext:value-type="float">
            <text:p>99310</text:p>
          </table:table-cell>
          <table:table-cell office:value-type="float" office:value="198619" calcext:value-type="float">
            <text:p>198619</text:p>
          </table:table-cell>
          <table:table-cell table:number-columns-repeated="9"/>
        </table:table-row>
        <table:table-row table:style-name="ro1">
          <table:table-cell office:value-type="float" office:value="99410" calcext:value-type="float">
            <text:p>99410</text:p>
          </table:table-cell>
          <table:table-cell office:value-type="float" office:value="198819" calcext:value-type="float">
            <text:p>198819</text:p>
          </table:table-cell>
          <table:table-cell table:number-columns-repeated="9"/>
        </table:table-row>
        <table:table-row table:style-name="ro1">
          <table:table-cell office:value-type="float" office:value="99510" calcext:value-type="float">
            <text:p>99510</text:p>
          </table:table-cell>
          <table:table-cell office:value-type="float" office:value="199019" calcext:value-type="float">
            <text:p>199019</text:p>
          </table:table-cell>
          <table:table-cell table:number-columns-repeated="9"/>
        </table:table-row>
        <table:table-row table:style-name="ro1">
          <table:table-cell office:value-type="float" office:value="99610" calcext:value-type="float">
            <text:p>99610</text:p>
          </table:table-cell>
          <table:table-cell office:value-type="float" office:value="199219" calcext:value-type="float">
            <text:p>199219</text:p>
          </table:table-cell>
          <table:table-cell table:number-columns-repeated="9"/>
        </table:table-row>
        <table:table-row table:style-name="ro1">
          <table:table-cell office:value-type="float" office:value="99710" calcext:value-type="float">
            <text:p>99710</text:p>
          </table:table-cell>
          <table:table-cell office:value-type="float" office:value="199419" calcext:value-type="float">
            <text:p>199419</text:p>
          </table:table-cell>
          <table:table-cell table:number-columns-repeated="9"/>
        </table:table-row>
        <table:table-row table:style-name="ro1">
          <table:table-cell office:value-type="float" office:value="99810" calcext:value-type="float">
            <text:p>99810</text:p>
          </table:table-cell>
          <table:table-cell office:value-type="float" office:value="199619" calcext:value-type="float">
            <text:p>199619</text:p>
          </table:table-cell>
          <table:table-cell table:number-columns-repeated="9"/>
        </table:table-row>
        <table:table-row table:style-name="ro1">
          <table:table-cell office:value-type="float" office:value="99910" calcext:value-type="float">
            <text:p>99910</text:p>
          </table:table-cell>
          <table:table-cell office:value-type="float" office:value="199819" calcext:value-type="float">
            <text:p>19981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3-10-03T14:16:31.260003349</meta:creation-date>
    <dc:date>2023-10-03T14:22:00.484161133</dc:date>
    <dc:creator>Vincent Keller</dc:creator>
    <meta:editing-duration>PT5M29S</meta:editing-duration>
    <meta:editing-cycles>2</meta:editing-cycles>
    <meta:generator>LibreOffice/7.4.5.1$Linux_X86_64 LibreOffice_project/9c0871452b3918c1019dde9bfac75448afc4b57f</meta:generator>
    <meta:document-statistic meta:table-count="1" meta:cell-count="200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22cm" svg:height="7.044cm" xlink:href=".." xlink:type="simple" chart:class="chart:scatter" chart:style-name="ch1">
        <chart:legend chart:legend-position="end" svg:x="9.432cm" svg:y="2.974cm" style:legend-expansion="high" chart:style-name="ch2"/>
        <chart:plot-area chart:style-name="ch3" table:cell-range-address="Fibonacci.A1:Fibonacci.B1000" chart:data-source-has-labels="row" svg:x="0.25cm" svg:y="0.14cm" svg:width="8.932cm" svg:height="6.764cm">
          <chart:coordinate-region svg:x="1.612cm" svg:y="0.339cm" svg:width="7.013cm" svg:height="5.9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bonacci.B2:Fibonacci.B1000" chart:label-cell-address="Fibonacci.B1:Fibonacci.B1" chart:class="chart:scatter">
            <chart:domain table:cell-range-address="Fibonacci.A2:Fibonacci.A1000"/>
            <chart:regression-curve chart:style-name="ch8">
              <chart:equation chart:display-equation="true" chart:display-r-square="false" svg:x="9.846cm" svg:y="1.717cm"/>
            </chart:regression-curve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N</text:p>
                <draw:g>
                  <svg:desc>Fibonacci.B1:Fibonacci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Fibonacci.A2:Fibonacci.A1000</svg:desc>
                </draw:g>
              </table:table-cell>
              <table:table-cell office:value-type="float" office:value="219">
                <text:p>219</text:p>
                <draw:g>
                  <svg:desc>Fibonacci.B2:Fibonacci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0">
                <text:p>31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0">
                <text:p>41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0">
                <text:p>510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0">
                <text:p>610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0">
                <text:p>71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0">
                <text:p>810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0">
                <text:p>91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0">
                <text:p>101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0">
                <text:p>1110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0">
                <text:p>1210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">
                <text:p>1310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0">
                <text:p>1410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0">
                <text:p>1510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10">
                <text:p>1610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0">
                <text:p>1710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10">
                <text:p>1810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0">
                <text:p>1910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0">
                <text:p>2010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10">
                <text:p>2110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0">
                <text:p>2210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10">
                <text:p>2310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10">
                <text:p>241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0">
                <text:p>2510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0">
                <text:p>2610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10">
                <text:p>2710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10">
                <text:p>2810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10">
                <text:p>2910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10">
                <text:p>3010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10">
                <text:p>3110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10">
                <text:p>3210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10">
                <text:p>3310</text:p>
              </table:table-cell>
              <table:table-cell office:value-type="float" office:value="6619">
                <text:p>66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10">
                <text:p>3410</text:p>
              </table:table-cell>
              <table:table-cell office:value-type="float" office:value="6819">
                <text:p>6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10">
                <text:p>3510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10">
                <text:p>3610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10">
                <text:p>3710</text:p>
              </table:table-cell>
              <table:table-cell office:value-type="float" office:value="7419">
                <text:p>74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10">
                <text:p>3810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10">
                <text:p>3910</text:p>
              </table:table-cell>
              <table:table-cell office:value-type="float" office:value="7819">
                <text:p>78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10">
                <text:p>4010</text:p>
              </table:table-cell>
              <table:table-cell office:value-type="float" office:value="8019">
                <text:p>8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10">
                <text:p>4110</text:p>
              </table:table-cell>
              <table:table-cell office:value-type="float" office:value="8219">
                <text:p>8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0">
                <text:p>4210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10">
                <text:p>4310</text:p>
              </table:table-cell>
              <table:table-cell office:value-type="float" office:value="8619">
                <text:p>8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0">
                <text:p>4410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10">
                <text:p>4510</text:p>
              </table:table-cell>
              <table:table-cell office:value-type="float" office:value="9019">
                <text:p>9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10">
                <text:p>4610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10">
                <text:p>4710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10">
                <text:p>4810</text:p>
              </table:table-cell>
              <table:table-cell office:value-type="float" office:value="9619">
                <text:p>9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10">
                <text:p>4910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10">
                <text:p>5010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10">
                <text:p>5110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10">
                <text:p>5210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10">
                <text:p>5310</text:p>
              </table:table-cell>
              <table:table-cell office:value-type="float" office:value="10619">
                <text:p>106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10">
                <text:p>5410</text:p>
              </table:table-cell>
              <table:table-cell office:value-type="float" office:value="10819">
                <text:p>108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10">
                <text:p>5510</text:p>
              </table:table-cell>
              <table:table-cell office:value-type="float" office:value="11019">
                <text:p>11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10">
                <text:p>5610</text:p>
              </table:table-cell>
              <table:table-cell office:value-type="float" office:value="11219">
                <text:p>112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10">
                <text:p>5710</text:p>
              </table:table-cell>
              <table:table-cell office:value-type="float" office:value="11419">
                <text:p>114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10">
                <text:p>5810</text:p>
              </table:table-cell>
              <table:table-cell office:value-type="float" office:value="11619">
                <text:p>11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10">
                <text:p>5910</text:p>
              </table:table-cell>
              <table:table-cell office:value-type="float" office:value="11819">
                <text:p>11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10">
                <text:p>6010</text:p>
              </table:table-cell>
              <table:table-cell office:value-type="float" office:value="12019">
                <text:p>12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10">
                <text:p>6110</text:p>
              </table:table-cell>
              <table:table-cell office:value-type="float" office:value="12219">
                <text:p>122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10">
                <text:p>6210</text:p>
              </table:table-cell>
              <table:table-cell office:value-type="float" office:value="12419">
                <text:p>124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10">
                <text:p>6310</text:p>
              </table:table-cell>
              <table:table-cell office:value-type="float" office:value="12619">
                <text:p>12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10">
                <text:p>6410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10">
                <text:p>6510</text:p>
              </table:table-cell>
              <table:table-cell office:value-type="float" office:value="13019">
                <text:p>13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10">
                <text:p>6610</text:p>
              </table:table-cell>
              <table:table-cell office:value-type="float" office:value="13219">
                <text:p>132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10">
                <text:p>6710</text:p>
              </table:table-cell>
              <table:table-cell office:value-type="float" office:value="13419">
                <text:p>134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10">
                <text:p>6810</text:p>
              </table:table-cell>
              <table:table-cell office:value-type="float" office:value="13619">
                <text:p>13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10">
                <text:p>6910</text:p>
              </table:table-cell>
              <table:table-cell office:value-type="float" office:value="13819">
                <text:p>138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10">
                <text:p>7010</text:p>
              </table:table-cell>
              <table:table-cell office:value-type="float" office:value="14019">
                <text:p>14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10">
                <text:p>7110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10">
                <text:p>7210</text:p>
              </table:table-cell>
              <table:table-cell office:value-type="float" office:value="14419">
                <text:p>144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10">
                <text:p>7310</text:p>
              </table:table-cell>
              <table:table-cell office:value-type="float" office:value="14619">
                <text:p>14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10">
                <text:p>7410</text:p>
              </table:table-cell>
              <table:table-cell office:value-type="float" office:value="14819">
                <text:p>148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10">
                <text:p>7510</text:p>
              </table:table-cell>
              <table:table-cell office:value-type="float" office:value="15019">
                <text:p>150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10">
                <text:p>7610</text:p>
              </table:table-cell>
              <table:table-cell office:value-type="float" office:value="15219">
                <text:p>15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10">
                <text:p>7710</text:p>
              </table:table-cell>
              <table:table-cell office:value-type="float" office:value="15419">
                <text:p>15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10">
                <text:p>7810</text:p>
              </table:table-cell>
              <table:table-cell office:value-type="float" office:value="15619">
                <text:p>156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10">
                <text:p>7910</text:p>
              </table:table-cell>
              <table:table-cell office:value-type="float" office:value="15819">
                <text:p>158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10">
                <text:p>8010</text:p>
              </table:table-cell>
              <table:table-cell office:value-type="float" office:value="16019">
                <text:p>16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10">
                <text:p>8110</text:p>
              </table:table-cell>
              <table:table-cell office:value-type="float" office:value="16219">
                <text:p>16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10">
                <text:p>8210</text:p>
              </table:table-cell>
              <table:table-cell office:value-type="float" office:value="16419">
                <text:p>164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10">
                <text:p>8310</text:p>
              </table:table-cell>
              <table:table-cell office:value-type="float" office:value="16619">
                <text:p>166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10">
                <text:p>8410</text:p>
              </table:table-cell>
              <table:table-cell office:value-type="float" office:value="16819">
                <text:p>16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10">
                <text:p>8510</text:p>
              </table:table-cell>
              <table:table-cell office:value-type="float" office:value="17019">
                <text:p>17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10">
                <text:p>8610</text:p>
              </table:table-cell>
              <table:table-cell office:value-type="float" office:value="17219">
                <text:p>17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10">
                <text:p>8710</text:p>
              </table:table-cell>
              <table:table-cell office:value-type="float" office:value="17419">
                <text:p>174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10">
                <text:p>8810</text:p>
              </table:table-cell>
              <table:table-cell office:value-type="float" office:value="17619">
                <text:p>176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10">
                <text:p>8910</text:p>
              </table:table-cell>
              <table:table-cell office:value-type="float" office:value="17819">
                <text:p>178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10">
                <text:p>9010</text:p>
              </table:table-cell>
              <table:table-cell office:value-type="float" office:value="18019">
                <text:p>180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10">
                <text:p>9110</text:p>
              </table:table-cell>
              <table:table-cell office:value-type="float" office:value="18219">
                <text:p>18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10">
                <text:p>9210</text:p>
              </table:table-cell>
              <table:table-cell office:value-type="float" office:value="18419">
                <text:p>18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10">
                <text:p>9310</text:p>
              </table:table-cell>
              <table:table-cell office:value-type="float" office:value="18619">
                <text:p>186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10">
                <text:p>9410</text:p>
              </table:table-cell>
              <table:table-cell office:value-type="float" office:value="18819">
                <text:p>188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10">
                <text:p>9510</text:p>
              </table:table-cell>
              <table:table-cell office:value-type="float" office:value="19019">
                <text:p>19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10">
                <text:p>9610</text:p>
              </table:table-cell>
              <table:table-cell office:value-type="float" office:value="19219">
                <text:p>192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10">
                <text:p>9710</text:p>
              </table:table-cell>
              <table:table-cell office:value-type="float" office:value="19419">
                <text:p>194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10">
                <text:p>9810</text:p>
              </table:table-cell>
              <table:table-cell office:value-type="float" office:value="19619">
                <text:p>196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10">
                <text:p>9910</text:p>
              </table:table-cell>
              <table:table-cell office:value-type="float" office:value="19819">
                <text:p>198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10">
                <text:p>10010</text:p>
              </table:table-cell>
              <table:table-cell office:value-type="float" office:value="20019">
                <text:p>200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10">
                <text:p>10110</text:p>
              </table:table-cell>
              <table:table-cell office:value-type="float" office:value="20219">
                <text:p>202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10">
                <text:p>10210</text:p>
              </table:table-cell>
              <table:table-cell office:value-type="float" office:value="20419">
                <text:p>204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10">
                <text:p>10310</text:p>
              </table:table-cell>
              <table:table-cell office:value-type="float" office:value="20619">
                <text:p>206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10">
                <text:p>10410</text:p>
              </table:table-cell>
              <table:table-cell office:value-type="float" office:value="20819">
                <text:p>208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10">
                <text:p>10510</text:p>
              </table:table-cell>
              <table:table-cell office:value-type="float" office:value="21019">
                <text:p>210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10">
                <text:p>10610</text:p>
              </table:table-cell>
              <table:table-cell office:value-type="float" office:value="21219">
                <text:p>212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10">
                <text:p>10710</text:p>
              </table:table-cell>
              <table:table-cell office:value-type="float" office:value="21419">
                <text:p>214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10">
                <text:p>10810</text:p>
              </table:table-cell>
              <table:table-cell office:value-type="float" office:value="21619">
                <text:p>216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10">
                <text:p>10910</text:p>
              </table:table-cell>
              <table:table-cell office:value-type="float" office:value="21819">
                <text:p>218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10">
                <text:p>11010</text:p>
              </table:table-cell>
              <table:table-cell office:value-type="float" office:value="22019">
                <text:p>220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10">
                <text:p>11110</text:p>
              </table:table-cell>
              <table:table-cell office:value-type="float" office:value="22219">
                <text:p>222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10">
                <text:p>11210</text:p>
              </table:table-cell>
              <table:table-cell office:value-type="float" office:value="22419">
                <text:p>224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10">
                <text:p>11310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10">
                <text:p>11410</text:p>
              </table:table-cell>
              <table:table-cell office:value-type="float" office:value="22819">
                <text:p>228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10">
                <text:p>11510</text:p>
              </table:table-cell>
              <table:table-cell office:value-type="float" office:value="23019">
                <text:p>23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10">
                <text:p>11610</text:p>
              </table:table-cell>
              <table:table-cell office:value-type="float" office:value="23219">
                <text:p>232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10">
                <text:p>11710</text:p>
              </table:table-cell>
              <table:table-cell office:value-type="float" office:value="23419">
                <text:p>234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10">
                <text:p>11810</text:p>
              </table:table-cell>
              <table:table-cell office:value-type="float" office:value="23619">
                <text:p>236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10">
                <text:p>11910</text:p>
              </table:table-cell>
              <table:table-cell office:value-type="float" office:value="23819">
                <text:p>238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10">
                <text:p>12010</text:p>
              </table:table-cell>
              <table:table-cell office:value-type="float" office:value="24019">
                <text:p>240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10">
                <text:p>12110</text:p>
              </table:table-cell>
              <table:table-cell office:value-type="float" office:value="24219">
                <text:p>242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10">
                <text:p>12210</text:p>
              </table:table-cell>
              <table:table-cell office:value-type="float" office:value="24419">
                <text:p>244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10">
                <text:p>12310</text:p>
              </table:table-cell>
              <table:table-cell office:value-type="float" office:value="24619">
                <text:p>246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10">
                <text:p>12410</text:p>
              </table:table-cell>
              <table:table-cell office:value-type="float" office:value="24819">
                <text:p>248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10">
                <text:p>12510</text:p>
              </table:table-cell>
              <table:table-cell office:value-type="float" office:value="25019">
                <text:p>250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10">
                <text:p>12610</text:p>
              </table:table-cell>
              <table:table-cell office:value-type="float" office:value="25219">
                <text:p>25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10">
                <text:p>12710</text:p>
              </table:table-cell>
              <table:table-cell office:value-type="float" office:value="25419">
                <text:p>254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10">
                <text:p>12810</text:p>
              </table:table-cell>
              <table:table-cell office:value-type="float" office:value="25619">
                <text:p>256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10">
                <text:p>12910</text:p>
              </table:table-cell>
              <table:table-cell office:value-type="float" office:value="25819">
                <text:p>258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10">
                <text:p>13010</text:p>
              </table:table-cell>
              <table:table-cell office:value-type="float" office:value="26019">
                <text:p>26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10">
                <text:p>13110</text:p>
              </table:table-cell>
              <table:table-cell office:value-type="float" office:value="26219">
                <text:p>262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10">
                <text:p>13210</text:p>
              </table:table-cell>
              <table:table-cell office:value-type="float" office:value="26419">
                <text:p>264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10">
                <text:p>13310</text:p>
              </table:table-cell>
              <table:table-cell office:value-type="float" office:value="26619">
                <text:p>266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10">
                <text:p>13410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10">
                <text:p>13510</text:p>
              </table:table-cell>
              <table:table-cell office:value-type="float" office:value="27019">
                <text:p>270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10">
                <text:p>13610</text:p>
              </table:table-cell>
              <table:table-cell office:value-type="float" office:value="27219">
                <text:p>272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10">
                <text:p>13710</text:p>
              </table:table-cell>
              <table:table-cell office:value-type="float" office:value="27419">
                <text:p>274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10">
                <text:p>13810</text:p>
              </table:table-cell>
              <table:table-cell office:value-type="float" office:value="27619">
                <text:p>276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10">
                <text:p>13910</text:p>
              </table:table-cell>
              <table:table-cell office:value-type="float" office:value="27819">
                <text:p>278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10">
                <text:p>14010</text:p>
              </table:table-cell>
              <table:table-cell office:value-type="float" office:value="28019">
                <text:p>280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10">
                <text:p>14110</text:p>
              </table:table-cell>
              <table:table-cell office:value-type="float" office:value="28219">
                <text:p>282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10">
                <text:p>14210</text:p>
              </table:table-cell>
              <table:table-cell office:value-type="float" office:value="28419">
                <text:p>284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10">
                <text:p>14310</text:p>
              </table:table-cell>
              <table:table-cell office:value-type="float" office:value="28619">
                <text:p>286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10">
                <text:p>14410</text:p>
              </table:table-cell>
              <table:table-cell office:value-type="float" office:value="28819">
                <text:p>288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10">
                <text:p>14510</text:p>
              </table:table-cell>
              <table:table-cell office:value-type="float" office:value="29019">
                <text:p>290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10">
                <text:p>14610</text:p>
              </table:table-cell>
              <table:table-cell office:value-type="float" office:value="29219">
                <text:p>292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10">
                <text:p>14710</text:p>
              </table:table-cell>
              <table:table-cell office:value-type="float" office:value="29419">
                <text:p>294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10">
                <text:p>14810</text:p>
              </table:table-cell>
              <table:table-cell office:value-type="float" office:value="29619">
                <text:p>296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10">
                <text:p>14910</text:p>
              </table:table-cell>
              <table:table-cell office:value-type="float" office:value="29819">
                <text:p>298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10">
                <text:p>15010</text:p>
              </table:table-cell>
              <table:table-cell office:value-type="float" office:value="30019">
                <text:p>300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10">
                <text:p>15110</text:p>
              </table:table-cell>
              <table:table-cell office:value-type="float" office:value="30219">
                <text:p>302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10">
                <text:p>15210</text:p>
              </table:table-cell>
              <table:table-cell office:value-type="float" office:value="30419">
                <text:p>304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10">
                <text:p>15310</text:p>
              </table:table-cell>
              <table:table-cell office:value-type="float" office:value="30619">
                <text:p>306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10">
                <text:p>15410</text:p>
              </table:table-cell>
              <table:table-cell office:value-type="float" office:value="30819">
                <text:p>308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10">
                <text:p>15510</text:p>
              </table:table-cell>
              <table:table-cell office:value-type="float" office:value="31019">
                <text:p>310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10">
                <text:p>15610</text:p>
              </table:table-cell>
              <table:table-cell office:value-type="float" office:value="31219">
                <text:p>312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10">
                <text:p>15710</text:p>
              </table:table-cell>
              <table:table-cell office:value-type="float" office:value="31419">
                <text:p>314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10">
                <text:p>15810</text:p>
              </table:table-cell>
              <table:table-cell office:value-type="float" office:value="31619">
                <text:p>316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10">
                <text:p>15910</text:p>
              </table:table-cell>
              <table:table-cell office:value-type="float" office:value="31819">
                <text:p>318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10">
                <text:p>16010</text:p>
              </table:table-cell>
              <table:table-cell office:value-type="float" office:value="32019">
                <text:p>320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10">
                <text:p>16110</text:p>
              </table:table-cell>
              <table:table-cell office:value-type="float" office:value="32219">
                <text:p>322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10">
                <text:p>16210</text:p>
              </table:table-cell>
              <table:table-cell office:value-type="float" office:value="32419">
                <text:p>324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10">
                <text:p>16310</text:p>
              </table:table-cell>
              <table:table-cell office:value-type="float" office:value="32619">
                <text:p>326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10">
                <text:p>16410</text:p>
              </table:table-cell>
              <table:table-cell office:value-type="float" office:value="32819">
                <text:p>328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10">
                <text:p>16510</text:p>
              </table:table-cell>
              <table:table-cell office:value-type="float" office:value="33019">
                <text:p>330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10">
                <text:p>16610</text:p>
              </table:table-cell>
              <table:table-cell office:value-type="float" office:value="33219">
                <text:p>332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10">
                <text:p>16710</text:p>
              </table:table-cell>
              <table:table-cell office:value-type="float" office:value="33419">
                <text:p>334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10">
                <text:p>16810</text:p>
              </table:table-cell>
              <table:table-cell office:value-type="float" office:value="33619">
                <text:p>336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10">
                <text:p>16910</text:p>
              </table:table-cell>
              <table:table-cell office:value-type="float" office:value="33819">
                <text:p>338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10">
                <text:p>17010</text:p>
              </table:table-cell>
              <table:table-cell office:value-type="float" office:value="34019">
                <text:p>340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10">
                <text:p>17110</text:p>
              </table:table-cell>
              <table:table-cell office:value-type="float" office:value="34219">
                <text:p>342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10">
                <text:p>17210</text:p>
              </table:table-cell>
              <table:table-cell office:value-type="float" office:value="34419">
                <text:p>344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10">
                <text:p>17310</text:p>
              </table:table-cell>
              <table:table-cell office:value-type="float" office:value="34619">
                <text:p>346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10">
                <text:p>17410</text:p>
              </table:table-cell>
              <table:table-cell office:value-type="float" office:value="34819">
                <text:p>348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10">
                <text:p>17510</text:p>
              </table:table-cell>
              <table:table-cell office:value-type="float" office:value="35019">
                <text:p>350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10">
                <text:p>17610</text:p>
              </table:table-cell>
              <table:table-cell office:value-type="float" office:value="35219">
                <text:p>352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10">
                <text:p>17710</text:p>
              </table:table-cell>
              <table:table-cell office:value-type="float" office:value="35419">
                <text:p>354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10">
                <text:p>17810</text:p>
              </table:table-cell>
              <table:table-cell office:value-type="float" office:value="35619">
                <text:p>356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10">
                <text:p>17910</text:p>
              </table:table-cell>
              <table:table-cell office:value-type="float" office:value="35819">
                <text:p>358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10">
                <text:p>18010</text:p>
              </table:table-cell>
              <table:table-cell office:value-type="float" office:value="36019">
                <text:p>360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10">
                <text:p>18110</text:p>
              </table:table-cell>
              <table:table-cell office:value-type="float" office:value="36219">
                <text:p>362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10">
                <text:p>18210</text:p>
              </table:table-cell>
              <table:table-cell office:value-type="float" office:value="36419">
                <text:p>364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10">
                <text:p>18310</text:p>
              </table:table-cell>
              <table:table-cell office:value-type="float" office:value="36619">
                <text:p>366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10">
                <text:p>18410</text:p>
              </table:table-cell>
              <table:table-cell office:value-type="float" office:value="36819">
                <text:p>36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10">
                <text:p>18510</text:p>
              </table:table-cell>
              <table:table-cell office:value-type="float" office:value="37019">
                <text:p>37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10">
                <text:p>18610</text:p>
              </table:table-cell>
              <table:table-cell office:value-type="float" office:value="37219">
                <text:p>372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10">
                <text:p>18710</text:p>
              </table:table-cell>
              <table:table-cell office:value-type="float" office:value="37419">
                <text:p>374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10">
                <text:p>18810</text:p>
              </table:table-cell>
              <table:table-cell office:value-type="float" office:value="37619">
                <text:p>376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10">
                <text:p>18910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10">
                <text:p>19010</text:p>
              </table:table-cell>
              <table:table-cell office:value-type="float" office:value="38019">
                <text:p>380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10">
                <text:p>19110</text:p>
              </table:table-cell>
              <table:table-cell office:value-type="float" office:value="38219">
                <text:p>382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10">
                <text:p>19210</text:p>
              </table:table-cell>
              <table:table-cell office:value-type="float" office:value="38419">
                <text:p>384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10">
                <text:p>19310</text:p>
              </table:table-cell>
              <table:table-cell office:value-type="float" office:value="38619">
                <text:p>386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10">
                <text:p>19410</text:p>
              </table:table-cell>
              <table:table-cell office:value-type="float" office:value="38819">
                <text:p>388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10">
                <text:p>19510</text:p>
              </table:table-cell>
              <table:table-cell office:value-type="float" office:value="39019">
                <text:p>390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10">
                <text:p>19610</text:p>
              </table:table-cell>
              <table:table-cell office:value-type="float" office:value="39219">
                <text:p>392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10">
                <text:p>19710</text:p>
              </table:table-cell>
              <table:table-cell office:value-type="float" office:value="39419">
                <text:p>394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10">
                <text:p>19810</text:p>
              </table:table-cell>
              <table:table-cell office:value-type="float" office:value="39619">
                <text:p>396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10">
                <text:p>19910</text:p>
              </table:table-cell>
              <table:table-cell office:value-type="float" office:value="39819">
                <text:p>398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10">
                <text:p>20010</text:p>
              </table:table-cell>
              <table:table-cell office:value-type="float" office:value="40019">
                <text:p>400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10">
                <text:p>20110</text:p>
              </table:table-cell>
              <table:table-cell office:value-type="float" office:value="40219">
                <text:p>402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10">
                <text:p>20210</text:p>
              </table:table-cell>
              <table:table-cell office:value-type="float" office:value="40419">
                <text:p>404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10">
                <text:p>20310</text:p>
              </table:table-cell>
              <table:table-cell office:value-type="float" office:value="40619">
                <text:p>406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10">
                <text:p>20410</text:p>
              </table:table-cell>
              <table:table-cell office:value-type="float" office:value="40819">
                <text:p>408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10">
                <text:p>20510</text:p>
              </table:table-cell>
              <table:table-cell office:value-type="float" office:value="41019">
                <text:p>410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10">
                <text:p>20610</text:p>
              </table:table-cell>
              <table:table-cell office:value-type="float" office:value="41219">
                <text:p>412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10">
                <text:p>20710</text:p>
              </table:table-cell>
              <table:table-cell office:value-type="float" office:value="41419">
                <text:p>414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10">
                <text:p>20810</text:p>
              </table:table-cell>
              <table:table-cell office:value-type="float" office:value="41619">
                <text:p>416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10">
                <text:p>20910</text:p>
              </table:table-cell>
              <table:table-cell office:value-type="float" office:value="41819">
                <text:p>418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10">
                <text:p>21010</text:p>
              </table:table-cell>
              <table:table-cell office:value-type="float" office:value="42019">
                <text:p>420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10">
                <text:p>21110</text:p>
              </table:table-cell>
              <table:table-cell office:value-type="float" office:value="42219">
                <text:p>422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10">
                <text:p>21210</text:p>
              </table:table-cell>
              <table:table-cell office:value-type="float" office:value="42419">
                <text:p>424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10">
                <text:p>21310</text:p>
              </table:table-cell>
              <table:table-cell office:value-type="float" office:value="42619">
                <text:p>426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10">
                <text:p>21410</text:p>
              </table:table-cell>
              <table:table-cell office:value-type="float" office:value="42819">
                <text:p>428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10">
                <text:p>21510</text:p>
              </table:table-cell>
              <table:table-cell office:value-type="float" office:value="43019">
                <text:p>430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10">
                <text:p>21610</text:p>
              </table:table-cell>
              <table:table-cell office:value-type="float" office:value="43219">
                <text:p>432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10">
                <text:p>21710</text:p>
              </table:table-cell>
              <table:table-cell office:value-type="float" office:value="43419">
                <text:p>434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10">
                <text:p>21810</text:p>
              </table:table-cell>
              <table:table-cell office:value-type="float" office:value="43619">
                <text:p>436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10">
                <text:p>21910</text:p>
              </table:table-cell>
              <table:table-cell office:value-type="float" office:value="43819">
                <text:p>438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10">
                <text:p>22010</text:p>
              </table:table-cell>
              <table:table-cell office:value-type="float" office:value="44019">
                <text:p>44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10">
                <text:p>22110</text:p>
              </table:table-cell>
              <table:table-cell office:value-type="float" office:value="44219">
                <text:p>442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10">
                <text:p>22210</text:p>
              </table:table-cell>
              <table:table-cell office:value-type="float" office:value="44419">
                <text:p>444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10">
                <text:p>22310</text:p>
              </table:table-cell>
              <table:table-cell office:value-type="float" office:value="44619">
                <text:p>446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10">
                <text:p>22410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10">
                <text:p>22510</text:p>
              </table:table-cell>
              <table:table-cell office:value-type="float" office:value="45019">
                <text:p>450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10">
                <text:p>22610</text:p>
              </table:table-cell>
              <table:table-cell office:value-type="float" office:value="45219">
                <text:p>452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10">
                <text:p>22710</text:p>
              </table:table-cell>
              <table:table-cell office:value-type="float" office:value="45419">
                <text:p>454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10">
                <text:p>22810</text:p>
              </table:table-cell>
              <table:table-cell office:value-type="float" office:value="45619">
                <text:p>456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10">
                <text:p>22910</text:p>
              </table:table-cell>
              <table:table-cell office:value-type="float" office:value="45819">
                <text:p>458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10">
                <text:p>23010</text:p>
              </table:table-cell>
              <table:table-cell office:value-type="float" office:value="46019">
                <text:p>460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10">
                <text:p>23110</text:p>
              </table:table-cell>
              <table:table-cell office:value-type="float" office:value="46219">
                <text:p>462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10">
                <text:p>23210</text:p>
              </table:table-cell>
              <table:table-cell office:value-type="float" office:value="46419">
                <text:p>464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10">
                <text:p>23310</text:p>
              </table:table-cell>
              <table:table-cell office:value-type="float" office:value="46619">
                <text:p>466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10">
                <text:p>23410</text:p>
              </table:table-cell>
              <table:table-cell office:value-type="float" office:value="46819">
                <text:p>468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10">
                <text:p>23510</text:p>
              </table:table-cell>
              <table:table-cell office:value-type="float" office:value="47019">
                <text:p>470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10">
                <text:p>23610</text:p>
              </table:table-cell>
              <table:table-cell office:value-type="float" office:value="47219">
                <text:p>472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10">
                <text:p>23710</text:p>
              </table:table-cell>
              <table:table-cell office:value-type="float" office:value="47419">
                <text:p>474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10">
                <text:p>23810</text:p>
              </table:table-cell>
              <table:table-cell office:value-type="float" office:value="47619">
                <text:p>476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10">
                <text:p>23910</text:p>
              </table:table-cell>
              <table:table-cell office:value-type="float" office:value="47819">
                <text:p>478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10">
                <text:p>24010</text:p>
              </table:table-cell>
              <table:table-cell office:value-type="float" office:value="48019">
                <text:p>480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10">
                <text:p>24110</text:p>
              </table:table-cell>
              <table:table-cell office:value-type="float" office:value="48219">
                <text:p>482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10">
                <text:p>24210</text:p>
              </table:table-cell>
              <table:table-cell office:value-type="float" office:value="48419">
                <text:p>484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10">
                <text:p>24310</text:p>
              </table:table-cell>
              <table:table-cell office:value-type="float" office:value="48619">
                <text:p>486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10">
                <text:p>24410</text:p>
              </table:table-cell>
              <table:table-cell office:value-type="float" office:value="48819">
                <text:p>488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10">
                <text:p>24510</text:p>
              </table:table-cell>
              <table:table-cell office:value-type="float" office:value="49019">
                <text:p>490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10">
                <text:p>24610</text:p>
              </table:table-cell>
              <table:table-cell office:value-type="float" office:value="49219">
                <text:p>492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10">
                <text:p>24710</text:p>
              </table:table-cell>
              <table:table-cell office:value-type="float" office:value="49419">
                <text:p>494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10">
                <text:p>24810</text:p>
              </table:table-cell>
              <table:table-cell office:value-type="float" office:value="49619">
                <text:p>496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10">
                <text:p>24910</text:p>
              </table:table-cell>
              <table:table-cell office:value-type="float" office:value="49819">
                <text:p>498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10">
                <text:p>25010</text:p>
              </table:table-cell>
              <table:table-cell office:value-type="float" office:value="50019">
                <text:p>500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10">
                <text:p>25110</text:p>
              </table:table-cell>
              <table:table-cell office:value-type="float" office:value="50219">
                <text:p>502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10">
                <text:p>25210</text:p>
              </table:table-cell>
              <table:table-cell office:value-type="float" office:value="50419">
                <text:p>504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10">
                <text:p>25310</text:p>
              </table:table-cell>
              <table:table-cell office:value-type="float" office:value="50619">
                <text:p>506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10">
                <text:p>25410</text:p>
              </table:table-cell>
              <table:table-cell office:value-type="float" office:value="50819">
                <text:p>508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10">
                <text:p>25510</text:p>
              </table:table-cell>
              <table:table-cell office:value-type="float" office:value="51019">
                <text:p>510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10">
                <text:p>25610</text:p>
              </table:table-cell>
              <table:table-cell office:value-type="float" office:value="51219">
                <text:p>512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10">
                <text:p>25710</text:p>
              </table:table-cell>
              <table:table-cell office:value-type="float" office:value="51419">
                <text:p>514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10">
                <text:p>25810</text:p>
              </table:table-cell>
              <table:table-cell office:value-type="float" office:value="51619">
                <text:p>516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10">
                <text:p>25910</text:p>
              </table:table-cell>
              <table:table-cell office:value-type="float" office:value="51819">
                <text:p>518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10">
                <text:p>26010</text:p>
              </table:table-cell>
              <table:table-cell office:value-type="float" office:value="52019">
                <text:p>520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10">
                <text:p>26110</text:p>
              </table:table-cell>
              <table:table-cell office:value-type="float" office:value="52219">
                <text:p>522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10">
                <text:p>26210</text:p>
              </table:table-cell>
              <table:table-cell office:value-type="float" office:value="52419">
                <text:p>524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10">
                <text:p>26310</text:p>
              </table:table-cell>
              <table:table-cell office:value-type="float" office:value="52619">
                <text:p>526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10">
                <text:p>26410</text:p>
              </table:table-cell>
              <table:table-cell office:value-type="float" office:value="52819">
                <text:p>528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10">
                <text:p>26510</text:p>
              </table:table-cell>
              <table:table-cell office:value-type="float" office:value="53019">
                <text:p>53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10">
                <text:p>26610</text:p>
              </table:table-cell>
              <table:table-cell office:value-type="float" office:value="53219">
                <text:p>532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10">
                <text:p>26710</text:p>
              </table:table-cell>
              <table:table-cell office:value-type="float" office:value="53419">
                <text:p>534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10">
                <text:p>26810</text:p>
              </table:table-cell>
              <table:table-cell office:value-type="float" office:value="53619">
                <text:p>536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10">
                <text:p>26910</text:p>
              </table:table-cell>
              <table:table-cell office:value-type="float" office:value="53819">
                <text:p>538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10">
                <text:p>27010</text:p>
              </table:table-cell>
              <table:table-cell office:value-type="float" office:value="54019">
                <text:p>540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10">
                <text:p>27110</text:p>
              </table:table-cell>
              <table:table-cell office:value-type="float" office:value="54219">
                <text:p>542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10">
                <text:p>27210</text:p>
              </table:table-cell>
              <table:table-cell office:value-type="float" office:value="54419">
                <text:p>544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10">
                <text:p>27310</text:p>
              </table:table-cell>
              <table:table-cell office:value-type="float" office:value="54619">
                <text:p>546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10">
                <text:p>27410</text:p>
              </table:table-cell>
              <table:table-cell office:value-type="float" office:value="54819">
                <text:p>548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10">
                <text:p>27510</text:p>
              </table:table-cell>
              <table:table-cell office:value-type="float" office:value="55019">
                <text:p>550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10">
                <text:p>27610</text:p>
              </table:table-cell>
              <table:table-cell office:value-type="float" office:value="55219">
                <text:p>552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10">
                <text:p>27710</text:p>
              </table:table-cell>
              <table:table-cell office:value-type="float" office:value="55419">
                <text:p>554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10">
                <text:p>27810</text:p>
              </table:table-cell>
              <table:table-cell office:value-type="float" office:value="55619">
                <text:p>556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10">
                <text:p>27910</text:p>
              </table:table-cell>
              <table:table-cell office:value-type="float" office:value="55819">
                <text:p>558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10">
                <text:p>28010</text:p>
              </table:table-cell>
              <table:table-cell office:value-type="float" office:value="56019">
                <text:p>560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10">
                <text:p>28110</text:p>
              </table:table-cell>
              <table:table-cell office:value-type="float" office:value="56219">
                <text:p>562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10">
                <text:p>28210</text:p>
              </table:table-cell>
              <table:table-cell office:value-type="float" office:value="56419">
                <text:p>564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10">
                <text:p>28310</text:p>
              </table:table-cell>
              <table:table-cell office:value-type="float" office:value="56619">
                <text:p>566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10">
                <text:p>28410</text:p>
              </table:table-cell>
              <table:table-cell office:value-type="float" office:value="56819">
                <text:p>568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10">
                <text:p>28510</text:p>
              </table:table-cell>
              <table:table-cell office:value-type="float" office:value="57019">
                <text:p>570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10">
                <text:p>28610</text:p>
              </table:table-cell>
              <table:table-cell office:value-type="float" office:value="57219">
                <text:p>572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10">
                <text:p>28710</text:p>
              </table:table-cell>
              <table:table-cell office:value-type="float" office:value="57419">
                <text:p>574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10">
                <text:p>28810</text:p>
              </table:table-cell>
              <table:table-cell office:value-type="float" office:value="57619">
                <text:p>576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10">
                <text:p>28910</text:p>
              </table:table-cell>
              <table:table-cell office:value-type="float" office:value="57819">
                <text:p>578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10">
                <text:p>29010</text:p>
              </table:table-cell>
              <table:table-cell office:value-type="float" office:value="58019">
                <text:p>580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10">
                <text:p>29110</text:p>
              </table:table-cell>
              <table:table-cell office:value-type="float" office:value="58219">
                <text:p>582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10">
                <text:p>29210</text:p>
              </table:table-cell>
              <table:table-cell office:value-type="float" office:value="58419">
                <text:p>584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10">
                <text:p>29310</text:p>
              </table:table-cell>
              <table:table-cell office:value-type="float" office:value="58619">
                <text:p>586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10">
                <text:p>29410</text:p>
              </table:table-cell>
              <table:table-cell office:value-type="float" office:value="58819">
                <text:p>588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10">
                <text:p>29510</text:p>
              </table:table-cell>
              <table:table-cell office:value-type="float" office:value="59019">
                <text:p>590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10">
                <text:p>29610</text:p>
              </table:table-cell>
              <table:table-cell office:value-type="float" office:value="59219">
                <text:p>592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10">
                <text:p>29710</text:p>
              </table:table-cell>
              <table:table-cell office:value-type="float" office:value="59419">
                <text:p>594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10">
                <text:p>29810</text:p>
              </table:table-cell>
              <table:table-cell office:value-type="float" office:value="59619">
                <text:p>596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10">
                <text:p>29910</text:p>
              </table:table-cell>
              <table:table-cell office:value-type="float" office:value="59819">
                <text:p>598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10">
                <text:p>30010</text:p>
              </table:table-cell>
              <table:table-cell office:value-type="float" office:value="60019">
                <text:p>600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10">
                <text:p>30110</text:p>
              </table:table-cell>
              <table:table-cell office:value-type="float" office:value="60219">
                <text:p>602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10">
                <text:p>30210</text:p>
              </table:table-cell>
              <table:table-cell office:value-type="float" office:value="60419">
                <text:p>604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10">
                <text:p>30310</text:p>
              </table:table-cell>
              <table:table-cell office:value-type="float" office:value="60619">
                <text:p>606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10">
                <text:p>30410</text:p>
              </table:table-cell>
              <table:table-cell office:value-type="float" office:value="60819">
                <text:p>608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10">
                <text:p>30510</text:p>
              </table:table-cell>
              <table:table-cell office:value-type="float" office:value="61019">
                <text:p>610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10">
                <text:p>30610</text:p>
              </table:table-cell>
              <table:table-cell office:value-type="float" office:value="61219">
                <text:p>612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10">
                <text:p>30710</text:p>
              </table:table-cell>
              <table:table-cell office:value-type="float" office:value="61419">
                <text:p>614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10">
                <text:p>30810</text:p>
              </table:table-cell>
              <table:table-cell office:value-type="float" office:value="61619">
                <text:p>616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10">
                <text:p>30910</text:p>
              </table:table-cell>
              <table:table-cell office:value-type="float" office:value="61819">
                <text:p>618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10">
                <text:p>31010</text:p>
              </table:table-cell>
              <table:table-cell office:value-type="float" office:value="62019">
                <text:p>620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10">
                <text:p>31110</text:p>
              </table:table-cell>
              <table:table-cell office:value-type="float" office:value="62219">
                <text:p>622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10">
                <text:p>31210</text:p>
              </table:table-cell>
              <table:table-cell office:value-type="float" office:value="62419">
                <text:p>624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10">
                <text:p>31310</text:p>
              </table:table-cell>
              <table:table-cell office:value-type="float" office:value="62619">
                <text:p>626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10">
                <text:p>31410</text:p>
              </table:table-cell>
              <table:table-cell office:value-type="float" office:value="62819">
                <text:p>628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10">
                <text:p>31510</text:p>
              </table:table-cell>
              <table:table-cell office:value-type="float" office:value="63019">
                <text:p>630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10">
                <text:p>31610</text:p>
              </table:table-cell>
              <table:table-cell office:value-type="float" office:value="63219">
                <text:p>632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10">
                <text:p>31710</text:p>
              </table:table-cell>
              <table:table-cell office:value-type="float" office:value="63419">
                <text:p>634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10">
                <text:p>31810</text:p>
              </table:table-cell>
              <table:table-cell office:value-type="float" office:value="63619">
                <text:p>636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10">
                <text:p>31910</text:p>
              </table:table-cell>
              <table:table-cell office:value-type="float" office:value="63819">
                <text:p>638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10">
                <text:p>32010</text:p>
              </table:table-cell>
              <table:table-cell office:value-type="float" office:value="64019">
                <text:p>640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10">
                <text:p>32110</text:p>
              </table:table-cell>
              <table:table-cell office:value-type="float" office:value="64219">
                <text:p>642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10">
                <text:p>32210</text:p>
              </table:table-cell>
              <table:table-cell office:value-type="float" office:value="64419">
                <text:p>644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10">
                <text:p>32310</text:p>
              </table:table-cell>
              <table:table-cell office:value-type="float" office:value="64619">
                <text:p>646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10">
                <text:p>32410</text:p>
              </table:table-cell>
              <table:table-cell office:value-type="float" office:value="64819">
                <text:p>648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10">
                <text:p>32510</text:p>
              </table:table-cell>
              <table:table-cell office:value-type="float" office:value="65019">
                <text:p>650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10">
                <text:p>32610</text:p>
              </table:table-cell>
              <table:table-cell office:value-type="float" office:value="65219">
                <text:p>652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10">
                <text:p>32710</text:p>
              </table:table-cell>
              <table:table-cell office:value-type="float" office:value="65419">
                <text:p>654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10">
                <text:p>32810</text:p>
              </table:table-cell>
              <table:table-cell office:value-type="float" office:value="65619">
                <text:p>656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10">
                <text:p>32910</text:p>
              </table:table-cell>
              <table:table-cell office:value-type="float" office:value="65819">
                <text:p>658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10">
                <text:p>33010</text:p>
              </table:table-cell>
              <table:table-cell office:value-type="float" office:value="66019">
                <text:p>660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10">
                <text:p>33110</text:p>
              </table:table-cell>
              <table:table-cell office:value-type="float" office:value="66219">
                <text:p>662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10">
                <text:p>33210</text:p>
              </table:table-cell>
              <table:table-cell office:value-type="float" office:value="66419">
                <text:p>664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10">
                <text:p>33310</text:p>
              </table:table-cell>
              <table:table-cell office:value-type="float" office:value="66619">
                <text:p>666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10">
                <text:p>33410</text:p>
              </table:table-cell>
              <table:table-cell office:value-type="float" office:value="66819">
                <text:p>668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10">
                <text:p>33510</text:p>
              </table:table-cell>
              <table:table-cell office:value-type="float" office:value="67019">
                <text:p>670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10">
                <text:p>33610</text:p>
              </table:table-cell>
              <table:table-cell office:value-type="float" office:value="67219">
                <text:p>672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10">
                <text:p>33710</text:p>
              </table:table-cell>
              <table:table-cell office:value-type="float" office:value="67419">
                <text:p>674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10">
                <text:p>33810</text:p>
              </table:table-cell>
              <table:table-cell office:value-type="float" office:value="67619">
                <text:p>676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10">
                <text:p>33910</text:p>
              </table:table-cell>
              <table:table-cell office:value-type="float" office:value="67819">
                <text:p>678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10">
                <text:p>34010</text:p>
              </table:table-cell>
              <table:table-cell office:value-type="float" office:value="68019">
                <text:p>680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10">
                <text:p>34110</text:p>
              </table:table-cell>
              <table:table-cell office:value-type="float" office:value="68219">
                <text:p>682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10">
                <text:p>34210</text:p>
              </table:table-cell>
              <table:table-cell office:value-type="float" office:value="68419">
                <text:p>684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10">
                <text:p>34310</text:p>
              </table:table-cell>
              <table:table-cell office:value-type="float" office:value="68619">
                <text:p>686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10">
                <text:p>34410</text:p>
              </table:table-cell>
              <table:table-cell office:value-type="float" office:value="68819">
                <text:p>688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10">
                <text:p>34510</text:p>
              </table:table-cell>
              <table:table-cell office:value-type="float" office:value="69019">
                <text:p>690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10">
                <text:p>34610</text:p>
              </table:table-cell>
              <table:table-cell office:value-type="float" office:value="69219">
                <text:p>692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10">
                <text:p>34710</text:p>
              </table:table-cell>
              <table:table-cell office:value-type="float" office:value="69419">
                <text:p>694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10">
                <text:p>34810</text:p>
              </table:table-cell>
              <table:table-cell office:value-type="float" office:value="69619">
                <text:p>696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10">
                <text:p>34910</text:p>
              </table:table-cell>
              <table:table-cell office:value-type="float" office:value="69819">
                <text:p>698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10">
                <text:p>35010</text:p>
              </table:table-cell>
              <table:table-cell office:value-type="float" office:value="70019">
                <text:p>700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10">
                <text:p>35110</text:p>
              </table:table-cell>
              <table:table-cell office:value-type="float" office:value="70219">
                <text:p>702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10">
                <text:p>35210</text:p>
              </table:table-cell>
              <table:table-cell office:value-type="float" office:value="70419">
                <text:p>704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10">
                <text:p>35310</text:p>
              </table:table-cell>
              <table:table-cell office:value-type="float" office:value="70619">
                <text:p>706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10">
                <text:p>35410</text:p>
              </table:table-cell>
              <table:table-cell office:value-type="float" office:value="70819">
                <text:p>708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10">
                <text:p>35510</text:p>
              </table:table-cell>
              <table:table-cell office:value-type="float" office:value="71019">
                <text:p>710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10">
                <text:p>35610</text:p>
              </table:table-cell>
              <table:table-cell office:value-type="float" office:value="71219">
                <text:p>712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10">
                <text:p>35710</text:p>
              </table:table-cell>
              <table:table-cell office:value-type="float" office:value="71419">
                <text:p>714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10">
                <text:p>35810</text:p>
              </table:table-cell>
              <table:table-cell office:value-type="float" office:value="71619">
                <text:p>716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10">
                <text:p>35910</text:p>
              </table:table-cell>
              <table:table-cell office:value-type="float" office:value="71819">
                <text:p>718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10">
                <text:p>36010</text:p>
              </table:table-cell>
              <table:table-cell office:value-type="float" office:value="72019">
                <text:p>720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10">
                <text:p>36110</text:p>
              </table:table-cell>
              <table:table-cell office:value-type="float" office:value="72219">
                <text:p>722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10">
                <text:p>36210</text:p>
              </table:table-cell>
              <table:table-cell office:value-type="float" office:value="72419">
                <text:p>724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10">
                <text:p>36310</text:p>
              </table:table-cell>
              <table:table-cell office:value-type="float" office:value="72619">
                <text:p>726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10">
                <text:p>36410</text:p>
              </table:table-cell>
              <table:table-cell office:value-type="float" office:value="72819">
                <text:p>728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10">
                <text:p>36510</text:p>
              </table:table-cell>
              <table:table-cell office:value-type="float" office:value="73019">
                <text:p>730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10">
                <text:p>36610</text:p>
              </table:table-cell>
              <table:table-cell office:value-type="float" office:value="73219">
                <text:p>732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10">
                <text:p>36710</text:p>
              </table:table-cell>
              <table:table-cell office:value-type="float" office:value="73419">
                <text:p>734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10">
                <text:p>36810</text:p>
              </table:table-cell>
              <table:table-cell office:value-type="float" office:value="73619">
                <text:p>736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10">
                <text:p>36910</text:p>
              </table:table-cell>
              <table:table-cell office:value-type="float" office:value="73819">
                <text:p>738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10">
                <text:p>37010</text:p>
              </table:table-cell>
              <table:table-cell office:value-type="float" office:value="74019">
                <text:p>740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10">
                <text:p>37110</text:p>
              </table:table-cell>
              <table:table-cell office:value-type="float" office:value="74219">
                <text:p>742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10">
                <text:p>37210</text:p>
              </table:table-cell>
              <table:table-cell office:value-type="float" office:value="74419">
                <text:p>744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10">
                <text:p>37310</text:p>
              </table:table-cell>
              <table:table-cell office:value-type="float" office:value="74619">
                <text:p>746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10">
                <text:p>37410</text:p>
              </table:table-cell>
              <table:table-cell office:value-type="float" office:value="74819">
                <text:p>748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10">
                <text:p>37510</text:p>
              </table:table-cell>
              <table:table-cell office:value-type="float" office:value="75019">
                <text:p>750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10">
                <text:p>37610</text:p>
              </table:table-cell>
              <table:table-cell office:value-type="float" office:value="75219">
                <text:p>752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10">
                <text:p>37710</text:p>
              </table:table-cell>
              <table:table-cell office:value-type="float" office:value="75419">
                <text:p>754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10">
                <text:p>37810</text:p>
              </table:table-cell>
              <table:table-cell office:value-type="float" office:value="75619">
                <text:p>756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10">
                <text:p>37910</text:p>
              </table:table-cell>
              <table:table-cell office:value-type="float" office:value="75819">
                <text:p>758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10">
                <text:p>38010</text:p>
              </table:table-cell>
              <table:table-cell office:value-type="float" office:value="76019">
                <text:p>760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10">
                <text:p>38110</text:p>
              </table:table-cell>
              <table:table-cell office:value-type="float" office:value="76219">
                <text:p>762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10">
                <text:p>38210</text:p>
              </table:table-cell>
              <table:table-cell office:value-type="float" office:value="76419">
                <text:p>764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10">
                <text:p>38310</text:p>
              </table:table-cell>
              <table:table-cell office:value-type="float" office:value="76619">
                <text:p>766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10">
                <text:p>38410</text:p>
              </table:table-cell>
              <table:table-cell office:value-type="float" office:value="76819">
                <text:p>768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10">
                <text:p>38510</text:p>
              </table:table-cell>
              <table:table-cell office:value-type="float" office:value="77019">
                <text:p>770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10">
                <text:p>38610</text:p>
              </table:table-cell>
              <table:table-cell office:value-type="float" office:value="77219">
                <text:p>772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10">
                <text:p>38710</text:p>
              </table:table-cell>
              <table:table-cell office:value-type="float" office:value="77419">
                <text:p>774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10">
                <text:p>38810</text:p>
              </table:table-cell>
              <table:table-cell office:value-type="float" office:value="77619">
                <text:p>776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10">
                <text:p>38910</text:p>
              </table:table-cell>
              <table:table-cell office:value-type="float" office:value="77819">
                <text:p>778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10">
                <text:p>39010</text:p>
              </table:table-cell>
              <table:table-cell office:value-type="float" office:value="78019">
                <text:p>780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10">
                <text:p>39110</text:p>
              </table:table-cell>
              <table:table-cell office:value-type="float" office:value="78219">
                <text:p>782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10">
                <text:p>39210</text:p>
              </table:table-cell>
              <table:table-cell office:value-type="float" office:value="78419">
                <text:p>784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10">
                <text:p>39310</text:p>
              </table:table-cell>
              <table:table-cell office:value-type="float" office:value="78619">
                <text:p>786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10">
                <text:p>39410</text:p>
              </table:table-cell>
              <table:table-cell office:value-type="float" office:value="78819">
                <text:p>788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10">
                <text:p>39510</text:p>
              </table:table-cell>
              <table:table-cell office:value-type="float" office:value="79019">
                <text:p>790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10">
                <text:p>39610</text:p>
              </table:table-cell>
              <table:table-cell office:value-type="float" office:value="79219">
                <text:p>792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10">
                <text:p>39710</text:p>
              </table:table-cell>
              <table:table-cell office:value-type="float" office:value="79419">
                <text:p>794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10">
                <text:p>39810</text:p>
              </table:table-cell>
              <table:table-cell office:value-type="float" office:value="79619">
                <text:p>796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10">
                <text:p>39910</text:p>
              </table:table-cell>
              <table:table-cell office:value-type="float" office:value="79819">
                <text:p>798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10">
                <text:p>40010</text:p>
              </table:table-cell>
              <table:table-cell office:value-type="float" office:value="80019">
                <text:p>800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10">
                <text:p>40110</text:p>
              </table:table-cell>
              <table:table-cell office:value-type="float" office:value="80219">
                <text:p>802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10">
                <text:p>40210</text:p>
              </table:table-cell>
              <table:table-cell office:value-type="float" office:value="80419">
                <text:p>804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10">
                <text:p>40310</text:p>
              </table:table-cell>
              <table:table-cell office:value-type="float" office:value="80619">
                <text:p>806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10">
                <text:p>40410</text:p>
              </table:table-cell>
              <table:table-cell office:value-type="float" office:value="80819">
                <text:p>808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10">
                <text:p>40510</text:p>
              </table:table-cell>
              <table:table-cell office:value-type="float" office:value="81019">
                <text:p>810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10">
                <text:p>40610</text:p>
              </table:table-cell>
              <table:table-cell office:value-type="float" office:value="81219">
                <text:p>812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10">
                <text:p>40710</text:p>
              </table:table-cell>
              <table:table-cell office:value-type="float" office:value="81419">
                <text:p>814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10">
                <text:p>40810</text:p>
              </table:table-cell>
              <table:table-cell office:value-type="float" office:value="81619">
                <text:p>816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10">
                <text:p>40910</text:p>
              </table:table-cell>
              <table:table-cell office:value-type="float" office:value="81819">
                <text:p>818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10">
                <text:p>41010</text:p>
              </table:table-cell>
              <table:table-cell office:value-type="float" office:value="82019">
                <text:p>820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10">
                <text:p>41110</text:p>
              </table:table-cell>
              <table:table-cell office:value-type="float" office:value="82219">
                <text:p>822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10">
                <text:p>41210</text:p>
              </table:table-cell>
              <table:table-cell office:value-type="float" office:value="82419">
                <text:p>824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10">
                <text:p>41310</text:p>
              </table:table-cell>
              <table:table-cell office:value-type="float" office:value="82619">
                <text:p>826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10">
                <text:p>41410</text:p>
              </table:table-cell>
              <table:table-cell office:value-type="float" office:value="82819">
                <text:p>828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10">
                <text:p>41510</text:p>
              </table:table-cell>
              <table:table-cell office:value-type="float" office:value="83019">
                <text:p>830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10">
                <text:p>41610</text:p>
              </table:table-cell>
              <table:table-cell office:value-type="float" office:value="83219">
                <text:p>832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10">
                <text:p>41710</text:p>
              </table:table-cell>
              <table:table-cell office:value-type="float" office:value="83419">
                <text:p>834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10">
                <text:p>41810</text:p>
              </table:table-cell>
              <table:table-cell office:value-type="float" office:value="83619">
                <text:p>836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10">
                <text:p>41910</text:p>
              </table:table-cell>
              <table:table-cell office:value-type="float" office:value="83819">
                <text:p>838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10">
                <text:p>42010</text:p>
              </table:table-cell>
              <table:table-cell office:value-type="float" office:value="84019">
                <text:p>840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10">
                <text:p>42110</text:p>
              </table:table-cell>
              <table:table-cell office:value-type="float" office:value="84219">
                <text:p>842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10">
                <text:p>42210</text:p>
              </table:table-cell>
              <table:table-cell office:value-type="float" office:value="84419">
                <text:p>844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10">
                <text:p>42310</text:p>
              </table:table-cell>
              <table:table-cell office:value-type="float" office:value="84619">
                <text:p>846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10">
                <text:p>42410</text:p>
              </table:table-cell>
              <table:table-cell office:value-type="float" office:value="84819">
                <text:p>848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10">
                <text:p>42510</text:p>
              </table:table-cell>
              <table:table-cell office:value-type="float" office:value="85019">
                <text:p>850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10">
                <text:p>42610</text:p>
              </table:table-cell>
              <table:table-cell office:value-type="float" office:value="85219">
                <text:p>852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10">
                <text:p>42710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10">
                <text:p>42810</text:p>
              </table:table-cell>
              <table:table-cell office:value-type="float" office:value="85619">
                <text:p>856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10">
                <text:p>42910</text:p>
              </table:table-cell>
              <table:table-cell office:value-type="float" office:value="85819">
                <text:p>858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10">
                <text:p>43010</text:p>
              </table:table-cell>
              <table:table-cell office:value-type="float" office:value="86019">
                <text:p>860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10">
                <text:p>43110</text:p>
              </table:table-cell>
              <table:table-cell office:value-type="float" office:value="86219">
                <text:p>862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10">
                <text:p>43210</text:p>
              </table:table-cell>
              <table:table-cell office:value-type="float" office:value="86419">
                <text:p>864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10">
                <text:p>43310</text:p>
              </table:table-cell>
              <table:table-cell office:value-type="float" office:value="86619">
                <text:p>866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10">
                <text:p>43410</text:p>
              </table:table-cell>
              <table:table-cell office:value-type="float" office:value="86819">
                <text:p>868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10">
                <text:p>43510</text:p>
              </table:table-cell>
              <table:table-cell office:value-type="float" office:value="87019">
                <text:p>870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10">
                <text:p>43610</text:p>
              </table:table-cell>
              <table:table-cell office:value-type="float" office:value="87219">
                <text:p>872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10">
                <text:p>43710</text:p>
              </table:table-cell>
              <table:table-cell office:value-type="float" office:value="87419">
                <text:p>874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10">
                <text:p>43810</text:p>
              </table:table-cell>
              <table:table-cell office:value-type="float" office:value="87619">
                <text:p>876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10">
                <text:p>43910</text:p>
              </table:table-cell>
              <table:table-cell office:value-type="float" office:value="87819">
                <text:p>878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10">
                <text:p>44010</text:p>
              </table:table-cell>
              <table:table-cell office:value-type="float" office:value="88019">
                <text:p>880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10">
                <text:p>44110</text:p>
              </table:table-cell>
              <table:table-cell office:value-type="float" office:value="88219">
                <text:p>882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10">
                <text:p>44210</text:p>
              </table:table-cell>
              <table:table-cell office:value-type="float" office:value="88419">
                <text:p>884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10">
                <text:p>44310</text:p>
              </table:table-cell>
              <table:table-cell office:value-type="float" office:value="88619">
                <text:p>886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10">
                <text:p>44410</text:p>
              </table:table-cell>
              <table:table-cell office:value-type="float" office:value="88819">
                <text:p>888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10">
                <text:p>44510</text:p>
              </table:table-cell>
              <table:table-cell office:value-type="float" office:value="89019">
                <text:p>890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10">
                <text:p>44610</text:p>
              </table:table-cell>
              <table:table-cell office:value-type="float" office:value="89219">
                <text:p>892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10">
                <text:p>44710</text:p>
              </table:table-cell>
              <table:table-cell office:value-type="float" office:value="89419">
                <text:p>894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10">
                <text:p>44810</text:p>
              </table:table-cell>
              <table:table-cell office:value-type="float" office:value="89619">
                <text:p>896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10">
                <text:p>44910</text:p>
              </table:table-cell>
              <table:table-cell office:value-type="float" office:value="89819">
                <text:p>898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10">
                <text:p>45010</text:p>
              </table:table-cell>
              <table:table-cell office:value-type="float" office:value="90019">
                <text:p>900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10">
                <text:p>45110</text:p>
              </table:table-cell>
              <table:table-cell office:value-type="float" office:value="90219">
                <text:p>902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10">
                <text:p>45210</text:p>
              </table:table-cell>
              <table:table-cell office:value-type="float" office:value="90419">
                <text:p>904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10">
                <text:p>45310</text:p>
              </table:table-cell>
              <table:table-cell office:value-type="float" office:value="90619">
                <text:p>906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10">
                <text:p>45410</text:p>
              </table:table-cell>
              <table:table-cell office:value-type="float" office:value="90819">
                <text:p>908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10">
                <text:p>45510</text:p>
              </table:table-cell>
              <table:table-cell office:value-type="float" office:value="91019">
                <text:p>910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10">
                <text:p>45610</text:p>
              </table:table-cell>
              <table:table-cell office:value-type="float" office:value="91219">
                <text:p>912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10">
                <text:p>45710</text:p>
              </table:table-cell>
              <table:table-cell office:value-type="float" office:value="91419">
                <text:p>914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10">
                <text:p>45810</text:p>
              </table:table-cell>
              <table:table-cell office:value-type="float" office:value="91619">
                <text:p>916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10">
                <text:p>45910</text:p>
              </table:table-cell>
              <table:table-cell office:value-type="float" office:value="91819">
                <text:p>918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10">
                <text:p>46010</text:p>
              </table:table-cell>
              <table:table-cell office:value-type="float" office:value="92019">
                <text:p>920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10">
                <text:p>46110</text:p>
              </table:table-cell>
              <table:table-cell office:value-type="float" office:value="92219">
                <text:p>922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10">
                <text:p>46210</text:p>
              </table:table-cell>
              <table:table-cell office:value-type="float" office:value="92419">
                <text:p>924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10">
                <text:p>46310</text:p>
              </table:table-cell>
              <table:table-cell office:value-type="float" office:value="92619">
                <text:p>926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10">
                <text:p>46410</text:p>
              </table:table-cell>
              <table:table-cell office:value-type="float" office:value="92819">
                <text:p>928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10">
                <text:p>46510</text:p>
              </table:table-cell>
              <table:table-cell office:value-type="float" office:value="93019">
                <text:p>930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10">
                <text:p>46610</text:p>
              </table:table-cell>
              <table:table-cell office:value-type="float" office:value="93219">
                <text:p>932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10">
                <text:p>46710</text:p>
              </table:table-cell>
              <table:table-cell office:value-type="float" office:value="93419">
                <text:p>934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10">
                <text:p>46810</text:p>
              </table:table-cell>
              <table:table-cell office:value-type="float" office:value="93619">
                <text:p>936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10">
                <text:p>46910</text:p>
              </table:table-cell>
              <table:table-cell office:value-type="float" office:value="93819">
                <text:p>938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10">
                <text:p>47010</text:p>
              </table:table-cell>
              <table:table-cell office:value-type="float" office:value="94019">
                <text:p>940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10">
                <text:p>47110</text:p>
              </table:table-cell>
              <table:table-cell office:value-type="float" office:value="94219">
                <text:p>942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10">
                <text:p>47210</text:p>
              </table:table-cell>
              <table:table-cell office:value-type="float" office:value="94419">
                <text:p>944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10">
                <text:p>47310</text:p>
              </table:table-cell>
              <table:table-cell office:value-type="float" office:value="94619">
                <text:p>946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10">
                <text:p>47410</text:p>
              </table:table-cell>
              <table:table-cell office:value-type="float" office:value="94819">
                <text:p>948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10">
                <text:p>47510</text:p>
              </table:table-cell>
              <table:table-cell office:value-type="float" office:value="95019">
                <text:p>950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10">
                <text:p>47610</text:p>
              </table:table-cell>
              <table:table-cell office:value-type="float" office:value="95219">
                <text:p>952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10">
                <text:p>47710</text:p>
              </table:table-cell>
              <table:table-cell office:value-type="float" office:value="95419">
                <text:p>954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10">
                <text:p>47810</text:p>
              </table:table-cell>
              <table:table-cell office:value-type="float" office:value="95619">
                <text:p>956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10">
                <text:p>47910</text:p>
              </table:table-cell>
              <table:table-cell office:value-type="float" office:value="95819">
                <text:p>958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10">
                <text:p>48010</text:p>
              </table:table-cell>
              <table:table-cell office:value-type="float" office:value="96019">
                <text:p>960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10">
                <text:p>48110</text:p>
              </table:table-cell>
              <table:table-cell office:value-type="float" office:value="96219">
                <text:p>962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10">
                <text:p>48210</text:p>
              </table:table-cell>
              <table:table-cell office:value-type="float" office:value="96419">
                <text:p>964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10">
                <text:p>48310</text:p>
              </table:table-cell>
              <table:table-cell office:value-type="float" office:value="96619">
                <text:p>966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10">
                <text:p>48410</text:p>
              </table:table-cell>
              <table:table-cell office:value-type="float" office:value="96819">
                <text:p>968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10">
                <text:p>48510</text:p>
              </table:table-cell>
              <table:table-cell office:value-type="float" office:value="97019">
                <text:p>970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10">
                <text:p>48610</text:p>
              </table:table-cell>
              <table:table-cell office:value-type="float" office:value="97219">
                <text:p>972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10">
                <text:p>48710</text:p>
              </table:table-cell>
              <table:table-cell office:value-type="float" office:value="97419">
                <text:p>974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10">
                <text:p>48810</text:p>
              </table:table-cell>
              <table:table-cell office:value-type="float" office:value="97619">
                <text:p>976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10">
                <text:p>48910</text:p>
              </table:table-cell>
              <table:table-cell office:value-type="float" office:value="97819">
                <text:p>978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10">
                <text:p>49010</text:p>
              </table:table-cell>
              <table:table-cell office:value-type="float" office:value="98019">
                <text:p>980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10">
                <text:p>49110</text:p>
              </table:table-cell>
              <table:table-cell office:value-type="float" office:value="98219">
                <text:p>982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10">
                <text:p>49210</text:p>
              </table:table-cell>
              <table:table-cell office:value-type="float" office:value="98419">
                <text:p>984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10">
                <text:p>49310</text:p>
              </table:table-cell>
              <table:table-cell office:value-type="float" office:value="98619">
                <text:p>986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10">
                <text:p>49410</text:p>
              </table:table-cell>
              <table:table-cell office:value-type="float" office:value="98819">
                <text:p>988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10">
                <text:p>49510</text:p>
              </table:table-cell>
              <table:table-cell office:value-type="float" office:value="99019">
                <text:p>990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10">
                <text:p>49610</text:p>
              </table:table-cell>
              <table:table-cell office:value-type="float" office:value="99219">
                <text:p>992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10">
                <text:p>49710</text:p>
              </table:table-cell>
              <table:table-cell office:value-type="float" office:value="99419">
                <text:p>994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10">
                <text:p>49810</text:p>
              </table:table-cell>
              <table:table-cell office:value-type="float" office:value="99619">
                <text:p>996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10">
                <text:p>49910</text:p>
              </table:table-cell>
              <table:table-cell office:value-type="float" office:value="99819">
                <text:p>998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10">
                <text:p>50010</text:p>
              </table:table-cell>
              <table:table-cell office:value-type="float" office:value="100019">
                <text:p>1000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10">
                <text:p>50110</text:p>
              </table:table-cell>
              <table:table-cell office:value-type="float" office:value="100219">
                <text:p>1002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10">
                <text:p>50210</text:p>
              </table:table-cell>
              <table:table-cell office:value-type="float" office:value="100419">
                <text:p>1004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10">
                <text:p>50310</text:p>
              </table:table-cell>
              <table:table-cell office:value-type="float" office:value="100619">
                <text:p>1006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10">
                <text:p>50410</text:p>
              </table:table-cell>
              <table:table-cell office:value-type="float" office:value="100819">
                <text:p>1008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10">
                <text:p>50510</text:p>
              </table:table-cell>
              <table:table-cell office:value-type="float" office:value="101019">
                <text:p>1010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10">
                <text:p>50610</text:p>
              </table:table-cell>
              <table:table-cell office:value-type="float" office:value="101219">
                <text:p>1012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10">
                <text:p>50710</text:p>
              </table:table-cell>
              <table:table-cell office:value-type="float" office:value="101419">
                <text:p>1014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10">
                <text:p>50810</text:p>
              </table:table-cell>
              <table:table-cell office:value-type="float" office:value="101619">
                <text:p>1016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10">
                <text:p>50910</text:p>
              </table:table-cell>
              <table:table-cell office:value-type="float" office:value="101819">
                <text:p>1018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10">
                <text:p>51010</text:p>
              </table:table-cell>
              <table:table-cell office:value-type="float" office:value="102019">
                <text:p>1020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10">
                <text:p>51110</text:p>
              </table:table-cell>
              <table:table-cell office:value-type="float" office:value="102219">
                <text:p>1022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10">
                <text:p>51210</text:p>
              </table:table-cell>
              <table:table-cell office:value-type="float" office:value="102419">
                <text:p>1024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10">
                <text:p>51310</text:p>
              </table:table-cell>
              <table:table-cell office:value-type="float" office:value="102619">
                <text:p>1026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10">
                <text:p>51410</text:p>
              </table:table-cell>
              <table:table-cell office:value-type="float" office:value="102819">
                <text:p>1028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10">
                <text:p>51510</text:p>
              </table:table-cell>
              <table:table-cell office:value-type="float" office:value="103019">
                <text:p>1030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10">
                <text:p>51610</text:p>
              </table:table-cell>
              <table:table-cell office:value-type="float" office:value="103219">
                <text:p>1032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10">
                <text:p>51710</text:p>
              </table:table-cell>
              <table:table-cell office:value-type="float" office:value="103419">
                <text:p>1034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10">
                <text:p>51810</text:p>
              </table:table-cell>
              <table:table-cell office:value-type="float" office:value="103619">
                <text:p>1036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10">
                <text:p>51910</text:p>
              </table:table-cell>
              <table:table-cell office:value-type="float" office:value="103819">
                <text:p>1038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10">
                <text:p>52010</text:p>
              </table:table-cell>
              <table:table-cell office:value-type="float" office:value="104019">
                <text:p>1040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10">
                <text:p>52110</text:p>
              </table:table-cell>
              <table:table-cell office:value-type="float" office:value="104219">
                <text:p>1042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10">
                <text:p>52210</text:p>
              </table:table-cell>
              <table:table-cell office:value-type="float" office:value="104419">
                <text:p>1044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10">
                <text:p>52310</text:p>
              </table:table-cell>
              <table:table-cell office:value-type="float" office:value="104619">
                <text:p>1046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10">
                <text:p>52410</text:p>
              </table:table-cell>
              <table:table-cell office:value-type="float" office:value="104819">
                <text:p>1048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10">
                <text:p>52510</text:p>
              </table:table-cell>
              <table:table-cell office:value-type="float" office:value="105019">
                <text:p>1050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10">
                <text:p>52610</text:p>
              </table:table-cell>
              <table:table-cell office:value-type="float" office:value="105219">
                <text:p>1052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10">
                <text:p>52710</text:p>
              </table:table-cell>
              <table:table-cell office:value-type="float" office:value="105419">
                <text:p>1054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10">
                <text:p>52810</text:p>
              </table:table-cell>
              <table:table-cell office:value-type="float" office:value="105619">
                <text:p>1056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10">
                <text:p>52910</text:p>
              </table:table-cell>
              <table:table-cell office:value-type="float" office:value="105819">
                <text:p>1058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10">
                <text:p>53010</text:p>
              </table:table-cell>
              <table:table-cell office:value-type="float" office:value="106019">
                <text:p>1060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10">
                <text:p>53110</text:p>
              </table:table-cell>
              <table:table-cell office:value-type="float" office:value="106219">
                <text:p>1062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10">
                <text:p>53210</text:p>
              </table:table-cell>
              <table:table-cell office:value-type="float" office:value="106419">
                <text:p>1064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10">
                <text:p>53310</text:p>
              </table:table-cell>
              <table:table-cell office:value-type="float" office:value="106619">
                <text:p>1066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10">
                <text:p>53410</text:p>
              </table:table-cell>
              <table:table-cell office:value-type="float" office:value="106819">
                <text:p>1068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10">
                <text:p>53510</text:p>
              </table:table-cell>
              <table:table-cell office:value-type="float" office:value="107019">
                <text:p>1070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10">
                <text:p>53610</text:p>
              </table:table-cell>
              <table:table-cell office:value-type="float" office:value="107219">
                <text:p>1072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10">
                <text:p>53710</text:p>
              </table:table-cell>
              <table:table-cell office:value-type="float" office:value="107419">
                <text:p>1074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10">
                <text:p>53810</text:p>
              </table:table-cell>
              <table:table-cell office:value-type="float" office:value="107619">
                <text:p>1076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10">
                <text:p>53910</text:p>
              </table:table-cell>
              <table:table-cell office:value-type="float" office:value="107819">
                <text:p>1078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10">
                <text:p>54010</text:p>
              </table:table-cell>
              <table:table-cell office:value-type="float" office:value="108019">
                <text:p>1080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10">
                <text:p>54110</text:p>
              </table:table-cell>
              <table:table-cell office:value-type="float" office:value="108219">
                <text:p>1082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10">
                <text:p>54210</text:p>
              </table:table-cell>
              <table:table-cell office:value-type="float" office:value="108419">
                <text:p>1084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10">
                <text:p>54310</text:p>
              </table:table-cell>
              <table:table-cell office:value-type="float" office:value="108619">
                <text:p>1086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10">
                <text:p>54410</text:p>
              </table:table-cell>
              <table:table-cell office:value-type="float" office:value="108819">
                <text:p>1088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10">
                <text:p>54510</text:p>
              </table:table-cell>
              <table:table-cell office:value-type="float" office:value="109019">
                <text:p>1090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10">
                <text:p>54610</text:p>
              </table:table-cell>
              <table:table-cell office:value-type="float" office:value="109219">
                <text:p>1092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10">
                <text:p>54710</text:p>
              </table:table-cell>
              <table:table-cell office:value-type="float" office:value="109419">
                <text:p>1094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10">
                <text:p>54810</text:p>
              </table:table-cell>
              <table:table-cell office:value-type="float" office:value="109619">
                <text:p>1096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10">
                <text:p>54910</text:p>
              </table:table-cell>
              <table:table-cell office:value-type="float" office:value="109819">
                <text:p>1098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10">
                <text:p>55010</text:p>
              </table:table-cell>
              <table:table-cell office:value-type="float" office:value="110019">
                <text:p>1100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10">
                <text:p>55110</text:p>
              </table:table-cell>
              <table:table-cell office:value-type="float" office:value="110219">
                <text:p>1102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10">
                <text:p>55210</text:p>
              </table:table-cell>
              <table:table-cell office:value-type="float" office:value="110419">
                <text:p>1104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10">
                <text:p>55310</text:p>
              </table:table-cell>
              <table:table-cell office:value-type="float" office:value="110619">
                <text:p>1106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10">
                <text:p>55410</text:p>
              </table:table-cell>
              <table:table-cell office:value-type="float" office:value="110819">
                <text:p>1108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10">
                <text:p>55510</text:p>
              </table:table-cell>
              <table:table-cell office:value-type="float" office:value="111019">
                <text:p>1110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10">
                <text:p>55610</text:p>
              </table:table-cell>
              <table:table-cell office:value-type="float" office:value="111219">
                <text:p>1112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10">
                <text:p>55710</text:p>
              </table:table-cell>
              <table:table-cell office:value-type="float" office:value="111419">
                <text:p>1114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10">
                <text:p>55810</text:p>
              </table:table-cell>
              <table:table-cell office:value-type="float" office:value="111619">
                <text:p>1116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10">
                <text:p>55910</text:p>
              </table:table-cell>
              <table:table-cell office:value-type="float" office:value="111819">
                <text:p>1118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10">
                <text:p>56010</text:p>
              </table:table-cell>
              <table:table-cell office:value-type="float" office:value="112019">
                <text:p>1120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10">
                <text:p>56110</text:p>
              </table:table-cell>
              <table:table-cell office:value-type="float" office:value="112219">
                <text:p>1122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10">
                <text:p>56210</text:p>
              </table:table-cell>
              <table:table-cell office:value-type="float" office:value="112419">
                <text:p>1124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10">
                <text:p>56310</text:p>
              </table:table-cell>
              <table:table-cell office:value-type="float" office:value="112619">
                <text:p>1126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10">
                <text:p>56410</text:p>
              </table:table-cell>
              <table:table-cell office:value-type="float" office:value="112819">
                <text:p>1128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10">
                <text:p>56510</text:p>
              </table:table-cell>
              <table:table-cell office:value-type="float" office:value="113019">
                <text:p>1130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10">
                <text:p>56610</text:p>
              </table:table-cell>
              <table:table-cell office:value-type="float" office:value="113219">
                <text:p>1132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10">
                <text:p>56710</text:p>
              </table:table-cell>
              <table:table-cell office:value-type="float" office:value="113419">
                <text:p>1134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10">
                <text:p>56810</text:p>
              </table:table-cell>
              <table:table-cell office:value-type="float" office:value="113619">
                <text:p>1136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10">
                <text:p>56910</text:p>
              </table:table-cell>
              <table:table-cell office:value-type="float" office:value="113819">
                <text:p>1138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10">
                <text:p>57010</text:p>
              </table:table-cell>
              <table:table-cell office:value-type="float" office:value="114019">
                <text:p>1140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10">
                <text:p>57110</text:p>
              </table:table-cell>
              <table:table-cell office:value-type="float" office:value="114219">
                <text:p>1142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10">
                <text:p>57210</text:p>
              </table:table-cell>
              <table:table-cell office:value-type="float" office:value="114419">
                <text:p>1144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10">
                <text:p>57310</text:p>
              </table:table-cell>
              <table:table-cell office:value-type="float" office:value="114619">
                <text:p>1146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10">
                <text:p>57410</text:p>
              </table:table-cell>
              <table:table-cell office:value-type="float" office:value="114819">
                <text:p>1148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10">
                <text:p>57510</text:p>
              </table:table-cell>
              <table:table-cell office:value-type="float" office:value="115019">
                <text:p>1150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10">
                <text:p>57610</text:p>
              </table:table-cell>
              <table:table-cell office:value-type="float" office:value="115219">
                <text:p>1152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10">
                <text:p>57710</text:p>
              </table:table-cell>
              <table:table-cell office:value-type="float" office:value="115419">
                <text:p>1154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10">
                <text:p>57810</text:p>
              </table:table-cell>
              <table:table-cell office:value-type="float" office:value="115619">
                <text:p>1156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10">
                <text:p>57910</text:p>
              </table:table-cell>
              <table:table-cell office:value-type="float" office:value="115819">
                <text:p>1158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10">
                <text:p>58010</text:p>
              </table:table-cell>
              <table:table-cell office:value-type="float" office:value="116019">
                <text:p>1160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10">
                <text:p>58110</text:p>
              </table:table-cell>
              <table:table-cell office:value-type="float" office:value="116219">
                <text:p>1162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10">
                <text:p>58210</text:p>
              </table:table-cell>
              <table:table-cell office:value-type="float" office:value="116419">
                <text:p>1164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10">
                <text:p>58310</text:p>
              </table:table-cell>
              <table:table-cell office:value-type="float" office:value="116619">
                <text:p>1166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10">
                <text:p>58410</text:p>
              </table:table-cell>
              <table:table-cell office:value-type="float" office:value="116819">
                <text:p>1168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10">
                <text:p>58510</text:p>
              </table:table-cell>
              <table:table-cell office:value-type="float" office:value="117019">
                <text:p>1170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10">
                <text:p>58610</text:p>
              </table:table-cell>
              <table:table-cell office:value-type="float" office:value="117219">
                <text:p>1172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10">
                <text:p>58710</text:p>
              </table:table-cell>
              <table:table-cell office:value-type="float" office:value="117419">
                <text:p>1174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10">
                <text:p>58810</text:p>
              </table:table-cell>
              <table:table-cell office:value-type="float" office:value="117619">
                <text:p>1176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10">
                <text:p>58910</text:p>
              </table:table-cell>
              <table:table-cell office:value-type="float" office:value="117819">
                <text:p>1178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10">
                <text:p>59010</text:p>
              </table:table-cell>
              <table:table-cell office:value-type="float" office:value="118019">
                <text:p>1180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10">
                <text:p>59110</text:p>
              </table:table-cell>
              <table:table-cell office:value-type="float" office:value="118219">
                <text:p>1182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10">
                <text:p>59210</text:p>
              </table:table-cell>
              <table:table-cell office:value-type="float" office:value="118419">
                <text:p>1184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10">
                <text:p>59310</text:p>
              </table:table-cell>
              <table:table-cell office:value-type="float" office:value="118619">
                <text:p>1186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10">
                <text:p>59410</text:p>
              </table:table-cell>
              <table:table-cell office:value-type="float" office:value="118819">
                <text:p>1188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10">
                <text:p>59510</text:p>
              </table:table-cell>
              <table:table-cell office:value-type="float" office:value="119019">
                <text:p>1190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10">
                <text:p>59610</text:p>
              </table:table-cell>
              <table:table-cell office:value-type="float" office:value="119219">
                <text:p>1192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10">
                <text:p>59710</text:p>
              </table:table-cell>
              <table:table-cell office:value-type="float" office:value="119419">
                <text:p>1194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10">
                <text:p>59810</text:p>
              </table:table-cell>
              <table:table-cell office:value-type="float" office:value="119619">
                <text:p>1196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10">
                <text:p>59910</text:p>
              </table:table-cell>
              <table:table-cell office:value-type="float" office:value="119819">
                <text:p>1198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10">
                <text:p>60010</text:p>
              </table:table-cell>
              <table:table-cell office:value-type="float" office:value="120019">
                <text:p>1200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10">
                <text:p>60110</text:p>
              </table:table-cell>
              <table:table-cell office:value-type="float" office:value="120219">
                <text:p>1202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10">
                <text:p>60210</text:p>
              </table:table-cell>
              <table:table-cell office:value-type="float" office:value="120419">
                <text:p>1204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10">
                <text:p>60310</text:p>
              </table:table-cell>
              <table:table-cell office:value-type="float" office:value="120619">
                <text:p>1206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10">
                <text:p>60410</text:p>
              </table:table-cell>
              <table:table-cell office:value-type="float" office:value="120819">
                <text:p>1208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10">
                <text:p>60510</text:p>
              </table:table-cell>
              <table:table-cell office:value-type="float" office:value="121019">
                <text:p>1210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10">
                <text:p>60610</text:p>
              </table:table-cell>
              <table:table-cell office:value-type="float" office:value="121219">
                <text:p>1212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10">
                <text:p>60710</text:p>
              </table:table-cell>
              <table:table-cell office:value-type="float" office:value="121419">
                <text:p>1214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10">
                <text:p>60810</text:p>
              </table:table-cell>
              <table:table-cell office:value-type="float" office:value="121619">
                <text:p>1216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10">
                <text:p>60910</text:p>
              </table:table-cell>
              <table:table-cell office:value-type="float" office:value="121819">
                <text:p>1218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10">
                <text:p>61010</text:p>
              </table:table-cell>
              <table:table-cell office:value-type="float" office:value="122019">
                <text:p>1220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10">
                <text:p>61110</text:p>
              </table:table-cell>
              <table:table-cell office:value-type="float" office:value="122219">
                <text:p>1222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10">
                <text:p>61210</text:p>
              </table:table-cell>
              <table:table-cell office:value-type="float" office:value="122419">
                <text:p>1224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10">
                <text:p>61310</text:p>
              </table:table-cell>
              <table:table-cell office:value-type="float" office:value="122619">
                <text:p>1226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10">
                <text:p>61410</text:p>
              </table:table-cell>
              <table:table-cell office:value-type="float" office:value="122819">
                <text:p>1228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10">
                <text:p>61510</text:p>
              </table:table-cell>
              <table:table-cell office:value-type="float" office:value="123019">
                <text:p>1230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10">
                <text:p>61610</text:p>
              </table:table-cell>
              <table:table-cell office:value-type="float" office:value="123219">
                <text:p>1232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10">
                <text:p>61710</text:p>
              </table:table-cell>
              <table:table-cell office:value-type="float" office:value="123419">
                <text:p>1234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10">
                <text:p>61810</text:p>
              </table:table-cell>
              <table:table-cell office:value-type="float" office:value="123619">
                <text:p>1236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10">
                <text:p>61910</text:p>
              </table:table-cell>
              <table:table-cell office:value-type="float" office:value="123819">
                <text:p>1238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10">
                <text:p>62010</text:p>
              </table:table-cell>
              <table:table-cell office:value-type="float" office:value="124019">
                <text:p>1240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10">
                <text:p>62110</text:p>
              </table:table-cell>
              <table:table-cell office:value-type="float" office:value="124219">
                <text:p>1242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10">
                <text:p>62210</text:p>
              </table:table-cell>
              <table:table-cell office:value-type="float" office:value="124419">
                <text:p>1244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10">
                <text:p>62310</text:p>
              </table:table-cell>
              <table:table-cell office:value-type="float" office:value="124619">
                <text:p>1246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10">
                <text:p>62410</text:p>
              </table:table-cell>
              <table:table-cell office:value-type="float" office:value="124819">
                <text:p>12481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10">
                <text:p>62510</text:p>
              </table:table-cell>
              <table:table-cell office:value-type="float" office:value="125019">
                <text:p>1250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10">
                <text:p>62610</text:p>
              </table:table-cell>
              <table:table-cell office:value-type="float" office:value="125219">
                <text:p>1252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10">
                <text:p>62710</text:p>
              </table:table-cell>
              <table:table-cell office:value-type="float" office:value="125419">
                <text:p>1254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10">
                <text:p>62810</text:p>
              </table:table-cell>
              <table:table-cell office:value-type="float" office:value="125619">
                <text:p>1256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10">
                <text:p>62910</text:p>
              </table:table-cell>
              <table:table-cell office:value-type="float" office:value="125819">
                <text:p>1258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10">
                <text:p>63010</text:p>
              </table:table-cell>
              <table:table-cell office:value-type="float" office:value="126019">
                <text:p>1260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10">
                <text:p>63110</text:p>
              </table:table-cell>
              <table:table-cell office:value-type="float" office:value="126219">
                <text:p>1262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10">
                <text:p>63210</text:p>
              </table:table-cell>
              <table:table-cell office:value-type="float" office:value="126419">
                <text:p>1264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10">
                <text:p>63310</text:p>
              </table:table-cell>
              <table:table-cell office:value-type="float" office:value="126619">
                <text:p>1266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10">
                <text:p>63410</text:p>
              </table:table-cell>
              <table:table-cell office:value-type="float" office:value="126819">
                <text:p>1268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10">
                <text:p>63510</text:p>
              </table:table-cell>
              <table:table-cell office:value-type="float" office:value="127019">
                <text:p>1270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10">
                <text:p>63610</text:p>
              </table:table-cell>
              <table:table-cell office:value-type="float" office:value="127219">
                <text:p>1272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10">
                <text:p>63710</text:p>
              </table:table-cell>
              <table:table-cell office:value-type="float" office:value="127419">
                <text:p>12741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10">
                <text:p>63810</text:p>
              </table:table-cell>
              <table:table-cell office:value-type="float" office:value="127619">
                <text:p>1276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10">
                <text:p>63910</text:p>
              </table:table-cell>
              <table:table-cell office:value-type="float" office:value="127819">
                <text:p>1278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10">
                <text:p>64010</text:p>
              </table:table-cell>
              <table:table-cell office:value-type="float" office:value="128019">
                <text:p>1280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10">
                <text:p>64110</text:p>
              </table:table-cell>
              <table:table-cell office:value-type="float" office:value="128219">
                <text:p>1282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10">
                <text:p>64210</text:p>
              </table:table-cell>
              <table:table-cell office:value-type="float" office:value="128419">
                <text:p>1284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10">
                <text:p>64310</text:p>
              </table:table-cell>
              <table:table-cell office:value-type="float" office:value="128619">
                <text:p>1286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10">
                <text:p>64410</text:p>
              </table:table-cell>
              <table:table-cell office:value-type="float" office:value="128819">
                <text:p>1288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10">
                <text:p>64510</text:p>
              </table:table-cell>
              <table:table-cell office:value-type="float" office:value="129019">
                <text:p>1290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10">
                <text:p>64610</text:p>
              </table:table-cell>
              <table:table-cell office:value-type="float" office:value="129219">
                <text:p>1292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10">
                <text:p>64710</text:p>
              </table:table-cell>
              <table:table-cell office:value-type="float" office:value="129419">
                <text:p>1294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10">
                <text:p>64810</text:p>
              </table:table-cell>
              <table:table-cell office:value-type="float" office:value="129619">
                <text:p>12961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10">
                <text:p>64910</text:p>
              </table:table-cell>
              <table:table-cell office:value-type="float" office:value="129819">
                <text:p>1298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10">
                <text:p>65010</text:p>
              </table:table-cell>
              <table:table-cell office:value-type="float" office:value="130019">
                <text:p>1300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10">
                <text:p>65110</text:p>
              </table:table-cell>
              <table:table-cell office:value-type="float" office:value="130219">
                <text:p>1302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10">
                <text:p>65210</text:p>
              </table:table-cell>
              <table:table-cell office:value-type="float" office:value="130419">
                <text:p>1304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10">
                <text:p>65310</text:p>
              </table:table-cell>
              <table:table-cell office:value-type="float" office:value="130619">
                <text:p>1306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10">
                <text:p>65410</text:p>
              </table:table-cell>
              <table:table-cell office:value-type="float" office:value="130819">
                <text:p>1308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10">
                <text:p>65510</text:p>
              </table:table-cell>
              <table:table-cell office:value-type="float" office:value="131019">
                <text:p>1310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10">
                <text:p>65610</text:p>
              </table:table-cell>
              <table:table-cell office:value-type="float" office:value="131219">
                <text:p>1312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10">
                <text:p>65710</text:p>
              </table:table-cell>
              <table:table-cell office:value-type="float" office:value="131419">
                <text:p>1314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10">
                <text:p>65810</text:p>
              </table:table-cell>
              <table:table-cell office:value-type="float" office:value="131619">
                <text:p>1316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10">
                <text:p>65910</text:p>
              </table:table-cell>
              <table:table-cell office:value-type="float" office:value="131819">
                <text:p>1318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10">
                <text:p>66010</text:p>
              </table:table-cell>
              <table:table-cell office:value-type="float" office:value="132019">
                <text:p>1320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10">
                <text:p>66110</text:p>
              </table:table-cell>
              <table:table-cell office:value-type="float" office:value="132219">
                <text:p>1322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10">
                <text:p>66210</text:p>
              </table:table-cell>
              <table:table-cell office:value-type="float" office:value="132419">
                <text:p>1324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10">
                <text:p>66310</text:p>
              </table:table-cell>
              <table:table-cell office:value-type="float" office:value="132619">
                <text:p>1326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10">
                <text:p>66410</text:p>
              </table:table-cell>
              <table:table-cell office:value-type="float" office:value="132819">
                <text:p>1328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10">
                <text:p>66510</text:p>
              </table:table-cell>
              <table:table-cell office:value-type="float" office:value="133019">
                <text:p>1330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10">
                <text:p>66610</text:p>
              </table:table-cell>
              <table:table-cell office:value-type="float" office:value="133219">
                <text:p>1332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10">
                <text:p>66710</text:p>
              </table:table-cell>
              <table:table-cell office:value-type="float" office:value="133419">
                <text:p>1334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10">
                <text:p>66810</text:p>
              </table:table-cell>
              <table:table-cell office:value-type="float" office:value="133619">
                <text:p>1336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10">
                <text:p>66910</text:p>
              </table:table-cell>
              <table:table-cell office:value-type="float" office:value="133819">
                <text:p>1338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10">
                <text:p>67010</text:p>
              </table:table-cell>
              <table:table-cell office:value-type="float" office:value="134019">
                <text:p>1340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10">
                <text:p>67110</text:p>
              </table:table-cell>
              <table:table-cell office:value-type="float" office:value="134219">
                <text:p>1342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10">
                <text:p>67210</text:p>
              </table:table-cell>
              <table:table-cell office:value-type="float" office:value="134419">
                <text:p>1344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10">
                <text:p>67310</text:p>
              </table:table-cell>
              <table:table-cell office:value-type="float" office:value="134619">
                <text:p>1346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10">
                <text:p>67410</text:p>
              </table:table-cell>
              <table:table-cell office:value-type="float" office:value="134819">
                <text:p>1348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10">
                <text:p>67510</text:p>
              </table:table-cell>
              <table:table-cell office:value-type="float" office:value="135019">
                <text:p>1350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10">
                <text:p>67610</text:p>
              </table:table-cell>
              <table:table-cell office:value-type="float" office:value="135219">
                <text:p>1352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10">
                <text:p>67710</text:p>
              </table:table-cell>
              <table:table-cell office:value-type="float" office:value="135419">
                <text:p>1354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10">
                <text:p>67810</text:p>
              </table:table-cell>
              <table:table-cell office:value-type="float" office:value="135619">
                <text:p>1356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10">
                <text:p>67910</text:p>
              </table:table-cell>
              <table:table-cell office:value-type="float" office:value="135819">
                <text:p>1358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10">
                <text:p>68010</text:p>
              </table:table-cell>
              <table:table-cell office:value-type="float" office:value="136019">
                <text:p>1360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10">
                <text:p>68110</text:p>
              </table:table-cell>
              <table:table-cell office:value-type="float" office:value="136219">
                <text:p>1362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10">
                <text:p>68210</text:p>
              </table:table-cell>
              <table:table-cell office:value-type="float" office:value="136419">
                <text:p>1364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10">
                <text:p>68310</text:p>
              </table:table-cell>
              <table:table-cell office:value-type="float" office:value="136619">
                <text:p>1366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10">
                <text:p>68410</text:p>
              </table:table-cell>
              <table:table-cell office:value-type="float" office:value="136819">
                <text:p>1368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10">
                <text:p>68510</text:p>
              </table:table-cell>
              <table:table-cell office:value-type="float" office:value="137019">
                <text:p>1370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10">
                <text:p>68610</text:p>
              </table:table-cell>
              <table:table-cell office:value-type="float" office:value="137219">
                <text:p>1372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10">
                <text:p>68710</text:p>
              </table:table-cell>
              <table:table-cell office:value-type="float" office:value="137419">
                <text:p>1374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10">
                <text:p>68810</text:p>
              </table:table-cell>
              <table:table-cell office:value-type="float" office:value="137619">
                <text:p>1376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10">
                <text:p>68910</text:p>
              </table:table-cell>
              <table:table-cell office:value-type="float" office:value="137819">
                <text:p>1378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10">
                <text:p>69010</text:p>
              </table:table-cell>
              <table:table-cell office:value-type="float" office:value="138019">
                <text:p>1380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10">
                <text:p>69110</text:p>
              </table:table-cell>
              <table:table-cell office:value-type="float" office:value="138219">
                <text:p>13821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10">
                <text:p>69210</text:p>
              </table:table-cell>
              <table:table-cell office:value-type="float" office:value="138419">
                <text:p>1384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10">
                <text:p>69310</text:p>
              </table:table-cell>
              <table:table-cell office:value-type="float" office:value="138619">
                <text:p>1386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10">
                <text:p>69410</text:p>
              </table:table-cell>
              <table:table-cell office:value-type="float" office:value="138819">
                <text:p>1388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10">
                <text:p>69510</text:p>
              </table:table-cell>
              <table:table-cell office:value-type="float" office:value="139019">
                <text:p>1390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10">
                <text:p>69610</text:p>
              </table:table-cell>
              <table:table-cell office:value-type="float" office:value="139219">
                <text:p>1392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10">
                <text:p>69710</text:p>
              </table:table-cell>
              <table:table-cell office:value-type="float" office:value="139419">
                <text:p>1394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10">
                <text:p>69810</text:p>
              </table:table-cell>
              <table:table-cell office:value-type="float" office:value="139619">
                <text:p>1396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10">
                <text:p>69910</text:p>
              </table:table-cell>
              <table:table-cell office:value-type="float" office:value="139819">
                <text:p>1398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10">
                <text:p>70010</text:p>
              </table:table-cell>
              <table:table-cell office:value-type="float" office:value="140019">
                <text:p>1400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10">
                <text:p>70110</text:p>
              </table:table-cell>
              <table:table-cell office:value-type="float" office:value="140219">
                <text:p>1402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10">
                <text:p>70210</text:p>
              </table:table-cell>
              <table:table-cell office:value-type="float" office:value="140419">
                <text:p>1404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10">
                <text:p>70310</text:p>
              </table:table-cell>
              <table:table-cell office:value-type="float" office:value="140619">
                <text:p>1406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10">
                <text:p>70410</text:p>
              </table:table-cell>
              <table:table-cell office:value-type="float" office:value="140819">
                <text:p>14081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10">
                <text:p>70510</text:p>
              </table:table-cell>
              <table:table-cell office:value-type="float" office:value="141019">
                <text:p>1410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10">
                <text:p>70610</text:p>
              </table:table-cell>
              <table:table-cell office:value-type="float" office:value="141219">
                <text:p>1412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10">
                <text:p>70710</text:p>
              </table:table-cell>
              <table:table-cell office:value-type="float" office:value="141419">
                <text:p>14141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10">
                <text:p>70810</text:p>
              </table:table-cell>
              <table:table-cell office:value-type="float" office:value="141619">
                <text:p>1416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10">
                <text:p>70910</text:p>
              </table:table-cell>
              <table:table-cell office:value-type="float" office:value="141819">
                <text:p>1418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10">
                <text:p>71010</text:p>
              </table:table-cell>
              <table:table-cell office:value-type="float" office:value="142019">
                <text:p>1420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10">
                <text:p>71110</text:p>
              </table:table-cell>
              <table:table-cell office:value-type="float" office:value="142219">
                <text:p>1422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10">
                <text:p>71210</text:p>
              </table:table-cell>
              <table:table-cell office:value-type="float" office:value="142419">
                <text:p>1424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10">
                <text:p>71310</text:p>
              </table:table-cell>
              <table:table-cell office:value-type="float" office:value="142619">
                <text:p>1426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10">
                <text:p>71410</text:p>
              </table:table-cell>
              <table:table-cell office:value-type="float" office:value="142819">
                <text:p>1428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10">
                <text:p>71510</text:p>
              </table:table-cell>
              <table:table-cell office:value-type="float" office:value="143019">
                <text:p>1430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10">
                <text:p>71610</text:p>
              </table:table-cell>
              <table:table-cell office:value-type="float" office:value="143219">
                <text:p>1432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10">
                <text:p>71710</text:p>
              </table:table-cell>
              <table:table-cell office:value-type="float" office:value="143419">
                <text:p>1434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10">
                <text:p>71810</text:p>
              </table:table-cell>
              <table:table-cell office:value-type="float" office:value="143619">
                <text:p>1436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10">
                <text:p>71910</text:p>
              </table:table-cell>
              <table:table-cell office:value-type="float" office:value="143819">
                <text:p>1438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10">
                <text:p>72010</text:p>
              </table:table-cell>
              <table:table-cell office:value-type="float" office:value="144019">
                <text:p>1440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10">
                <text:p>72110</text:p>
              </table:table-cell>
              <table:table-cell office:value-type="float" office:value="144219">
                <text:p>1442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10">
                <text:p>72210</text:p>
              </table:table-cell>
              <table:table-cell office:value-type="float" office:value="144419">
                <text:p>1444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10">
                <text:p>72310</text:p>
              </table:table-cell>
              <table:table-cell office:value-type="float" office:value="144619">
                <text:p>1446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10">
                <text:p>72410</text:p>
              </table:table-cell>
              <table:table-cell office:value-type="float" office:value="144819">
                <text:p>14481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10">
                <text:p>72510</text:p>
              </table:table-cell>
              <table:table-cell office:value-type="float" office:value="145019">
                <text:p>1450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10">
                <text:p>72610</text:p>
              </table:table-cell>
              <table:table-cell office:value-type="float" office:value="145219">
                <text:p>1452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10">
                <text:p>72710</text:p>
              </table:table-cell>
              <table:table-cell office:value-type="float" office:value="145419">
                <text:p>1454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10">
                <text:p>72810</text:p>
              </table:table-cell>
              <table:table-cell office:value-type="float" office:value="145619">
                <text:p>1456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10">
                <text:p>72910</text:p>
              </table:table-cell>
              <table:table-cell office:value-type="float" office:value="145819">
                <text:p>1458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10">
                <text:p>73010</text:p>
              </table:table-cell>
              <table:table-cell office:value-type="float" office:value="146019">
                <text:p>1460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10">
                <text:p>73110</text:p>
              </table:table-cell>
              <table:table-cell office:value-type="float" office:value="146219">
                <text:p>1462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10">
                <text:p>73210</text:p>
              </table:table-cell>
              <table:table-cell office:value-type="float" office:value="146419">
                <text:p>1464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10">
                <text:p>73310</text:p>
              </table:table-cell>
              <table:table-cell office:value-type="float" office:value="146619">
                <text:p>1466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10">
                <text:p>73410</text:p>
              </table:table-cell>
              <table:table-cell office:value-type="float" office:value="146819">
                <text:p>1468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10">
                <text:p>73510</text:p>
              </table:table-cell>
              <table:table-cell office:value-type="float" office:value="147019">
                <text:p>14701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10">
                <text:p>73610</text:p>
              </table:table-cell>
              <table:table-cell office:value-type="float" office:value="147219">
                <text:p>1472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10">
                <text:p>73710</text:p>
              </table:table-cell>
              <table:table-cell office:value-type="float" office:value="147419">
                <text:p>1474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10">
                <text:p>73810</text:p>
              </table:table-cell>
              <table:table-cell office:value-type="float" office:value="147619">
                <text:p>1476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10">
                <text:p>73910</text:p>
              </table:table-cell>
              <table:table-cell office:value-type="float" office:value="147819">
                <text:p>1478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10">
                <text:p>74010</text:p>
              </table:table-cell>
              <table:table-cell office:value-type="float" office:value="148019">
                <text:p>1480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10">
                <text:p>74110</text:p>
              </table:table-cell>
              <table:table-cell office:value-type="float" office:value="148219">
                <text:p>1482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10">
                <text:p>74210</text:p>
              </table:table-cell>
              <table:table-cell office:value-type="float" office:value="148419">
                <text:p>1484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10">
                <text:p>74310</text:p>
              </table:table-cell>
              <table:table-cell office:value-type="float" office:value="148619">
                <text:p>14861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10">
                <text:p>74410</text:p>
              </table:table-cell>
              <table:table-cell office:value-type="float" office:value="148819">
                <text:p>1488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10">
                <text:p>74510</text:p>
              </table:table-cell>
              <table:table-cell office:value-type="float" office:value="149019">
                <text:p>14901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10">
                <text:p>74610</text:p>
              </table:table-cell>
              <table:table-cell office:value-type="float" office:value="149219">
                <text:p>1492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10">
                <text:p>74710</text:p>
              </table:table-cell>
              <table:table-cell office:value-type="float" office:value="149419">
                <text:p>1494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10">
                <text:p>74810</text:p>
              </table:table-cell>
              <table:table-cell office:value-type="float" office:value="149619">
                <text:p>1496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10">
                <text:p>74910</text:p>
              </table:table-cell>
              <table:table-cell office:value-type="float" office:value="149819">
                <text:p>1498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10">
                <text:p>75010</text:p>
              </table:table-cell>
              <table:table-cell office:value-type="float" office:value="150019">
                <text:p>1500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10">
                <text:p>75110</text:p>
              </table:table-cell>
              <table:table-cell office:value-type="float" office:value="150219">
                <text:p>1502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10">
                <text:p>75210</text:p>
              </table:table-cell>
              <table:table-cell office:value-type="float" office:value="150419">
                <text:p>1504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10">
                <text:p>75310</text:p>
              </table:table-cell>
              <table:table-cell office:value-type="float" office:value="150619">
                <text:p>1506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10">
                <text:p>75410</text:p>
              </table:table-cell>
              <table:table-cell office:value-type="float" office:value="150819">
                <text:p>1508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10">
                <text:p>75510</text:p>
              </table:table-cell>
              <table:table-cell office:value-type="float" office:value="151019">
                <text:p>1510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10">
                <text:p>75610</text:p>
              </table:table-cell>
              <table:table-cell office:value-type="float" office:value="151219">
                <text:p>1512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10">
                <text:p>75710</text:p>
              </table:table-cell>
              <table:table-cell office:value-type="float" office:value="151419">
                <text:p>1514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10">
                <text:p>75810</text:p>
              </table:table-cell>
              <table:table-cell office:value-type="float" office:value="151619">
                <text:p>1516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10">
                <text:p>75910</text:p>
              </table:table-cell>
              <table:table-cell office:value-type="float" office:value="151819">
                <text:p>1518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10">
                <text:p>76010</text:p>
              </table:table-cell>
              <table:table-cell office:value-type="float" office:value="152019">
                <text:p>1520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10">
                <text:p>76110</text:p>
              </table:table-cell>
              <table:table-cell office:value-type="float" office:value="152219">
                <text:p>1522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10">
                <text:p>76210</text:p>
              </table:table-cell>
              <table:table-cell office:value-type="float" office:value="152419">
                <text:p>1524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10">
                <text:p>76310</text:p>
              </table:table-cell>
              <table:table-cell office:value-type="float" office:value="152619">
                <text:p>1526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10">
                <text:p>76410</text:p>
              </table:table-cell>
              <table:table-cell office:value-type="float" office:value="152819">
                <text:p>1528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10">
                <text:p>76510</text:p>
              </table:table-cell>
              <table:table-cell office:value-type="float" office:value="153019">
                <text:p>1530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10">
                <text:p>76610</text:p>
              </table:table-cell>
              <table:table-cell office:value-type="float" office:value="153219">
                <text:p>1532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10">
                <text:p>76710</text:p>
              </table:table-cell>
              <table:table-cell office:value-type="float" office:value="153419">
                <text:p>15341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10">
                <text:p>76810</text:p>
              </table:table-cell>
              <table:table-cell office:value-type="float" office:value="153619">
                <text:p>1536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10">
                <text:p>76910</text:p>
              </table:table-cell>
              <table:table-cell office:value-type="float" office:value="153819">
                <text:p>1538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10">
                <text:p>77010</text:p>
              </table:table-cell>
              <table:table-cell office:value-type="float" office:value="154019">
                <text:p>15401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10">
                <text:p>77110</text:p>
              </table:table-cell>
              <table:table-cell office:value-type="float" office:value="154219">
                <text:p>1542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10">
                <text:p>77210</text:p>
              </table:table-cell>
              <table:table-cell office:value-type="float" office:value="154419">
                <text:p>1544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10">
                <text:p>77310</text:p>
              </table:table-cell>
              <table:table-cell office:value-type="float" office:value="154619">
                <text:p>1546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10">
                <text:p>77410</text:p>
              </table:table-cell>
              <table:table-cell office:value-type="float" office:value="154819">
                <text:p>1548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10">
                <text:p>77510</text:p>
              </table:table-cell>
              <table:table-cell office:value-type="float" office:value="155019">
                <text:p>1550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10">
                <text:p>77610</text:p>
              </table:table-cell>
              <table:table-cell office:value-type="float" office:value="155219">
                <text:p>1552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10">
                <text:p>77710</text:p>
              </table:table-cell>
              <table:table-cell office:value-type="float" office:value="155419">
                <text:p>1554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10">
                <text:p>77810</text:p>
              </table:table-cell>
              <table:table-cell office:value-type="float" office:value="155619">
                <text:p>1556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10">
                <text:p>77910</text:p>
              </table:table-cell>
              <table:table-cell office:value-type="float" office:value="155819">
                <text:p>1558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10">
                <text:p>78010</text:p>
              </table:table-cell>
              <table:table-cell office:value-type="float" office:value="156019">
                <text:p>1560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10">
                <text:p>78110</text:p>
              </table:table-cell>
              <table:table-cell office:value-type="float" office:value="156219">
                <text:p>1562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10">
                <text:p>78210</text:p>
              </table:table-cell>
              <table:table-cell office:value-type="float" office:value="156419">
                <text:p>1564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10">
                <text:p>78310</text:p>
              </table:table-cell>
              <table:table-cell office:value-type="float" office:value="156619">
                <text:p>1566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10">
                <text:p>78410</text:p>
              </table:table-cell>
              <table:table-cell office:value-type="float" office:value="156819">
                <text:p>1568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10">
                <text:p>78510</text:p>
              </table:table-cell>
              <table:table-cell office:value-type="float" office:value="157019">
                <text:p>1570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10">
                <text:p>78610</text:p>
              </table:table-cell>
              <table:table-cell office:value-type="float" office:value="157219">
                <text:p>1572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10">
                <text:p>78710</text:p>
              </table:table-cell>
              <table:table-cell office:value-type="float" office:value="157419">
                <text:p>1574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10">
                <text:p>78810</text:p>
              </table:table-cell>
              <table:table-cell office:value-type="float" office:value="157619">
                <text:p>15761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10">
                <text:p>78910</text:p>
              </table:table-cell>
              <table:table-cell office:value-type="float" office:value="157819">
                <text:p>1578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10">
                <text:p>79010</text:p>
              </table:table-cell>
              <table:table-cell office:value-type="float" office:value="158019">
                <text:p>1580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10">
                <text:p>79110</text:p>
              </table:table-cell>
              <table:table-cell office:value-type="float" office:value="158219">
                <text:p>1582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10">
                <text:p>79210</text:p>
              </table:table-cell>
              <table:table-cell office:value-type="float" office:value="158419">
                <text:p>1584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10">
                <text:p>79310</text:p>
              </table:table-cell>
              <table:table-cell office:value-type="float" office:value="158619">
                <text:p>1586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10">
                <text:p>79410</text:p>
              </table:table-cell>
              <table:table-cell office:value-type="float" office:value="158819">
                <text:p>1588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10">
                <text:p>79510</text:p>
              </table:table-cell>
              <table:table-cell office:value-type="float" office:value="159019">
                <text:p>15901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10">
                <text:p>79610</text:p>
              </table:table-cell>
              <table:table-cell office:value-type="float" office:value="159219">
                <text:p>15921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10">
                <text:p>79710</text:p>
              </table:table-cell>
              <table:table-cell office:value-type="float" office:value="159419">
                <text:p>1594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10">
                <text:p>79810</text:p>
              </table:table-cell>
              <table:table-cell office:value-type="float" office:value="159619">
                <text:p>1596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10">
                <text:p>79910</text:p>
              </table:table-cell>
              <table:table-cell office:value-type="float" office:value="159819">
                <text:p>1598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10">
                <text:p>80010</text:p>
              </table:table-cell>
              <table:table-cell office:value-type="float" office:value="160019">
                <text:p>1600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10">
                <text:p>80110</text:p>
              </table:table-cell>
              <table:table-cell office:value-type="float" office:value="160219">
                <text:p>1602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10">
                <text:p>80210</text:p>
              </table:table-cell>
              <table:table-cell office:value-type="float" office:value="160419">
                <text:p>1604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10">
                <text:p>80310</text:p>
              </table:table-cell>
              <table:table-cell office:value-type="float" office:value="160619">
                <text:p>1606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10">
                <text:p>80410</text:p>
              </table:table-cell>
              <table:table-cell office:value-type="float" office:value="160819">
                <text:p>1608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10">
                <text:p>80510</text:p>
              </table:table-cell>
              <table:table-cell office:value-type="float" office:value="161019">
                <text:p>1610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10">
                <text:p>80610</text:p>
              </table:table-cell>
              <table:table-cell office:value-type="float" office:value="161219">
                <text:p>1612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10">
                <text:p>80710</text:p>
              </table:table-cell>
              <table:table-cell office:value-type="float" office:value="161419">
                <text:p>1614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10">
                <text:p>80810</text:p>
              </table:table-cell>
              <table:table-cell office:value-type="float" office:value="161619">
                <text:p>1616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10">
                <text:p>80910</text:p>
              </table:table-cell>
              <table:table-cell office:value-type="float" office:value="161819">
                <text:p>1618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10">
                <text:p>81010</text:p>
              </table:table-cell>
              <table:table-cell office:value-type="float" office:value="162019">
                <text:p>1620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10">
                <text:p>81110</text:p>
              </table:table-cell>
              <table:table-cell office:value-type="float" office:value="162219">
                <text:p>1622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10">
                <text:p>81210</text:p>
              </table:table-cell>
              <table:table-cell office:value-type="float" office:value="162419">
                <text:p>16241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10">
                <text:p>81310</text:p>
              </table:table-cell>
              <table:table-cell office:value-type="float" office:value="162619">
                <text:p>1626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10">
                <text:p>81410</text:p>
              </table:table-cell>
              <table:table-cell office:value-type="float" office:value="162819">
                <text:p>1628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10">
                <text:p>81510</text:p>
              </table:table-cell>
              <table:table-cell office:value-type="float" office:value="163019">
                <text:p>1630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10">
                <text:p>81610</text:p>
              </table:table-cell>
              <table:table-cell office:value-type="float" office:value="163219">
                <text:p>1632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10">
                <text:p>81710</text:p>
              </table:table-cell>
              <table:table-cell office:value-type="float" office:value="163419">
                <text:p>1634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10">
                <text:p>81810</text:p>
              </table:table-cell>
              <table:table-cell office:value-type="float" office:value="163619">
                <text:p>1636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10">
                <text:p>81910</text:p>
              </table:table-cell>
              <table:table-cell office:value-type="float" office:value="163819">
                <text:p>1638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10">
                <text:p>82010</text:p>
              </table:table-cell>
              <table:table-cell office:value-type="float" office:value="164019">
                <text:p>1640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10">
                <text:p>82110</text:p>
              </table:table-cell>
              <table:table-cell office:value-type="float" office:value="164219">
                <text:p>16421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10">
                <text:p>82210</text:p>
              </table:table-cell>
              <table:table-cell office:value-type="float" office:value="164419">
                <text:p>16441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10">
                <text:p>82310</text:p>
              </table:table-cell>
              <table:table-cell office:value-type="float" office:value="164619">
                <text:p>1646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10">
                <text:p>82410</text:p>
              </table:table-cell>
              <table:table-cell office:value-type="float" office:value="164819">
                <text:p>1648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10">
                <text:p>82510</text:p>
              </table:table-cell>
              <table:table-cell office:value-type="float" office:value="165019">
                <text:p>16501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10">
                <text:p>82610</text:p>
              </table:table-cell>
              <table:table-cell office:value-type="float" office:value="165219">
                <text:p>1652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10">
                <text:p>82710</text:p>
              </table:table-cell>
              <table:table-cell office:value-type="float" office:value="165419">
                <text:p>1654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10">
                <text:p>82810</text:p>
              </table:table-cell>
              <table:table-cell office:value-type="float" office:value="165619">
                <text:p>1656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10">
                <text:p>82910</text:p>
              </table:table-cell>
              <table:table-cell office:value-type="float" office:value="165819">
                <text:p>1658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10">
                <text:p>83010</text:p>
              </table:table-cell>
              <table:table-cell office:value-type="float" office:value="166019">
                <text:p>1660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10">
                <text:p>83110</text:p>
              </table:table-cell>
              <table:table-cell office:value-type="float" office:value="166219">
                <text:p>1662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10">
                <text:p>83210</text:p>
              </table:table-cell>
              <table:table-cell office:value-type="float" office:value="166419">
                <text:p>1664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10">
                <text:p>83310</text:p>
              </table:table-cell>
              <table:table-cell office:value-type="float" office:value="166619">
                <text:p>16661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10">
                <text:p>83410</text:p>
              </table:table-cell>
              <table:table-cell office:value-type="float" office:value="166819">
                <text:p>1668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10">
                <text:p>83510</text:p>
              </table:table-cell>
              <table:table-cell office:value-type="float" office:value="167019">
                <text:p>1670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10">
                <text:p>83610</text:p>
              </table:table-cell>
              <table:table-cell office:value-type="float" office:value="167219">
                <text:p>1672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10">
                <text:p>83710</text:p>
              </table:table-cell>
              <table:table-cell office:value-type="float" office:value="167419">
                <text:p>1674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10">
                <text:p>83810</text:p>
              </table:table-cell>
              <table:table-cell office:value-type="float" office:value="167619">
                <text:p>16761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10">
                <text:p>83910</text:p>
              </table:table-cell>
              <table:table-cell office:value-type="float" office:value="167819">
                <text:p>1678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10">
                <text:p>84010</text:p>
              </table:table-cell>
              <table:table-cell office:value-type="float" office:value="168019">
                <text:p>1680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10">
                <text:p>84110</text:p>
              </table:table-cell>
              <table:table-cell office:value-type="float" office:value="168219">
                <text:p>1682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10">
                <text:p>84210</text:p>
              </table:table-cell>
              <table:table-cell office:value-type="float" office:value="168419">
                <text:p>1684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10">
                <text:p>84310</text:p>
              </table:table-cell>
              <table:table-cell office:value-type="float" office:value="168619">
                <text:p>1686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10">
                <text:p>84410</text:p>
              </table:table-cell>
              <table:table-cell office:value-type="float" office:value="168819">
                <text:p>1688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10">
                <text:p>84510</text:p>
              </table:table-cell>
              <table:table-cell office:value-type="float" office:value="169019">
                <text:p>1690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10">
                <text:p>84610</text:p>
              </table:table-cell>
              <table:table-cell office:value-type="float" office:value="169219">
                <text:p>1692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10">
                <text:p>84710</text:p>
              </table:table-cell>
              <table:table-cell office:value-type="float" office:value="169419">
                <text:p>1694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10">
                <text:p>84810</text:p>
              </table:table-cell>
              <table:table-cell office:value-type="float" office:value="169619">
                <text:p>1696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10">
                <text:p>84910</text:p>
              </table:table-cell>
              <table:table-cell office:value-type="float" office:value="169819">
                <text:p>1698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10">
                <text:p>85010</text:p>
              </table:table-cell>
              <table:table-cell office:value-type="float" office:value="170019">
                <text:p>1700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10">
                <text:p>85110</text:p>
              </table:table-cell>
              <table:table-cell office:value-type="float" office:value="170219">
                <text:p>17021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10">
                <text:p>85210</text:p>
              </table:table-cell>
              <table:table-cell office:value-type="float" office:value="170419">
                <text:p>1704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10">
                <text:p>85310</text:p>
              </table:table-cell>
              <table:table-cell office:value-type="float" office:value="170619">
                <text:p>1706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10">
                <text:p>85410</text:p>
              </table:table-cell>
              <table:table-cell office:value-type="float" office:value="170819">
                <text:p>1708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10">
                <text:p>85510</text:p>
              </table:table-cell>
              <table:table-cell office:value-type="float" office:value="171019">
                <text:p>17101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10">
                <text:p>85610</text:p>
              </table:table-cell>
              <table:table-cell office:value-type="float" office:value="171219">
                <text:p>1712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10">
                <text:p>85710</text:p>
              </table:table-cell>
              <table:table-cell office:value-type="float" office:value="171419">
                <text:p>1714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10">
                <text:p>85810</text:p>
              </table:table-cell>
              <table:table-cell office:value-type="float" office:value="171619">
                <text:p>1716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10">
                <text:p>85910</text:p>
              </table:table-cell>
              <table:table-cell office:value-type="float" office:value="171819">
                <text:p>1718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10">
                <text:p>86010</text:p>
              </table:table-cell>
              <table:table-cell office:value-type="float" office:value="172019">
                <text:p>1720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10">
                <text:p>86110</text:p>
              </table:table-cell>
              <table:table-cell office:value-type="float" office:value="172219">
                <text:p>17221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10">
                <text:p>86210</text:p>
              </table:table-cell>
              <table:table-cell office:value-type="float" office:value="172419">
                <text:p>1724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10">
                <text:p>86310</text:p>
              </table:table-cell>
              <table:table-cell office:value-type="float" office:value="172619">
                <text:p>1726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10">
                <text:p>86410</text:p>
              </table:table-cell>
              <table:table-cell office:value-type="float" office:value="172819">
                <text:p>1728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10">
                <text:p>86510</text:p>
              </table:table-cell>
              <table:table-cell office:value-type="float" office:value="173019">
                <text:p>17301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10">
                <text:p>86610</text:p>
              </table:table-cell>
              <table:table-cell office:value-type="float" office:value="173219">
                <text:p>1732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10">
                <text:p>86710</text:p>
              </table:table-cell>
              <table:table-cell office:value-type="float" office:value="173419">
                <text:p>1734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10">
                <text:p>86810</text:p>
              </table:table-cell>
              <table:table-cell office:value-type="float" office:value="173619">
                <text:p>1736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10">
                <text:p>86910</text:p>
              </table:table-cell>
              <table:table-cell office:value-type="float" office:value="173819">
                <text:p>1738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10">
                <text:p>87010</text:p>
              </table:table-cell>
              <table:table-cell office:value-type="float" office:value="174019">
                <text:p>17401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10">
                <text:p>87110</text:p>
              </table:table-cell>
              <table:table-cell office:value-type="float" office:value="174219">
                <text:p>1742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10">
                <text:p>87210</text:p>
              </table:table-cell>
              <table:table-cell office:value-type="float" office:value="174419">
                <text:p>1744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10">
                <text:p>87310</text:p>
              </table:table-cell>
              <table:table-cell office:value-type="float" office:value="174619">
                <text:p>1746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10">
                <text:p>87410</text:p>
              </table:table-cell>
              <table:table-cell office:value-type="float" office:value="174819">
                <text:p>1748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10">
                <text:p>87510</text:p>
              </table:table-cell>
              <table:table-cell office:value-type="float" office:value="175019">
                <text:p>1750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10">
                <text:p>87610</text:p>
              </table:table-cell>
              <table:table-cell office:value-type="float" office:value="175219">
                <text:p>1752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10">
                <text:p>87710</text:p>
              </table:table-cell>
              <table:table-cell office:value-type="float" office:value="175419">
                <text:p>1754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10">
                <text:p>87810</text:p>
              </table:table-cell>
              <table:table-cell office:value-type="float" office:value="175619">
                <text:p>1756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10">
                <text:p>87910</text:p>
              </table:table-cell>
              <table:table-cell office:value-type="float" office:value="175819">
                <text:p>1758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10">
                <text:p>88010</text:p>
              </table:table-cell>
              <table:table-cell office:value-type="float" office:value="176019">
                <text:p>1760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10">
                <text:p>88110</text:p>
              </table:table-cell>
              <table:table-cell office:value-type="float" office:value="176219">
                <text:p>17621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10">
                <text:p>88210</text:p>
              </table:table-cell>
              <table:table-cell office:value-type="float" office:value="176419">
                <text:p>17641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10">
                <text:p>88310</text:p>
              </table:table-cell>
              <table:table-cell office:value-type="float" office:value="176619">
                <text:p>17661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10">
                <text:p>88410</text:p>
              </table:table-cell>
              <table:table-cell office:value-type="float" office:value="176819">
                <text:p>1768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10">
                <text:p>88510</text:p>
              </table:table-cell>
              <table:table-cell office:value-type="float" office:value="177019">
                <text:p>17701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10">
                <text:p>88610</text:p>
              </table:table-cell>
              <table:table-cell office:value-type="float" office:value="177219">
                <text:p>17721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10">
                <text:p>88710</text:p>
              </table:table-cell>
              <table:table-cell office:value-type="float" office:value="177419">
                <text:p>17741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10">
                <text:p>88810</text:p>
              </table:table-cell>
              <table:table-cell office:value-type="float" office:value="177619">
                <text:p>1776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10">
                <text:p>88910</text:p>
              </table:table-cell>
              <table:table-cell office:value-type="float" office:value="177819">
                <text:p>1778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10">
                <text:p>89010</text:p>
              </table:table-cell>
              <table:table-cell office:value-type="float" office:value="178019">
                <text:p>17801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10">
                <text:p>89110</text:p>
              </table:table-cell>
              <table:table-cell office:value-type="float" office:value="178219">
                <text:p>1782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10">
                <text:p>89210</text:p>
              </table:table-cell>
              <table:table-cell office:value-type="float" office:value="178419">
                <text:p>1784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10">
                <text:p>89310</text:p>
              </table:table-cell>
              <table:table-cell office:value-type="float" office:value="178619">
                <text:p>1786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10">
                <text:p>89410</text:p>
              </table:table-cell>
              <table:table-cell office:value-type="float" office:value="178819">
                <text:p>1788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10">
                <text:p>89510</text:p>
              </table:table-cell>
              <table:table-cell office:value-type="float" office:value="179019">
                <text:p>1790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10">
                <text:p>89610</text:p>
              </table:table-cell>
              <table:table-cell office:value-type="float" office:value="179219">
                <text:p>1792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10">
                <text:p>89710</text:p>
              </table:table-cell>
              <table:table-cell office:value-type="float" office:value="179419">
                <text:p>1794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10">
                <text:p>89810</text:p>
              </table:table-cell>
              <table:table-cell office:value-type="float" office:value="179619">
                <text:p>1796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10">
                <text:p>89910</text:p>
              </table:table-cell>
              <table:table-cell office:value-type="float" office:value="179819">
                <text:p>1798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10">
                <text:p>90010</text:p>
              </table:table-cell>
              <table:table-cell office:value-type="float" office:value="180019">
                <text:p>18001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10">
                <text:p>90110</text:p>
              </table:table-cell>
              <table:table-cell office:value-type="float" office:value="180219">
                <text:p>1802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10">
                <text:p>90210</text:p>
              </table:table-cell>
              <table:table-cell office:value-type="float" office:value="180419">
                <text:p>1804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10">
                <text:p>90310</text:p>
              </table:table-cell>
              <table:table-cell office:value-type="float" office:value="180619">
                <text:p>1806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10">
                <text:p>90410</text:p>
              </table:table-cell>
              <table:table-cell office:value-type="float" office:value="180819">
                <text:p>18081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10">
                <text:p>90510</text:p>
              </table:table-cell>
              <table:table-cell office:value-type="float" office:value="181019">
                <text:p>1810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10">
                <text:p>90610</text:p>
              </table:table-cell>
              <table:table-cell office:value-type="float" office:value="181219">
                <text:p>1812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10">
                <text:p>90710</text:p>
              </table:table-cell>
              <table:table-cell office:value-type="float" office:value="181419">
                <text:p>18141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10">
                <text:p>90810</text:p>
              </table:table-cell>
              <table:table-cell office:value-type="float" office:value="181619">
                <text:p>18161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10">
                <text:p>90910</text:p>
              </table:table-cell>
              <table:table-cell office:value-type="float" office:value="181819">
                <text:p>1818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10">
                <text:p>91010</text:p>
              </table:table-cell>
              <table:table-cell office:value-type="float" office:value="182019">
                <text:p>1820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10">
                <text:p>91110</text:p>
              </table:table-cell>
              <table:table-cell office:value-type="float" office:value="182219">
                <text:p>1822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10">
                <text:p>91210</text:p>
              </table:table-cell>
              <table:table-cell office:value-type="float" office:value="182419">
                <text:p>1824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10">
                <text:p>91310</text:p>
              </table:table-cell>
              <table:table-cell office:value-type="float" office:value="182619">
                <text:p>1826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10">
                <text:p>91410</text:p>
              </table:table-cell>
              <table:table-cell office:value-type="float" office:value="182819">
                <text:p>1828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10">
                <text:p>91510</text:p>
              </table:table-cell>
              <table:table-cell office:value-type="float" office:value="183019">
                <text:p>1830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10">
                <text:p>91610</text:p>
              </table:table-cell>
              <table:table-cell office:value-type="float" office:value="183219">
                <text:p>1832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10">
                <text:p>91710</text:p>
              </table:table-cell>
              <table:table-cell office:value-type="float" office:value="183419">
                <text:p>1834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10">
                <text:p>91810</text:p>
              </table:table-cell>
              <table:table-cell office:value-type="float" office:value="183619">
                <text:p>1836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10">
                <text:p>91910</text:p>
              </table:table-cell>
              <table:table-cell office:value-type="float" office:value="183819">
                <text:p>1838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10">
                <text:p>92010</text:p>
              </table:table-cell>
              <table:table-cell office:value-type="float" office:value="184019">
                <text:p>1840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10">
                <text:p>92110</text:p>
              </table:table-cell>
              <table:table-cell office:value-type="float" office:value="184219">
                <text:p>1842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10">
                <text:p>92210</text:p>
              </table:table-cell>
              <table:table-cell office:value-type="float" office:value="184419">
                <text:p>1844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10">
                <text:p>92310</text:p>
              </table:table-cell>
              <table:table-cell office:value-type="float" office:value="184619">
                <text:p>1846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10">
                <text:p>92410</text:p>
              </table:table-cell>
              <table:table-cell office:value-type="float" office:value="184819">
                <text:p>1848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10">
                <text:p>92510</text:p>
              </table:table-cell>
              <table:table-cell office:value-type="float" office:value="185019">
                <text:p>18501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10">
                <text:p>92610</text:p>
              </table:table-cell>
              <table:table-cell office:value-type="float" office:value="185219">
                <text:p>18521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10">
                <text:p>92710</text:p>
              </table:table-cell>
              <table:table-cell office:value-type="float" office:value="185419">
                <text:p>1854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10">
                <text:p>92810</text:p>
              </table:table-cell>
              <table:table-cell office:value-type="float" office:value="185619">
                <text:p>1856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10">
                <text:p>92910</text:p>
              </table:table-cell>
              <table:table-cell office:value-type="float" office:value="185819">
                <text:p>1858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10">
                <text:p>93010</text:p>
              </table:table-cell>
              <table:table-cell office:value-type="float" office:value="186019">
                <text:p>1860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10">
                <text:p>93110</text:p>
              </table:table-cell>
              <table:table-cell office:value-type="float" office:value="186219">
                <text:p>1862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10">
                <text:p>93210</text:p>
              </table:table-cell>
              <table:table-cell office:value-type="float" office:value="186419">
                <text:p>18641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10">
                <text:p>93310</text:p>
              </table:table-cell>
              <table:table-cell office:value-type="float" office:value="186619">
                <text:p>1866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10">
                <text:p>93410</text:p>
              </table:table-cell>
              <table:table-cell office:value-type="float" office:value="186819">
                <text:p>18681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10">
                <text:p>93510</text:p>
              </table:table-cell>
              <table:table-cell office:value-type="float" office:value="187019">
                <text:p>1870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10">
                <text:p>93610</text:p>
              </table:table-cell>
              <table:table-cell office:value-type="float" office:value="187219">
                <text:p>1872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10">
                <text:p>93710</text:p>
              </table:table-cell>
              <table:table-cell office:value-type="float" office:value="187419">
                <text:p>1874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10">
                <text:p>93810</text:p>
              </table:table-cell>
              <table:table-cell office:value-type="float" office:value="187619">
                <text:p>1876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10">
                <text:p>93910</text:p>
              </table:table-cell>
              <table:table-cell office:value-type="float" office:value="187819">
                <text:p>1878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10">
                <text:p>94010</text:p>
              </table:table-cell>
              <table:table-cell office:value-type="float" office:value="188019">
                <text:p>18801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10">
                <text:p>94110</text:p>
              </table:table-cell>
              <table:table-cell office:value-type="float" office:value="188219">
                <text:p>1882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10">
                <text:p>94210</text:p>
              </table:table-cell>
              <table:table-cell office:value-type="float" office:value="188419">
                <text:p>1884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10">
                <text:p>94310</text:p>
              </table:table-cell>
              <table:table-cell office:value-type="float" office:value="188619">
                <text:p>1886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10">
                <text:p>94410</text:p>
              </table:table-cell>
              <table:table-cell office:value-type="float" office:value="188819">
                <text:p>1888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10">
                <text:p>94510</text:p>
              </table:table-cell>
              <table:table-cell office:value-type="float" office:value="189019">
                <text:p>1890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10">
                <text:p>94610</text:p>
              </table:table-cell>
              <table:table-cell office:value-type="float" office:value="189219">
                <text:p>18921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10">
                <text:p>94710</text:p>
              </table:table-cell>
              <table:table-cell office:value-type="float" office:value="189419">
                <text:p>18941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10">
                <text:p>94810</text:p>
              </table:table-cell>
              <table:table-cell office:value-type="float" office:value="189619">
                <text:p>1896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10">
                <text:p>94910</text:p>
              </table:table-cell>
              <table:table-cell office:value-type="float" office:value="189819">
                <text:p>1898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10">
                <text:p>95010</text:p>
              </table:table-cell>
              <table:table-cell office:value-type="float" office:value="190019">
                <text:p>1900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10">
                <text:p>95110</text:p>
              </table:table-cell>
              <table:table-cell office:value-type="float" office:value="190219">
                <text:p>1902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10">
                <text:p>95210</text:p>
              </table:table-cell>
              <table:table-cell office:value-type="float" office:value="190419">
                <text:p>1904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10">
                <text:p>95310</text:p>
              </table:table-cell>
              <table:table-cell office:value-type="float" office:value="190619">
                <text:p>1906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10">
                <text:p>95410</text:p>
              </table:table-cell>
              <table:table-cell office:value-type="float" office:value="190819">
                <text:p>1908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10">
                <text:p>95510</text:p>
              </table:table-cell>
              <table:table-cell office:value-type="float" office:value="191019">
                <text:p>19101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10">
                <text:p>95610</text:p>
              </table:table-cell>
              <table:table-cell office:value-type="float" office:value="191219">
                <text:p>1912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10">
                <text:p>95710</text:p>
              </table:table-cell>
              <table:table-cell office:value-type="float" office:value="191419">
                <text:p>1914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10">
                <text:p>95810</text:p>
              </table:table-cell>
              <table:table-cell office:value-type="float" office:value="191619">
                <text:p>1916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10">
                <text:p>95910</text:p>
              </table:table-cell>
              <table:table-cell office:value-type="float" office:value="191819">
                <text:p>1918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10">
                <text:p>96010</text:p>
              </table:table-cell>
              <table:table-cell office:value-type="float" office:value="192019">
                <text:p>1920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10">
                <text:p>96110</text:p>
              </table:table-cell>
              <table:table-cell office:value-type="float" office:value="192219">
                <text:p>19221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10">
                <text:p>96210</text:p>
              </table:table-cell>
              <table:table-cell office:value-type="float" office:value="192419">
                <text:p>1924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10">
                <text:p>96310</text:p>
              </table:table-cell>
              <table:table-cell office:value-type="float" office:value="192619">
                <text:p>1926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10">
                <text:p>96410</text:p>
              </table:table-cell>
              <table:table-cell office:value-type="float" office:value="192819">
                <text:p>1928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10">
                <text:p>96510</text:p>
              </table:table-cell>
              <table:table-cell office:value-type="float" office:value="193019">
                <text:p>1930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10">
                <text:p>96610</text:p>
              </table:table-cell>
              <table:table-cell office:value-type="float" office:value="193219">
                <text:p>19321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10">
                <text:p>96710</text:p>
              </table:table-cell>
              <table:table-cell office:value-type="float" office:value="193419">
                <text:p>1934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10">
                <text:p>96810</text:p>
              </table:table-cell>
              <table:table-cell office:value-type="float" office:value="193619">
                <text:p>1936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10">
                <text:p>96910</text:p>
              </table:table-cell>
              <table:table-cell office:value-type="float" office:value="193819">
                <text:p>1938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10">
                <text:p>97010</text:p>
              </table:table-cell>
              <table:table-cell office:value-type="float" office:value="194019">
                <text:p>19401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10">
                <text:p>97110</text:p>
              </table:table-cell>
              <table:table-cell office:value-type="float" office:value="194219">
                <text:p>1942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10">
                <text:p>97210</text:p>
              </table:table-cell>
              <table:table-cell office:value-type="float" office:value="194419">
                <text:p>1944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10">
                <text:p>97310</text:p>
              </table:table-cell>
              <table:table-cell office:value-type="float" office:value="194619">
                <text:p>1946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10">
                <text:p>97410</text:p>
              </table:table-cell>
              <table:table-cell office:value-type="float" office:value="194819">
                <text:p>1948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10">
                <text:p>97510</text:p>
              </table:table-cell>
              <table:table-cell office:value-type="float" office:value="195019">
                <text:p>1950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10">
                <text:p>97610</text:p>
              </table:table-cell>
              <table:table-cell office:value-type="float" office:value="195219">
                <text:p>1952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10">
                <text:p>97710</text:p>
              </table:table-cell>
              <table:table-cell office:value-type="float" office:value="195419">
                <text:p>1954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10">
                <text:p>97810</text:p>
              </table:table-cell>
              <table:table-cell office:value-type="float" office:value="195619">
                <text:p>1956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10">
                <text:p>97910</text:p>
              </table:table-cell>
              <table:table-cell office:value-type="float" office:value="195819">
                <text:p>1958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10">
                <text:p>98010</text:p>
              </table:table-cell>
              <table:table-cell office:value-type="float" office:value="196019">
                <text:p>1960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10">
                <text:p>98110</text:p>
              </table:table-cell>
              <table:table-cell office:value-type="float" office:value="196219">
                <text:p>1962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10">
                <text:p>98210</text:p>
              </table:table-cell>
              <table:table-cell office:value-type="float" office:value="196419">
                <text:p>1964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10">
                <text:p>98310</text:p>
              </table:table-cell>
              <table:table-cell office:value-type="float" office:value="196619">
                <text:p>1966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10">
                <text:p>98410</text:p>
              </table:table-cell>
              <table:table-cell office:value-type="float" office:value="196819">
                <text:p>1968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10">
                <text:p>98510</text:p>
              </table:table-cell>
              <table:table-cell office:value-type="float" office:value="197019">
                <text:p>1970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10">
                <text:p>98610</text:p>
              </table:table-cell>
              <table:table-cell office:value-type="float" office:value="197219">
                <text:p>1972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10">
                <text:p>98710</text:p>
              </table:table-cell>
              <table:table-cell office:value-type="float" office:value="197419">
                <text:p>1974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10">
                <text:p>98810</text:p>
              </table:table-cell>
              <table:table-cell office:value-type="float" office:value="197619">
                <text:p>1976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10">
                <text:p>98910</text:p>
              </table:table-cell>
              <table:table-cell office:value-type="float" office:value="197819">
                <text:p>1978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10">
                <text:p>99010</text:p>
              </table:table-cell>
              <table:table-cell office:value-type="float" office:value="198019">
                <text:p>1980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10">
                <text:p>99110</text:p>
              </table:table-cell>
              <table:table-cell office:value-type="float" office:value="198219">
                <text:p>1982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10">
                <text:p>99210</text:p>
              </table:table-cell>
              <table:table-cell office:value-type="float" office:value="198419">
                <text:p>1984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10">
                <text:p>99310</text:p>
              </table:table-cell>
              <table:table-cell office:value-type="float" office:value="198619">
                <text:p>19861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10">
                <text:p>99410</text:p>
              </table:table-cell>
              <table:table-cell office:value-type="float" office:value="198819">
                <text:p>1988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10">
                <text:p>99510</text:p>
              </table:table-cell>
              <table:table-cell office:value-type="float" office:value="199019">
                <text:p>1990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10">
                <text:p>99610</text:p>
              </table:table-cell>
              <table:table-cell office:value-type="float" office:value="199219">
                <text:p>1992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10">
                <text:p>99710</text:p>
              </table:table-cell>
              <table:table-cell office:value-type="float" office:value="199419">
                <text:p>1994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10">
                <text:p>99810</text:p>
              </table:table-cell>
              <table:table-cell office:value-type="float" office:value="199619">
                <text:p>1996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10">
                <text:p>99910</text:p>
              </table:table-cell>
              <table:table-cell office:value-type="float" office:value="199819">
                <text:p>199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